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Funai:tis_poligonai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gml_id</text:p>
          </table:table-cell>
          <table:table-cell office:value-type="string">
            <text:p>gid</text:p>
          </table:table-cell>
          <table:table-cell office:value-type="string">
            <text:p>terrai_codigo</text:p>
          </table:table-cell>
          <table:table-cell office:value-type="string">
            <text:p>terrai_nome</text:p>
          </table:table-cell>
          <table:table-cell office:value-type="string">
            <text:p>etnia_nome</text:p>
          </table:table-cell>
          <table:table-cell office:value-type="string">
            <text:p>municipio_nome</text:p>
          </table:table-cell>
          <table:table-cell office:value-type="string">
            <text:p>uf_sigla</text:p>
          </table:table-cell>
          <table:table-cell office:value-type="string">
            <text:p>superficie_perimetro_ha</text:p>
          </table:table-cell>
          <table:table-cell office:value-type="string">
            <text:p>fase_ti</text:p>
          </table:table-cell>
          <table:table-cell office:value-type="string">
            <text:p>modalidade_ti</text:p>
          </table:table-cell>
          <table:table-cell office:value-type="string">
            <text:p>reestudo_ti</text:p>
          </table:table-cell>
          <table:table-cell office:value-type="string">
            <text:p>cr</text:p>
          </table:table-cell>
          <table:table-cell office:value-type="string">
            <text:p>faixa_fronteira</text:p>
          </table:table-cell>
          <table:table-cell office:value-type="string">
            <text:p>undadm_codigo</text:p>
          </table:table-cell>
          <table:table-cell office:value-type="string">
            <text:p>undadm_nome</text:p>
          </table:table-cell>
          <table:table-cell office:value-type="string">
            <text:p>undadm_sigla</text:p>
          </table:table-cell>
          <table:table-cell office:value-type="string">
            <text:p>dominio_uniao</text:p>
          </table:table-cell>
          <table:table-cell office:value-type="string">
            <text:p>data_atualizacao</text:p>
          </table:table-cell>
          <table:table-cell office:value-type="string">
            <text:p>epsg</text:p>
          </table:table-cell>
        </table:table-row>
        <table:table-row>
          <table:table-cell office:value-type="string">
            <text:p>tis_poligonais.fid-16636de7_18d22d39951_-613a</text:p>
          </table:table-cell>
          <table:table-cell office:value-type="float" office:value="1"/>
          <table:table-cell office:value-type="float" office:value="101"/>
          <table:table-cell office:value-type="string">
            <text:p>Acapuri de Cima</text:p>
          </table:table-cell>
          <table:table-cell office:value-type="string">
            <text:p>Kokama</text:p>
          </table:table-cell>
          <table:table-cell office:value-type="string">
            <text:p>Fonte Boa</text:p>
          </table:table-cell>
          <table:table-cell office:value-type="string">
            <text:p>AM</text:p>
          </table:table-cell>
          <table:table-cell office:value-type="float" office:value="18393.941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5/09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39</text:p>
          </table:table-cell>
          <table:table-cell office:value-type="float" office:value="2"/>
          <table:table-cell office:value-type="float" office:value="201"/>
          <table:table-cell office:value-type="string">
            <text:p>Acimã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40686.034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38</text:p>
          </table:table-cell>
          <table:table-cell office:value-type="float" office:value="57"/>
          <table:table-cell office:value-type="float" office:value="601"/>
          <table:table-cell office:value-type="string">
            <text:p>Aconã</text:p>
          </table:table-cell>
          <table:table-cell office:value-type="string">
            <text:p>Tingui-Botó</text:p>
          </table:table-cell>
          <table:table-cell office:value-type="string">
            <text:p>Traipu</text:p>
          </table:table-cell>
          <table:table-cell office:value-type="string">
            <text:p>AL</text:p>
          </table:table-cell>
          <table:table-cell office:value-type="float" office:value="267.78620000000001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37</text:p>
          </table:table-cell>
          <table:table-cell office:value-type="float" office:value="469"/>
          <table:table-cell office:value-type="float" office:value="73793"/>
          <table:table-cell office:value-type="string">
            <text:p>Aldeia Katurama</text:p>
          </table:table-cell>
          <table:table-cell office:value-type="string">
            <text:p>Pataxó, Pataxo Há-Há-Há</text:p>
          </table:table-cell>
          <table:table-cell office:value-type="string">
            <text:p>São Joaquim de Bicas</text:p>
          </table:table-cell>
          <table:table-cell office:value-type="string">
            <text:p>MG</text:p>
          </table:table-cell>
          <table:table-cell office:value-type="float" office:value="346.12400000000002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14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36</text:p>
          </table:table-cell>
          <table:table-cell office:value-type="float" office:value="5"/>
          <table:table-cell office:value-type="float" office:value="701"/>
          <table:table-cell office:value-type="string">
            <text:p>Aldeia Kondá</text:p>
          </table:table-cell>
          <table:table-cell office:value-type="string">
            <text:p>Kaingang</text:p>
          </table:table-cell>
          <table:table-cell office:value-type="string">
            <text:p>Chapecó</text:p>
          </table:table-cell>
          <table:table-cell office:value-type="string">
            <text:p>SC</text:p>
          </table:table-cell>
          <table:table-cell office:value-type="float" office:value="230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16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35</text:p>
          </table:table-cell>
          <table:table-cell office:value-type="float" office:value="6"/>
          <table:table-cell office:value-type="float" office:value="801"/>
          <table:table-cell office:value-type="string">
            <text:p>Aldeia Limão Verde</text:p>
          </table:table-cell>
          <table:table-cell office:value-type="string">
            <text:p>Guarani Kaiowá</text:p>
          </table:table-cell>
          <table:table-cell office:value-type="string">
            <text:p>Amambai</text:p>
          </table:table-cell>
          <table:table-cell office:value-type="string">
            <text:p>MS</text:p>
          </table:table-cell>
          <table:table-cell office:value-type="float" office:value="668.07960000000003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25/0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34</text:p>
          </table:table-cell>
          <table:table-cell office:value-type="float" office:value="13"/>
          <table:table-cell office:value-type="float" office:value="901"/>
          <table:table-cell office:value-type="string">
            <text:p>Aldeia Velha</text:p>
          </table:table-cell>
          <table:table-cell office:value-type="string">
            <text:p>Pataxó</text:p>
          </table:table-cell>
          <table:table-cell office:value-type="string">
            <text:p>Porto Seguro</text:p>
          </table:table-cell>
          <table:table-cell office:value-type="string">
            <text:p>BA</text:p>
          </table:table-cell>
          <table:table-cell office:value-type="float" office:value="1997.5526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33</text:p>
          </table:table-cell>
          <table:table-cell office:value-type="float" office:value="14"/>
          <table:table-cell office:value-type="float" office:value="1001"/>
          <table:table-cell office:value-type="string">
            <text:p>Alto Rio Guamá</text:p>
          </table:table-cell>
          <table:table-cell office:value-type="string">
            <text:p>Timbira,Tembé</text:p>
          </table:table-cell>
          <table:table-cell office:value-type="string">
            <text:p>Santa Luzia do Pará,Paragominas,Nova Esperança do Piriá,Garrafão do Norte</text:p>
          </table:table-cell>
          <table:table-cell office:value-type="string">
            <text:p>PA</text:p>
          </table:table-cell>
          <table:table-cell office:value-type="float" office:value="279897.7000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12/06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32</text:p>
          </table:table-cell>
          <table:table-cell office:value-type="float" office:value="15"/>
          <table:table-cell office:value-type="float" office:value="1101"/>
          <table:table-cell office:value-type="string">
            <text:p>Alto Rio Negro</text:p>
          </table:table-cell>
          <table:table-cell office:value-type="string">
            <text:p>Arapáso,Karapanã,Barasána,Baré,Wanana</text:p>
          </table:table-cell>
          <table:table-cell office:value-type="string">
            <text:p>Japurá,São Gabriel da Cachoeira</text:p>
          </table:table-cell>
          <table:table-cell office:value-type="string">
            <text:p>AM</text:p>
          </table:table-cell>
          <table:table-cell office:value-type="float" office:value="7999381.168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 office:value-type="string">
            <text:p>20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31</text:p>
          </table:table-cell>
          <table:table-cell office:value-type="float" office:value="16"/>
          <table:table-cell office:value-type="float" office:value="1201"/>
          <table:table-cell office:value-type="string">
            <text:p>Alto Rio Purus</text:p>
          </table:table-cell>
          <table:table-cell office:value-type="string">
            <text:p>Kaxinawá,Kulina Páno</text:p>
          </table:table-cell>
          <table:table-cell office:value-type="string">
            <text:p>Santa Rosa do Purus,Manoel Urbano</text:p>
          </table:table-cell>
          <table:table-cell office:value-type="string">
            <text:p>AC</text:p>
          </table:table-cell>
          <table:table-cell office:value-type="float" office:value="263129.8061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Sim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30</text:p>
          </table:table-cell>
          <table:table-cell office:value-type="float" office:value="17"/>
          <table:table-cell office:value-type="float" office:value="1301"/>
          <table:table-cell office:value-type="string">
            <text:p>Alto Sepatini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26095.6978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f</text:p>
          </table:table-cell>
          <table:table-cell office:value-type="float" office:value="18"/>
          <table:table-cell office:value-type="float" office:value="1401"/>
          <table:table-cell office:value-type="string">
            <text:p>Alto Tarauacá</text:p>
          </table:table-cell>
          <table:table-cell office:value-type="string">
            <text:p>Isolados</text:p>
          </table:table-cell>
          <table:table-cell office:value-type="string">
            <text:p>Jordão,Feijó</text:p>
          </table:table-cell>
          <table:table-cell office:value-type="string">
            <text:p>AC</text:p>
          </table:table-cell>
          <table:table-cell office:value-type="float" office:value="142619.1069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e</text:p>
          </table:table-cell>
          <table:table-cell office:value-type="float" office:value="19"/>
          <table:table-cell office:value-type="float" office:value="1501"/>
          <table:table-cell office:value-type="string">
            <text:p>Alto Turiaçu</text:p>
          </table:table-cell>
          <table:table-cell office:value-type="string">
            <text:p>Ka´apor</text:p>
          </table:table-cell>
          <table:table-cell office:value-type="string">
            <text:p>Centro Novo do Maranhão,Maranhãozinho,Centro do Guilherme,Zé Doca,Santa Luzia do Paruá,Araguanã</text:p>
          </table:table-cell>
          <table:table-cell office:value-type="string">
            <text:p>MA</text:p>
          </table:table-cell>
          <table:table-cell office:value-type="float" office:value="530524.7417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d</text:p>
          </table:table-cell>
          <table:table-cell office:value-type="float" office:value="21"/>
          <table:table-cell office:value-type="float" office:value="1601"/>
          <table:table-cell office:value-type="string">
            <text:p>Amambai</text:p>
          </table:table-cell>
          <table:table-cell office:value-type="string">
            <text:p>Guarani Kaiowá</text:p>
          </table:table-cell>
          <table:table-cell office:value-type="string">
            <text:p>Amambai</text:p>
          </table:table-cell>
          <table:table-cell office:value-type="string">
            <text:p>MS</text:p>
          </table:table-cell>
          <table:table-cell office:value-type="float" office:value="2429.545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c</text:p>
          </table:table-cell>
          <table:table-cell office:value-type="float" office:value="445"/>
          <table:table-cell office:value-type="float" office:value="1701"/>
          <table:table-cell office:value-type="string">
            <text:p>Amanayé</text:p>
          </table:table-cell>
          <table:table-cell office:value-type="string">
            <text:p>Amanayé</text:p>
          </table:table-cell>
          <table:table-cell office:value-type="string">
            <text:p>Goianésia do Pará</text:p>
          </table:table-cell>
          <table:table-cell office:value-type="string">
            <text:p>PA</text:p>
          </table:table-cell>
          <table:table-cell office:value-type="float" office:value="162856.81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08/02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b</text:p>
          </table:table-cell>
          <table:table-cell office:value-type="float" office:value="22"/>
          <table:table-cell office:value-type="float" office:value="72901"/>
          <table:table-cell office:value-type="string">
            <text:p>Amaral/Tekoá Kuriy</text:p>
          </table:table-cell>
          <table:table-cell office:value-type="string">
            <text:p>Guarani Mbya</text:p>
          </table:table-cell>
          <table:table-cell office:value-type="string">
            <text:p>Biguaçu</text:p>
          </table:table-cell>
          <table:table-cell office:value-type="string">
            <text:p>SC</text:p>
          </table:table-cell>
          <table:table-cell office:value-type="float" office:value="501.36000000000001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a</text:p>
          </table:table-cell>
          <table:table-cell office:value-type="float" office:value="144"/>
          <table:table-cell office:value-type="float" office:value="71701"/>
          <table:table-cell office:value-type="string">
            <text:p>Amba Porã</text:p>
          </table:table-cell>
          <table:table-cell office:value-type="string">
            <text:p>Guarani Mbya</text:p>
          </table:table-cell>
          <table:table-cell office:value-type="string">
            <text:p>Miracatu</text:p>
          </table:table-cell>
          <table:table-cell office:value-type="string">
            <text:p>SP</text:p>
          </table:table-cell>
          <table:table-cell office:value-type="float" office:value="7204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29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9</text:p>
          </table:table-cell>
          <table:table-cell office:value-type="float" office:value="28"/>
          <table:table-cell office:value-type="float" office:value="1801"/>
          <table:table-cell office:value-type="string">
            <text:p>Anambé</text:p>
          </table:table-cell>
          <table:table-cell office:value-type="string">
            <text:p>Anambé</text:p>
          </table:table-cell>
          <table:table-cell office:value-type="string">
            <text:p>Moju</text:p>
          </table:table-cell>
          <table:table-cell office:value-type="string">
            <text:p>PA</text:p>
          </table:table-cell>
          <table:table-cell office:value-type="float" office:value="7882.8329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8</text:p>
          </table:table-cell>
          <table:table-cell office:value-type="float" office:value="32"/>
          <table:table-cell office:value-type="float" office:value="1901"/>
          <table:table-cell office:value-type="string">
            <text:p>Ananás</text:p>
          </table:table-cell>
          <table:table-cell office:value-type="string">
            <text:p>Makuxí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1769.422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7</text:p>
          </table:table-cell>
          <table:table-cell office:value-type="float" office:value="33"/>
          <table:table-cell office:value-type="float" office:value="51601"/>
          <table:table-cell office:value-type="string">
            <text:p>Anaro</text:p>
          </table:table-cell>
          <table:table-cell office:value-type="string">
            <text:p>Wapixana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30473.950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6</text:p>
          </table:table-cell>
          <table:table-cell office:value-type="float" office:value="64"/>
          <table:table-cell office:value-type="float" office:value="2001"/>
          <table:table-cell office:value-type="string">
            <text:p>Andirá-Marau</text:p>
          </table:table-cell>
          <table:table-cell office:value-type="string">
            <text:p>Sateré-Mawé</text:p>
          </table:table-cell>
          <table:table-cell office:value-type="string">
            <text:p>Parintins,Maués,Barreirinha,Aveiro,Itaituba</text:p>
          </table:table-cell>
          <table:table-cell office:value-type="string">
            <text:p>AM,PA</text:p>
          </table:table-cell>
          <table:table-cell office:value-type="float" office:value="788528.38300000003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5</text:p>
          </table:table-cell>
          <table:table-cell office:value-type="float" office:value="35"/>
          <table:table-cell office:value-type="float" office:value="2101"/>
          <table:table-cell office:value-type="string">
            <text:p>Aningal</text:p>
          </table:table-cell>
          <table:table-cell office:value-type="string">
            <text:p>Makuxí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7627.039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4</text:p>
          </table:table-cell>
          <table:table-cell office:value-type="float" office:value="36"/>
          <table:table-cell office:value-type="float" office:value="2201"/>
          <table:table-cell office:value-type="string">
            <text:p>Anta</text:p>
          </table:table-cell>
          <table:table-cell office:value-type="string">
            <text:p>Wapixana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3173.822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3</text:p>
          </table:table-cell>
          <table:table-cell office:value-type="float" office:value="7"/>
          <table:table-cell office:value-type="float" office:value="2301"/>
          <table:table-cell office:value-type="string">
            <text:p>Apiaka/Kayabi</text:p>
          </table:table-cell>
          <table:table-cell office:value-type="string">
            <text:p>Apiaká,Kaiabi</text:p>
          </table:table-cell>
          <table:table-cell office:value-type="string">
            <text:p>Juara</text:p>
          </table:table-cell>
          <table:table-cell office:value-type="string">
            <text:p>MT</text:p>
          </table:table-cell>
          <table:table-cell office:value-type="float" office:value="109245.3821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15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2</text:p>
          </table:table-cell>
          <table:table-cell office:value-type="float" office:value="8"/>
          <table:table-cell office:value-type="float" office:value="68301"/>
          <table:table-cell office:value-type="string">
            <text:p>Apiaká do Pontal e Isolados</text:p>
          </table:table-cell>
          <table:table-cell office:value-type="string">
            <text:p>Isolados,Apiaká</text:p>
          </table:table-cell>
          <table:table-cell office:value-type="string">
            <text:p>Apiacás</text:p>
          </table:table-cell>
          <table:table-cell office:value-type="string">
            <text:p>MT</text:p>
          </table:table-cell>
          <table:table-cell office:value-type="float" office:value="982324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TE DO MATO GROSSO</text:p>
          </table:table-cell>
          <table:table-cell office:value-type="string">
            <text:p>Não</text:p>
          </table:table-cell>
          <table:table-cell office:value-type="float" office:value="30202002039"/>
          <table:table-cell office:value-type="string">
            <text:p>COORDENACAO REGIONAL NORTE DO MATO GROSSO</text:p>
          </table:table-cell>
          <table:table-cell office:value-type="string">
            <text:p>CR-NMT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21</text:p>
          </table:table-cell>
          <table:table-cell office:value-type="float" office:value="9"/>
          <table:table-cell office:value-type="float" office:value="2401"/>
          <table:table-cell office:value-type="string">
            <text:p>Apinayé</text:p>
          </table:table-cell>
          <table:table-cell office:value-type="string">
            <text:p>Apinayé</text:p>
          </table:table-cell>
          <table:table-cell office:value-type="string">
            <text:p>Maurilândia do Tocantins,Itaguatins,Cachoeirinha,São Bento do Tocantins,Tocantinópolis</text:p>
          </table:table-cell>
          <table:table-cell office:value-type="string">
            <text:p>TO</text:p>
          </table:table-cell>
          <table:table-cell office:value-type="float" office:value="141904.2092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0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20</text:p>
          </table:table-cell>
          <table:table-cell office:value-type="float" office:value="10"/>
          <table:table-cell office:value-type="float" office:value="2501"/>
          <table:table-cell office:value-type="string">
            <text:p>Apipica</text:p>
          </table:table-cell>
          <table:table-cell office:value-type="string">
            <text:p>Múra</text:p>
          </table:table-cell>
          <table:table-cell office:value-type="string">
            <text:p>Careiro da Várzea</text:p>
          </table:table-cell>
          <table:table-cell office:value-type="string">
            <text:p>AM</text:p>
          </table:table-cell>
          <table:table-cell office:value-type="float" office:value="652.75620000000004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f</text:p>
          </table:table-cell>
          <table:table-cell office:value-type="float" office:value="11"/>
          <table:table-cell office:value-type="float" office:value="2601"/>
          <table:table-cell office:value-type="string">
            <text:p>Apucarana</text:p>
          </table:table-cell>
          <table:table-cell office:value-type="string">
            <text:p>Kaingang</text:p>
          </table:table-cell>
          <table:table-cell office:value-type="string">
            <text:p>Londrina</text:p>
          </table:table-cell>
          <table:table-cell office:value-type="string">
            <text:p>PR</text:p>
          </table:table-cell>
          <table:table-cell office:value-type="float" office:value="5574.9449999999997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Não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01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e</text:p>
          </table:table-cell>
          <table:table-cell office:value-type="float" office:value="23"/>
          <table:table-cell office:value-type="float" office:value="2801"/>
          <table:table-cell office:value-type="string">
            <text:p>Apurinã Igarapé Tauamirim</text:p>
          </table:table-cell>
          <table:table-cell office:value-type="string">
            <text:p>Apurinã</text:p>
          </table:table-cell>
          <table:table-cell office:value-type="string">
            <text:p>Tapauá</text:p>
          </table:table-cell>
          <table:table-cell office:value-type="string">
            <text:p>AM</text:p>
          </table:table-cell>
          <table:table-cell office:value-type="float" office:value="96456.50719999999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1d</text:p>
          </table:table-cell>
          <table:table-cell office:value-type="float" office:value="24"/>
          <table:table-cell office:value-type="float" office:value="2901"/>
          <table:table-cell office:value-type="string">
            <text:p>Apurinã Km 124 BR-317</text:p>
          </table:table-cell>
          <table:table-cell office:value-type="string">
            <text:p>Apurinã</text:p>
          </table:table-cell>
          <table:table-cell office:value-type="string">
            <text:p>Boca do Acre,Lábrea</text:p>
          </table:table-cell>
          <table:table-cell office:value-type="string">
            <text:p>AM</text:p>
          </table:table-cell>
          <table:table-cell office:value-type="float" office:value="42197.6054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Sim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 office:value-type="string">
            <text:p>22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c</text:p>
          </table:table-cell>
          <table:table-cell office:value-type="float" office:value="12"/>
          <table:table-cell office:value-type="float" office:value="52601"/>
          <table:table-cell office:value-type="string">
            <text:p>Apurinã do Igarapé Mucuim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73350.6120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 office:value-type="string">
            <text:p>09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b</text:p>
          </table:table-cell>
          <table:table-cell office:value-type="float" office:value="20"/>
          <table:table-cell office:value-type="float" office:value="2701"/>
          <table:table-cell office:value-type="string">
            <text:p>Apurinã do Igarapé São João</text:p>
          </table:table-cell>
          <table:table-cell office:value-type="string">
            <text:p>Apurinã</text:p>
          </table:table-cell>
          <table:table-cell office:value-type="string">
            <text:p>Tapauá</text:p>
          </table:table-cell>
          <table:table-cell office:value-type="string">
            <text:p>AM</text:p>
          </table:table-cell>
          <table:table-cell office:value-type="float" office:value="18232.422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1a</text:p>
          </table:table-cell>
          <table:table-cell office:value-type="float" office:value="127"/>
          <table:table-cell office:value-type="float" office:value="3002"/>
          <table:table-cell office:value-type="string">
            <text:p>Apyterewa</text:p>
          </table:table-cell>
          <table:table-cell office:value-type="string">
            <text:p>Parakanã</text:p>
          </table:table-cell>
          <table:table-cell office:value-type="string">
            <text:p>São Félix do Xingu</text:p>
          </table:table-cell>
          <table:table-cell office:value-type="string">
            <text:p>PA</text:p>
          </table:table-cell>
          <table:table-cell office:value-type="float" office:value="773470.03130000003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30/06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9</text:p>
          </table:table-cell>
          <table:table-cell office:value-type="float" office:value="123"/>
          <table:table-cell office:value-type="float" office:value="3201"/>
          <table:table-cell office:value-type="string">
            <text:p>Arara</text:p>
          </table:table-cell>
          <table:table-cell office:value-type="string">
            <text:p>Arara do Pará</text:p>
          </table:table-cell>
          <table:table-cell office:value-type="string">
            <text:p>Medicilândia,Brasil Novo,Altamira,Uruará</text:p>
          </table:table-cell>
          <table:table-cell office:value-type="string">
            <text:p>PA</text:p>
          </table:table-cell>
          <table:table-cell office:value-type="float" office:value="274010.0239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29/07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8</text:p>
          </table:table-cell>
          <table:table-cell office:value-type="float" office:value="31"/>
          <table:table-cell office:value-type="float" office:value="60001"/>
          <table:table-cell office:value-type="string">
            <text:p>Arara da Volta Grande do Xingu</text:p>
          </table:table-cell>
          <table:table-cell office:value-type="string">
            <text:p>Arara do Pará</text:p>
          </table:table-cell>
          <table:table-cell office:value-type="string">
            <text:p>Senador José Porfírio</text:p>
          </table:table-cell>
          <table:table-cell office:value-type="string">
            <text:p>PA</text:p>
          </table:table-cell>
          <table:table-cell office:value-type="float" office:value="25524.5930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15/09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7</text:p>
          </table:table-cell>
          <table:table-cell office:value-type="float" office:value="30"/>
          <table:table-cell office:value-type="float" office:value="3401"/>
          <table:table-cell office:value-type="string">
            <text:p>Arara do Igarapé Humaitá</text:p>
          </table:table-cell>
          <table:table-cell office:value-type="string">
            <text:p>Arara do Acre</text:p>
          </table:table-cell>
          <table:table-cell office:value-type="string">
            <text:p>Tarauacá,Porto Walter</text:p>
          </table:table-cell>
          <table:table-cell office:value-type="string">
            <text:p>AC</text:p>
          </table:table-cell>
          <table:table-cell office:value-type="float" office:value="87571.696500000005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16</text:p>
          </table:table-cell>
          <table:table-cell office:value-type="float" office:value="63"/>
          <table:table-cell office:value-type="float" office:value="51801"/>
          <table:table-cell office:value-type="string">
            <text:p>Arara do Rio Amônia</text:p>
          </table:table-cell>
          <table:table-cell office:value-type="string">
            <text:p>Arara do Acre</text:p>
          </table:table-cell>
          <table:table-cell office:value-type="string">
            <text:p>Marechal Thaumaturgo</text:p>
          </table:table-cell>
          <table:table-cell office:value-type="string">
            <text:p>AC</text:p>
          </table:table-cell>
          <table:table-cell office:value-type="float" office:value="20534.2204999999990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15</text:p>
          </table:table-cell>
          <table:table-cell office:value-type="float" office:value="29"/>
          <table:table-cell office:value-type="float" office:value="3301"/>
          <table:table-cell office:value-type="string">
            <text:p>Arara do Rio Branco</text:p>
          </table:table-cell>
          <table:table-cell office:value-type="string">
            <text:p>Arara do Acre</text:p>
          </table:table-cell>
          <table:table-cell office:value-type="string">
            <text:p>Aripuanã,Colniza</text:p>
          </table:table-cell>
          <table:table-cell office:value-type="string">
            <text:p>MT</text:p>
          </table:table-cell>
          <table:table-cell office:value-type="float" office:value="114842.474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14</text:p>
          </table:table-cell>
          <table:table-cell office:value-type="float" office:value="38"/>
          <table:table-cell office:value-type="float" office:value="3601"/>
          <table:table-cell office:value-type="string">
            <text:p>Arariboia</text:p>
          </table:table-cell>
          <table:table-cell office:value-type="string">
            <text:p>Guajá </text:p>
          </table:table-cell>
          <table:table-cell office:value-type="string">
            <text:p>Arame,Buriticupu,Amarante do Maranhão,Bom Jesus das Selvas,Santa Luzia,Grajaú</text:p>
          </table:table-cell>
          <table:table-cell office:value-type="string">
            <text:p>MA</text:p>
          </table:table-cell>
          <table:table-cell office:value-type="float" office:value="413288.04719999997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5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3</text:p>
          </table:table-cell>
          <table:table-cell office:value-type="float" office:value="37"/>
          <table:table-cell office:value-type="float" office:value="3501"/>
          <table:table-cell office:value-type="string">
            <text:p>Araribá</text:p>
          </table:table-cell>
          <table:table-cell office:value-type="string">
            <text:p>Terena,Guarani Kaiowá</text:p>
          </table:table-cell>
          <table:table-cell office:value-type="string">
            <text:p>Avaí</text:p>
          </table:table-cell>
          <table:table-cell office:value-type="string">
            <text:p>SP</text:p>
          </table:table-cell>
          <table:table-cell office:value-type="float" office:value="1930.336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29/12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2</text:p>
          </table:table-cell>
          <table:table-cell office:value-type="float" office:value="67"/>
          <table:table-cell office:value-type="float" office:value="3701"/>
          <table:table-cell office:value-type="string">
            <text:p>Arary</text:p>
          </table:table-cell>
          <table:table-cell office:value-type="string">
            <text:p>Múra</text:p>
          </table:table-cell>
          <table:table-cell office:value-type="string">
            <text:p>Novo Aripuanã,Borba</text:p>
          </table:table-cell>
          <table:table-cell office:value-type="string">
            <text:p>AM</text:p>
          </table:table-cell>
          <table:table-cell office:value-type="float" office:value="40548.572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11</text:p>
          </table:table-cell>
          <table:table-cell office:value-type="float" office:value="124"/>
          <table:table-cell office:value-type="float" office:value="3801"/>
          <table:table-cell office:value-type="string">
            <text:p>Araweté Igarapé Ipixuna</text:p>
          </table:table-cell>
          <table:table-cell office:value-type="string">
            <text:p>Araweté</text:p>
          </table:table-cell>
          <table:table-cell office:value-type="string">
            <text:p>Altamira,São Félix do Xingu,Senador José Porfírio</text:p>
          </table:table-cell>
          <table:table-cell office:value-type="string">
            <text:p>PA</text:p>
          </table:table-cell>
          <table:table-cell office:value-type="float" office:value="940900.80000000005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29/07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10</text:p>
          </table:table-cell>
          <table:table-cell office:value-type="float" office:value="26"/>
          <table:table-cell office:value-type="float" office:value="3101"/>
          <table:table-cell office:value-type="string">
            <text:p>Araçá</text:p>
          </table:table-cell>
          <table:table-cell office:value-type="string">
            <text:p>Wapixana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50018.30000000000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f</text:p>
          </table:table-cell>
          <table:table-cell office:value-type="float" office:value="69"/>
          <table:table-cell office:value-type="float" office:value="3901"/>
          <table:table-cell office:value-type="string">
            <text:p>Areões</text:p>
          </table:table-cell>
          <table:table-cell office:value-type="string">
            <text:p>Xavante</text:p>
          </table:table-cell>
          <table:table-cell office:value-type="string">
            <text:p>Água Boa</text:p>
          </table:table-cell>
          <table:table-cell office:value-type="string">
            <text:p>MT</text:p>
          </table:table-cell>
          <table:table-cell office:value-type="float" office:value="218515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IBEIRAO CASCALHEIRA</text:p>
          </table:table-cell>
          <table:table-cell office:value-type="string">
            <text:p>Não</text:p>
          </table:table-cell>
          <table:table-cell office:value-type="float" office:value="30202002046"/>
          <table:table-cell office:value-type="string">
            <text:p>COORDENACAO REGIONAL RIBEIRAO CASCALHEIRA</text:p>
          </table:table-cell>
          <table:table-cell office:value-type="string">
            <text:p>CR-RC</text:p>
          </table:table-cell>
          <table:table-cell office:value-type="string">
            <text:p>t</text:p>
          </table:table-cell>
          <table:table-cell office:value-type="string">
            <text:p>26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e</text:p>
          </table:table-cell>
          <table:table-cell office:value-type="float" office:value="70"/>
          <table:table-cell office:value-type="float" office:value="4201"/>
          <table:table-cell office:value-type="string">
            <text:p>Aripuanã</text:p>
          </table:table-cell>
          <table:table-cell office:value-type="string">
            <text:p>Cinta Larga</text:p>
          </table:table-cell>
          <table:table-cell office:value-type="string">
            <text:p>Aripuanã,Juína</text:p>
          </table:table-cell>
          <table:table-cell office:value-type="string">
            <text:p>MT</text:p>
          </table:table-cell>
          <table:table-cell office:value-type="float" office:value="750649.2650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0d</text:p>
          </table:table-cell>
          <table:table-cell office:value-type="float" office:value="39"/>
          <table:table-cell office:value-type="float" office:value="4301"/>
          <table:table-cell office:value-type="string">
            <text:p>Ariramba</text:p>
          </table:table-cell>
          <table:table-cell office:value-type="string">
            <text:p>Múra</text:p>
          </table:table-cell>
          <table:table-cell office:value-type="string">
            <text:p>Manicoré</text:p>
          </table:table-cell>
          <table:table-cell office:value-type="string">
            <text:p>AM</text:p>
          </table:table-cell>
          <table:table-cell office:value-type="float" office:value="10357.5323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c</text:p>
          </table:table-cell>
          <table:table-cell office:value-type="float" office:value="88"/>
          <table:table-cell office:value-type="float" office:value="4401"/>
          <table:table-cell office:value-type="string">
            <text:p>Arroio-Korá</text:p>
          </table:table-cell>
          <table:table-cell office:value-type="string">
            <text:p>Guarani Kaiowá</text:p>
          </table:table-cell>
          <table:table-cell office:value-type="string">
            <text:p>Paranhos</text:p>
          </table:table-cell>
          <table:table-cell office:value-type="string">
            <text:p>MS</text:p>
          </table:table-cell>
          <table:table-cell office:value-type="float" office:value="7175.7746999999999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6/09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b</text:p>
          </table:table-cell>
          <table:table-cell office:value-type="float" office:value="41"/>
          <table:table-cell office:value-type="float" office:value="4501"/>
          <table:table-cell office:value-type="string">
            <text:p>Atikum</text:p>
          </table:table-cell>
          <table:table-cell office:value-type="string">
            <text:p>Atikum</text:p>
          </table:table-cell>
          <table:table-cell office:value-type="string">
            <text:p>Salgueiro,Mirandiba,Carnaubeira da Penha,Belém do São Francisco</text:p>
          </table:table-cell>
          <table:table-cell office:value-type="string">
            <text:p>PE</text:p>
          </table:table-cell>
          <table:table-cell office:value-type="float" office:value="16290.189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0a</text:p>
          </table:table-cell>
          <table:table-cell office:value-type="float" office:value="250"/>
          <table:table-cell office:value-type="float" office:value="4602"/>
          <table:table-cell office:value-type="string">
            <text:p>Avá-Canoeiro</text:p>
          </table:table-cell>
          <table:table-cell office:value-type="string">
            <text:p>Ava-Canoeiro</text:p>
          </table:table-cell>
          <table:table-cell office:value-type="string">
            <text:p>Minaçu,Colinas do Sul</text:p>
          </table:table-cell>
          <table:table-cell office:value-type="string">
            <text:p>GO</text:p>
          </table:table-cell>
          <table:table-cell office:value-type="float" office:value="38000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0/02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9</text:p>
          </table:table-cell>
          <table:table-cell office:value-type="float" office:value="43"/>
          <table:table-cell office:value-type="float" office:value="4701"/>
          <table:table-cell office:value-type="string">
            <text:p>Avá-Guarani do Ocoí</text:p>
          </table:table-cell>
          <table:table-cell office:value-type="string">
            <text:p>Guarani Kaiowá</text:p>
          </table:table-cell>
          <table:table-cell office:value-type="string">
            <text:p>São Miguel do Iguaçu</text:p>
          </table:table-cell>
          <table:table-cell office:value-type="string">
            <text:p>PR</text:p>
          </table:table-cell>
          <table:table-cell office:value-type="float" office:value="231.887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26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8</text:p>
          </table:table-cell>
          <table:table-cell office:value-type="float" office:value="44"/>
          <table:table-cell office:value-type="float" office:value="4801"/>
          <table:table-cell office:value-type="string">
            <text:p>Awa</text:p>
          </table:table-cell>
          <table:table-cell office:value-type="string">
            <text:p>Guajá </text:p>
          </table:table-cell>
          <table:table-cell office:value-type="string">
            <text:p>Governador Newton Bello,Centro Novo do Maranhão,Zé Doca,São João do Carú</text:p>
          </table:table-cell>
          <table:table-cell office:value-type="string">
            <text:p>MA</text:p>
          </table:table-cell>
          <table:table-cell office:value-type="float" office:value="116582.918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07</text:p>
          </table:table-cell>
          <table:table-cell office:value-type="float" office:value="45"/>
          <table:table-cell office:value-type="float" office:value="4901"/>
          <table:table-cell office:value-type="string">
            <text:p>Bacurizinho</text:p>
          </table:table-cell>
          <table:table-cell office:value-type="string">
            <text:p>Guajá 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 office:value-type="float" office:value="82432.49310000000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2/08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6</text:p>
          </table:table-cell>
          <table:table-cell office:value-type="float" office:value="46"/>
          <table:table-cell office:value-type="float" office:value="4902"/>
          <table:table-cell office:value-type="string">
            <text:p>Bacurizinho</text:p>
          </table:table-cell>
          <table:table-cell office:value-type="string">
            <text:p>Guajá 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 office:value-type="float" office:value="13404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f</text:p>
          </table:table-cell>
          <table:table-cell office:value-type="string">
            <text:p>03/08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5</text:p>
          </table:table-cell>
          <table:table-cell office:value-type="float" office:value="48"/>
          <table:table-cell office:value-type="float" office:value="5001"/>
          <table:table-cell office:value-type="string">
            <text:p>Badjonkore</text:p>
          </table:table-cell>
          <table:table-cell office:value-type="string">
            <text:p>Kayapó</text:p>
          </table:table-cell>
          <table:table-cell office:value-type="string">
            <text:p>Cumaru do Norte,São Félix do Xingu</text:p>
          </table:table-cell>
          <table:table-cell office:value-type="string">
            <text:p>PA</text:p>
          </table:table-cell>
          <table:table-cell office:value-type="float" office:value="221981.637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KAYAPÓ SUL DO PARÁ</text:p>
          </table:table-cell>
          <table:table-cell office:value-type="string">
            <text:p>Não</text:p>
          </table:table-cell>
          <table:table-cell office:value-type="float" office:value="30202001920"/>
          <table:table-cell office:value-type="string">
            <text:p>COORDENACAO REGIONAL KAYAPÓ SUL DO PARÁ</text:p>
          </table:table-cell>
          <table:table-cell office:value-type="string">
            <text:p>CR-KSPA</text:p>
          </table:table-cell>
          <table:table-cell office:value-type="string">
            <text:p>t</text:p>
          </table:table-cell>
          <table:table-cell office:value-type="string">
            <text:p>24/07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4</text:p>
          </table:table-cell>
          <table:table-cell office:value-type="float" office:value="178"/>
          <table:table-cell office:value-type="float" office:value="5201"/>
          <table:table-cell office:value-type="string">
            <text:p>Bakairi</text:p>
          </table:table-cell>
          <table:table-cell office:value-type="string">
            <text:p>Bakairí</text:p>
          </table:table-cell>
          <table:table-cell office:value-type="string">
            <text:p>Planalto da Serra,Paranatinga</text:p>
          </table:table-cell>
          <table:table-cell office:value-type="string">
            <text:p>MT</text:p>
          </table:table-cell>
          <table:table-cell office:value-type="float" office:value="61405.4605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4/01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3</text:p>
          </table:table-cell>
          <table:table-cell office:value-type="float" office:value="1211"/>
          <table:table-cell office:value-type="float" office:value="5301"/>
          <table:table-cell office:value-type="string">
            <text:p>Balaio</text:p>
          </table:table-cell>
          <table:table-cell office:value-type="string">
            <text:p>Tukano,Tariana,Desána</text:p>
          </table:table-cell>
          <table:table-cell office:value-type="string">
            <text:p>São Gabriel da Cachoeira</text:p>
          </table:table-cell>
          <table:table-cell office:value-type="string">
            <text:p>AM</text:p>
          </table:table-cell>
          <table:table-cell office:value-type="float" office:value="257281.460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02</text:p>
          </table:table-cell>
          <table:table-cell office:value-type="float" office:value="1212"/>
          <table:table-cell office:value-type="float" office:value="5402"/>
          <table:table-cell office:value-type="string">
            <text:p>Banawá</text:p>
          </table:table-cell>
          <table:table-cell office:value-type="string">
            <text:p>Banawa</text:p>
          </table:table-cell>
          <table:table-cell office:value-type="string">
            <text:p>Tapauá,Canutama,Lábrea</text:p>
          </table:table-cell>
          <table:table-cell office:value-type="string">
            <text:p>AM</text:p>
          </table:table-cell>
          <table:table-cell office:value-type="float" office:value="192659.666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101</text:p>
          </table:table-cell>
          <table:table-cell office:value-type="float" office:value="257"/>
          <table:table-cell office:value-type="float" office:value="5601"/>
          <table:table-cell office:value-type="string">
            <text:p>Barata Livramento</text:p>
          </table:table-cell>
          <table:table-cell office:value-type="string">
            <text:p>Makuxí,Wapixana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12883.270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100</text:p>
          </table:table-cell>
          <table:table-cell office:value-type="float" office:value="424"/>
          <table:table-cell office:value-type="float" office:value="5701"/>
          <table:table-cell office:value-type="string">
            <text:p>Barra</text:p>
          </table:table-cell>
          <table:table-cell office:value-type="string">
            <text:p>Kiriri,Atikum</text:p>
          </table:table-cell>
          <table:table-cell office:value-type="string">
            <text:p>Muquém de São Francisco</text:p>
          </table:table-cell>
          <table:table-cell office:value-type="string">
            <text:p>BA</text:p>
          </table:table-cell>
          <table:table-cell office:value-type="float" office:value="62.295499999999997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23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f</text:p>
          </table:table-cell>
          <table:table-cell office:value-type="float" office:value="1217"/>
          <table:table-cell office:value-type="float" office:value="5801"/>
          <table:table-cell office:value-type="string">
            <text:p>Barra Velha</text:p>
          </table:table-cell>
          <table:table-cell office:value-type="string">
            <text:p>Pataxó</text:p>
          </table:table-cell>
          <table:table-cell office:value-type="string">
            <text:p>Porto Seguro</text:p>
          </table:table-cell>
          <table:table-cell office:value-type="string">
            <text:p>BA</text:p>
          </table:table-cell>
          <table:table-cell office:value-type="float" office:value="8627.4590000000007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fe</text:p>
          </table:table-cell>
          <table:table-cell office:value-type="float" office:value="208"/>
          <table:table-cell office:value-type="float" office:value="5802"/>
          <table:table-cell office:value-type="string">
            <text:p>Barra Velha do Monte Pascoal</text:p>
          </table:table-cell>
          <table:table-cell office:value-type="string">
            <text:p>Pataxó</text:p>
          </table:table-cell>
          <table:table-cell office:value-type="string">
            <text:p>Porto Seguro</text:p>
          </table:table-cell>
          <table:table-cell office:value-type="string">
            <text:p>BA</text:p>
          </table:table-cell>
          <table:table-cell office:value-type="float" office:value="52748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f</text:p>
          </table:table-cell>
          <table:table-cell office:value-type="string">
            <text:p>24/03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d</text:p>
          </table:table-cell>
          <table:table-cell office:value-type="float" office:value="277"/>
          <table:table-cell office:value-type="float" office:value="73756"/>
          <table:table-cell office:value-type="string">
            <text:p>Barragem Norte</text:p>
          </table:table-cell>
          <table:table-cell office:value-type="string">
            <text:p>Xokléng</text:p>
          </table:table-cell>
          <table:table-cell office:value-type="string">
            <text:p>José Boiteux</text:p>
          </table:table-cell>
          <table:table-cell office:value-type="string">
            <text:p>SC</text:p>
          </table:table-cell>
          <table:table-cell office:value-type="float" office:value="860.72680000000003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 office:value-type="string">
            <text:p>Principal</text:p>
          </table:table-cell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c</text:p>
          </table:table-cell>
          <table:table-cell office:value-type="float" office:value="1218"/>
          <table:table-cell office:value-type="float" office:value="5901"/>
          <table:table-cell office:value-type="string">
            <text:p>Barreira da Missão</text:p>
          </table:table-cell>
          <table:table-cell office:value-type="string">
            <text:p>Kambéba,Kokama</text:p>
          </table:table-cell>
          <table:table-cell office:value-type="string">
            <text:p>Tefé</text:p>
          </table:table-cell>
          <table:table-cell office:value-type="string">
            <text:p>AM</text:p>
          </table:table-cell>
          <table:table-cell office:value-type="float" office:value="1772.42370000000010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fb</text:p>
          </table:table-cell>
          <table:table-cell office:value-type="float" office:value="330"/>
          <table:table-cell office:value-type="float" office:value="58801"/>
          <table:table-cell office:value-type="string">
            <text:p>Barreirinha</text:p>
          </table:table-cell>
          <table:table-cell office:value-type="string">
            <text:p>Amanayé</text:p>
          </table:table-cell>
          <table:table-cell office:value-type="string">
            <text:p>Paragominas</text:p>
          </table:table-cell>
          <table:table-cell office:value-type="string">
            <text:p>PA</text:p>
          </table:table-cell>
          <table:table-cell office:value-type="float" office:value="2373.8000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a</text:p>
          </table:table-cell>
          <table:table-cell office:value-type="float" office:value="361"/>
          <table:table-cell office:value-type="float" office:value="52201"/>
          <table:table-cell office:value-type="string">
            <text:p>Barro Alto</text:p>
          </table:table-cell>
          <table:table-cell office:value-type="string">
            <text:p>Kokama</text:p>
          </table:table-cell>
          <table:table-cell office:value-type="string">
            <text:p>Tonantins</text:p>
          </table:table-cell>
          <table:table-cell office:value-type="string">
            <text:p>AM</text:p>
          </table:table-cell>
          <table:table-cell office:value-type="float" office:value="1937.1678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9</text:p>
          </table:table-cell>
          <table:table-cell office:value-type="float" office:value="83"/>
          <table:table-cell office:value-type="float" office:value="5501"/>
          <table:table-cell office:value-type="string">
            <text:p>Barão de Antonina</text:p>
          </table:table-cell>
          <table:table-cell office:value-type="string">
            <text:p>Kaingang</text:p>
          </table:table-cell>
          <table:table-cell office:value-type="string">
            <text:p>São Jerônimo da Serra</text:p>
          </table:table-cell>
          <table:table-cell office:value-type="string">
            <text:p>PR</text:p>
          </table:table-cell>
          <table:table-cell office:value-type="float" office:value="3750.7220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08/1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8</text:p>
          </table:table-cell>
          <table:table-cell office:value-type="float" office:value="286"/>
          <table:table-cell office:value-type="float" office:value="52401"/>
          <table:table-cell office:value-type="string">
            <text:p>Batelão</text:p>
          </table:table-cell>
          <table:table-cell office:value-type="string">
            <text:p>Kaiabi</text:p>
          </table:table-cell>
          <table:table-cell office:value-type="string">
            <text:p>Nova Canaã do Norte,Juara,Tabaporã</text:p>
          </table:table-cell>
          <table:table-cell office:value-type="string">
            <text:p>MT</text:p>
          </table:table-cell>
          <table:table-cell office:value-type="float" office:value="11705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f</text:p>
          </table:table-cell>
          <table:table-cell office:value-type="string">
            <text:p>27/10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7</text:p>
          </table:table-cell>
          <table:table-cell office:value-type="float" office:value="1219"/>
          <table:table-cell office:value-type="float" office:value="6001"/>
          <table:table-cell office:value-type="string">
            <text:p>Batovi</text:p>
          </table:table-cell>
          <table:table-cell office:value-type="string">
            <text:p>Wauja</text:p>
          </table:table-cell>
          <table:table-cell office:value-type="string">
            <text:p>Gaúcha do Norte</text:p>
          </table:table-cell>
          <table:table-cell office:value-type="string">
            <text:p>MT</text:p>
          </table:table-cell>
          <table:table-cell office:value-type="float" office:value="5158.9817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INGU</text:p>
          </table:table-cell>
          <table:table-cell office:value-type="string">
            <text:p>Não</text:p>
          </table:table-cell>
          <table:table-cell office:value-type="float" office:value="30202002060"/>
          <table:table-cell office:value-type="string">
            <text:p>COORDENACAO REGIONAL XINGU</text:p>
          </table:table-cell>
          <table:table-cell office:value-type="string">
            <text:p>CR-XIN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f6</text:p>
          </table:table-cell>
          <table:table-cell office:value-type="float" office:value="51"/>
          <table:table-cell office:value-type="float" office:value="5101"/>
          <table:table-cell office:value-type="string">
            <text:p>Baía dos Guató</text:p>
          </table:table-cell>
          <table:table-cell office:value-type="string">
            <text:p>Guató </text:p>
          </table:table-cell>
          <table:table-cell office:value-type="string">
            <text:p>Barão de Melgaço,Poconé</text:p>
          </table:table-cell>
          <table:table-cell office:value-type="string">
            <text:p>MT</text:p>
          </table:table-cell>
          <table:table-cell office:value-type="float" office:value="19216.9605999999990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9/03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5</text:p>
          </table:table-cell>
          <table:table-cell office:value-type="float" office:value="1220"/>
          <table:table-cell office:value-type="float" office:value="6101"/>
          <table:table-cell office:value-type="string">
            <text:p>Baú</text:p>
          </table:table-cell>
          <table:table-cell office:value-type="string">
            <text:p>Kayapó</text:p>
          </table:table-cell>
          <table:table-cell office:value-type="string">
            <text:p>Altamira</text:p>
          </table:table-cell>
          <table:table-cell office:value-type="string">
            <text:p>PA</text:p>
          </table:table-cell>
          <table:table-cell office:value-type="float" office:value="1540930.1555000001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f4</text:p>
          </table:table-cell>
          <table:table-cell office:value-type="float" office:value="332"/>
          <table:table-cell office:value-type="float" office:value="6201"/>
          <table:table-cell office:value-type="string">
            <text:p>Betania</text:p>
          </table:table-cell>
          <table:table-cell office:value-type="string">
            <text:p>Tikúna</text:p>
          </table:table-cell>
          <table:table-cell office:value-type="string">
            <text:p>Tonantins,Santo Antônio do Içá,Amaturá</text:p>
          </table:table-cell>
          <table:table-cell office:value-type="string">
            <text:p>AM</text:p>
          </table:table-cell>
          <table:table-cell office:value-type="float" office:value="122769.0265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21/1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3</text:p>
          </table:table-cell>
          <table:table-cell office:value-type="float" office:value="367"/>
          <table:table-cell office:value-type="float" office:value="58502"/>
          <table:table-cell office:value-type="string">
            <text:p>Boa Vista - AM</text:p>
          </table:table-cell>
          <table:table-cell office:value-type="string">
            <text:p>Múra</text:p>
          </table:table-cell>
          <table:table-cell office:value-type="string">
            <text:p>Careiro da Várzea</text:p>
          </table:table-cell>
          <table:table-cell office:value-type="string">
            <text:p>AM</text:p>
          </table:table-cell>
          <table:table-cell office:value-type="float" office:value="337.356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2</text:p>
          </table:table-cell>
          <table:table-cell office:value-type="float" office:value="247"/>
          <table:table-cell office:value-type="float" office:value="58601"/>
          <table:table-cell office:value-type="string">
            <text:p>Boa Vista - PR</text:p>
          </table:table-cell>
          <table:table-cell office:value-type="string">
            <text:p>Kaingang</text:p>
          </table:table-cell>
          <table:table-cell office:value-type="string">
            <text:p>Laranjeiras do Sul</text:p>
          </table:table-cell>
          <table:table-cell office:value-type="string">
            <text:p>PR</text:p>
          </table:table-cell>
          <table:table-cell office:value-type="float" office:value="7336.3307999999997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f</text:p>
          </table:table-cell>
          <table:table-cell office:value-type="string">
            <text:p>13/09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f1</text:p>
          </table:table-cell>
          <table:table-cell office:value-type="float" office:value="1223"/>
          <table:table-cell office:value-type="float" office:value="6302"/>
          <table:table-cell office:value-type="string">
            <text:p>Boa Vista Sertão do Promirim</text:p>
          </table:table-cell>
          <table:table-cell office:value-type="string">
            <text:p>Guaraní</text:p>
          </table:table-cell>
          <table:table-cell office:value-type="string">
            <text:p>Ubatuba</text:p>
          </table:table-cell>
          <table:table-cell office:value-type="string">
            <text:p>SP</text:p>
          </table:table-cell>
          <table:table-cell office:value-type="float" office:value="542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f0</text:p>
          </table:table-cell>
          <table:table-cell office:value-type="float" office:value="1222"/>
          <table:table-cell office:value-type="float" office:value="6301"/>
          <table:table-cell office:value-type="string">
            <text:p>Boa Vista Sertão do Promirim</text:p>
          </table:table-cell>
          <table:table-cell office:value-type="string">
            <text:p>Guaraní</text:p>
          </table:table-cell>
          <table:table-cell office:value-type="string">
            <text:p>Ubatuba</text:p>
          </table:table-cell>
          <table:table-cell office:value-type="string">
            <text:p>SP</text:p>
          </table:table-cell>
          <table:table-cell office:value-type="float" office:value="906.388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ef</text:p>
          </table:table-cell>
          <table:table-cell office:value-type="float" office:value="450"/>
          <table:table-cell office:value-type="float" office:value="6401"/>
          <table:table-cell office:value-type="string">
            <text:p>Boca do Acre</text:p>
          </table:table-cell>
          <table:table-cell office:value-type="string">
            <text:p>Apurinã</text:p>
          </table:table-cell>
          <table:table-cell office:value-type="string">
            <text:p>Boca do Acre,Lábrea</text:p>
          </table:table-cell>
          <table:table-cell office:value-type="string">
            <text:p>AM</text:p>
          </table:table-cell>
          <table:table-cell office:value-type="float" office:value="26240.423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Sim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 office:value-type="string">
            <text:p>22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e</text:p>
          </table:table-cell>
          <table:table-cell office:value-type="float" office:value="300"/>
          <table:table-cell office:value-type="float" office:value="6501"/>
          <table:table-cell office:value-type="string">
            <text:p>Bom Intento</text:p>
          </table:table-cell>
          <table:table-cell office:value-type="string">
            <text:p>Tikúna</text:p>
          </table:table-cell>
          <table:table-cell office:value-type="string">
            <text:p>Benjamin Constant</text:p>
          </table:table-cell>
          <table:table-cell office:value-type="string">
            <text:p>AM</text:p>
          </table:table-cell>
          <table:table-cell office:value-type="float" office:value="1613.0429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25/09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d</text:p>
          </table:table-cell>
          <table:table-cell office:value-type="float" office:value="261"/>
          <table:table-cell office:value-type="float" office:value="6601"/>
          <table:table-cell office:value-type="string">
            <text:p>Bom Jesus</text:p>
          </table:table-cell>
          <table:table-cell office:value-type="string">
            <text:p>Makuxí</text:p>
          </table:table-cell>
          <table:table-cell office:value-type="string">
            <text:p>Bonfim</text:p>
          </table:table-cell>
          <table:table-cell office:value-type="string">
            <text:p>RR</text:p>
          </table:table-cell>
          <table:table-cell office:value-type="float" office:value="859.12710000000004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c</text:p>
          </table:table-cell>
          <table:table-cell office:value-type="float" office:value="259"/>
          <table:table-cell office:value-type="float" office:value="6701"/>
          <table:table-cell office:value-type="string">
            <text:p>Boqueirão</text:p>
          </table:table-cell>
          <table:table-cell office:value-type="string">
            <text:p>Makuxí,Wapixana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16354.0776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10/03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b</text:p>
          </table:table-cell>
          <table:table-cell office:value-type="float" office:value="1712"/>
          <table:table-cell office:value-type="float" office:value="62501"/>
          <table:table-cell office:value-type="string">
            <text:p>Bragança-Marituba</text:p>
          </table:table-cell>
          <table:table-cell office:value-type="string">
            <text:p>Mundurukú</text:p>
          </table:table-cell>
          <table:table-cell office:value-type="string">
            <text:p>Belterra</text:p>
          </table:table-cell>
          <table:table-cell office:value-type="string">
            <text:p>PA</text:p>
          </table:table-cell>
          <table:table-cell office:value-type="float" office:value="13515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ea</text:p>
          </table:table-cell>
          <table:table-cell office:value-type="float" office:value="1228"/>
          <table:table-cell office:value-type="float" office:value="6901"/>
          <table:table-cell office:value-type="string">
            <text:p>Brejo do Burgo</text:p>
          </table:table-cell>
          <table:table-cell office:value-type="string">
            <text:p>Pankararé</text:p>
          </table:table-cell>
          <table:table-cell office:value-type="string">
            <text:p>Glória,Paulo Afonso,Rodelas</text:p>
          </table:table-cell>
          <table:table-cell office:value-type="string">
            <text:p>BA</text:p>
          </table:table-cell>
          <table:table-cell office:value-type="float" office:value="17924.8496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e9</text:p>
          </table:table-cell>
          <table:table-cell office:value-type="float" office:value="290"/>
          <table:table-cell office:value-type="float" office:value="7001"/>
          <table:table-cell office:value-type="string">
            <text:p>Buriti</text:p>
          </table:table-cell>
          <table:table-cell office:value-type="string">
            <text:p>Terena</text:p>
          </table:table-cell>
          <table:table-cell office:value-type="string">
            <text:p>Sidrolândia,Dois Irmãos do Buriti</text:p>
          </table:table-cell>
          <table:table-cell office:value-type="string">
            <text:p>MS</text:p>
          </table:table-cell>
          <table:table-cell office:value-type="float" office:value="2090.1691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19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8</text:p>
          </table:table-cell>
          <table:table-cell office:value-type="float" office:value="49"/>
          <table:table-cell office:value-type="float" office:value="7002"/>
          <table:table-cell office:value-type="string">
            <text:p>Buriti</text:p>
          </table:table-cell>
          <table:table-cell office:value-type="string">
            <text:p>Terena</text:p>
          </table:table-cell>
          <table:table-cell office:value-type="string">
            <text:p>Sidrolândia,Dois Irmãos do Buriti</text:p>
          </table:table-cell>
          <table:table-cell office:value-type="string">
            <text:p>MS</text:p>
          </table:table-cell>
          <table:table-cell office:value-type="float" office:value="1720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f</text:p>
          </table:table-cell>
          <table:table-cell office:value-type="string">
            <text:p>08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7</text:p>
          </table:table-cell>
          <table:table-cell office:value-type="float" office:value="1231"/>
          <table:table-cell office:value-type="float" office:value="7101"/>
          <table:table-cell office:value-type="string">
            <text:p>Buritizinho</text:p>
          </table:table-cell>
          <table:table-cell office:value-type="string">
            <text:p>Guarani Kaiowá</text:p>
          </table:table-cell>
          <table:table-cell office:value-type="string">
            <text:p>Sidrolândia</text:p>
          </table:table-cell>
          <table:table-cell office:value-type="string">
            <text:p>MS</text:p>
          </table:table-cell>
          <table:table-cell office:value-type="float" office:value="9.7428000000000008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e6</text:p>
          </table:table-cell>
          <table:table-cell office:value-type="float" office:value="176"/>
          <table:table-cell office:value-type="float" office:value="7201"/>
          <table:table-cell office:value-type="string">
            <text:p>Caarapó</text:p>
          </table:table-cell>
          <table:table-cell office:value-type="string">
            <text:p>Guarani Kaiowá</text:p>
          </table:table-cell>
          <table:table-cell office:value-type="string">
            <text:p>Caarapó</text:p>
          </table:table-cell>
          <table:table-cell office:value-type="string">
            <text:p>MS</text:p>
          </table:table-cell>
          <table:table-cell office:value-type="float" office:value="3594.4153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t</text:p>
          </table:table-cell>
          <table:table-cell office:value-type="string">
            <text:p>27/12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5</text:p>
          </table:table-cell>
          <table:table-cell office:value-type="float" office:value="1233"/>
          <table:table-cell office:value-type="float" office:value="7301"/>
          <table:table-cell office:value-type="string">
            <text:p>Cabeceira do Rio Acre</text:p>
          </table:table-cell>
          <table:table-cell office:value-type="string">
            <text:p>Yaminawa</text:p>
          </table:table-cell>
          <table:table-cell office:value-type="string">
            <text:p>Sena Madureira,Assis Brasil</text:p>
          </table:table-cell>
          <table:table-cell office:value-type="string">
            <text:p>AC</text:p>
          </table:table-cell>
          <table:table-cell office:value-type="float" office:value="78512.58340000000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Sim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e4</text:p>
          </table:table-cell>
          <table:table-cell office:value-type="float" office:value="1234"/>
          <table:table-cell office:value-type="float" office:value="7401"/>
          <table:table-cell office:value-type="string">
            <text:p>Cacau do Tarauaca</text:p>
          </table:table-cell>
          <table:table-cell office:value-type="string">
            <text:p>Kulina Páno</text:p>
          </table:table-cell>
          <table:table-cell office:value-type="string">
            <text:p>Envira</text:p>
          </table:table-cell>
          <table:table-cell office:value-type="string">
            <text:p>AM</text:p>
          </table:table-cell>
          <table:table-cell office:value-type="float" office:value="28367.294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VALE DO JAVARI</text:p>
          </table:table-cell>
          <table:table-cell office:value-type="string">
            <text:p>Não</text:p>
          </table:table-cell>
          <table:table-cell office:value-type="float" office:value="30202001892"/>
          <table:table-cell office:value-type="string">
            <text:p>COORDENACAO REGIONAL DO VALE DO JAVARI</text:p>
          </table:table-cell>
          <table:table-cell office:value-type="string">
            <text:p>CR-VJ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e3</text:p>
          </table:table-cell>
          <table:table-cell office:value-type="float" office:value="142"/>
          <table:table-cell office:value-type="float" office:value="7601"/>
          <table:table-cell office:value-type="string">
            <text:p>Cachoeira Seca</text:p>
          </table:table-cell>
          <table:table-cell office:value-type="string">
            <text:p>Arara do Pará</text:p>
          </table:table-cell>
          <table:table-cell office:value-type="string">
            <text:p>Altamira,Uruará,Placas</text:p>
          </table:table-cell>
          <table:table-cell office:value-type="string">
            <text:p>PA</text:p>
          </table:table-cell>
          <table:table-cell office:value-type="float" office:value="733688.2506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22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2</text:p>
          </table:table-cell>
          <table:table-cell office:value-type="float" office:value="486"/>
          <table:table-cell office:value-type="float" office:value="7501"/>
          <table:table-cell office:value-type="string">
            <text:p>Cachoeira dos Inácios</text:p>
          </table:table-cell>
          <table:table-cell office:value-type="string">
            <text:p>Guarani Mbya</text:p>
          </table:table-cell>
          <table:table-cell office:value-type="string">
            <text:p>Imaruí</text:p>
          </table:table-cell>
          <table:table-cell office:value-type="string">
            <text:p>SC</text:p>
          </table:table-cell>
          <table:table-cell office:value-type="float" office:value="80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30/08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1</text:p>
          </table:table-cell>
          <table:table-cell office:value-type="float" office:value="327"/>
          <table:table-cell office:value-type="float" office:value="7702"/>
          <table:table-cell office:value-type="string">
            <text:p>Cachoeirinha</text:p>
          </table:table-cell>
          <table:table-cell office:value-type="string">
            <text:p>Terena</text:p>
          </table:table-cell>
          <table:table-cell office:value-type="string">
            <text:p>Miranda</text:p>
          </table:table-cell>
          <table:table-cell office:value-type="string">
            <text:p>MS</text:p>
          </table:table-cell>
          <table:table-cell office:value-type="float" office:value="36288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f</text:p>
          </table:table-cell>
          <table:table-cell office:value-type="string">
            <text:p>2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e0</text:p>
          </table:table-cell>
          <table:table-cell office:value-type="float" office:value="401"/>
          <table:table-cell office:value-type="float" office:value="7701"/>
          <table:table-cell office:value-type="string">
            <text:p>Cachoeirinha</text:p>
          </table:table-cell>
          <table:table-cell office:value-type="string">
            <text:p>Terena</text:p>
          </table:table-cell>
          <table:table-cell office:value-type="string">
            <text:p>Miranda</text:p>
          </table:table-cell>
          <table:table-cell office:value-type="string">
            <text:p>MS</text:p>
          </table:table-cell>
          <table:table-cell office:value-type="float" office:value="2658.1633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16/04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f</text:p>
          </table:table-cell>
          <table:table-cell office:value-type="float" office:value="437"/>
          <table:table-cell office:value-type="float" office:value="7801"/>
          <table:table-cell office:value-type="string">
            <text:p>Cacique Doble</text:p>
          </table:table-cell>
          <table:table-cell office:value-type="string">
            <text:p>Guaraní,Kaingang</text:p>
          </table:table-cell>
          <table:table-cell office:value-type="string">
            <text:p>Cacique Doble,São José do Ouro</text:p>
          </table:table-cell>
          <table:table-cell office:value-type="string">
            <text:p>RS</text:p>
          </table:table-cell>
          <table:table-cell office:value-type="float" office:value="4426.2833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13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e</text:p>
          </table:table-cell>
          <table:table-cell office:value-type="float" office:value="368"/>
          <table:table-cell office:value-type="float" office:value="58701"/>
          <table:table-cell office:value-type="string">
            <text:p>Cacique Fontoura</text:p>
          </table:table-cell>
          <table:table-cell office:value-type="string">
            <text:p>Karajá</text:p>
          </table:table-cell>
          <table:table-cell office:value-type="string">
            <text:p>Luciara,São Félix do Araguaia</text:p>
          </table:table-cell>
          <table:table-cell office:value-type="string">
            <text:p>MT</text:p>
          </table:table-cell>
          <table:table-cell office:value-type="float" office:value="32304.722600000001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f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d</text:p>
          </table:table-cell>
          <table:table-cell office:value-type="float" office:value="476"/>
          <table:table-cell office:value-type="float" office:value="59301"/>
          <table:table-cell office:value-type="string">
            <text:p>Caieiras Velha II</text:p>
          </table:table-cell>
          <table:table-cell office:value-type="string">
            <text:p>Guarani Mbya,Tupiniquim</text:p>
          </table:table-cell>
          <table:table-cell office:value-type="string">
            <text:p>Aracruz</text:p>
          </table:table-cell>
          <table:table-cell office:value-type="string">
            <text:p>ES</text:p>
          </table:table-cell>
          <table:table-cell office:value-type="float" office:value="57.393500000000003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10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c</text:p>
          </table:table-cell>
          <table:table-cell office:value-type="float" office:value="223"/>
          <table:table-cell office:value-type="float" office:value="8101"/>
          <table:table-cell office:value-type="string">
            <text:p>Caititu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308062.61560000002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 office:value-type="string">
            <text:p>04/05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b</text:p>
          </table:table-cell>
          <table:table-cell office:value-type="float" office:value="475"/>
          <table:table-cell office:value-type="float" office:value="7901"/>
          <table:table-cell office:value-type="string">
            <text:p>Caiçara/Ilha de São Pedro</text:p>
          </table:table-cell>
          <table:table-cell office:value-type="string">
            <text:p>Xocó</text:p>
          </table:table-cell>
          <table:table-cell office:value-type="string">
            <text:p>Porto da Folha</text:p>
          </table:table-cell>
          <table:table-cell office:value-type="string">
            <text:p>SE</text:p>
          </table:table-cell>
          <table:table-cell office:value-type="float" office:value="4316.7767999999996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08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a</text:p>
          </table:table-cell>
          <table:table-cell office:value-type="float" office:value="1244"/>
          <table:table-cell office:value-type="float" office:value="8201"/>
          <table:table-cell office:value-type="string">
            <text:p>Cajueiro</text:p>
          </table:table-cell>
          <table:table-cell office:value-type="string">
            <text:p>Makuxí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4303.8482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d9</text:p>
          </table:table-cell>
          <table:table-cell office:value-type="float" office:value="333"/>
          <table:table-cell office:value-type="float" office:value="8301"/>
          <table:table-cell office:value-type="string">
            <text:p>Cajuhiri Atravessado</text:p>
          </table:table-cell>
          <table:table-cell office:value-type="string">
            <text:p>Kambéba,Miránha,Tikúna</text:p>
          </table:table-cell>
          <table:table-cell office:value-type="string">
            <text:p>Coari</text:p>
          </table:table-cell>
          <table:table-cell office:value-type="string">
            <text:p>AM</text:p>
          </table:table-cell>
          <table:table-cell office:value-type="float" office:value="12455.7188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27/10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8</text:p>
          </table:table-cell>
          <table:table-cell office:value-type="float" office:value="1246"/>
          <table:table-cell office:value-type="float" office:value="8401"/>
          <table:table-cell office:value-type="string">
            <text:p>Camadeni</text:p>
          </table:table-cell>
          <table:table-cell office:value-type="string">
            <text:p>Jamamadí</text:p>
          </table:table-cell>
          <table:table-cell office:value-type="string">
            <text:p>Pauini</text:p>
          </table:table-cell>
          <table:table-cell office:value-type="string">
            <text:p>AM</text:p>
          </table:table-cell>
          <table:table-cell office:value-type="float" office:value="150930.5548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d7</text:p>
          </table:table-cell>
          <table:table-cell office:value-type="float" office:value="249"/>
          <table:table-cell office:value-type="float" office:value="8501"/>
          <table:table-cell office:value-type="string">
            <text:p>Camicua</text:p>
          </table:table-cell>
          <table:table-cell office:value-type="string">
            <text:p>Apurinã</text:p>
          </table:table-cell>
          <table:table-cell office:value-type="string">
            <text:p>Boca do Acre</text:p>
          </table:table-cell>
          <table:table-cell office:value-type="string">
            <text:p>AM</text:p>
          </table:table-cell>
          <table:table-cell office:value-type="float" office:value="58519.5999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Não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 office:value-type="string">
            <text:p>22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6</text:p>
          </table:table-cell>
          <table:table-cell office:value-type="float" office:value="280"/>
          <table:table-cell office:value-type="float" office:value="8601"/>
          <table:table-cell office:value-type="string">
            <text:p>Campinas/Katukina</text:p>
          </table:table-cell>
          <table:table-cell office:value-type="string">
            <text:p>Katukina</text:p>
          </table:table-cell>
          <table:table-cell office:value-type="string">
            <text:p>Cruzeiro do Sul</text:p>
          </table:table-cell>
          <table:table-cell office:value-type="string">
            <text:p>AC</text:p>
          </table:table-cell>
          <table:table-cell office:value-type="float" office:value="32623.644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17/06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5</text:p>
          </table:table-cell>
          <table:table-cell office:value-type="float" office:value="157"/>
          <table:table-cell office:value-type="float" office:value="72301"/>
          <table:table-cell office:value-type="string">
            <text:p>Campo Bonito</text:p>
          </table:table-cell>
          <table:table-cell office:value-type="string">
            <text:p>Guarani Mbya</text:p>
          </table:table-cell>
          <table:table-cell office:value-type="string">
            <text:p>Torres</text:p>
          </table:table-cell>
          <table:table-cell office:value-type="string">
            <text:p>RS</text:p>
          </table:table-cell>
          <table:table-cell office:value-type="float" office:value="76.386899999999997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27/12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4</text:p>
          </table:table-cell>
          <table:table-cell office:value-type="float" office:value="285"/>
          <table:table-cell office:value-type="float" office:value="8701"/>
          <table:table-cell office:value-type="string">
            <text:p>Cana Brava/Guajajara</text:p>
          </table:table-cell>
          <table:table-cell office:value-type="string">
            <text:p>Tenetehara</text:p>
          </table:table-cell>
          <table:table-cell office:value-type="string">
            <text:p>Jenipapo dos Vieiras,Barra do Corda,Barão de Grajaú</text:p>
          </table:table-cell>
          <table:table-cell office:value-type="string">
            <text:p>MA</text:p>
          </table:table-cell>
          <table:table-cell office:value-type="float" office:value="137329.542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16/07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3</text:p>
          </table:table-cell>
          <table:table-cell office:value-type="float" office:value="266"/>
          <table:table-cell office:value-type="float" office:value="8801"/>
          <table:table-cell office:value-type="string">
            <text:p>Canauanim</text:p>
          </table:table-cell>
          <table:table-cell office:value-type="string">
            <text:p>Makuxí,Wapixana</text:p>
          </table:table-cell>
          <table:table-cell office:value-type="string">
            <text:p>Cantá</text:p>
          </table:table-cell>
          <table:table-cell office:value-type="string">
            <text:p>RR</text:p>
          </table:table-cell>
          <table:table-cell office:value-type="float" office:value="11182.437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9/10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2</text:p>
          </table:table-cell>
          <table:table-cell office:value-type="float" office:value="85"/>
          <table:table-cell office:value-type="float" office:value="72701"/>
          <table:table-cell office:value-type="string">
            <text:p>Canelinha</text:p>
          </table:table-cell>
          <table:table-cell office:value-type="string">
            <text:p>Guarani Mbya</text:p>
          </table:table-cell>
          <table:table-cell office:value-type="string">
            <text:p>Canelinha</text:p>
          </table:table-cell>
          <table:table-cell office:value-type="string">
            <text:p>SC</text:p>
          </table:table-cell>
          <table:table-cell office:value-type="float" office:value="207.7552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17/09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d1</text:p>
          </table:table-cell>
          <table:table-cell office:value-type="float" office:value="1251"/>
          <table:table-cell office:value-type="float" office:value="8901"/>
          <table:table-cell office:value-type="string">
            <text:p>Cantagalo</text:p>
          </table:table-cell>
          <table:table-cell office:value-type="string">
            <text:p>Guarani Mbya</text:p>
          </table:table-cell>
          <table:table-cell office:value-type="string">
            <text:p>Porto Alegre,Viamão</text:p>
          </table:table-cell>
          <table:table-cell office:value-type="string">
            <text:p>RS</text:p>
          </table:table-cell>
          <table:table-cell office:value-type="float" office:value="283.67610000000002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d0</text:p>
          </table:table-cell>
          <table:table-cell office:value-type="float" office:value="1252"/>
          <table:table-cell office:value-type="float" office:value="9101"/>
          <table:table-cell office:value-type="string">
            <text:p>Capivari</text:p>
          </table:table-cell>
          <table:table-cell office:value-type="string">
            <text:p>Guarani Mbya</text:p>
          </table:table-cell>
          <table:table-cell office:value-type="string">
            <text:p>Palmares do Sul</text:p>
          </table:table-cell>
          <table:table-cell office:value-type="string">
            <text:p>RS</text:p>
          </table:table-cell>
          <table:table-cell office:value-type="float" office:value="43.321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cf</text:p>
          </table:table-cell>
          <table:table-cell office:value-type="float" office:value="79"/>
          <table:table-cell office:value-type="float" office:value="9201"/>
          <table:table-cell office:value-type="string">
            <text:p>Capoto/Jarina</text:p>
          </table:table-cell>
          <table:table-cell office:value-type="string">
            <text:p>Kayapó</text:p>
          </table:table-cell>
          <table:table-cell office:value-type="string">
            <text:p>São José do Xingu,Santa Cruz do Xingu,Peixoto de Azevedo</text:p>
          </table:table-cell>
          <table:table-cell office:value-type="string">
            <text:p>MT</text:p>
          </table:table-cell>
          <table:table-cell office:value-type="float" office:value="634915.2256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TE DO MATO GROSSO</text:p>
          </table:table-cell>
          <table:table-cell office:value-type="string">
            <text:p>Não</text:p>
          </table:table-cell>
          <table:table-cell office:value-type="float" office:value="30202002039"/>
          <table:table-cell office:value-type="string">
            <text:p>COORDENACAO REGIONAL NORTE DO MATO GROSSO</text:p>
          </table:table-cell>
          <table:table-cell office:value-type="string">
            <text:p>CR-NMT</text:p>
          </table:table-cell>
          <table:table-cell office:value-type="string">
            <text:p>t</text:p>
          </table:table-cell>
          <table:table-cell office:value-type="string">
            <text:p>24/07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e</text:p>
          </table:table-cell>
          <table:table-cell office:value-type="float" office:value="233"/>
          <table:table-cell office:value-type="float" office:value="9301"/>
          <table:table-cell office:value-type="string">
            <text:p>Caramuru/Paraguassu</text:p>
          </table:table-cell>
          <table:table-cell office:value-type="string">
            <text:p>Pataxo Há-Há-Há</text:p>
          </table:table-cell>
          <table:table-cell office:value-type="string">
            <text:p>Pau Brasil,Itaju do Colônia,Camacan</text:p>
          </table:table-cell>
          <table:table-cell office:value-type="string">
            <text:p>BA</text:p>
          </table:table-cell>
          <table:table-cell office:value-type="float" office:value="54105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 office:value-type="string">
            <text:p>18/04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d</text:p>
          </table:table-cell>
          <table:table-cell office:value-type="float" office:value="405"/>
          <table:table-cell office:value-type="float" office:value="9601"/>
          <table:table-cell office:value-type="string">
            <text:p>Carreteiro</text:p>
          </table:table-cell>
          <table:table-cell office:value-type="string">
            <text:p>Kaingang</text:p>
          </table:table-cell>
          <table:table-cell office:value-type="string">
            <text:p>Água Santa</text:p>
          </table:table-cell>
          <table:table-cell office:value-type="string">
            <text:p>RS</text:p>
          </table:table-cell>
          <table:table-cell office:value-type="float" office:value="602.975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06/10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c</text:p>
          </table:table-cell>
          <table:table-cell office:value-type="float" office:value="305"/>
          <table:table-cell office:value-type="float" office:value="9401"/>
          <table:table-cell office:value-type="string">
            <text:p>Carretão I</text:p>
          </table:table-cell>
          <table:table-cell office:value-type="string">
            <text:p>Tapuia</text:p>
          </table:table-cell>
          <table:table-cell office:value-type="string">
            <text:p>Rubiataba,Nova América</text:p>
          </table:table-cell>
          <table:table-cell office:value-type="string">
            <text:p>GO</text:p>
          </table:table-cell>
          <table:table-cell office:value-type="float" office:value="1666.451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4/10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b</text:p>
          </table:table-cell>
          <table:table-cell office:value-type="float" office:value="288"/>
          <table:table-cell office:value-type="float" office:value="9501"/>
          <table:table-cell office:value-type="string">
            <text:p>Carretão II</text:p>
          </table:table-cell>
          <table:table-cell office:value-type="string">
            <text:p>Tapuia</text:p>
          </table:table-cell>
          <table:table-cell office:value-type="string">
            <text:p>Nova América</text:p>
          </table:table-cell>
          <table:table-cell office:value-type="string">
            <text:p>GO</text:p>
          </table:table-cell>
          <table:table-cell office:value-type="float" office:value="77.504300000000001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26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a</text:p>
          </table:table-cell>
          <table:table-cell office:value-type="float" office:value="431"/>
          <table:table-cell office:value-type="float" office:value="9701"/>
          <table:table-cell office:value-type="string">
            <text:p>Caru</text:p>
          </table:table-cell>
          <table:table-cell office:value-type="string">
            <text:p>Tenetehara</text:p>
          </table:table-cell>
          <table:table-cell office:value-type="string">
            <text:p>Bom Jardim</text:p>
          </table:table-cell>
          <table:table-cell office:value-type="string">
            <text:p>MA</text:p>
          </table:table-cell>
          <table:table-cell office:value-type="float" office:value="172667.3777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9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9</text:p>
          </table:table-cell>
          <table:table-cell office:value-type="float" office:value="1259"/>
          <table:table-cell office:value-type="float" office:value="9801"/>
          <table:table-cell office:value-type="string">
            <text:p>Catipari/Mamoria</text:p>
          </table:table-cell>
          <table:table-cell office:value-type="string">
            <text:p>Apurinã</text:p>
          </table:table-cell>
          <table:table-cell office:value-type="string">
            <text:p>Pauini</text:p>
          </table:table-cell>
          <table:table-cell office:value-type="string">
            <text:p>AM</text:p>
          </table:table-cell>
          <table:table-cell office:value-type="float" office:value="115044.350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c8</text:p>
          </table:table-cell>
          <table:table-cell office:value-type="float" office:value="1742"/>
          <table:table-cell office:value-type="float" office:value="60701"/>
          <table:table-cell office:value-type="string">
            <text:p>Caxixó</text:p>
          </table:table-cell>
          <table:table-cell office:value-type="string">
            <text:p>Kaxixó</text:p>
          </table:table-cell>
          <table:table-cell office:value-type="string">
            <text:p>Pompéu,Martinho Campos</text:p>
          </table:table-cell>
          <table:table-cell office:value-type="string">
            <text:p>MG</text:p>
          </table:table-cell>
          <table:table-cell office:value-type="float" office:value="5411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c7</text:p>
          </table:table-cell>
          <table:table-cell office:value-type="float" office:value="217"/>
          <table:table-cell office:value-type="float" office:value="67701"/>
          <table:table-cell office:value-type="string">
            <text:p>Cerco Grande</text:p>
          </table:table-cell>
          <table:table-cell office:value-type="string">
            <text:p>Guaraní</text:p>
          </table:table-cell>
          <table:table-cell office:value-type="string">
            <text:p>Guaraqueçaba</text:p>
          </table:table-cell>
          <table:table-cell office:value-type="string">
            <text:p>PR</text:p>
          </table:table-cell>
          <table:table-cell office:value-type="float" office:value="139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17/04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6</text:p>
          </table:table-cell>
          <table:table-cell office:value-type="float" office:value="430"/>
          <table:table-cell office:value-type="float" office:value="9901"/>
          <table:table-cell office:value-type="string">
            <text:p>Cerrito</text:p>
          </table:table-cell>
          <table:table-cell office:value-type="string">
            <text:p>Guarani Nhandeva</text:p>
          </table:table-cell>
          <table:table-cell office:value-type="string">
            <text:p>Eldorado</text:p>
          </table:table-cell>
          <table:table-cell office:value-type="string">
            <text:p>MS</text:p>
          </table:table-cell>
          <table:table-cell office:value-type="float" office:value="1950.9806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8/10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5</text:p>
          </table:table-cell>
          <table:table-cell office:value-type="float" office:value="1261"/>
          <table:table-cell office:value-type="float" office:value="10001"/>
          <table:table-cell office:value-type="string">
            <text:p>Chão Preto</text:p>
          </table:table-cell>
          <table:table-cell office:value-type="string">
            <text:p>Xavante</text:p>
          </table:table-cell>
          <table:table-cell office:value-type="string">
            <text:p>Campinápolis</text:p>
          </table:table-cell>
          <table:table-cell office:value-type="string">
            <text:p>MT</text:p>
          </table:table-cell>
          <table:table-cell office:value-type="float" office:value="12741.8456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c4</text:p>
          </table:table-cell>
          <table:table-cell office:value-type="float" office:value="1262"/>
          <table:table-cell office:value-type="float" office:value="10101"/>
          <table:table-cell office:value-type="string">
            <text:p>Coata-Laranjal</text:p>
          </table:table-cell>
          <table:table-cell office:value-type="string">
            <text:p>Mundurukú</text:p>
          </table:table-cell>
          <table:table-cell office:value-type="string">
            <text:p>Borba</text:p>
          </table:table-cell>
          <table:table-cell office:value-type="string">
            <text:p>AM</text:p>
          </table:table-cell>
          <table:table-cell office:value-type="float" office:value="1153210.112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c3</text:p>
          </table:table-cell>
          <table:table-cell office:value-type="float" office:value="87"/>
          <table:table-cell office:value-type="float" office:value="59401"/>
          <table:table-cell office:value-type="string">
            <text:p>Cobra Grande</text:p>
          </table:table-cell>
          <table:table-cell office:value-type="string">
            <text:p>Arapiun</text:p>
          </table:table-cell>
          <table:table-cell office:value-type="string">
            <text:p>Santarém</text:p>
          </table:table-cell>
          <table:table-cell office:value-type="string">
            <text:p>PA</text:p>
          </table:table-cell>
          <table:table-cell office:value-type="float" office:value="890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f</text:p>
          </table:table-cell>
          <table:table-cell office:value-type="string">
            <text:p>01/10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2</text:p>
          </table:table-cell>
          <table:table-cell office:value-type="float" office:value="172"/>
          <table:table-cell office:value-type="float" office:value="10202"/>
          <table:table-cell office:value-type="string">
            <text:p>Comboios</text:p>
          </table:table-cell>
          <table:table-cell office:value-type="string">
            <text:p>Guaraní,Tupiniquim</text:p>
          </table:table-cell>
          <table:table-cell office:value-type="string">
            <text:p>Aracruz</text:p>
          </table:table-cell>
          <table:table-cell office:value-type="string">
            <text:p>ES</text:p>
          </table:table-cell>
          <table:table-cell office:value-type="float" office:value="3872.1410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c1</text:p>
          </table:table-cell>
          <table:table-cell office:value-type="float" office:value="74"/>
          <table:table-cell office:value-type="float" office:value="65101"/>
          <table:table-cell office:value-type="string">
            <text:p>Comexatibá</text:p>
          </table:table-cell>
          <table:table-cell office:value-type="string">
            <text:p>Pataxó</text:p>
          </table:table-cell>
          <table:table-cell office:value-type="string">
            <text:p>Prado</text:p>
          </table:table-cell>
          <table:table-cell office:value-type="string">
            <text:p>BA</text:p>
          </table:table-cell>
          <table:table-cell office:value-type="float" office:value="28077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f</text:p>
          </table:table-cell>
          <table:table-cell office:value-type="string">
            <text:p>07/03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c0</text:p>
          </table:table-cell>
          <table:table-cell office:value-type="float" office:value="334"/>
          <table:table-cell office:value-type="float" office:value="10301"/>
          <table:table-cell office:value-type="string">
            <text:p>Coroa Vermelha</text:p>
          </table:table-cell>
          <table:table-cell office:value-type="string">
            <text:p>Pataxó</text:p>
          </table:table-cell>
          <table:table-cell office:value-type="string">
            <text:p>Santa Cruz Cabrália,Porto Seguro</text:p>
          </table:table-cell>
          <table:table-cell office:value-type="string">
            <text:p>BA</text:p>
          </table:table-cell>
          <table:table-cell office:value-type="float" office:value="1493.9940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 office:value-type="string">
            <text:p>15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f</text:p>
          </table:table-cell>
          <table:table-cell office:value-type="float" office:value="1266"/>
          <table:table-cell office:value-type="float" office:value="10601"/>
          <table:table-cell office:value-type="string">
            <text:p>Cuia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1322.387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e</text:p>
          </table:table-cell>
          <table:table-cell office:value-type="float" office:value="1267"/>
          <table:table-cell office:value-type="float" office:value="10701"/>
          <table:table-cell office:value-type="string">
            <text:p>Cuiu-Cuiu</text:p>
          </table:table-cell>
          <table:table-cell office:value-type="string">
            <text:p>Miránha</text:p>
          </table:table-cell>
          <table:table-cell office:value-type="string">
            <text:p>Maraã</text:p>
          </table:table-cell>
          <table:table-cell office:value-type="string">
            <text:p>AM</text:p>
          </table:table-cell>
          <table:table-cell office:value-type="float" office:value="36450.97649999999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d</text:p>
          </table:table-cell>
          <table:table-cell office:value-type="float" office:value="1268"/>
          <table:table-cell office:value-type="float" office:value="10801"/>
          <table:table-cell office:value-type="string">
            <text:p>Cunhã-Sapucaia</text:p>
          </table:table-cell>
          <table:table-cell office:value-type="string">
            <text:p>Múra</text:p>
          </table:table-cell>
          <table:table-cell office:value-type="string">
            <text:p>Borba,Autazes</text:p>
          </table:table-cell>
          <table:table-cell office:value-type="string">
            <text:p>AM</text:p>
          </table:table-cell>
          <table:table-cell office:value-type="float" office:value="471450.539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c</text:p>
          </table:table-cell>
          <table:table-cell office:value-type="float" office:value="440"/>
          <table:table-cell office:value-type="float" office:value="59601"/>
          <table:table-cell office:value-type="string">
            <text:p>Cué Cué/ Marabitanas</text:p>
          </table:table-cell>
          <table:table-cell office:value-type="string">
            <text:p>Baré</text:p>
          </table:table-cell>
          <table:table-cell office:value-type="string">
            <text:p>São Gabriel da Cachoeira</text:p>
          </table:table-cell>
          <table:table-cell office:value-type="string">
            <text:p>AM</text:p>
          </table:table-cell>
          <table:table-cell office:value-type="float" office:value="808645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f</text:p>
          </table:table-cell>
          <table:table-cell office:value-type="string">
            <text:p>19/07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b</text:p>
          </table:table-cell>
          <table:table-cell office:value-type="float" office:value="1265"/>
          <table:table-cell office:value-type="float" office:value="10401"/>
          <table:table-cell office:value-type="string">
            <text:p>Córrego João Pereira</text:p>
          </table:table-cell>
          <table:table-cell office:value-type="string">
            <text:p>Tremembé</text:p>
          </table:table-cell>
          <table:table-cell office:value-type="string">
            <text:p>Itarema,Acaraú</text:p>
          </table:table-cell>
          <table:table-cell office:value-type="string">
            <text:p>CE</text:p>
          </table:table-cell>
          <table:table-cell office:value-type="float" office:value="3162.3901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a</text:p>
          </table:table-cell>
          <table:table-cell office:value-type="float" office:value="1269"/>
          <table:table-cell office:value-type="float" office:value="10901"/>
          <table:table-cell office:value-type="string">
            <text:p>Deni</text:p>
          </table:table-cell>
          <table:table-cell office:value-type="string">
            <text:p>Dení</text:p>
          </table:table-cell>
          <table:table-cell office:value-type="string">
            <text:p>Tapauá,Lábrea,Itamarati,Pauini</text:p>
          </table:table-cell>
          <table:table-cell office:value-type="string">
            <text:p>AM</text:p>
          </table:table-cell>
          <table:table-cell office:value-type="float" office:value="1531303.4990000001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9</text:p>
          </table:table-cell>
          <table:table-cell office:value-type="float" office:value="1270"/>
          <table:table-cell office:value-type="float" office:value="11001"/>
          <table:table-cell office:value-type="string">
            <text:p>Diahui</text:p>
          </table:table-cell>
          <table:table-cell office:value-type="string">
            <text:p>Diahói</text:p>
          </table:table-cell>
          <table:table-cell office:value-type="string">
            <text:p>Humaitá</text:p>
          </table:table-cell>
          <table:table-cell office:value-type="string">
            <text:p>AM</text:p>
          </table:table-cell>
          <table:table-cell office:value-type="float" office:value="47354.60300000000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8</text:p>
          </table:table-cell>
          <table:table-cell office:value-type="float" office:value="143"/>
          <table:table-cell office:value-type="float" office:value="71601"/>
          <table:table-cell office:value-type="string">
            <text:p>Djaiko-Aty</text:p>
          </table:table-cell>
          <table:table-cell office:value-type="string">
            <text:p>Guarani Nhandeva</text:p>
          </table:table-cell>
          <table:table-cell office:value-type="string">
            <text:p>Miracatu</text:p>
          </table:table-cell>
          <table:table-cell office:value-type="string">
            <text:p>SP</text:p>
          </table:table-cell>
          <table:table-cell office:value-type="float" office:value="121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29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7</text:p>
          </table:table-cell>
          <table:table-cell office:value-type="float" office:value="53"/>
          <table:table-cell office:value-type="float" office:value="11101"/>
          <table:table-cell office:value-type="string">
            <text:p>Dourados</text:p>
          </table:table-cell>
          <table:table-cell office:value-type="string">
            <text:p>Guarani Nhandeva,Terena</text:p>
          </table:table-cell>
          <table:table-cell office:value-type="string">
            <text:p>Dourados</text:p>
          </table:table-cell>
          <table:table-cell office:value-type="string">
            <text:p>MS</text:p>
          </table:table-cell>
          <table:table-cell office:value-type="float" office:value="3474.5956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t</text:p>
          </table:table-cell>
          <table:table-cell office:value-type="string">
            <text:p>21/01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6</text:p>
          </table:table-cell>
          <table:table-cell office:value-type="float" office:value="114"/>
          <table:table-cell office:value-type="float" office:value="67101"/>
          <table:table-cell office:value-type="string">
            <text:p>Dourados-Amambaipeguá I</text:p>
          </table:table-cell>
          <table:table-cell office:value-type="string">
            <text:p>Guaraní</text:p>
          </table:table-cell>
          <table:table-cell office:value-type="string">
            <text:p>Naviraí,Amambai,Dourados</text:p>
          </table:table-cell>
          <table:table-cell office:value-type="string">
            <text:p>MS</text:p>
          </table:table-cell>
          <table:table-cell office:value-type="float" office:value="5560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f</text:p>
          </table:table-cell>
          <table:table-cell office:value-type="string">
            <text:p>15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5</text:p>
          </table:table-cell>
          <table:table-cell office:value-type="float" office:value="190"/>
          <table:table-cell office:value-type="float" office:value="11201"/>
          <table:table-cell office:value-type="string">
            <text:p>Enawenê-Nawê</text:p>
          </table:table-cell>
          <table:table-cell office:value-type="string">
            <text:p>Enawenê-Nawê</text:p>
          </table:table-cell>
          <table:table-cell office:value-type="string">
            <text:p>Comodoro,Sapezal,Juína</text:p>
          </table:table-cell>
          <table:table-cell office:value-type="string">
            <text:p>MT</text:p>
          </table:table-cell>
          <table:table-cell office:value-type="float" office:value="742088.67830000003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Sim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02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4</text:p>
          </table:table-cell>
          <table:table-cell office:value-type="float" office:value="1273"/>
          <table:table-cell office:value-type="float" office:value="11301"/>
          <table:table-cell office:value-type="string">
            <text:p>Entre Serras</text:p>
          </table:table-cell>
          <table:table-cell office:value-type="string">
            <text:p>Pankararú</text:p>
          </table:table-cell>
          <table:table-cell office:value-type="string">
            <text:p>Petrolândia,Tacaratu,Jatobá</text:p>
          </table:table-cell>
          <table:table-cell office:value-type="string">
            <text:p>PE</text:p>
          </table:table-cell>
          <table:table-cell office:value-type="float" office:value="7550.0874999999996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3</text:p>
          </table:table-cell>
          <table:table-cell office:value-type="float" office:value="1274"/>
          <table:table-cell office:value-type="float" office:value="11401"/>
          <table:table-cell office:value-type="string">
            <text:p>Erikpatsá</text:p>
          </table:table-cell>
          <table:table-cell office:value-type="string">
            <text:p>Rikbaktsa</text:p>
          </table:table-cell>
          <table:table-cell office:value-type="string">
            <text:p>Brasnorte</text:p>
          </table:table-cell>
          <table:table-cell office:value-type="string">
            <text:p>MT</text:p>
          </table:table-cell>
          <table:table-cell office:value-type="float" office:value="79934.80100000000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b2</text:p>
          </table:table-cell>
          <table:table-cell office:value-type="float" office:value="302"/>
          <table:table-cell office:value-type="float" office:value="11501"/>
          <table:table-cell office:value-type="string">
            <text:p>Escondido</text:p>
          </table:table-cell>
          <table:table-cell office:value-type="string">
            <text:p>Rikbaktsa</text:p>
          </table:table-cell>
          <table:table-cell office:value-type="string">
            <text:p>Cotriguaçu</text:p>
          </table:table-cell>
          <table:table-cell office:value-type="string">
            <text:p>MT</text:p>
          </table:table-cell>
          <table:table-cell office:value-type="float" office:value="168938.4679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12/04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1</text:p>
          </table:table-cell>
          <table:table-cell office:value-type="float" office:value="335"/>
          <table:table-cell office:value-type="float" office:value="11601"/>
          <table:table-cell office:value-type="string">
            <text:p>Espírito Santo</text:p>
          </table:table-cell>
          <table:table-cell office:value-type="string">
            <text:p>Kokama</text:p>
          </table:table-cell>
          <table:table-cell office:value-type="string">
            <text:p>Jutaí</text:p>
          </table:table-cell>
          <table:table-cell office:value-type="string">
            <text:p>AM</text:p>
          </table:table-cell>
          <table:table-cell office:value-type="float" office:value="33849.08709999999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b0</text:p>
          </table:table-cell>
          <table:table-cell office:value-type="float" office:value="1277"/>
          <table:table-cell office:value-type="float" office:value="11801"/>
          <table:table-cell office:value-type="string">
            <text:p>Estação Parecis</text:p>
          </table:table-cell>
          <table:table-cell office:value-type="string">
            <text:p>Paresí</text:p>
          </table:table-cell>
          <table:table-cell office:value-type="string">
            <text:p>Diamantino</text:p>
          </table:table-cell>
          <table:table-cell office:value-type="string">
            <text:p>MT</text:p>
          </table:table-cell>
          <table:table-cell office:value-type="float" office:value="217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f</text:p>
          </table:table-cell>
          <table:table-cell office:value-type="float" office:value="1278"/>
          <table:table-cell office:value-type="float" office:value="11901"/>
          <table:table-cell office:value-type="string">
            <text:p>Estivadinho</text:p>
          </table:table-cell>
          <table:table-cell office:value-type="string">
            <text:p>Paresí</text:p>
          </table:table-cell>
          <table:table-cell office:value-type="string">
            <text:p>Tangará da Serra</text:p>
          </table:table-cell>
          <table:table-cell office:value-type="string">
            <text:p>MT</text:p>
          </table:table-cell>
          <table:table-cell office:value-type="float" office:value="2031.9413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e</text:p>
          </table:table-cell>
          <table:table-cell office:value-type="float" office:value="78"/>
          <table:table-cell office:value-type="float" office:value="72401"/>
          <table:table-cell office:value-type="string">
            <text:p>Estrada do Mar</text:p>
          </table:table-cell>
          <table:table-cell office:value-type="string">
            <text:p>Guarani Mbya</text:p>
          </table:table-cell>
          <table:table-cell office:value-type="string">
            <text:p>Osório</text:p>
          </table:table-cell>
          <table:table-cell office:value-type="string">
            <text:p>RS</text:p>
          </table:table-cell>
          <table:table-cell office:value-type="float" office:value="45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19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d</text:p>
          </table:table-cell>
          <table:table-cell office:value-type="float" office:value="1279"/>
          <table:table-cell office:value-type="float" office:value="12001"/>
          <table:table-cell office:value-type="string">
            <text:p>Estrela da Paz</text:p>
          </table:table-cell>
          <table:table-cell office:value-type="string">
            <text:p>Tikúna</text:p>
          </table:table-cell>
          <table:table-cell office:value-type="string">
            <text:p>Jutaí</text:p>
          </table:table-cell>
          <table:table-cell office:value-type="string">
            <text:p>AM</text:p>
          </table:table-cell>
          <table:table-cell office:value-type="float" office:value="12876.4892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c</text:p>
          </table:table-cell>
          <table:table-cell office:value-type="float" office:value="279"/>
          <table:table-cell office:value-type="float" office:value="12301"/>
          <table:table-cell office:value-type="string">
            <text:p>Faxinal</text:p>
          </table:table-cell>
          <table:table-cell office:value-type="string">
            <text:p>Kaingang</text:p>
          </table:table-cell>
          <table:table-cell office:value-type="string">
            <text:p>Cândido de Abreu</text:p>
          </table:table-cell>
          <table:table-cell office:value-type="string">
            <text:p>PR</text:p>
          </table:table-cell>
          <table:table-cell office:value-type="float" office:value="2043.89480000000000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16/05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b</text:p>
          </table:table-cell>
          <table:table-cell office:value-type="float" office:value="1283"/>
          <table:table-cell office:value-type="float" office:value="12401"/>
          <table:table-cell office:value-type="string">
            <text:p>Fazenda Bahiana</text:p>
          </table:table-cell>
          <table:table-cell office:value-type="string">
            <text:p>Pataxó</text:p>
          </table:table-cell>
          <table:table-cell office:value-type="string">
            <text:p>Camamu</text:p>
          </table:table-cell>
          <table:table-cell office:value-type="string">
            <text:p>BA</text:p>
          </table:table-cell>
          <table:table-cell office:value-type="float" office:value="304.56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a</text:p>
          </table:table-cell>
          <table:table-cell office:value-type="float" office:value="171"/>
          <table:table-cell office:value-type="float" office:value="73711"/>
          <table:table-cell office:value-type="string">
            <text:p>Fazenda Boa Vista - MG</text:p>
          </table:table-cell>
          <table:table-cell office:value-type="string">
            <text:p>Xucuru - Kariri</text:p>
          </table:table-cell>
          <table:table-cell office:value-type="string">
            <text:p>Caldas</text:p>
          </table:table-cell>
          <table:table-cell office:value-type="string">
            <text:p>MG</text:p>
          </table:table-cell>
          <table:table-cell office:value-type="float" office:value="101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9</text:p>
          </table:table-cell>
          <table:table-cell office:value-type="float" office:value="1284"/>
          <table:table-cell office:value-type="float" office:value="12501"/>
          <table:table-cell office:value-type="string">
            <text:p>Fazenda Canto</text:p>
          </table:table-cell>
          <table:table-cell office:value-type="string">
            <text:p>Xucuru - Kariri</text:p>
          </table:table-cell>
          <table:table-cell office:value-type="string">
            <text:p>Palmeira dos Índios</text:p>
          </table:table-cell>
          <table:table-cell office:value-type="string">
            <text:p>AL</text:p>
          </table:table-cell>
          <table:table-cell office:value-type="float" office:value="276.54939999999999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8</text:p>
          </table:table-cell>
          <table:table-cell office:value-type="float" office:value="234"/>
          <table:table-cell office:value-type="float" office:value="62201"/>
          <table:table-cell office:value-type="string">
            <text:p>Fazenda Cristo Rei</text:p>
          </table:table-cell>
          <table:table-cell office:value-type="string">
            <text:p>Pankararú</text:p>
          </table:table-cell>
          <table:table-cell office:value-type="string">
            <text:p>Jatobá</text:p>
          </table:table-cell>
          <table:table-cell office:value-type="string">
            <text:p>PE</text:p>
          </table:table-cell>
          <table:table-cell office:value-type="float" office:value="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19/07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7</text:p>
          </table:table-cell>
          <table:table-cell office:value-type="float" office:value="1286"/>
          <table:table-cell office:value-type="float" office:value="12701"/>
          <table:table-cell office:value-type="string">
            <text:p>Fazenda Guarani</text:p>
          </table:table-cell>
          <table:table-cell office:value-type="string">
            <text:p>Pataxó,Krenák</text:p>
          </table:table-cell>
          <table:table-cell office:value-type="string">
            <text:p>Senhora do Porto,Carmésia</text:p>
          </table:table-cell>
          <table:table-cell office:value-type="string">
            <text:p>MG</text:p>
          </table:table-cell>
          <table:table-cell office:value-type="float" office:value="3269.7125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6</text:p>
          </table:table-cell>
          <table:table-cell office:value-type="float" office:value="315"/>
          <table:table-cell office:value-type="float" office:value="73717"/>
          <table:table-cell office:value-type="string">
            <text:p>Fazenda Jenipapeiro</text:p>
          </table:table-cell>
          <table:table-cell office:value-type="string">
            <text:p>Atikum</text:p>
          </table:table-cell>
          <table:table-cell office:value-type="string">
            <text:p>Santa Rita de Cássia</text:p>
          </table:table-cell>
          <table:table-cell office:value-type="string">
            <text:p>BA</text:p>
          </table:table-cell>
          <table:table-cell office:value-type="float" office:value="1505.1307999999999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11/0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5</text:p>
          </table:table-cell>
          <table:table-cell office:value-type="float" office:value="470"/>
          <table:table-cell office:value-type="float" office:value="73769"/>
          <table:table-cell office:value-type="string">
            <text:p>Fazenda Mabel (Gavião/Akrãtikatêjê)</text:p>
          </table:table-cell>
          <table:table-cell office:value-type="string">
            <text:p>Gavião Krikatejê</text:p>
          </table:table-cell>
          <table:table-cell office:value-type="string">
            <text:p>Bom Jesus do Tocantins, Marabá</text:p>
          </table:table-cell>
          <table:table-cell office:value-type="string">
            <text:p>PA</text:p>
          </table:table-cell>
          <table:table-cell office:value-type="float" office:value="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 office:value-type="string">
            <text:p>Principal</text:p>
          </table:table-cell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27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4</text:p>
          </table:table-cell>
          <table:table-cell office:value-type="float" office:value="423"/>
          <table:table-cell office:value-type="float" office:value="69801"/>
          <table:table-cell office:value-type="string">
            <text:p>Fazenda Remanso</text:p>
          </table:table-cell>
          <table:table-cell office:value-type="string">
            <text:p>Tuxá</text:p>
          </table:table-cell>
          <table:table-cell office:value-type="string">
            <text:p>Muquém de São Francisco</text:p>
          </table:table-cell>
          <table:table-cell office:value-type="string">
            <text:p>BA</text:p>
          </table:table-cell>
          <table:table-cell office:value-type="float" office:value="336.95179999999999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23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3</text:p>
          </table:table-cell>
          <table:table-cell office:value-type="float" office:value="319"/>
          <table:table-cell office:value-type="float" office:value="73742"/>
          <table:table-cell office:value-type="string">
            <text:p>Fazenda Sempre Verde</text:p>
          </table:table-cell>
          <table:table-cell office:value-type="string">
            <text:p>Pankararú</text:p>
          </table:table-cell>
          <table:table-cell office:value-type="string">
            <text:p>Muquém de São Francisco</text:p>
          </table:table-cell>
          <table:table-cell office:value-type="string">
            <text:p>BA</text:p>
          </table:table-cell>
          <table:table-cell office:value-type="float" office:value="1000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23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2</text:p>
          </table:table-cell>
          <table:table-cell office:value-type="float" office:value="1732"/>
          <table:table-cell office:value-type="float" office:value="69901"/>
          <table:table-cell office:value-type="string">
            <text:p>Fazenda Sítio</text:p>
          </table:table-cell>
          <table:table-cell office:value-type="string">
            <text:p>Tuxá</text:p>
          </table:table-cell>
          <table:table-cell office:value-type="string">
            <text:p>Quijingue</text:p>
          </table:table-cell>
          <table:table-cell office:value-type="string">
            <text:p>BA</text:p>
          </table:table-cell>
          <table:table-cell office:value-type="float" office:value="409.88339999999999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a1</text:p>
          </table:table-cell>
          <table:table-cell office:value-type="float" office:value="406"/>
          <table:table-cell office:value-type="float" office:value="12801"/>
          <table:table-cell office:value-type="string">
            <text:p>Figueiras</text:p>
          </table:table-cell>
          <table:table-cell office:value-type="string">
            <text:p>Paresí</text:p>
          </table:table-cell>
          <table:table-cell office:value-type="string">
            <text:p>Barra do Bugres,Tangará da Serra</text:p>
          </table:table-cell>
          <table:table-cell office:value-type="string">
            <text:p>MT</text:p>
          </table:table-cell>
          <table:table-cell office:value-type="float" office:value="9858.929099999999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0/03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a0</text:p>
          </table:table-cell>
          <table:table-cell office:value-type="float" office:value="1288"/>
          <table:table-cell office:value-type="float" office:value="12901"/>
          <table:table-cell office:value-type="string">
            <text:p>Fortaleza do Castanho</text:p>
          </table:table-cell>
          <table:table-cell office:value-type="string">
            <text:p>Múra</text:p>
          </table:table-cell>
          <table:table-cell office:value-type="string">
            <text:p>Manaquiri</text:p>
          </table:table-cell>
          <table:table-cell office:value-type="string">
            <text:p>AM</text:p>
          </table:table-cell>
          <table:table-cell office:value-type="float" office:value="2756.1622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f</text:p>
          </table:table-cell>
          <table:table-cell office:value-type="float" office:value="1289"/>
          <table:table-cell office:value-type="float" office:value="13001"/>
          <table:table-cell office:value-type="string">
            <text:p>Fortaleza do Patauá</text:p>
          </table:table-cell>
          <table:table-cell office:value-type="string">
            <text:p>Apurinã</text:p>
          </table:table-cell>
          <table:table-cell office:value-type="string">
            <text:p>Manacapuru</text:p>
          </table:table-cell>
          <table:table-cell office:value-type="string">
            <text:p>AM</text:p>
          </table:table-cell>
          <table:table-cell office:value-type="float" office:value="743.582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e</text:p>
          </table:table-cell>
          <table:table-cell office:value-type="float" office:value="452"/>
          <table:table-cell office:value-type="float" office:value="13101"/>
          <table:table-cell office:value-type="string">
            <text:p>Fulni-ô</text:p>
          </table:table-cell>
          <table:table-cell office:value-type="string">
            <text:p>Fulni-ô</text:p>
          </table:table-cell>
          <table:table-cell office:value-type="string">
            <text:p>Itaíba,Águas Belas</text:p>
          </table:table-cell>
          <table:table-cell office:value-type="string">
            <text:p>PE</text:p>
          </table:table-cell>
          <table:table-cell office:value-type="float" office:value="11505.709999999999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30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d</text:p>
          </table:table-cell>
          <table:table-cell office:value-type="float" office:value="413"/>
          <table:table-cell office:value-type="float" office:value="13201"/>
          <table:table-cell office:value-type="string">
            <text:p>Funil</text:p>
          </table:table-cell>
          <table:table-cell office:value-type="string">
            <text:p>Xerente </text:p>
          </table:table-cell>
          <table:table-cell office:value-type="string">
            <text:p>Tocantínia</text:p>
          </table:table-cell>
          <table:table-cell office:value-type="string">
            <text:p>TO</text:p>
          </table:table-cell>
          <table:table-cell office:value-type="float" office:value="15703.7973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6/07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c</text:p>
          </table:table-cell>
          <table:table-cell office:value-type="float" office:value="1292"/>
          <table:table-cell office:value-type="float" office:value="13301"/>
          <table:table-cell office:value-type="string">
            <text:p>Galibi</text:p>
          </table:table-cell>
          <table:table-cell office:value-type="string">
            <text:p>Galibi do Oiapoque</text:p>
          </table:table-cell>
          <table:table-cell office:value-type="string">
            <text:p>Oiapoque</text:p>
          </table:table-cell>
          <table:table-cell office:value-type="string">
            <text:p>AP</text:p>
          </table:table-cell>
          <table:table-cell office:value-type="float" office:value="6689.1927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MAPÁ E NORTE DO PARÁ</text:p>
          </table:table-cell>
          <table:table-cell office:value-type="string">
            <text:p>Sim</text:p>
          </table:table-cell>
          <table:table-cell office:value-type="float" office:value="30202001899"/>
          <table:table-cell office:value-type="string">
            <text:p>COORDENACAO REGIONAL AMAPÁ E NORTE DO PARÁ</text:p>
          </table:table-cell>
          <table:table-cell office:value-type="string">
            <text:p>CR-ANP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b</text:p>
          </table:table-cell>
          <table:table-cell office:value-type="float" office:value="1293"/>
          <table:table-cell office:value-type="float" office:value="13401"/>
          <table:table-cell office:value-type="string">
            <text:p>Gavião</text:p>
          </table:table-cell>
          <table:table-cell office:value-type="string">
            <text:p>Múra</text:p>
          </table:table-cell>
          <table:table-cell office:value-type="string">
            <text:p>Careiro da Várzea</text:p>
          </table:table-cell>
          <table:table-cell office:value-type="string">
            <text:p>AM</text:p>
          </table:table-cell>
          <table:table-cell office:value-type="float" office:value="8611.854799999999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a</text:p>
          </table:table-cell>
          <table:table-cell office:value-type="float" office:value="1294"/>
          <table:table-cell office:value-type="float" office:value="13501"/>
          <table:table-cell office:value-type="string">
            <text:p>Geralda Toco Preto</text:p>
          </table:table-cell>
          <table:table-cell office:value-type="string">
            <text:p>Timbira</text:p>
          </table:table-cell>
          <table:table-cell office:value-type="string">
            <text:p>Arame,Itaipava do Grajaú</text:p>
          </table:table-cell>
          <table:table-cell office:value-type="string">
            <text:p>MA</text:p>
          </table:table-cell>
          <table:table-cell office:value-type="float" office:value="18506.208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9</text:p>
          </table:table-cell>
          <table:table-cell office:value-type="float" office:value="410"/>
          <table:table-cell office:value-type="float" office:value="19402"/>
          <table:table-cell office:value-type="string">
            <text:p>Geripancó</text:p>
          </table:table-cell>
          <table:table-cell office:value-type="string">
            <text:p>Jeripancó</text:p>
          </table:table-cell>
          <table:table-cell office:value-type="string">
            <text:p>Pariconha</text:p>
          </table:table-cell>
          <table:table-cell office:value-type="string">
            <text:p>AL</text:p>
          </table:table-cell>
          <table:table-cell office:value-type="float" office:value="200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02/07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8</text:p>
          </table:table-cell>
          <table:table-cell office:value-type="float" office:value="448"/>
          <table:table-cell office:value-type="float" office:value="13601"/>
          <table:table-cell office:value-type="string">
            <text:p>Governador</text:p>
          </table:table-cell>
          <table:table-cell office:value-type="string">
            <text:p>Tenetehara,Gavião Pukobiê</text:p>
          </table:table-cell>
          <table:table-cell office:value-type="string">
            <text:p>Amarante do Maranhão</text:p>
          </table:table-cell>
          <table:table-cell office:value-type="string">
            <text:p>MA</text:p>
          </table:table-cell>
          <table:table-cell office:value-type="float" office:value="41643.7566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18/04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7</text:p>
          </table:table-cell>
          <table:table-cell office:value-type="float" office:value="231"/>
          <table:table-cell office:value-type="float" office:value="13701"/>
          <table:table-cell office:value-type="string">
            <text:p>Guaimbé</text:p>
          </table:table-cell>
          <table:table-cell office:value-type="string">
            <text:p>Guarani Kaiowá</text:p>
          </table:table-cell>
          <table:table-cell office:value-type="string">
            <text:p>Laguna Carapã</text:p>
          </table:table-cell>
          <table:table-cell office:value-type="string">
            <text:p>MS</text:p>
          </table:table-cell>
          <table:table-cell office:value-type="float" office:value="716.931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06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6</text:p>
          </table:table-cell>
          <table:table-cell office:value-type="float" office:value="1297"/>
          <table:table-cell office:value-type="float" office:value="13801"/>
          <table:table-cell office:value-type="string">
            <text:p>Guajahã</text:p>
          </table:table-cell>
          <table:table-cell office:value-type="string">
            <text:p>Apurinã</text:p>
          </table:table-cell>
          <table:table-cell office:value-type="string">
            <text:p>Pauini</text:p>
          </table:table-cell>
          <table:table-cell office:value-type="string">
            <text:p>AM</text:p>
          </table:table-cell>
          <table:table-cell office:value-type="float" office:value="5036.8446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5</text:p>
          </table:table-cell>
          <table:table-cell office:value-type="float" office:value="471"/>
          <table:table-cell office:value-type="float" office:value="73785"/>
          <table:table-cell office:value-type="string">
            <text:p>Guajanaíra</text:p>
          </table:table-cell>
          <table:table-cell office:value-type="string">
            <text:p>Guajajara</text:p>
          </table:table-cell>
          <table:table-cell office:value-type="string">
            <text:p>Itupiranga</text:p>
          </table:table-cell>
          <table:table-cell office:value-type="string">
            <text:p>PA</text:p>
          </table:table-cell>
          <table:table-cell office:value-type="float" office:value="1368.0836999999999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 office:value-type="string">
            <text:p>Principal</text:p>
          </table:table-cell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27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4</text:p>
          </table:table-cell>
          <table:table-cell office:value-type="float" office:value="1676"/>
          <table:table-cell office:value-type="float" office:value="52801"/>
          <table:table-cell office:value-type="string">
            <text:p>Guanabara</text:p>
          </table:table-cell>
          <table:table-cell office:value-type="string">
            <text:p>Kokama</text:p>
          </table:table-cell>
          <table:table-cell office:value-type="string">
            <text:p>Benjamin Constant</text:p>
          </table:table-cell>
          <table:table-cell office:value-type="string">
            <text:p>AM</text:p>
          </table:table-cell>
          <table:table-cell office:value-type="float" office:value="1560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3</text:p>
          </table:table-cell>
          <table:table-cell office:value-type="float" office:value="1298"/>
          <table:table-cell office:value-type="float" office:value="14001"/>
          <table:table-cell office:value-type="string">
            <text:p>Guarani Araponga</text:p>
          </table:table-cell>
          <table:table-cell office:value-type="string">
            <text:p>Guaraní</text:p>
          </table:table-cell>
          <table:table-cell office:value-type="string">
            <text:p>Paraty</text:p>
          </table:table-cell>
          <table:table-cell office:value-type="string">
            <text:p>RJ</text:p>
          </table:table-cell>
          <table:table-cell office:value-type="float" office:value="213.20330000000001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2</text:p>
          </table:table-cell>
          <table:table-cell office:value-type="float" office:value="488"/>
          <table:table-cell office:value-type="float" office:value="14101"/>
          <table:table-cell office:value-type="string">
            <text:p>Guarani Barra do Ouro</text:p>
          </table:table-cell>
          <table:table-cell office:value-type="string">
            <text:p>Guaraní</text:p>
          </table:table-cell>
          <table:table-cell office:value-type="string">
            <text:p>Caraá,Riozinho,Maquiné</text:p>
          </table:table-cell>
          <table:table-cell office:value-type="string">
            <text:p>RS</text:p>
          </table:table-cell>
          <table:table-cell office:value-type="float" office:value="2268.6044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06/10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91</text:p>
          </table:table-cell>
          <table:table-cell office:value-type="float" office:value="1305"/>
          <table:table-cell office:value-type="float" office:value="14701"/>
          <table:table-cell office:value-type="string">
            <text:p>Guarani Votouro</text:p>
          </table:table-cell>
          <table:table-cell office:value-type="string">
            <text:p>Guaraní</text:p>
          </table:table-cell>
          <table:table-cell office:value-type="string">
            <text:p>Benjamin Constant do Sul</text:p>
          </table:table-cell>
          <table:table-cell office:value-type="string">
            <text:p>RS</text:p>
          </table:table-cell>
          <table:table-cell office:value-type="float" office:value="717.37699999999995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90</text:p>
          </table:table-cell>
          <table:table-cell office:value-type="float" office:value="1300"/>
          <table:table-cell office:value-type="float" office:value="14201"/>
          <table:table-cell office:value-type="string">
            <text:p>Guarani da Barragem</text:p>
          </table:table-cell>
          <table:table-cell office:value-type="string">
            <text:p>Guarani Kaiowá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office:value-type="float" office:value="26.300000000000001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f</text:p>
          </table:table-cell>
          <table:table-cell office:value-type="float" office:value="1304"/>
          <table:table-cell office:value-type="float" office:value="14601"/>
          <table:table-cell office:value-type="string">
            <text:p>Guarani de Araçai</text:p>
          </table:table-cell>
          <table:table-cell office:value-type="string">
            <text:p>Guaraní</text:p>
          </table:table-cell>
          <table:table-cell office:value-type="string">
            <text:p>Cunha Porã,Saudades</text:p>
          </table:table-cell>
          <table:table-cell office:value-type="string">
            <text:p>SC</text:p>
          </table:table-cell>
          <table:table-cell office:value-type="float" office:value="2721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e</text:p>
          </table:table-cell>
          <table:table-cell office:value-type="float" office:value="1302"/>
          <table:table-cell office:value-type="float" office:value="14401"/>
          <table:table-cell office:value-type="string">
            <text:p>Guarani de Bracui</text:p>
          </table:table-cell>
          <table:table-cell office:value-type="string">
            <text:p>Guaraní</text:p>
          </table:table-cell>
          <table:table-cell office:value-type="string">
            <text:p>Angra dos Reis</text:p>
          </table:table-cell>
          <table:table-cell office:value-type="string">
            <text:p>RJ</text:p>
          </table:table-cell>
          <table:table-cell office:value-type="float" office:value="2127.8663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d</text:p>
          </table:table-cell>
          <table:table-cell office:value-type="float" office:value="1301"/>
          <table:table-cell office:value-type="float" office:value="14301"/>
          <table:table-cell office:value-type="string">
            <text:p>Guarani de Águas Brancas</text:p>
          </table:table-cell>
          <table:table-cell office:value-type="string">
            <text:p>Guaraní</text:p>
          </table:table-cell>
          <table:table-cell office:value-type="string">
            <text:p>Arambaré</text:p>
          </table:table-cell>
          <table:table-cell office:value-type="string">
            <text:p>RS</text:p>
          </table:table-cell>
          <table:table-cell office:value-type="float" office:value="23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c</text:p>
          </table:table-cell>
          <table:table-cell office:value-type="float" office:value="292"/>
          <table:table-cell office:value-type="float" office:value="14501"/>
          <table:table-cell office:value-type="string">
            <text:p>Guarani do Aguapeu</text:p>
          </table:table-cell>
          <table:table-cell office:value-type="string">
            <text:p>Guaraní</text:p>
          </table:table-cell>
          <table:table-cell office:value-type="string">
            <text:p>Mongaguá</text:p>
          </table:table-cell>
          <table:table-cell office:value-type="string">
            <text:p>SP</text:p>
          </table:table-cell>
          <table:table-cell office:value-type="float" office:value="4372.259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27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b</text:p>
          </table:table-cell>
          <table:table-cell office:value-type="float" office:value="323"/>
          <table:table-cell office:value-type="float" office:value="38101"/>
          <table:table-cell office:value-type="string">
            <text:p>Guarani do Ribeirão Silveira</text:p>
          </table:table-cell>
          <table:table-cell office:value-type="string">
            <text:p>Guaraní</text:p>
          </table:table-cell>
          <table:table-cell office:value-type="string">
            <text:p>São Sebastião,Santos</text:p>
          </table:table-cell>
          <table:table-cell office:value-type="string">
            <text:p>SP</text:p>
          </table:table-cell>
          <table:table-cell office:value-type="float" office:value="948.3999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30/06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a</text:p>
          </table:table-cell>
          <table:table-cell office:value-type="float" office:value="202"/>
          <table:table-cell office:value-type="float" office:value="14801"/>
          <table:table-cell office:value-type="string">
            <text:p>Guarita</text:p>
          </table:table-cell>
          <table:table-cell office:value-type="string">
            <text:p>Guaraní,Kaingang</text:p>
          </table:table-cell>
          <table:table-cell office:value-type="string">
            <text:p>Tenente Portela,Redentora,Erval Seco</text:p>
          </table:table-cell>
          <table:table-cell office:value-type="string">
            <text:p>RS</text:p>
          </table:table-cell>
          <table:table-cell office:value-type="float" office:value="23406.8683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17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9</text:p>
          </table:table-cell>
          <table:table-cell office:value-type="float" office:value="443"/>
          <table:table-cell office:value-type="float" office:value="14901"/>
          <table:table-cell office:value-type="string">
            <text:p>Guasuti</text:p>
          </table:table-cell>
          <table:table-cell office:value-type="string">
            <text:p>Guarani Kaiowá</text:p>
          </table:table-cell>
          <table:table-cell office:value-type="string">
            <text:p>Aral Moreira</text:p>
          </table:table-cell>
          <table:table-cell office:value-type="string">
            <text:p>MS</text:p>
          </table:table-cell>
          <table:table-cell office:value-type="float" office:value="958.79930000000002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7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8</text:p>
          </table:table-cell>
          <table:table-cell office:value-type="float" office:value="336"/>
          <table:table-cell office:value-type="float" office:value="15001"/>
          <table:table-cell office:value-type="string">
            <text:p>Guató</text:p>
          </table:table-cell>
          <table:table-cell office:value-type="string">
            <text:p>Guató </text:p>
          </table:table-cell>
          <table:table-cell office:value-type="string">
            <text:p>Corumbá</text:p>
          </table:table-cell>
          <table:table-cell office:value-type="string">
            <text:p>MS</text:p>
          </table:table-cell>
          <table:table-cell office:value-type="float" office:value="10984.7940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Sim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14/09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7</text:p>
          </table:table-cell>
          <table:table-cell office:value-type="float" office:value="184"/>
          <table:table-cell office:value-type="float" office:value="71401"/>
          <table:table-cell office:value-type="string">
            <text:p>Guaviraty</text:p>
          </table:table-cell>
          <table:table-cell office:value-type="string">
            <text:p>Guarani Mbya</text:p>
          </table:table-cell>
          <table:table-cell office:value-type="string">
            <text:p>Iguape</text:p>
          </table:table-cell>
          <table:table-cell office:value-type="string">
            <text:p>SP</text:p>
          </table:table-cell>
          <table:table-cell office:value-type="float" office:value="1248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6</text:p>
          </table:table-cell>
          <table:table-cell office:value-type="float" office:value="310"/>
          <table:table-cell office:value-type="float" office:value="15101"/>
          <table:table-cell office:value-type="string">
            <text:p>Guyraroká</text:p>
          </table:table-cell>
          <table:table-cell office:value-type="string">
            <text:p>Guarani Kaiowá</text:p>
          </table:table-cell>
          <table:table-cell office:value-type="string">
            <text:p>Caarapó</text:p>
          </table:table-cell>
          <table:table-cell office:value-type="string">
            <text:p>MS</text:p>
          </table:table-cell>
          <table:table-cell office:value-type="float" office:value="1144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f</text:p>
          </table:table-cell>
          <table:table-cell office:value-type="string">
            <text:p>18/12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5</text:p>
          </table:table-cell>
          <table:table-cell office:value-type="float" office:value="50"/>
          <table:table-cell office:value-type="float" office:value="50401"/>
          <table:table-cell office:value-type="string">
            <text:p>Herarekã Xetá</text:p>
          </table:table-cell>
          <table:table-cell office:value-type="string">
            <text:p>Xetá</text:p>
          </table:table-cell>
          <table:table-cell office:value-type="string">
            <text:p>Ivaté</text:p>
          </table:table-cell>
          <table:table-cell office:value-type="string">
            <text:p>PR</text:p>
          </table:table-cell>
          <table:table-cell office:value-type="float" office:value="268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f</text:p>
          </table:table-cell>
          <table:table-cell office:value-type="string">
            <text:p>19/03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4</text:p>
          </table:table-cell>
          <table:table-cell office:value-type="float" office:value="1310"/>
          <table:table-cell office:value-type="float" office:value="15201"/>
          <table:table-cell office:value-type="string">
            <text:p>Hi Merimã</text:p>
          </table:table-cell>
          <table:table-cell office:value-type="string">
            <text:p>Himarimã</text:p>
          </table:table-cell>
          <table:table-cell office:value-type="string">
            <text:p>Tapauá,Lábrea</text:p>
          </table:table-cell>
          <table:table-cell office:value-type="string">
            <text:p>AM</text:p>
          </table:table-cell>
          <table:table-cell office:value-type="float" office:value="677840.32039999997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3</text:p>
          </table:table-cell>
          <table:table-cell office:value-type="float" office:value="269"/>
          <table:table-cell office:value-type="float" office:value="65701"/>
          <table:table-cell office:value-type="string">
            <text:p>Hãm Yîxux</text:p>
          </table:table-cell>
          <table:table-cell office:value-type="string">
            <text:p>Maxakali</text:p>
          </table:table-cell>
          <table:table-cell office:value-type="string">
            <text:p>Ladainha</text:p>
          </table:table-cell>
          <table:table-cell office:value-type="string">
            <text:p>MG</text:p>
          </table:table-cell>
          <table:table-cell office:value-type="float" office:value="522.72000000000003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06/06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2</text:p>
          </table:table-cell>
          <table:table-cell office:value-type="float" office:value="1311"/>
          <table:table-cell office:value-type="float" office:value="15301"/>
          <table:table-cell office:value-type="string">
            <text:p>Ibirama</text:p>
          </table:table-cell>
          <table:table-cell office:value-type="string">
            <text:p>Xokléng,Guaraní,Kaingang</text:p>
          </table:table-cell>
          <table:table-cell office:value-type="string">
            <text:p>Doutor Pedrinho,Vitor Meireles,José Boiteux,Itaiópolis</text:p>
          </table:table-cell>
          <table:table-cell office:value-type="string">
            <text:p>SC</text:p>
          </table:table-cell>
          <table:table-cell office:value-type="float" office:value="14084.886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81</text:p>
          </table:table-cell>
          <table:table-cell office:value-type="float" office:value="457"/>
          <table:table-cell office:value-type="float" office:value="15302"/>
          <table:table-cell office:value-type="string">
            <text:p>Ibirama-La Klãnô</text:p>
          </table:table-cell>
          <table:table-cell office:value-type="string">
            <text:p>Xokléng,Guaraní,Kaingang</text:p>
          </table:table-cell>
          <table:table-cell office:value-type="string">
            <text:p>Rio Negrinho,Doutor Pedrinho,Vitor Meireles,José Boiteux,Itaiópolis</text:p>
          </table:table-cell>
          <table:table-cell office:value-type="string">
            <text:p>SC</text:p>
          </table:table-cell>
          <table:table-cell office:value-type="float" office:value="37108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28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80</text:p>
          </table:table-cell>
          <table:table-cell office:value-type="float" office:value="447"/>
          <table:table-cell office:value-type="float" office:value="15501"/>
          <table:table-cell office:value-type="string">
            <text:p>Icatu</text:p>
          </table:table-cell>
          <table:table-cell office:value-type="string">
            <text:p>Terena,Kaingang</text:p>
          </table:table-cell>
          <table:table-cell office:value-type="string">
            <text:p>Braúna</text:p>
          </table:table-cell>
          <table:table-cell office:value-type="string">
            <text:p>SP</text:p>
          </table:table-cell>
          <table:table-cell office:value-type="float" office:value="300.9624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08/03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f</text:p>
          </table:table-cell>
          <table:table-cell office:value-type="float" office:value="451"/>
          <table:table-cell office:value-type="float" office:value="15601"/>
          <table:table-cell office:value-type="string">
            <text:p>Igarapé Capana</text:p>
          </table:table-cell>
          <table:table-cell office:value-type="string">
            <text:p>Jamamadí</text:p>
          </table:table-cell>
          <table:table-cell office:value-type="string">
            <text:p>Boca do Acre</text:p>
          </table:table-cell>
          <table:table-cell office:value-type="string">
            <text:p>AM</text:p>
          </table:table-cell>
          <table:table-cell office:value-type="float" office:value="122555.6646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Não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 office:value-type="string">
            <text:p>22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e</text:p>
          </table:table-cell>
          <table:table-cell office:value-type="float" office:value="1317"/>
          <table:table-cell office:value-type="float" office:value="15801"/>
          <table:table-cell office:value-type="string">
            <text:p>Igarapé Grande</text:p>
          </table:table-cell>
          <table:table-cell office:value-type="string">
            <text:p>Kambéba</text:p>
          </table:table-cell>
          <table:table-cell office:value-type="string">
            <text:p>Alvarães</text:p>
          </table:table-cell>
          <table:table-cell office:value-type="string">
            <text:p>AM</text:p>
          </table:table-cell>
          <table:table-cell office:value-type="float" office:value="1539.6777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7d</text:p>
          </table:table-cell>
          <table:table-cell office:value-type="float" office:value="60"/>
          <table:table-cell office:value-type="float" office:value="16101"/>
          <table:table-cell office:value-type="string">
            <text:p>Igarapé Lage</text:p>
          </table:table-cell>
          <table:table-cell office:value-type="string">
            <text:p>Pakaa Nova </text:p>
          </table:table-cell>
          <table:table-cell office:value-type="string">
            <text:p>Guajará-Mirim,Nova Mamoré</text:p>
          </table:table-cell>
          <table:table-cell office:value-type="string">
            <text:p>RO</text:p>
          </table:table-cell>
          <table:table-cell office:value-type="float" office:value="107321.178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t</text:p>
          </table:table-cell>
          <table:table-cell office:value-type="string">
            <text:p>12/06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c</text:p>
          </table:table-cell>
          <table:table-cell office:value-type="float" office:value="128"/>
          <table:table-cell office:value-type="float" office:value="16201"/>
          <table:table-cell office:value-type="string">
            <text:p>Igarapé Lourdes</text:p>
          </table:table-cell>
          <table:table-cell office:value-type="string">
            <text:p>Gavião de Rondônia</text:p>
          </table:table-cell>
          <table:table-cell office:value-type="string">
            <text:p>Ji-Paraná</text:p>
          </table:table-cell>
          <table:table-cell office:value-type="string">
            <text:p>RO</text:p>
          </table:table-cell>
          <table:table-cell office:value-type="float" office:value="185533.5768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Não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 office:value-type="string">
            <text:p>02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b</text:p>
          </table:table-cell>
          <table:table-cell office:value-type="float" office:value="59"/>
          <table:table-cell office:value-type="float" office:value="16301"/>
          <table:table-cell office:value-type="string">
            <text:p>Igarapé Ribeirão</text:p>
          </table:table-cell>
          <table:table-cell office:value-type="string">
            <text:p>Pakaa Nova </text:p>
          </table:table-cell>
          <table:table-cell office:value-type="string">
            <text:p>Nova Mamoré</text:p>
          </table:table-cell>
          <table:table-cell office:value-type="string">
            <text:p>RO</text:p>
          </table:table-cell>
          <table:table-cell office:value-type="float" office:value="47863.31779999999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t</text:p>
          </table:table-cell>
          <table:table-cell office:value-type="string">
            <text:p>17/06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a</text:p>
          </table:table-cell>
          <table:table-cell office:value-type="float" office:value="1727"/>
          <table:table-cell office:value-type="float" office:value="67601"/>
          <table:table-cell office:value-type="string">
            <text:p>Igarapé Taboca do Alto Tarauacá</text:p>
          </table:table-cell>
          <table:table-cell office:value-type="string">
            <text:p>Isolados</text:p>
          </table:table-cell>
          <table:table-cell office:value-type="string">
            <text:p>Jordão</text:p>
          </table:table-cell>
          <table:table-cell office:value-type="string">
            <text:p>AC</text:p>
          </table:table-cell>
          <table:table-cell office:value-type="float" office:value="287.0000000000000000"/>
          <table:table-cell office:value-type="string">
            <text:p>Em Estudo</text:p>
          </table:table-cell>
          <table:table-cell office:value-type="string">
            <text:p>Interdit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79</text:p>
          </table:table-cell>
          <table:table-cell office:value-type="float" office:value="432"/>
          <table:table-cell office:value-type="float" office:value="15701"/>
          <table:table-cell office:value-type="string">
            <text:p>Igarapé do Caucho</text:p>
          </table:table-cell>
          <table:table-cell office:value-type="string">
            <text:p>Kaxinawá</text:p>
          </table:table-cell>
          <table:table-cell office:value-type="string">
            <text:p>Tarauacá,Feijó</text:p>
          </table:table-cell>
          <table:table-cell office:value-type="string">
            <text:p>AC</text:p>
          </table:table-cell>
          <table:table-cell office:value-type="float" office:value="12317.893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26/10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8</text:p>
          </table:table-cell>
          <table:table-cell office:value-type="float" office:value="206"/>
          <table:table-cell office:value-type="float" office:value="73702"/>
          <table:table-cell office:value-type="string">
            <text:p>Iguatemipegua I</text:p>
          </table:table-cell>
          <table:table-cell office:value-type="string">
            <text:p>Guarani Kaiowá</text:p>
          </table:table-cell>
          <table:table-cell office:value-type="string">
            <text:p>Iguatemi</text:p>
          </table:table-cell>
          <table:table-cell office:value-type="string">
            <text:p>MS</text:p>
          </table:table-cell>
          <table:table-cell office:value-type="float" office:value="41571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f</text:p>
          </table:table-cell>
          <table:table-cell office:value-type="string">
            <text:p>23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7</text:p>
          </table:table-cell>
          <table:table-cell office:value-type="float" office:value="337"/>
          <table:table-cell office:value-type="float" office:value="16501"/>
          <table:table-cell office:value-type="string">
            <text:p>Ilha da Cotinga</text:p>
          </table:table-cell>
          <table:table-cell office:value-type="string">
            <text:p>Guaraní</text:p>
          </table:table-cell>
          <table:table-cell office:value-type="string">
            <text:p>Paranaguá</text:p>
          </table:table-cell>
          <table:table-cell office:value-type="string">
            <text:p>PR</text:p>
          </table:table-cell>
          <table:table-cell office:value-type="float" office:value="1701.202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15/10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6</text:p>
          </table:table-cell>
          <table:table-cell office:value-type="float" office:value="1322"/>
          <table:table-cell office:value-type="float" office:value="16601"/>
          <table:table-cell office:value-type="string">
            <text:p>Ilha do Camaleão</text:p>
          </table:table-cell>
          <table:table-cell office:value-type="string">
            <text:p>Tikúna</text:p>
          </table:table-cell>
          <table:table-cell office:value-type="string">
            <text:p>Anamã</text:p>
          </table:table-cell>
          <table:table-cell office:value-type="string">
            <text:p>AM</text:p>
          </table:table-cell>
          <table:table-cell office:value-type="float" office:value="236.78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75</text:p>
          </table:table-cell>
          <table:table-cell office:value-type="float" office:value="316"/>
          <table:table-cell office:value-type="float" office:value="67501"/>
          <table:table-cell office:value-type="string">
            <text:p>Ilhas da Tapera/São Félix/Porto</text:p>
          </table:table-cell>
          <table:table-cell office:value-type="string">
            <text:p>Truká</text:p>
          </table:table-cell>
          <table:table-cell office:value-type="string">
            <text:p>Orocó</text:p>
          </table:table-cell>
          <table:table-cell office:value-type="string">
            <text:p>PE</text:p>
          </table:table-cell>
          <table:table-cell office:value-type="float" office:value="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4</text:p>
          </table:table-cell>
          <table:table-cell office:value-type="float" office:value="1323"/>
          <table:table-cell office:value-type="float" office:value="16803"/>
          <table:table-cell office:value-type="string">
            <text:p>Imbiriba</text:p>
          </table:table-cell>
          <table:table-cell office:value-type="string">
            <text:p>Pataxó</text:p>
          </table:table-cell>
          <table:table-cell office:value-type="string">
            <text:p>Porto Seguro</text:p>
          </table:table-cell>
          <table:table-cell office:value-type="string">
            <text:p>BA</text:p>
          </table:table-cell>
          <table:table-cell office:value-type="float" office:value="408.3383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73</text:p>
          </table:table-cell>
          <table:table-cell office:value-type="float" office:value="338"/>
          <table:table-cell office:value-type="float" office:value="16901"/>
          <table:table-cell office:value-type="string">
            <text:p>Inauini/Teuini</text:p>
          </table:table-cell>
          <table:table-cell office:value-type="string">
            <text:p>Jamamadí</text:p>
          </table:table-cell>
          <table:table-cell office:value-type="string">
            <text:p>Boca do Acre,Pauini</text:p>
          </table:table-cell>
          <table:table-cell office:value-type="string">
            <text:p>AM</text:p>
          </table:table-cell>
          <table:table-cell office:value-type="float" office:value="468996.2999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2</text:p>
          </table:table-cell>
          <table:table-cell office:value-type="float" office:value="339"/>
          <table:table-cell office:value-type="float" office:value="17001"/>
          <table:table-cell office:value-type="string">
            <text:p>Inawebohona</text:p>
          </table:table-cell>
          <table:table-cell office:value-type="string">
            <text:p>Javaé,Karajá</text:p>
          </table:table-cell>
          <table:table-cell office:value-type="string">
            <text:p>Lagoa da Confusão,Pium</text:p>
          </table:table-cell>
          <table:table-cell office:value-type="string">
            <text:p>TO</text:p>
          </table:table-cell>
          <table:table-cell office:value-type="float" office:value="377113.5743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4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1</text:p>
          </table:table-cell>
          <table:table-cell office:value-type="float" office:value="415"/>
          <table:table-cell office:value-type="float" office:value="17101"/>
          <table:table-cell office:value-type="string">
            <text:p>Inhacorá</text:p>
          </table:table-cell>
          <table:table-cell office:value-type="string">
            <text:p>Kaingang</text:p>
          </table:table-cell>
          <table:table-cell office:value-type="string">
            <text:p>São Valério do Sul</text:p>
          </table:table-cell>
          <table:table-cell office:value-type="string">
            <text:p>RS</text:p>
          </table:table-cell>
          <table:table-cell office:value-type="float" office:value="2843.3796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11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70</text:p>
          </table:table-cell>
          <table:table-cell office:value-type="float" office:value="1327"/>
          <table:table-cell office:value-type="float" office:value="17201"/>
          <table:table-cell office:value-type="string">
            <text:p>Ipixuna</text:p>
          </table:table-cell>
          <table:table-cell office:value-type="string">
            <text:p>Diahói</text:p>
          </table:table-cell>
          <table:table-cell office:value-type="string">
            <text:p>Humaitá</text:p>
          </table:table-cell>
          <table:table-cell office:value-type="string">
            <text:p>AM</text:p>
          </table:table-cell>
          <table:table-cell office:value-type="float" office:value="215362.107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f</text:p>
          </table:table-cell>
          <table:table-cell office:value-type="float" office:value="306"/>
          <table:table-cell office:value-type="float" office:value="17301"/>
          <table:table-cell office:value-type="string">
            <text:p>Irantxe</text:p>
          </table:table-cell>
          <table:table-cell office:value-type="string">
            <text:p>Irántxe</text:p>
          </table:table-cell>
          <table:table-cell office:value-type="string">
            <text:p>Brasnorte</text:p>
          </table:table-cell>
          <table:table-cell office:value-type="string">
            <text:p>MT</text:p>
          </table:table-cell>
          <table:table-cell office:value-type="float" office:value="45555.94999999999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12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e</text:p>
          </table:table-cell>
          <table:table-cell office:value-type="float" office:value="1330"/>
          <table:table-cell office:value-type="float" office:value="17401"/>
          <table:table-cell office:value-type="string">
            <text:p>Irapuá</text:p>
          </table:table-cell>
          <table:table-cell office:value-type="string">
            <text:p>Guaraní</text:p>
          </table:table-cell>
          <table:table-cell office:value-type="string">
            <text:p>Caçapava do Sul</text:p>
          </table:table-cell>
          <table:table-cell office:value-type="string">
            <text:p>RS</text:p>
          </table:table-cell>
          <table:table-cell office:value-type="float" office:value="222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d</text:p>
          </table:table-cell>
          <table:table-cell office:value-type="float" office:value="1331"/>
          <table:table-cell office:value-type="float" office:value="17501"/>
          <table:table-cell office:value-type="string">
            <text:p>Itaitinga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135.88419999999999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c</text:p>
          </table:table-cell>
          <table:table-cell office:value-type="float" office:value="293"/>
          <table:table-cell office:value-type="float" office:value="17601"/>
          <table:table-cell office:value-type="string">
            <text:p>Itaóca</text:p>
          </table:table-cell>
          <table:table-cell office:value-type="string">
            <text:p>Guarani Mbya</text:p>
          </table:table-cell>
          <table:table-cell office:value-type="string">
            <text:p>Mongaguá</text:p>
          </table:table-cell>
          <table:table-cell office:value-type="string">
            <text:p>SP</text:p>
          </table:table-cell>
          <table:table-cell office:value-type="float" office:value="533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27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b</text:p>
          </table:table-cell>
          <table:table-cell office:value-type="float" office:value="1607"/>
          <table:table-cell office:value-type="float" office:value="45103"/>
          <table:table-cell office:value-type="string">
            <text:p>Itixi Mitari</text:p>
          </table:table-cell>
          <table:table-cell office:value-type="string">
            <text:p>Apurinã</text:p>
          </table:table-cell>
          <table:table-cell office:value-type="string">
            <text:p>Tapauá,Anori,Beruri</text:p>
          </table:table-cell>
          <table:table-cell office:value-type="string">
            <text:p>AM</text:p>
          </table:table-cell>
          <table:table-cell office:value-type="float" office:value="182134.774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a</text:p>
          </table:table-cell>
          <table:table-cell office:value-type="float" office:value="212"/>
          <table:table-cell office:value-type="float" office:value="72601"/>
          <table:table-cell office:value-type="string">
            <text:p>Ituna/Itatá (restrição de uso)</text:p>
          </table:table-cell>
          <table:table-cell office:value-type="string">
            <text:p>Isolados</text:p>
          </table:table-cell>
          <table:table-cell office:value-type="string">
            <text:p>Altamira,Anapu,Senador José Porfírio</text:p>
          </table:table-cell>
          <table:table-cell office:value-type="string">
            <text:p>PA</text:p>
          </table:table-cell>
          <table:table-cell office:value-type="float" office:value="142402.0000000000000000"/>
          <table:table-cell office:value-type="string">
            <text:p>Em Estudo</text:p>
          </table:table-cell>
          <table:table-cell office:value-type="string">
            <text:p>Interdit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f</text:p>
          </table:table-cell>
          <table:table-cell office:value-type="string">
            <text:p>16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9</text:p>
          </table:table-cell>
          <table:table-cell office:value-type="float" office:value="388"/>
          <table:table-cell office:value-type="float" office:value="17701"/>
          <table:table-cell office:value-type="string">
            <text:p>Ivai</text:p>
          </table:table-cell>
          <table:table-cell office:value-type="string">
            <text:p>Kaingang</text:p>
          </table:table-cell>
          <table:table-cell office:value-type="string">
            <text:p>Pitanga,Manoel Ribas</text:p>
          </table:table-cell>
          <table:table-cell office:value-type="string">
            <text:p>PR</text:p>
          </table:table-cell>
          <table:table-cell office:value-type="float" office:value="7306.3477999999996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12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8</text:p>
          </table:table-cell>
          <table:table-cell office:value-type="float" office:value="194"/>
          <table:table-cell office:value-type="float" office:value="17801"/>
          <table:table-cell office:value-type="string">
            <text:p>Jabuti</text:p>
          </table:table-cell>
          <table:table-cell office:value-type="string">
            <text:p>Makuxí,Wapixana</text:p>
          </table:table-cell>
          <table:table-cell office:value-type="string">
            <text:p>Bonfim</text:p>
          </table:table-cell>
          <table:table-cell office:value-type="string">
            <text:p>RR</text:p>
          </table:table-cell>
          <table:table-cell office:value-type="float" office:value="14210.699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28/10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7</text:p>
          </table:table-cell>
          <table:table-cell office:value-type="float" office:value="1335"/>
          <table:table-cell office:value-type="float" office:value="17901"/>
          <table:table-cell office:value-type="string">
            <text:p>Jacamim</text:p>
          </table:table-cell>
          <table:table-cell office:value-type="string">
            <text:p>Jaricuna,Wapixana</text:p>
          </table:table-cell>
          <table:table-cell office:value-type="string">
            <text:p>Bonfim,Caracaraí</text:p>
          </table:table-cell>
          <table:table-cell office:value-type="string">
            <text:p>RR</text:p>
          </table:table-cell>
          <table:table-cell office:value-type="float" office:value="193493.5694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6</text:p>
          </table:table-cell>
          <table:table-cell office:value-type="float" office:value="1723"/>
          <table:table-cell office:value-type="float" office:value="65901"/>
          <table:table-cell office:value-type="string">
            <text:p>Jacareúba/Katauixi (restrição uso)</text:p>
          </table:table-cell>
          <table:table-cell office:value-type="string">
            <text:p>Isolados</text:p>
          </table:table-cell>
          <table:table-cell office:value-type="string">
            <text:p>Canutama,Lábrea</text:p>
          </table:table-cell>
          <table:table-cell office:value-type="string">
            <text:p>AM</text:p>
          </table:table-cell>
          <table:table-cell office:value-type="float" office:value="647386.0000000000000000"/>
          <table:table-cell office:value-type="string">
            <text:p>Em Estudo</text:p>
          </table:table-cell>
          <table:table-cell office:value-type="string">
            <text:p>Interdit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Sim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5</text:p>
          </table:table-cell>
          <table:table-cell office:value-type="float" office:value="482"/>
          <table:table-cell office:value-type="float" office:value="18001"/>
          <table:table-cell office:value-type="string">
            <text:p>Jacaré de São Domingos</text:p>
          </table:table-cell>
          <table:table-cell office:value-type="string">
            <text:p>Potiguara</text:p>
          </table:table-cell>
          <table:table-cell office:value-type="string">
            <text:p>Rio Tinto,Marcação</text:p>
          </table:table-cell>
          <table:table-cell office:value-type="string">
            <text:p>PB</text:p>
          </table:table-cell>
          <table:table-cell office:value-type="float" office:value="5032.2430999999997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OAO PESSOA</text:p>
          </table:table-cell>
          <table:table-cell office:value-type="string">
            <text:p>Não</text:p>
          </table:table-cell>
          <table:table-cell office:value-type="float" office:value="30202002287"/>
          <table:table-cell office:value-type="string">
            <text:p>COORDENACAO REGIONAL DE JOAO PESSOA</text:p>
          </table:table-cell>
          <table:table-cell office:value-type="string">
            <text:p>CR-JPA</text:p>
          </table:table-cell>
          <table:table-cell office:value-type="string">
            <text:p>t</text:p>
          </table:table-cell>
          <table:table-cell office:value-type="string">
            <text:p>19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4</text:p>
          </table:table-cell>
          <table:table-cell office:value-type="float" office:value="393"/>
          <table:table-cell office:value-type="float" office:value="18101"/>
          <table:table-cell office:value-type="string">
            <text:p>Jaguapiré</text:p>
          </table:table-cell>
          <table:table-cell office:value-type="string">
            <text:p>Guarani Kaiowá</text:p>
          </table:table-cell>
          <table:table-cell office:value-type="string">
            <text:p>Tacuru</text:p>
          </table:table-cell>
          <table:table-cell office:value-type="string">
            <text:p>MS</text:p>
          </table:table-cell>
          <table:table-cell office:value-type="float" office:value="2342.015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05/08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3</text:p>
          </table:table-cell>
          <table:table-cell office:value-type="float" office:value="422"/>
          <table:table-cell office:value-type="float" office:value="18201"/>
          <table:table-cell office:value-type="string">
            <text:p>Jaguari</text:p>
          </table:table-cell>
          <table:table-cell office:value-type="string">
            <text:p>Guarani Kaiowá</text:p>
          </table:table-cell>
          <table:table-cell office:value-type="string">
            <text:p>Amambai</text:p>
          </table:table-cell>
          <table:table-cell office:value-type="string">
            <text:p>MS</text:p>
          </table:table-cell>
          <table:table-cell office:value-type="float" office:value="404.70549999999997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5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62</text:p>
          </table:table-cell>
          <table:table-cell office:value-type="float" office:value="1339"/>
          <table:table-cell office:value-type="float" office:value="18301"/>
          <table:table-cell office:value-type="string">
            <text:p>Jaminaua/Envira</text:p>
          </table:table-cell>
          <table:table-cell office:value-type="string">
            <text:p>Kulina Madijá</text:p>
          </table:table-cell>
          <table:table-cell office:value-type="string">
            <text:p>Feijó</text:p>
          </table:table-cell>
          <table:table-cell office:value-type="string">
            <text:p>AC</text:p>
          </table:table-cell>
          <table:table-cell office:value-type="float" office:value="80618.1797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1</text:p>
          </table:table-cell>
          <table:table-cell office:value-type="float" office:value="182"/>
          <table:table-cell office:value-type="float" office:value="18401"/>
          <table:table-cell office:value-type="string">
            <text:p>Jaminawa Arara do Rio Bagé</text:p>
          </table:table-cell>
          <table:table-cell office:value-type="string">
            <text:p>Yaminawa,Arara do Acre</text:p>
          </table:table-cell>
          <table:table-cell office:value-type="string">
            <text:p>Marechal Thaumaturgo,Jordão</text:p>
          </table:table-cell>
          <table:table-cell office:value-type="string">
            <text:p>AC</text:p>
          </table:table-cell>
          <table:table-cell office:value-type="float" office:value="28926.1101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60</text:p>
          </table:table-cell>
          <table:table-cell office:value-type="float" office:value="453"/>
          <table:table-cell office:value-type="float" office:value="18501"/>
          <table:table-cell office:value-type="string">
            <text:p>Jaminawa do Igarapé Preto</text:p>
          </table:table-cell>
          <table:table-cell office:value-type="string">
            <text:p>Yaminawa</text:p>
          </table:table-cell>
          <table:table-cell office:value-type="string">
            <text:p>Cruzeiro do Sul</text:p>
          </table:table-cell>
          <table:table-cell office:value-type="string">
            <text:p>AC</text:p>
          </table:table-cell>
          <table:table-cell office:value-type="float" office:value="25651.6166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30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f</text:p>
          </table:table-cell>
          <table:table-cell office:value-type="float" office:value="252"/>
          <table:table-cell office:value-type="float" office:value="18601"/>
          <table:table-cell office:value-type="string">
            <text:p>Japuira</text:p>
          </table:table-cell>
          <table:table-cell office:value-type="string">
            <text:p>Rikbaktsa</text:p>
          </table:table-cell>
          <table:table-cell office:value-type="string">
            <text:p>Juara</text:p>
          </table:table-cell>
          <table:table-cell office:value-type="string">
            <text:p>MT</text:p>
          </table:table-cell>
          <table:table-cell office:value-type="float" office:value="152509.88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20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e</text:p>
          </table:table-cell>
          <table:table-cell office:value-type="float" office:value="460"/>
          <table:table-cell office:value-type="float" office:value="18701"/>
          <table:table-cell office:value-type="string">
            <text:p>Jaquiri</text:p>
          </table:table-cell>
          <table:table-cell office:value-type="string">
            <text:p>Kambéba</text:p>
          </table:table-cell>
          <table:table-cell office:value-type="string">
            <text:p>Uarini</text:p>
          </table:table-cell>
          <table:table-cell office:value-type="string">
            <text:p>AM</text:p>
          </table:table-cell>
          <table:table-cell office:value-type="float" office:value="1819.9825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d</text:p>
          </table:table-cell>
          <table:table-cell office:value-type="float" office:value="219"/>
          <table:table-cell office:value-type="float" office:value="18801"/>
          <table:table-cell office:value-type="string">
            <text:p>Jaraguá</text:p>
          </table:table-cell>
          <table:table-cell office:value-type="string">
            <text:p>Guaraní</text:p>
          </table:table-cell>
          <table:table-cell office:value-type="string">
            <text:p>São Paulo,Osasco</text:p>
          </table:table-cell>
          <table:table-cell office:value-type="string">
            <text:p>SP</text:p>
          </table:table-cell>
          <table:table-cell office:value-type="float" office:value="1.7565999999999999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c</text:p>
          </table:table-cell>
          <table:table-cell office:value-type="float" office:value="220"/>
          <table:table-cell office:value-type="float" office:value="18802"/>
          <table:table-cell office:value-type="string">
            <text:p>Jaraguá</text:p>
          </table:table-cell>
          <table:table-cell office:value-type="string">
            <text:p>Guaraní</text:p>
          </table:table-cell>
          <table:table-cell office:value-type="string">
            <text:p>São Paulo,Osasco</text:p>
          </table:table-cell>
          <table:table-cell office:value-type="string">
            <text:p>SP</text:p>
          </table:table-cell>
          <table:table-cell office:value-type="float" office:value="532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b</text:p>
          </table:table-cell>
          <table:table-cell office:value-type="float" office:value="289"/>
          <table:table-cell office:value-type="float" office:value="18901"/>
          <table:table-cell office:value-type="string">
            <text:p>Jarara</text:p>
          </table:table-cell>
          <table:table-cell office:value-type="string">
            <text:p>Guarani Kaiowá</text:p>
          </table:table-cell>
          <table:table-cell office:value-type="string">
            <text:p>Juti</text:p>
          </table:table-cell>
          <table:table-cell office:value-type="string">
            <text:p>MS</text:p>
          </table:table-cell>
          <table:table-cell office:value-type="float" office:value="479.07279999999997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t</text:p>
          </table:table-cell>
          <table:table-cell office:value-type="string">
            <text:p>15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a</text:p>
          </table:table-cell>
          <table:table-cell office:value-type="float" office:value="1347"/>
          <table:table-cell office:value-type="float" office:value="19001"/>
          <table:table-cell office:value-type="string">
            <text:p>Jarawara/Jamamadi/Kanamati</text:p>
          </table:table-cell>
          <table:table-cell office:value-type="string">
            <text:p>Yaminawa,Jamamadí,Kanamarí</text:p>
          </table:table-cell>
          <table:table-cell office:value-type="string">
            <text:p>Tapauá,Lábrea</text:p>
          </table:table-cell>
          <table:table-cell office:value-type="string">
            <text:p>AM</text:p>
          </table:table-cell>
          <table:table-cell office:value-type="float" office:value="390233.0535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59</text:p>
          </table:table-cell>
          <table:table-cell office:value-type="float" office:value="455"/>
          <table:table-cell office:value-type="float" office:value="19101"/>
          <table:table-cell office:value-type="string">
            <text:p>Jarudore</text:p>
          </table:table-cell>
          <table:table-cell office:value-type="string">
            <text:p>Boróro </text:p>
          </table:table-cell>
          <table:table-cell office:value-type="string">
            <text:p>Poxoréo</text:p>
          </table:table-cell>
          <table:table-cell office:value-type="string">
            <text:p>MT</text:p>
          </table:table-cell>
          <table:table-cell office:value-type="float" office:value="4706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6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8</text:p>
          </table:table-cell>
          <table:table-cell office:value-type="float" office:value="243"/>
          <table:table-cell office:value-type="float" office:value="25601"/>
          <table:table-cell office:value-type="string">
            <text:p>Jatayvari</text:p>
          </table:table-cell>
          <table:table-cell office:value-type="string">
            <text:p>Guarani Kaiowá</text:p>
          </table:table-cell>
          <table:table-cell office:value-type="string">
            <text:p>Ponta Porã</text:p>
          </table:table-cell>
          <table:table-cell office:value-type="string">
            <text:p>MS</text:p>
          </table:table-cell>
          <table:table-cell office:value-type="float" office:value="880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f</text:p>
          </table:table-cell>
          <table:table-cell office:value-type="string">
            <text:p>13/09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7</text:p>
          </table:table-cell>
          <table:table-cell office:value-type="float" office:value="1349"/>
          <table:table-cell office:value-type="float" office:value="19201"/>
          <table:table-cell office:value-type="string">
            <text:p>Jatuarana</text:p>
          </table:table-cell>
          <table:table-cell office:value-type="string">
            <text:p>Apurinã</text:p>
          </table:table-cell>
          <table:table-cell office:value-type="string">
            <text:p>Manacapuru</text:p>
          </table:table-cell>
          <table:table-cell office:value-type="string">
            <text:p>AM</text:p>
          </table:table-cell>
          <table:table-cell office:value-type="float" office:value="5251.7956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56</text:p>
          </table:table-cell>
          <table:table-cell office:value-type="float" office:value="1350"/>
          <table:table-cell office:value-type="float" office:value="19301"/>
          <table:table-cell office:value-type="string">
            <text:p>Jauary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24831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55</text:p>
          </table:table-cell>
          <table:table-cell office:value-type="float" office:value="166"/>
          <table:table-cell office:value-type="float" office:value="19501"/>
          <table:table-cell office:value-type="string">
            <text:p>Juininha</text:p>
          </table:table-cell>
          <table:table-cell office:value-type="string">
            <text:p>Paresí</text:p>
          </table:table-cell>
          <table:table-cell office:value-type="string">
            <text:p>Conquista D´Oeste</text:p>
          </table:table-cell>
          <table:table-cell office:value-type="string">
            <text:p>MT</text:p>
          </table:table-cell>
          <table:table-cell office:value-type="float" office:value="70537.520300000004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7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4</text:p>
          </table:table-cell>
          <table:table-cell office:value-type="float" office:value="1353"/>
          <table:table-cell office:value-type="float" office:value="19601"/>
          <table:table-cell office:value-type="string">
            <text:p>Juma</text:p>
          </table:table-cell>
          <table:table-cell office:value-type="string">
            <text:p>Juma</text:p>
          </table:table-cell>
          <table:table-cell office:value-type="string">
            <text:p>Canutama</text:p>
          </table:table-cell>
          <table:table-cell office:value-type="string">
            <text:p>AM</text:p>
          </table:table-cell>
          <table:table-cell office:value-type="float" office:value="38351.14959999999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53</text:p>
          </table:table-cell>
          <table:table-cell office:value-type="float" office:value="1354"/>
          <table:table-cell office:value-type="float" office:value="19701"/>
          <table:table-cell office:value-type="string">
            <text:p>Jumina</text:p>
          </table:table-cell>
          <table:table-cell office:value-type="string">
            <text:p>Karipuna,Galibi do Oiapoque</text:p>
          </table:table-cell>
          <table:table-cell office:value-type="string">
            <text:p>Oiapoque</text:p>
          </table:table-cell>
          <table:table-cell office:value-type="string">
            <text:p>AP</text:p>
          </table:table-cell>
          <table:table-cell office:value-type="float" office:value="41601.271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MAPÁ E NORTE DO PARÁ</text:p>
          </table:table-cell>
          <table:table-cell office:value-type="string">
            <text:p>Sim</text:p>
          </table:table-cell>
          <table:table-cell office:value-type="float" office:value="30202001899"/>
          <table:table-cell office:value-type="string">
            <text:p>COORDENACAO REGIONAL AMAPÁ E NORTE DO PARÁ</text:p>
          </table:table-cell>
          <table:table-cell office:value-type="string">
            <text:p>CR-ANP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52</text:p>
          </table:table-cell>
          <table:table-cell office:value-type="float" office:value="118"/>
          <table:table-cell office:value-type="float" office:value="67401"/>
          <table:table-cell office:value-type="string">
            <text:p>Jurubaxi-téa</text:p>
          </table:table-cell>
          <table:table-cell office:value-type="string">
            <text:p>Desána,Kuripako,Tikúna,Tariana,Arapáso,Piratapuya,Nadëb,Baniwa,Baré,Tukano</text:p>
          </table:table-cell>
          <table:table-cell office:value-type="string">
            <text:p>Barcelos,Santa Isabel do Rio Negro</text:p>
          </table:table-cell>
          <table:table-cell office:value-type="string">
            <text:p>AM</text:p>
          </table:table-cell>
          <table:table-cell office:value-type="float" office:value="1208155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f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1</text:p>
          </table:table-cell>
          <table:table-cell office:value-type="float" office:value="199"/>
          <table:table-cell office:value-type="float" office:value="62001"/>
          <table:table-cell office:value-type="string">
            <text:p>Juruna do Km 17</text:p>
          </table:table-cell>
          <table:table-cell office:value-type="string">
            <text:p>Yudjá</text:p>
          </table:table-cell>
          <table:table-cell office:value-type="string">
            <text:p>Vitória do Xingu</text:p>
          </table:table-cell>
          <table:table-cell office:value-type="string">
            <text:p>PA</text:p>
          </table:table-cell>
          <table:table-cell office:value-type="float" office:value="2292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50</text:p>
          </table:table-cell>
          <table:table-cell office:value-type="float" office:value="77"/>
          <table:table-cell office:value-type="float" office:value="20001"/>
          <table:table-cell office:value-type="string">
            <text:p>Kadiwéu</text:p>
          </table:table-cell>
          <table:table-cell office:value-type="string">
            <text:p>Terena,Kadiwéu</text:p>
          </table:table-cell>
          <table:table-cell office:value-type="string">
            <text:p>Porto Murtinho,Corumbá</text:p>
          </table:table-cell>
          <table:table-cell office:value-type="string">
            <text:p>MS</text:p>
          </table:table-cell>
          <table:table-cell office:value-type="float" office:value="538535.78040000005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Sim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2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f</text:p>
          </table:table-cell>
          <table:table-cell office:value-type="float" office:value="191"/>
          <table:table-cell office:value-type="float" office:value="20101"/>
          <table:table-cell office:value-type="string">
            <text:p>Kaingang de Iraí</text:p>
          </table:table-cell>
          <table:table-cell office:value-type="string">
            <text:p>Kaingang</text:p>
          </table:table-cell>
          <table:table-cell office:value-type="string">
            <text:p>Iraí</text:p>
          </table:table-cell>
          <table:table-cell office:value-type="string">
            <text:p>RS</text:p>
          </table:table-cell>
          <table:table-cell office:value-type="float" office:value="279.7955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21/06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e</text:p>
          </table:table-cell>
          <table:table-cell office:value-type="float" office:value="389"/>
          <table:table-cell office:value-type="float" office:value="20201"/>
          <table:table-cell office:value-type="string">
            <text:p>Kambiwá</text:p>
          </table:table-cell>
          <table:table-cell office:value-type="string">
            <text:p>Kambiwá</text:p>
          </table:table-cell>
          <table:table-cell office:value-type="string">
            <text:p>Inajá,Ibimirim,Floresta</text:p>
          </table:table-cell>
          <table:table-cell office:value-type="string">
            <text:p>PE</text:p>
          </table:table-cell>
          <table:table-cell office:value-type="float" office:value="31495.3123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07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d</text:p>
          </table:table-cell>
          <table:table-cell office:value-type="float" office:value="181"/>
          <table:table-cell office:value-type="float" office:value="20301"/>
          <table:table-cell office:value-type="string">
            <text:p>Kampa do Igarapé Primavera</text:p>
          </table:table-cell>
          <table:table-cell office:value-type="string">
            <text:p>Ashaninka</text:p>
          </table:table-cell>
          <table:table-cell office:value-type="string">
            <text:p>Tarauacá</text:p>
          </table:table-cell>
          <table:table-cell office:value-type="string">
            <text:p>AC</text:p>
          </table:table-cell>
          <table:table-cell office:value-type="float" office:value="21987.2302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28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c</text:p>
          </table:table-cell>
          <table:table-cell office:value-type="float" office:value="1359"/>
          <table:table-cell office:value-type="float" office:value="20401"/>
          <table:table-cell office:value-type="string">
            <text:p>Kampa do Rio Amônia</text:p>
          </table:table-cell>
          <table:table-cell office:value-type="string">
            <text:p>Ashaninka</text:p>
          </table:table-cell>
          <table:table-cell office:value-type="string">
            <text:p>Marechal Thaumaturgo</text:p>
          </table:table-cell>
          <table:table-cell office:value-type="string">
            <text:p>AC</text:p>
          </table:table-cell>
          <table:table-cell office:value-type="float" office:value="87205.399999999994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4b</text:p>
          </table:table-cell>
          <table:table-cell office:value-type="float" office:value="1360"/>
          <table:table-cell office:value-type="float" office:value="20501"/>
          <table:table-cell office:value-type="string">
            <text:p>Kampa e Isolados do Rio Envira</text:p>
          </table:table-cell>
          <table:table-cell office:value-type="string">
            <text:p>Ashaninka</text:p>
          </table:table-cell>
          <table:table-cell office:value-type="string">
            <text:p>Jordão,Feijó</text:p>
          </table:table-cell>
          <table:table-cell office:value-type="string">
            <text:p>AC</text:p>
          </table:table-cell>
          <table:table-cell office:value-type="float" office:value="232795.0377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4a</text:p>
          </table:table-cell>
          <table:table-cell office:value-type="float" office:value="340"/>
          <table:table-cell office:value-type="float" office:value="20601"/>
          <table:table-cell office:value-type="string">
            <text:p>Kanamari do Rio Juruá</text:p>
          </table:table-cell>
          <table:table-cell office:value-type="string">
            <text:p>Kanamarí</text:p>
          </table:table-cell>
          <table:table-cell office:value-type="string">
            <text:p>Itamarati,Pauini,Eirunepé</text:p>
          </table:table-cell>
          <table:table-cell office:value-type="string">
            <text:p>AM</text:p>
          </table:table-cell>
          <table:table-cell office:value-type="float" office:value="596433.6400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VALE DO JAVARI</text:p>
          </table:table-cell>
          <table:table-cell office:value-type="string">
            <text:p>Não</text:p>
          </table:table-cell>
          <table:table-cell office:value-type="float" office:value="30202001892"/>
          <table:table-cell office:value-type="string">
            <text:p>COORDENACAO REGIONAL DO VALE DO JAVARI</text:p>
          </table:table-cell>
          <table:table-cell office:value-type="string">
            <text:p>CR-VJ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9</text:p>
          </table:table-cell>
          <table:table-cell office:value-type="float" office:value="341"/>
          <table:table-cell office:value-type="float" office:value="20701"/>
          <table:table-cell office:value-type="string">
            <text:p>Kanela</text:p>
          </table:table-cell>
          <table:table-cell office:value-type="string">
            <text:p>Kanela</text:p>
          </table:table-cell>
          <table:table-cell office:value-type="string">
            <text:p>Fernando Falcão,Barra do Corda</text:p>
          </table:table-cell>
          <table:table-cell office:value-type="string">
            <text:p>MA</text:p>
          </table:table-cell>
          <table:table-cell office:value-type="float" office:value="125212.1625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8</text:p>
          </table:table-cell>
          <table:table-cell office:value-type="float" office:value="374"/>
          <table:table-cell office:value-type="float" office:value="20702"/>
          <table:table-cell office:value-type="string">
            <text:p>Kanela Memortumré</text:p>
          </table:table-cell>
          <table:table-cell office:value-type="string">
            <text:p>Kanela</text:p>
          </table:table-cell>
          <table:table-cell office:value-type="string">
            <text:p>Fernando Falcão,Barra do Corda</text:p>
          </table:table-cell>
          <table:table-cell office:value-type="string">
            <text:p>MA</text:p>
          </table:table-cell>
          <table:table-cell office:value-type="float" office:value="100221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f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7</text:p>
          </table:table-cell>
          <table:table-cell office:value-type="float" office:value="1364"/>
          <table:table-cell office:value-type="float" office:value="20801"/>
          <table:table-cell office:value-type="string">
            <text:p>Kantaruré</text:p>
          </table:table-cell>
          <table:table-cell office:value-type="string">
            <text:p>Kantaruré</text:p>
          </table:table-cell>
          <table:table-cell office:value-type="string">
            <text:p>Glória</text:p>
          </table:table-cell>
          <table:table-cell office:value-type="string">
            <text:p>BA</text:p>
          </table:table-cell>
          <table:table-cell office:value-type="float" office:value="1811.867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46</text:p>
          </table:table-cell>
          <table:table-cell office:value-type="float" office:value="1365"/>
          <table:table-cell office:value-type="float" office:value="20901"/>
          <table:table-cell office:value-type="string">
            <text:p>Kapinawá</text:p>
          </table:table-cell>
          <table:table-cell office:value-type="string">
            <text:p>Kapinawá</text:p>
          </table:table-cell>
          <table:table-cell office:value-type="string">
            <text:p>Buíque</text:p>
          </table:table-cell>
          <table:table-cell office:value-type="string">
            <text:p>PE</text:p>
          </table:table-cell>
          <table:table-cell office:value-type="float" office:value="12403.0917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45</text:p>
          </table:table-cell>
          <table:table-cell office:value-type="float" office:value="485"/>
          <table:table-cell office:value-type="float" office:value="64501"/>
          <table:table-cell office:value-type="string">
            <text:p>Kapôt Nhinore</text:p>
          </table:table-cell>
          <table:table-cell office:value-type="string">
            <text:p>Kayapó</text:p>
          </table:table-cell>
          <table:table-cell office:value-type="string">
            <text:p>Santa Cruz do Xingu,Vila Rica,São Félix do Xingu</text:p>
          </table:table-cell>
          <table:table-cell office:value-type="string">
            <text:p>PA,MT</text:p>
          </table:table-cell>
          <table:table-cell office:value-type="float" office:value="362.24299999999999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TE DO MATO GROSSO</text:p>
          </table:table-cell>
          <table:table-cell office:value-type="string">
            <text:p>Não</text:p>
          </table:table-cell>
          <table:table-cell office:value-type="float" office:value="30202002039"/>
          <table:table-cell office:value-type="string">
            <text:p>COORDENACAO REGIONAL NORTE DO MATO GROSSO</text:p>
          </table:table-cell>
          <table:table-cell office:value-type="string">
            <text:p>CR-NMT</text:p>
          </table:table-cell>
          <table:table-cell office:value-type="string">
            <text:p>f</text:p>
          </table:table-cell>
          <table:table-cell office:value-type="string">
            <text:p>01/08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4</text:p>
          </table:table-cell>
          <table:table-cell office:value-type="float" office:value="1369"/>
          <table:table-cell office:value-type="float" office:value="21301"/>
          <table:table-cell office:value-type="string">
            <text:p>Karajá Santana do Araguaia</text:p>
          </table:table-cell>
          <table:table-cell office:value-type="string">
            <text:p>Karajá</text:p>
          </table:table-cell>
          <table:table-cell office:value-type="string">
            <text:p>Santa Maria das Barreiras</text:p>
          </table:table-cell>
          <table:table-cell office:value-type="string">
            <text:p>PA</text:p>
          </table:table-cell>
          <table:table-cell office:value-type="float" office:value="1485.6062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43</text:p>
          </table:table-cell>
          <table:table-cell office:value-type="float" office:value="477"/>
          <table:table-cell office:value-type="float" office:value="21001"/>
          <table:table-cell office:value-type="string">
            <text:p>Karajá de Aruanã I</text:p>
          </table:table-cell>
          <table:table-cell office:value-type="string">
            <text:p>Karajá</text:p>
          </table:table-cell>
          <table:table-cell office:value-type="string">
            <text:p>Aruanã</text:p>
          </table:table-cell>
          <table:table-cell office:value-type="string">
            <text:p>GO</text:p>
          </table:table-cell>
          <table:table-cell office:value-type="float" office:value="14.256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9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2</text:p>
          </table:table-cell>
          <table:table-cell office:value-type="float" office:value="478"/>
          <table:table-cell office:value-type="float" office:value="21101"/>
          <table:table-cell office:value-type="string">
            <text:p>Karajá de Aruanã II</text:p>
          </table:table-cell>
          <table:table-cell office:value-type="string">
            <text:p>Karajá</text:p>
          </table:table-cell>
          <table:table-cell office:value-type="string">
            <text:p>Cocalinho</text:p>
          </table:table-cell>
          <table:table-cell office:value-type="string">
            <text:p>MT</text:p>
          </table:table-cell>
          <table:table-cell office:value-type="float" office:value="893.26869999999997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9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1</text:p>
          </table:table-cell>
          <table:table-cell office:value-type="float" office:value="479"/>
          <table:table-cell office:value-type="float" office:value="21201"/>
          <table:table-cell office:value-type="string">
            <text:p>Karajá de Aruanã III</text:p>
          </table:table-cell>
          <table:table-cell office:value-type="string">
            <text:p>Karajá</text:p>
          </table:table-cell>
          <table:table-cell office:value-type="string">
            <text:p>Aruanã</text:p>
          </table:table-cell>
          <table:table-cell office:value-type="string">
            <text:p>GO</text:p>
          </table:table-cell>
          <table:table-cell office:value-type="float" office:value="705.174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9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40</text:p>
          </table:table-cell>
          <table:table-cell office:value-type="float" office:value="342"/>
          <table:table-cell office:value-type="float" office:value="21401"/>
          <table:table-cell office:value-type="string">
            <text:p>Karapotó</text:p>
          </table:table-cell>
          <table:table-cell office:value-type="string">
            <text:p>Karapotó</text:p>
          </table:table-cell>
          <table:table-cell office:value-type="string">
            <text:p>São Sebastião</text:p>
          </table:table-cell>
          <table:table-cell office:value-type="string">
            <text:p>AL</text:p>
          </table:table-cell>
          <table:table-cell office:value-type="float" office:value="1242.5168000000001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07/04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f</text:p>
          </table:table-cell>
          <table:table-cell office:value-type="float" office:value="126"/>
          <table:table-cell office:value-type="float" office:value="21501"/>
          <table:table-cell office:value-type="string">
            <text:p>Kararaô</text:p>
          </table:table-cell>
          <table:table-cell office:value-type="string">
            <text:p>Kayapó</text:p>
          </table:table-cell>
          <table:table-cell office:value-type="string">
            <text:p>Altamira</text:p>
          </table:table-cell>
          <table:table-cell office:value-type="string">
            <text:p>PA</text:p>
          </table:table-cell>
          <table:table-cell office:value-type="float" office:value="330837.54220000003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29/07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e</text:p>
          </table:table-cell>
          <table:table-cell office:value-type="float" office:value="195"/>
          <table:table-cell office:value-type="float" office:value="21601"/>
          <table:table-cell office:value-type="string">
            <text:p>Karipuna</text:p>
          </table:table-cell>
          <table:table-cell office:value-type="string">
            <text:p>Karipuna</text:p>
          </table:table-cell>
          <table:table-cell office:value-type="string">
            <text:p>Porto Velho,Nova Mamoré</text:p>
          </table:table-cell>
          <table:table-cell office:value-type="string">
            <text:p>RO</text:p>
          </table:table-cell>
          <table:table-cell office:value-type="float" office:value="152929.8599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 office:value-type="string">
            <text:p>12/11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d</text:p>
          </table:table-cell>
          <table:table-cell office:value-type="float" office:value="409"/>
          <table:table-cell office:value-type="float" office:value="73774"/>
          <table:table-cell office:value-type="string">
            <text:p>Kariri de Serra Grande</text:p>
          </table:table-cell>
          <table:table-cell office:value-type="string">
            <text:p>Kariri</text:p>
          </table:table-cell>
          <table:table-cell office:value-type="string">
            <text:p>Queimada Nova</text:p>
          </table:table-cell>
          <table:table-cell office:value-type="string">
            <text:p>PI</text:p>
          </table:table-cell>
          <table:table-cell office:value-type="float" office:value="2114.6768999999999000"/>
          <table:table-cell office:value-type="string">
            <text:p>Encaminhada RI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t</text:p>
          </table:table-cell>
          <table:table-cell office:value-type="string">
            <text:p>23/06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c</text:p>
          </table:table-cell>
          <table:table-cell office:value-type="float" office:value="1373"/>
          <table:table-cell office:value-type="float" office:value="21701"/>
          <table:table-cell office:value-type="string">
            <text:p>Kariri-Xocó</text:p>
          </table:table-cell>
          <table:table-cell office:value-type="string">
            <text:p>Kariri - Xocó</text:p>
          </table:table-cell>
          <table:table-cell office:value-type="string">
            <text:p>São Brás,Porto Real do Colégio</text:p>
          </table:table-cell>
          <table:table-cell office:value-type="string">
            <text:p>AL</text:p>
          </table:table-cell>
          <table:table-cell office:value-type="float" office:value="699.35799999999995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b</text:p>
          </table:table-cell>
          <table:table-cell office:value-type="float" office:value="222"/>
          <table:table-cell office:value-type="float" office:value="21702"/>
          <table:table-cell office:value-type="string">
            <text:p>Kariri-Xocó</text:p>
          </table:table-cell>
          <table:table-cell office:value-type="string">
            <text:p>Kariri - Xocó</text:p>
          </table:table-cell>
          <table:table-cell office:value-type="string">
            <text:p>São Brás,Porto Real do Colégio</text:p>
          </table:table-cell>
          <table:table-cell office:value-type="string">
            <text:p>AL</text:p>
          </table:table-cell>
          <table:table-cell office:value-type="float" office:value="4694.8823000000002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22/11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a</text:p>
          </table:table-cell>
          <table:table-cell office:value-type="float" office:value="1375"/>
          <table:table-cell office:value-type="float" office:value="21801"/>
          <table:table-cell office:value-type="string">
            <text:p>Karitiana</text:p>
          </table:table-cell>
          <table:table-cell office:value-type="string">
            <text:p>Karitiana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 office:value-type="float" office:value="89682.138000000006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9</text:p>
          </table:table-cell>
          <table:table-cell office:value-type="float" office:value="1376"/>
          <table:table-cell office:value-type="float" office:value="21901"/>
          <table:table-cell office:value-type="string">
            <text:p>Katukina/Kaxinawá</text:p>
          </table:table-cell>
          <table:table-cell office:value-type="string">
            <text:p>Kaxinawá,Katukina</text:p>
          </table:table-cell>
          <table:table-cell office:value-type="string">
            <text:p>Feijó</text:p>
          </table:table-cell>
          <table:table-cell office:value-type="string">
            <text:p>AC</text:p>
          </table:table-cell>
          <table:table-cell office:value-type="float" office:value="23474.0358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8</text:p>
          </table:table-cell>
          <table:table-cell office:value-type="float" office:value="242"/>
          <table:table-cell office:value-type="float" office:value="61401"/>
          <table:table-cell office:value-type="string">
            <text:p>Kawahiva do Rio Pardo</text:p>
          </table:table-cell>
          <table:table-cell office:value-type="string">
            <text:p>Isolados</text:p>
          </table:table-cell>
          <table:table-cell office:value-type="string">
            <text:p>Colniza</text:p>
          </table:table-cell>
          <table:table-cell office:value-type="string">
            <text:p>MT</text:p>
          </table:table-cell>
          <table:table-cell office:value-type="float" office:value="411844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Não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f</text:p>
          </table:table-cell>
          <table:table-cell office:value-type="string">
            <text:p>2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7</text:p>
          </table:table-cell>
          <table:table-cell office:value-type="float" office:value="449"/>
          <table:table-cell office:value-type="float" office:value="22001"/>
          <table:table-cell office:value-type="string">
            <text:p>Kaxarari</text:p>
          </table:table-cell>
          <table:table-cell office:value-type="string">
            <text:p>Kaxarari</text:p>
          </table:table-cell>
          <table:table-cell office:value-type="string">
            <text:p>Lábrea,Porto Velho</text:p>
          </table:table-cell>
          <table:table-cell office:value-type="string">
            <text:p>AM,RO</text:p>
          </table:table-cell>
          <table:table-cell office:value-type="float" office:value="145889.9849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Sim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 office:value-type="string">
            <text:p>12/05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6</text:p>
          </table:table-cell>
          <table:table-cell office:value-type="float" office:value="1378"/>
          <table:table-cell office:value-type="float" office:value="22101"/>
          <table:table-cell office:value-type="string">
            <text:p>Kaxinawá Ashaninka do Rio Breu</text:p>
          </table:table-cell>
          <table:table-cell office:value-type="string">
            <text:p>Kaxinawá,Ashaninka</text:p>
          </table:table-cell>
          <table:table-cell office:value-type="string">
            <text:p>Marechal Thaumaturgo,Jordão</text:p>
          </table:table-cell>
          <table:table-cell office:value-type="string">
            <text:p>AC</text:p>
          </table:table-cell>
          <table:table-cell office:value-type="float" office:value="31277.862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5</text:p>
          </table:table-cell>
          <table:table-cell office:value-type="float" office:value="1379"/>
          <table:table-cell office:value-type="float" office:value="22201"/>
          <table:table-cell office:value-type="string">
            <text:p>Kaxinawá Colônia Vinte e Sete</text:p>
          </table:table-cell>
          <table:table-cell office:value-type="string">
            <text:p>Kaxinawá</text:p>
          </table:table-cell>
          <table:table-cell office:value-type="string">
            <text:p>Tarauacá</text:p>
          </table:table-cell>
          <table:table-cell office:value-type="string">
            <text:p>AC</text:p>
          </table:table-cell>
          <table:table-cell office:value-type="float" office:value="105.166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Não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4</text:p>
          </table:table-cell>
          <table:table-cell office:value-type="float" office:value="147"/>
          <table:table-cell office:value-type="float" office:value="22701"/>
          <table:table-cell office:value-type="string">
            <text:p>Kaxinawá Nova Olinda</text:p>
          </table:table-cell>
          <table:table-cell office:value-type="string">
            <text:p>Kaxinawá</text:p>
          </table:table-cell>
          <table:table-cell office:value-type="string">
            <text:p>Feijó</text:p>
          </table:table-cell>
          <table:table-cell office:value-type="string">
            <text:p>AC</text:p>
          </table:table-cell>
          <table:table-cell office:value-type="float" office:value="27533.3987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08/09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3</text:p>
          </table:table-cell>
          <table:table-cell office:value-type="float" office:value="1385"/>
          <table:table-cell office:value-type="float" office:value="22801"/>
          <table:table-cell office:value-type="string">
            <text:p>Kaxinawá Seringal Independência</text:p>
          </table:table-cell>
          <table:table-cell office:value-type="string">
            <text:p>Kaxinawá</text:p>
          </table:table-cell>
          <table:table-cell office:value-type="string">
            <text:p>Jordão</text:p>
          </table:table-cell>
          <table:table-cell office:value-type="string">
            <text:p>AC</text:p>
          </table:table-cell>
          <table:table-cell office:value-type="float" office:value="11584.1270000000000000"/>
          <table:table-cell office:value-type="string">
            <text:p>Encaminhada RI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2</text:p>
          </table:table-cell>
          <table:table-cell office:value-type="float" office:value="468"/>
          <table:table-cell office:value-type="float" office:value="22301"/>
          <table:table-cell office:value-type="string">
            <text:p>Kaxinawá da Praia do Carapanã</text:p>
          </table:table-cell>
          <table:table-cell office:value-type="string">
            <text:p>Kaxinawá</text:p>
          </table:table-cell>
          <table:table-cell office:value-type="string">
            <text:p>Tarauacá</text:p>
          </table:table-cell>
          <table:table-cell office:value-type="string">
            <text:p>AC</text:p>
          </table:table-cell>
          <table:table-cell office:value-type="float" office:value="60698.718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12/01/2024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31</text:p>
          </table:table-cell>
          <table:table-cell office:value-type="float" office:value="1381"/>
          <table:table-cell office:value-type="float" office:value="22401"/>
          <table:table-cell office:value-type="string">
            <text:p>Kaxinawá do Baixo Rio Jordão</text:p>
          </table:table-cell>
          <table:table-cell office:value-type="string">
            <text:p>Kaxinawá</text:p>
          </table:table-cell>
          <table:table-cell office:value-type="string">
            <text:p>Jordão</text:p>
          </table:table-cell>
          <table:table-cell office:value-type="string">
            <text:p>AC</text:p>
          </table:table-cell>
          <table:table-cell office:value-type="float" office:value="8726.495199999999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30</text:p>
          </table:table-cell>
          <table:table-cell office:value-type="float" office:value="343"/>
          <table:table-cell office:value-type="float" office:value="22501"/>
          <table:table-cell office:value-type="string">
            <text:p>Kaxinawá do Rio Humaitá</text:p>
          </table:table-cell>
          <table:table-cell office:value-type="string">
            <text:p>Kaxinawá</text:p>
          </table:table-cell>
          <table:table-cell office:value-type="string">
            <text:p>Feijó</text:p>
          </table:table-cell>
          <table:table-cell office:value-type="string">
            <text:p>AC</text:p>
          </table:table-cell>
          <table:table-cell office:value-type="float" office:value="127383.5568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f</text:p>
          </table:table-cell>
          <table:table-cell office:value-type="float" office:value="1383"/>
          <table:table-cell office:value-type="float" office:value="22601"/>
          <table:table-cell office:value-type="string">
            <text:p>Kaxinawá do Rio Jordão</text:p>
          </table:table-cell>
          <table:table-cell office:value-type="string">
            <text:p>Kaxinawá</text:p>
          </table:table-cell>
          <table:table-cell office:value-type="string">
            <text:p>Jordão</text:p>
          </table:table-cell>
          <table:table-cell office:value-type="string">
            <text:p>AC</text:p>
          </table:table-cell>
          <table:table-cell office:value-type="float" office:value="87293.798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2e</text:p>
          </table:table-cell>
          <table:table-cell office:value-type="float" office:value="89"/>
          <table:table-cell office:value-type="float" office:value="68101"/>
          <table:table-cell office:value-type="string">
            <text:p>Kaxuyana-Tunayana</text:p>
          </table:table-cell>
          <table:table-cell office:value-type="string">
            <text:p>Kaxuyana</text:p>
          </table:table-cell>
          <table:table-cell office:value-type="string">
            <text:p>Oriximiná</text:p>
          </table:table-cell>
          <table:table-cell office:value-type="string">
            <text:p>PA</text:p>
          </table:table-cell>
          <table:table-cell office:value-type="float" office:value="218412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Sim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 office:value-type="string">
            <text:p>17/11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d</text:p>
          </table:table-cell>
          <table:table-cell office:value-type="float" office:value="281"/>
          <table:table-cell office:value-type="float" office:value="22902"/>
          <table:table-cell office:value-type="string">
            <text:p>Kayabi</text:p>
          </table:table-cell>
          <table:table-cell office:value-type="string">
            <text:p>Kaiabi</text:p>
          </table:table-cell>
          <table:table-cell office:value-type="string">
            <text:p>Apiacás,Jacareacanga</text:p>
          </table:table-cell>
          <table:table-cell office:value-type="string">
            <text:p>MT,PA</text:p>
          </table:table-cell>
          <table:table-cell office:value-type="float" office:value="1053257.6810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NORTE DO MATO GROSSO</text:p>
          </table:table-cell>
          <table:table-cell office:value-type="string">
            <text:p>Não</text:p>
          </table:table-cell>
          <table:table-cell office:value-type="float" office:value="30202002039"/>
          <table:table-cell office:value-type="string">
            <text:p>COORDENACAO REGIONAL NORTE DO MATO GROSSO</text:p>
          </table:table-cell>
          <table:table-cell office:value-type="string">
            <text:p>CR-NMT</text:p>
          </table:table-cell>
          <table:table-cell office:value-type="string">
            <text:p>t</text:p>
          </table:table-cell>
          <table:table-cell office:value-type="string">
            <text:p>24/05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c</text:p>
          </table:table-cell>
          <table:table-cell office:value-type="float" office:value="153"/>
          <table:table-cell office:value-type="float" office:value="23001"/>
          <table:table-cell office:value-type="string">
            <text:p>Kayapó</text:p>
          </table:table-cell>
          <table:table-cell office:value-type="string">
            <text:p>Kayapó</text:p>
          </table:table-cell>
          <table:table-cell office:value-type="string">
            <text:p>Bannach,Cumaru do Norte,São Félix do Xingu,Ourilândia do Norte</text:p>
          </table:table-cell>
          <table:table-cell office:value-type="string">
            <text:p>PA</text:p>
          </table:table-cell>
          <table:table-cell office:value-type="float" office:value="3284004.9718999998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KAYAPÓ SUL DO PARÁ</text:p>
          </table:table-cell>
          <table:table-cell office:value-type="string">
            <text:p>Não</text:p>
          </table:table-cell>
          <table:table-cell office:value-type="float" office:value="30202001920"/>
          <table:table-cell office:value-type="string">
            <text:p>COORDENACAO REGIONAL KAYAPÓ SUL DO PARÁ</text:p>
          </table:table-cell>
          <table:table-cell office:value-type="string">
            <text:p>CR-KSPA</text:p>
          </table:table-cell>
          <table:table-cell office:value-type="string">
            <text:p>t</text:p>
          </table:table-cell>
          <table:table-cell office:value-type="string">
            <text:p>26/01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b</text:p>
          </table:table-cell>
          <table:table-cell office:value-type="float" office:value="183"/>
          <table:table-cell office:value-type="float" office:value="72001"/>
          <table:table-cell office:value-type="string">
            <text:p>Ka´aguy Hovy</text:p>
          </table:table-cell>
          <table:table-cell office:value-type="string">
            <text:p>Guaraní</text:p>
          </table:table-cell>
          <table:table-cell office:value-type="string">
            <text:p>Iguape</text:p>
          </table:table-cell>
          <table:table-cell office:value-type="string">
            <text:p>SP</text:p>
          </table:table-cell>
          <table:table-cell office:value-type="float" office:value="195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05/08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a</text:p>
          </table:table-cell>
          <table:table-cell office:value-type="float" office:value="145"/>
          <table:table-cell office:value-type="float" office:value="71501"/>
          <table:table-cell office:value-type="string">
            <text:p>Ka´aguy Mirim</text:p>
          </table:table-cell>
          <table:table-cell office:value-type="string">
            <text:p>Guarani Mbya</text:p>
          </table:table-cell>
          <table:table-cell office:value-type="string">
            <text:p>Miracatu,Pedro de Toledo</text:p>
          </table:table-cell>
          <table:table-cell office:value-type="string">
            <text:p>SP</text:p>
          </table:table-cell>
          <table:table-cell office:value-type="float" office:value="119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29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9</text:p>
          </table:table-cell>
          <table:table-cell office:value-type="float" office:value="1389"/>
          <table:table-cell office:value-type="float" office:value="23101"/>
          <table:table-cell office:value-type="string">
            <text:p>Kiriri</text:p>
          </table:table-cell>
          <table:table-cell office:value-type="string">
            <text:p>Kiriri</text:p>
          </table:table-cell>
          <table:table-cell office:value-type="string">
            <text:p>Ribeira do Pombal,Quijingue,Tucano,Banzaê</text:p>
          </table:table-cell>
          <table:table-cell office:value-type="string">
            <text:p>BA</text:p>
          </table:table-cell>
          <table:table-cell office:value-type="float" office:value="12299.8736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28</text:p>
          </table:table-cell>
          <table:table-cell office:value-type="float" office:value="125"/>
          <table:table-cell office:value-type="float" office:value="23201"/>
          <table:table-cell office:value-type="string">
            <text:p>Koatinemo</text:p>
          </table:table-cell>
          <table:table-cell office:value-type="string">
            <text:p>Asurini do Xingu</text:p>
          </table:table-cell>
          <table:table-cell office:value-type="string">
            <text:p>Altamira,Senador José Porfírio</text:p>
          </table:table-cell>
          <table:table-cell office:value-type="string">
            <text:p>PA</text:p>
          </table:table-cell>
          <table:table-cell office:value-type="float" office:value="387834.250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29/07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7</text:p>
          </table:table-cell>
          <table:table-cell office:value-type="float" office:value="207"/>
          <table:table-cell office:value-type="float" office:value="62301"/>
          <table:table-cell office:value-type="string">
            <text:p>Krahó-Kanela</text:p>
          </table:table-cell>
          <table:table-cell office:value-type="string">
            <text:p>Krahô-Kanela</text:p>
          </table:table-cell>
          <table:table-cell office:value-type="string">
            <text:p>Lagoa da Confusão</text:p>
          </table:table-cell>
          <table:table-cell office:value-type="string">
            <text:p>TO</text:p>
          </table:table-cell>
          <table:table-cell office:value-type="float" office:value="7612.7653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24/02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6</text:p>
          </table:table-cell>
          <table:table-cell office:value-type="float" office:value="154"/>
          <table:table-cell office:value-type="float" office:value="23301"/>
          <table:table-cell office:value-type="string">
            <text:p>Kraolandia</text:p>
          </table:table-cell>
          <table:table-cell office:value-type="string">
            <text:p>Krahô</text:p>
          </table:table-cell>
          <table:table-cell office:value-type="string">
            <text:p>Goiatins,Itacajá</text:p>
          </table:table-cell>
          <table:table-cell office:value-type="string">
            <text:p>TO</text:p>
          </table:table-cell>
          <table:table-cell office:value-type="float" office:value="302533.397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26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5</text:p>
          </table:table-cell>
          <table:table-cell office:value-type="float" office:value="383"/>
          <table:table-cell office:value-type="float" office:value="23401"/>
          <table:table-cell office:value-type="string">
            <text:p>Krenak</text:p>
          </table:table-cell>
          <table:table-cell office:value-type="string">
            <text:p>Krenák</text:p>
          </table:table-cell>
          <table:table-cell office:value-type="string">
            <text:p>Resplendor</text:p>
          </table:table-cell>
          <table:table-cell office:value-type="string">
            <text:p>MG</text:p>
          </table:table-cell>
          <table:table-cell office:value-type="float" office:value="4039.8240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28/08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4</text:p>
          </table:table-cell>
          <table:table-cell office:value-type="float" office:value="472"/>
          <table:table-cell office:value-type="float" office:value="23402"/>
          <table:table-cell office:value-type="string">
            <text:p>Krenak de Sete Salões</text:p>
          </table:table-cell>
          <table:table-cell office:value-type="string">
            <text:p>Krenák</text:p>
          </table:table-cell>
          <table:table-cell office:value-type="string">
            <text:p>Santa Rita do Itueto,Resplendor,Conselheiro Pena,Itueta</text:p>
          </table:table-cell>
          <table:table-cell office:value-type="string">
            <text:p>MG</text:p>
          </table:table-cell>
          <table:table-cell office:value-type="float" office:value="16959.922500000001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Principal</text:p>
          </table:table-cell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f</text:p>
          </table:table-cell>
          <table:table-cell office:value-type="string">
            <text:p>04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3</text:p>
          </table:table-cell>
          <table:table-cell office:value-type="float" office:value="267"/>
          <table:table-cell office:value-type="float" office:value="65801"/>
          <table:table-cell office:value-type="string">
            <text:p>Krenrehé</text:p>
          </table:table-cell>
          <table:table-cell office:value-type="string">
            <text:p>Krenák</text:p>
          </table:table-cell>
          <table:table-cell office:value-type="string">
            <text:p>Luciara,Canabrava do Norte</text:p>
          </table:table-cell>
          <table:table-cell office:value-type="string">
            <text:p>MT</text:p>
          </table:table-cell>
          <table:table-cell office:value-type="float" office:value="5973.7209999999995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0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2</text:p>
          </table:table-cell>
          <table:table-cell office:value-type="float" office:value="268"/>
          <table:table-cell office:value-type="float" office:value="73718"/>
          <table:table-cell office:value-type="string">
            <text:p>Krenyê</text:p>
          </table:table-cell>
          <table:table-cell office:value-type="string">
            <text:p>Timbira,Krenyê</text:p>
          </table:table-cell>
          <table:table-cell office:value-type="string">
            <text:p>Vitorino Freire,Barra do Corda</text:p>
          </table:table-cell>
          <table:table-cell office:value-type="string">
            <text:p>MA</text:p>
          </table:table-cell>
          <table:table-cell office:value-type="float" office:value="8035.6750000000002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10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1</text:p>
          </table:table-cell>
          <table:table-cell office:value-type="float" office:value="412"/>
          <table:table-cell office:value-type="float" office:value="23501"/>
          <table:table-cell office:value-type="string">
            <text:p>Krikati</text:p>
          </table:table-cell>
          <table:table-cell office:value-type="string">
            <text:p>Krikati</text:p>
          </table:table-cell>
          <table:table-cell office:value-type="string">
            <text:p>Montes Altos,Amarante do Maranhão,Lajeado Novo,Sítio Novo</text:p>
          </table:table-cell>
          <table:table-cell office:value-type="string">
            <text:p>MA</text:p>
          </table:table-cell>
          <table:table-cell office:value-type="float" office:value="144775.786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2/02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20</text:p>
          </table:table-cell>
          <table:table-cell office:value-type="float" office:value="1394"/>
          <table:table-cell office:value-type="float" office:value="23601"/>
          <table:table-cell office:value-type="string">
            <text:p>Krukutu</text:p>
          </table:table-cell>
          <table:table-cell office:value-type="string">
            <text:p>Guaraní</text:p>
          </table:table-cell>
          <table:table-cell office:value-type="string">
            <text:p>São Paulo</text:p>
          </table:table-cell>
          <table:table-cell office:value-type="string">
            <text:p>SP</text:p>
          </table:table-cell>
          <table:table-cell office:value-type="float" office:value="25.879999999999999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f</text:p>
          </table:table-cell>
          <table:table-cell office:value-type="float" office:value="345"/>
          <table:table-cell office:value-type="float" office:value="23901"/>
          <table:table-cell office:value-type="string">
            <text:p>Kulina Igarapé do Pau</text:p>
          </table:table-cell>
          <table:table-cell office:value-type="string">
            <text:p>Kulina Páno</text:p>
          </table:table-cell>
          <table:table-cell office:value-type="string">
            <text:p>Feijó</text:p>
          </table:table-cell>
          <table:table-cell office:value-type="string">
            <text:p>AC</text:p>
          </table:table-cell>
          <table:table-cell office:value-type="float" office:value="45590.9369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e</text:p>
          </table:table-cell>
          <table:table-cell office:value-type="float" office:value="344"/>
          <table:table-cell office:value-type="float" office:value="23701"/>
          <table:table-cell office:value-type="string">
            <text:p>Kulina do Medio Jurua</text:p>
          </table:table-cell>
          <table:table-cell office:value-type="string">
            <text:p>Kulina Páno</text:p>
          </table:table-cell>
          <table:table-cell office:value-type="string">
            <text:p>Envira,Ipixuna,Eirunepé,Tarauacá</text:p>
          </table:table-cell>
          <table:table-cell office:value-type="string">
            <text:p>AM,AC</text:p>
          </table:table-cell>
          <table:table-cell office:value-type="float" office:value="730142.99690000003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VALE DO JAVARI</text:p>
          </table:table-cell>
          <table:table-cell office:value-type="string">
            <text:p>Não</text:p>
          </table:table-cell>
          <table:table-cell office:value-type="float" office:value="30202001892"/>
          <table:table-cell office:value-type="string">
            <text:p>COORDENACAO REGIONAL DO VALE DO JAVARI</text:p>
          </table:table-cell>
          <table:table-cell office:value-type="string">
            <text:p>CR-VJ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d</text:p>
          </table:table-cell>
          <table:table-cell office:value-type="float" office:value="375"/>
          <table:table-cell office:value-type="float" office:value="23801"/>
          <table:table-cell office:value-type="string">
            <text:p>Kulina do Rio Envira</text:p>
          </table:table-cell>
          <table:table-cell office:value-type="string">
            <text:p>Kaxinawá,Kulina Páno</text:p>
          </table:table-cell>
          <table:table-cell office:value-type="string">
            <text:p>Feijó</text:p>
          </table:table-cell>
          <table:table-cell office:value-type="string">
            <text:p>AC</text:p>
          </table:table-cell>
          <table:table-cell office:value-type="float" office:value="84364.6082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c</text:p>
          </table:table-cell>
          <table:table-cell office:value-type="float" office:value="1399"/>
          <table:table-cell office:value-type="float" office:value="24001"/>
          <table:table-cell office:value-type="string">
            <text:p>Kumaru do Lago Ualá</text:p>
          </table:table-cell>
          <table:table-cell office:value-type="string">
            <text:p>Kulina Páno</text:p>
          </table:table-cell>
          <table:table-cell office:value-type="string">
            <text:p>Juruá</text:p>
          </table:table-cell>
          <table:table-cell office:value-type="string">
            <text:p>AM</text:p>
          </table:table-cell>
          <table:table-cell office:value-type="float" office:value="80035.88189999999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b</text:p>
          </table:table-cell>
          <table:table-cell office:value-type="float" office:value="1544"/>
          <table:table-cell office:value-type="float" office:value="38902"/>
          <table:table-cell office:value-type="string">
            <text:p>Kuruáya</text:p>
          </table:table-cell>
          <table:table-cell office:value-type="string">
            <text:p>Kuruáya</text:p>
          </table:table-cell>
          <table:table-cell office:value-type="string">
            <text:p>Altamira</text:p>
          </table:table-cell>
          <table:table-cell office:value-type="string">
            <text:p>PA</text:p>
          </table:table-cell>
          <table:table-cell office:value-type="float" office:value="166784.2496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a</text:p>
          </table:table-cell>
          <table:table-cell office:value-type="float" office:value="1400"/>
          <table:table-cell office:value-type="float" office:value="24101"/>
          <table:table-cell office:value-type="string">
            <text:p>Kwazá do Rio São Pedro</text:p>
          </table:table-cell>
          <table:table-cell office:value-type="string">
            <text:p>Kwazá,Aikanã</text:p>
          </table:table-cell>
          <table:table-cell office:value-type="string">
            <text:p>Parecis</text:p>
          </table:table-cell>
          <table:table-cell office:value-type="string">
            <text:p>RO</text:p>
          </table:table-cell>
          <table:table-cell office:value-type="float" office:value="16799.876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ACOAL</text:p>
          </table:table-cell>
          <table:table-cell office:value-type="string">
            <text:p>Sim</text:p>
          </table:table-cell>
          <table:table-cell office:value-type="float" office:value="30202001934"/>
          <table:table-cell office:value-type="string">
            <text:p>COORDENACAO REGIONAL DE CACOAL</text:p>
          </table:table-cell>
          <table:table-cell office:value-type="string">
            <text:p>CR-CAC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9</text:p>
          </table:table-cell>
          <table:table-cell office:value-type="float" office:value="1401"/>
          <table:table-cell office:value-type="float" office:value="24201"/>
          <table:table-cell office:value-type="string">
            <text:p>Lago Aiapua</text:p>
          </table:table-cell>
          <table:table-cell office:value-type="string">
            <text:p>Múra</text:p>
          </table:table-cell>
          <table:table-cell office:value-type="string">
            <text:p>Anori,Beruri</text:p>
          </table:table-cell>
          <table:table-cell office:value-type="string">
            <text:p>AM</text:p>
          </table:table-cell>
          <table:table-cell office:value-type="float" office:value="24866.0855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8</text:p>
          </table:table-cell>
          <table:table-cell office:value-type="float" office:value="346"/>
          <table:table-cell office:value-type="float" office:value="24301"/>
          <table:table-cell office:value-type="string">
            <text:p>Lago Capanã</text:p>
          </table:table-cell>
          <table:table-cell office:value-type="string">
            <text:p>Múra</text:p>
          </table:table-cell>
          <table:table-cell office:value-type="string">
            <text:p>Manicoré</text:p>
          </table:table-cell>
          <table:table-cell office:value-type="string">
            <text:p>AM</text:p>
          </table:table-cell>
          <table:table-cell office:value-type="float" office:value="6321.5954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7</text:p>
          </table:table-cell>
          <table:table-cell office:value-type="float" office:value="1405"/>
          <table:table-cell office:value-type="float" office:value="24701"/>
          <table:table-cell office:value-type="string">
            <text:p>Lago Jauari</text:p>
          </table:table-cell>
          <table:table-cell office:value-type="string">
            <text:p>Múra</text:p>
          </table:table-cell>
          <table:table-cell office:value-type="string">
            <text:p>Manicoré</text:p>
          </table:table-cell>
          <table:table-cell office:value-type="string">
            <text:p>AM</text:p>
          </table:table-cell>
          <table:table-cell office:value-type="float" office:value="12023.084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6</text:p>
          </table:table-cell>
          <table:table-cell office:value-type="float" office:value="1403"/>
          <table:table-cell office:value-type="float" office:value="24401"/>
          <table:table-cell office:value-type="string">
            <text:p>Lago do Beruri</text:p>
          </table:table-cell>
          <table:table-cell office:value-type="string">
            <text:p>Tikúna</text:p>
          </table:table-cell>
          <table:table-cell office:value-type="string">
            <text:p>Beruri</text:p>
          </table:table-cell>
          <table:table-cell office:value-type="string">
            <text:p>AM</text:p>
          </table:table-cell>
          <table:table-cell office:value-type="float" office:value="4080.3690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5</text:p>
          </table:table-cell>
          <table:table-cell office:value-type="float" office:value="362"/>
          <table:table-cell office:value-type="float" office:value="52701"/>
          <table:table-cell office:value-type="string">
            <text:p>Lago do Correio</text:p>
          </table:table-cell>
          <table:table-cell office:value-type="string">
            <text:p>Kokama,Tikúna</text:p>
          </table:table-cell>
          <table:table-cell office:value-type="string">
            <text:p>Santo Antônio do Içá</text:p>
          </table:table-cell>
          <table:table-cell office:value-type="string">
            <text:p>AM</text:p>
          </table:table-cell>
          <table:table-cell office:value-type="float" office:value="13209.7814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4</text:p>
          </table:table-cell>
          <table:table-cell office:value-type="float" office:value="1404"/>
          <table:table-cell office:value-type="float" office:value="24501"/>
          <table:table-cell office:value-type="string">
            <text:p>Lago do Limão</text:p>
          </table:table-cell>
          <table:table-cell office:value-type="string">
            <text:p>Múra</text:p>
          </table:table-cell>
          <table:table-cell office:value-type="string">
            <text:p>Borba</text:p>
          </table:table-cell>
          <table:table-cell office:value-type="string">
            <text:p>AM</text:p>
          </table:table-cell>
          <table:table-cell office:value-type="float" office:value="821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3</text:p>
          </table:table-cell>
          <table:table-cell office:value-type="float" office:value="1429"/>
          <table:table-cell office:value-type="float" office:value="27401"/>
          <table:table-cell office:value-type="string">
            <text:p>Lago do Marinheiro</text:p>
          </table:table-cell>
          <table:table-cell office:value-type="string">
            <text:p>Múra</text:p>
          </table:table-cell>
          <table:table-cell office:value-type="string">
            <text:p>Careiro</text:p>
          </table:table-cell>
          <table:table-cell office:value-type="string">
            <text:p>AM</text:p>
          </table:table-cell>
          <table:table-cell office:value-type="float" office:value="3586.2907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12</text:p>
          </table:table-cell>
          <table:table-cell office:value-type="float" office:value="396"/>
          <table:table-cell office:value-type="float" office:value="24901"/>
          <table:table-cell office:value-type="string">
            <text:p>Lagoa  Encantada</text:p>
          </table:table-cell>
          <table:table-cell office:value-type="string">
            <text:p>Kanindé</text:p>
          </table:table-cell>
          <table:table-cell office:value-type="string">
            <text:p>Aquiraz</text:p>
          </table:table-cell>
          <table:table-cell office:value-type="string">
            <text:p>CE</text:p>
          </table:table-cell>
          <table:table-cell office:value-type="float" office:value="1731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f</text:p>
          </table:table-cell>
          <table:table-cell office:value-type="string">
            <text:p>18/01/2024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1</text:p>
          </table:table-cell>
          <table:table-cell office:value-type="float" office:value="446"/>
          <table:table-cell office:value-type="float" office:value="24801"/>
          <table:table-cell office:value-type="string">
            <text:p>Lagoa Comprida</text:p>
          </table:table-cell>
          <table:table-cell office:value-type="string">
            <text:p>Tenetehara</text:p>
          </table:table-cell>
          <table:table-cell office:value-type="string">
            <text:p>Jenipapo dos Vieiras,Itaipava do Grajaú</text:p>
          </table:table-cell>
          <table:table-cell office:value-type="string">
            <text:p>MA</text:p>
          </table:table-cell>
          <table:table-cell office:value-type="float" office:value="13198.2651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3/03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10</text:p>
          </table:table-cell>
          <table:table-cell office:value-type="float" office:value="1408"/>
          <table:table-cell office:value-type="float" office:value="25001"/>
          <table:table-cell office:value-type="string">
            <text:p>Lagoa dos Brincos</text:p>
          </table:table-cell>
          <table:table-cell office:value-type="string">
            <text:p>Negarotê</text:p>
          </table:table-cell>
          <table:table-cell office:value-type="string">
            <text:p>Comodoro</text:p>
          </table:table-cell>
          <table:table-cell office:value-type="string">
            <text:p>MT</text:p>
          </table:table-cell>
          <table:table-cell office:value-type="float" office:value="1845.058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f</text:p>
          </table:table-cell>
          <table:table-cell office:value-type="float" office:value="197"/>
          <table:table-cell office:value-type="float" office:value="25101"/>
          <table:table-cell office:value-type="string">
            <text:p>Lalima</text:p>
          </table:table-cell>
          <table:table-cell office:value-type="string">
            <text:p>Terena,Kinikinau</text:p>
          </table:table-cell>
          <table:table-cell office:value-type="string">
            <text:p>Miranda</text:p>
          </table:table-cell>
          <table:table-cell office:value-type="string">
            <text:p>MS</text:p>
          </table:table-cell>
          <table:table-cell office:value-type="float" office:value="3000.2100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23/08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e</text:p>
          </table:table-cell>
          <table:table-cell office:value-type="float" office:value="314"/>
          <table:table-cell office:value-type="float" office:value="25301"/>
          <table:table-cell office:value-type="string">
            <text:p>Laranjinha</text:p>
          </table:table-cell>
          <table:table-cell office:value-type="string">
            <text:p>Guaraní,Kaingang</text:p>
          </table:table-cell>
          <table:table-cell office:value-type="string">
            <text:p>Santa Amélia,Abatiá</text:p>
          </table:table-cell>
          <table:table-cell office:value-type="string">
            <text:p>PR</text:p>
          </table:table-cell>
          <table:table-cell office:value-type="float" office:value="284.24119999999999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19/04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d</text:p>
          </table:table-cell>
          <table:table-cell office:value-type="float" office:value="1690"/>
          <table:table-cell office:value-type="float" office:value="56801"/>
          <table:table-cell office:value-type="string">
            <text:p>Las Casas</text:p>
          </table:table-cell>
          <table:table-cell office:value-type="string">
            <text:p>Kayapó</text:p>
          </table:table-cell>
          <table:table-cell office:value-type="string">
            <text:p>Redenção,Pau D´Arco,Floresta do Araguaia</text:p>
          </table:table-cell>
          <table:table-cell office:value-type="string">
            <text:p>PA</text:p>
          </table:table-cell>
          <table:table-cell office:value-type="float" office:value="21344.7010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KAYAPÓ SUL DO PARÁ</text:p>
          </table:table-cell>
          <table:table-cell office:value-type="string">
            <text:p>Não</text:p>
          </table:table-cell>
          <table:table-cell office:value-type="float" office:value="30202001920"/>
          <table:table-cell office:value-type="string">
            <text:p>COORDENACAO REGIONAL KAYAPÓ SUL DO PARÁ</text:p>
          </table:table-cell>
          <table:table-cell office:value-type="string">
            <text:p>CR-KSP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c</text:p>
          </table:table-cell>
          <table:table-cell office:value-type="float" office:value="1411"/>
          <table:table-cell office:value-type="float" office:value="25401"/>
          <table:table-cell office:value-type="string">
            <text:p>Lauro Sodré</text:p>
          </table:table-cell>
          <table:table-cell office:value-type="string">
            <text:p>Tikúna</text:p>
          </table:table-cell>
          <table:table-cell office:value-type="string">
            <text:p>Benjamin Constant</text:p>
          </table:table-cell>
          <table:table-cell office:value-type="string">
            <text:p>AM</text:p>
          </table:table-cell>
          <table:table-cell office:value-type="float" office:value="9478.6216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b</text:p>
          </table:table-cell>
          <table:table-cell office:value-type="float" office:value="435"/>
          <table:table-cell office:value-type="float" office:value="25501"/>
          <table:table-cell office:value-type="string">
            <text:p>Ligeiro</text:p>
          </table:table-cell>
          <table:table-cell office:value-type="string">
            <text:p>Kaingang</text:p>
          </table:table-cell>
          <table:table-cell office:value-type="string">
            <text:p>Charrua</text:p>
          </table:table-cell>
          <table:table-cell office:value-type="string">
            <text:p>RS</text:p>
          </table:table-cell>
          <table:table-cell office:value-type="float" office:value="4565.7973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13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a</text:p>
          </table:table-cell>
          <table:table-cell office:value-type="float" office:value="215"/>
          <table:table-cell office:value-type="float" office:value="25701"/>
          <table:table-cell office:value-type="string">
            <text:p>Limão Verde</text:p>
          </table:table-cell>
          <table:table-cell office:value-type="string">
            <text:p>Terena</text:p>
          </table:table-cell>
          <table:table-cell office:value-type="string">
            <text:p>Aquidauana</text:p>
          </table:table-cell>
          <table:table-cell office:value-type="string">
            <text:p>MS</text:p>
          </table:table-cell>
          <table:table-cell office:value-type="float" office:value="5377.2754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04/03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9</text:p>
          </table:table-cell>
          <table:table-cell office:value-type="float" office:value="1415"/>
          <table:table-cell office:value-type="float" office:value="25901"/>
          <table:table-cell office:value-type="string">
            <text:p>Macarrão</text:p>
          </table:table-cell>
          <table:table-cell office:value-type="string">
            <text:p>Tikúna</text:p>
          </table:table-cell>
          <table:table-cell office:value-type="string">
            <text:p>Jutaí</text:p>
          </table:table-cell>
          <table:table-cell office:value-type="string">
            <text:p>AM</text:p>
          </table:table-cell>
          <table:table-cell office:value-type="float" office:value="44267.9081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8</text:p>
          </table:table-cell>
          <table:table-cell office:value-type="float" office:value="264"/>
          <table:table-cell office:value-type="float" office:value="26101"/>
          <table:table-cell office:value-type="string">
            <text:p>Malacacheta</text:p>
          </table:table-cell>
          <table:table-cell office:value-type="string">
            <text:p>Wapixana</text:p>
          </table:table-cell>
          <table:table-cell office:value-type="string">
            <text:p>Cantá</text:p>
          </table:table-cell>
          <table:table-cell office:value-type="string">
            <text:p>RR</text:p>
          </table:table-cell>
          <table:table-cell office:value-type="float" office:value="28631.8257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9/10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7</text:p>
          </table:table-cell>
          <table:table-cell office:value-type="float" office:value="1418"/>
          <table:table-cell office:value-type="float" office:value="26201"/>
          <table:table-cell office:value-type="string">
            <text:p>Mamoadate</text:p>
          </table:table-cell>
          <table:table-cell office:value-type="string">
            <text:p>Machineri,Yaminawa</text:p>
          </table:table-cell>
          <table:table-cell office:value-type="string">
            <text:p>Sena Madureira,Assis Brasil</text:p>
          </table:table-cell>
          <table:table-cell office:value-type="string">
            <text:p>AC</text:p>
          </table:table-cell>
          <table:table-cell office:value-type="float" office:value="313646.8662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LTO PURUS</text:p>
          </table:table-cell>
          <table:table-cell office:value-type="string">
            <text:p>Sim</text:p>
          </table:table-cell>
          <table:table-cell office:value-type="float" office:value="30202001845"/>
          <table:table-cell office:value-type="string">
            <text:p>COORDENACAO REGIONAL ALTO PURUS</text:p>
          </table:table-cell>
          <table:table-cell office:value-type="string">
            <text:p>CR-A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6</text:p>
          </table:table-cell>
          <table:table-cell office:value-type="float" office:value="258"/>
          <table:table-cell office:value-type="float" office:value="26301"/>
          <table:table-cell office:value-type="string">
            <text:p>Mangueira</text:p>
          </table:table-cell>
          <table:table-cell office:value-type="string">
            <text:p>Makuxí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4063.741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5</text:p>
          </table:table-cell>
          <table:table-cell office:value-type="float" office:value="146"/>
          <table:table-cell office:value-type="float" office:value="26401"/>
          <table:table-cell office:value-type="string">
            <text:p>Mangueirinha</text:p>
          </table:table-cell>
          <table:table-cell office:value-type="string">
            <text:p>Guaraní,Kaingang</text:p>
          </table:table-cell>
          <table:table-cell office:value-type="string">
            <text:p>Mangueirinha,Coronel Vivida,Chopinzinho</text:p>
          </table:table-cell>
          <table:table-cell office:value-type="string">
            <text:p>PR</text:p>
          </table:table-cell>
          <table:table-cell office:value-type="float" office:value="16375.76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02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4</text:p>
          </table:table-cell>
          <table:table-cell office:value-type="float" office:value="255"/>
          <table:table-cell office:value-type="float" office:value="26501"/>
          <table:table-cell office:value-type="string">
            <text:p>Manoa/Pium</text:p>
          </table:table-cell>
          <table:table-cell office:value-type="string">
            <text:p>Makuxí,Wapixana</text:p>
          </table:table-cell>
          <table:table-cell office:value-type="string">
            <text:p>Bonfim</text:p>
          </table:table-cell>
          <table:table-cell office:value-type="string">
            <text:p>RR</text:p>
          </table:table-cell>
          <table:table-cell office:value-type="float" office:value="43336.7307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3</text:p>
          </table:table-cell>
          <table:table-cell office:value-type="float" office:value="251"/>
          <table:table-cell office:value-type="float" office:value="17302"/>
          <table:table-cell office:value-type="string">
            <text:p>Manoki</text:p>
          </table:table-cell>
          <table:table-cell office:value-type="string">
            <text:p>Irántxe</text:p>
          </table:table-cell>
          <table:table-cell office:value-type="string">
            <text:p>Brasnorte</text:p>
          </table:table-cell>
          <table:table-cell office:value-type="string">
            <text:p>MT</text:p>
          </table:table-cell>
          <table:table-cell office:value-type="float" office:value="250539.82930000001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f</text:p>
          </table:table-cell>
          <table:table-cell office:value-type="string">
            <text:p>16/01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6002</text:p>
          </table:table-cell>
          <table:table-cell office:value-type="float" office:value="1422"/>
          <table:table-cell office:value-type="float" office:value="26601"/>
          <table:table-cell office:value-type="string">
            <text:p>Mapari</text:p>
          </table:table-cell>
          <table:table-cell office:value-type="string">
            <text:p>Kaixana</text:p>
          </table:table-cell>
          <table:table-cell office:value-type="string">
            <text:p>Fonte Boa,Japurá,Tonantins</text:p>
          </table:table-cell>
          <table:table-cell office:value-type="string">
            <text:p>AM</text:p>
          </table:table-cell>
          <table:table-cell office:value-type="float" office:value="157246.2270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1</text:p>
          </table:table-cell>
          <table:table-cell office:value-type="float" office:value="1720"/>
          <table:table-cell office:value-type="float" office:value="65401"/>
          <table:table-cell office:value-type="string">
            <text:p>Maracaxi</text:p>
          </table:table-cell>
          <table:table-cell office:value-type="string">
            <text:p>Tembé</text:p>
          </table:table-cell>
          <table:table-cell office:value-type="string">
            <text:p>Aurora do Pará</text:p>
          </table:table-cell>
          <table:table-cell office:value-type="string">
            <text:p>PA</text:p>
          </table:table-cell>
          <table:table-cell office:value-type="float" office:value="72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6000</text:p>
          </table:table-cell>
          <table:table-cell office:value-type="float" office:value="347"/>
          <table:table-cell office:value-type="float" office:value="26801"/>
          <table:table-cell office:value-type="string">
            <text:p>Maraitá</text:p>
          </table:table-cell>
          <table:table-cell office:value-type="string">
            <text:p>Tikúna</text:p>
          </table:table-cell>
          <table:table-cell office:value-type="string">
            <text:p>Amaturá</text:p>
          </table:table-cell>
          <table:table-cell office:value-type="string">
            <text:p>AM</text:p>
          </table:table-cell>
          <table:table-cell office:value-type="float" office:value="53038.06440000000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4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f</text:p>
          </table:table-cell>
          <table:table-cell office:value-type="float" office:value="325"/>
          <table:table-cell office:value-type="float" office:value="26901"/>
          <table:table-cell office:value-type="string">
            <text:p>Maraiwatsede</text:p>
          </table:table-cell>
          <table:table-cell office:value-type="string">
            <text:p>Xavante</text:p>
          </table:table-cell>
          <table:table-cell office:value-type="string">
            <text:p>São Félix do Araguaia,Bom Jesus do Araguaia,Alto Boa Vista</text:p>
          </table:table-cell>
          <table:table-cell office:value-type="string">
            <text:p>MT</text:p>
          </table:table-cell>
          <table:table-cell office:value-type="float" office:value="165241.229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IBEIRAO CASCALHEIRA</text:p>
          </table:table-cell>
          <table:table-cell office:value-type="string">
            <text:p>Não</text:p>
          </table:table-cell>
          <table:table-cell office:value-type="float" office:value="30202002046"/>
          <table:table-cell office:value-type="string">
            <text:p>COORDENACAO REGIONAL RIBEIRAO CASCALHEIRA</text:p>
          </table:table-cell>
          <table:table-cell office:value-type="string">
            <text:p>CR-RC</text:p>
          </table:table-cell>
          <table:table-cell office:value-type="string">
            <text:p>t</text:p>
          </table:table-cell>
          <table:table-cell office:value-type="string">
            <text:p>04/05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e</text:p>
          </table:table-cell>
          <table:table-cell office:value-type="float" office:value="1426"/>
          <table:table-cell office:value-type="float" office:value="27001"/>
          <table:table-cell office:value-type="string">
            <text:p>Marajai</text:p>
          </table:table-cell>
          <table:table-cell office:value-type="string">
            <text:p>Matsés</text:p>
          </table:table-cell>
          <table:table-cell office:value-type="string">
            <text:p>Alvarães</text:p>
          </table:table-cell>
          <table:table-cell office:value-type="string">
            <text:p>AM</text:p>
          </table:table-cell>
          <table:table-cell office:value-type="float" office:value="1196.348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fd</text:p>
          </table:table-cell>
          <table:table-cell office:value-type="float" office:value="348"/>
          <table:table-cell office:value-type="float" office:value="27101"/>
          <table:table-cell office:value-type="string">
            <text:p>Maranduba</text:p>
          </table:table-cell>
          <table:table-cell office:value-type="string">
            <text:p>Karajá</text:p>
          </table:table-cell>
          <table:table-cell office:value-type="string">
            <text:p>Araguacema,Santa Maria das Barreiras</text:p>
          </table:table-cell>
          <table:table-cell office:value-type="string">
            <text:p>TO,PA</text:p>
          </table:table-cell>
          <table:table-cell office:value-type="float" office:value="375.15379999999999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c</text:p>
          </table:table-cell>
          <table:table-cell office:value-type="float" office:value="108"/>
          <table:table-cell office:value-type="float" office:value="26701"/>
          <table:table-cell office:value-type="string">
            <text:p>Maraã Urubaxi</text:p>
          </table:table-cell>
          <table:table-cell office:value-type="string">
            <text:p>Makú,Kanamarí</text:p>
          </table:table-cell>
          <table:table-cell office:value-type="string">
            <text:p>Maraã,Santa Isabel do Rio Negro</text:p>
          </table:table-cell>
          <table:table-cell office:value-type="string">
            <text:p>AM</text:p>
          </table:table-cell>
          <table:table-cell office:value-type="float" office:value="94405.073300000004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Não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fb</text:p>
          </table:table-cell>
          <table:table-cell office:value-type="float" office:value="380"/>
          <table:table-cell office:value-type="float" office:value="27201"/>
          <table:table-cell office:value-type="string">
            <text:p>Marechal Rondon</text:p>
          </table:table-cell>
          <table:table-cell office:value-type="string">
            <text:p>Xavante</text:p>
          </table:table-cell>
          <table:table-cell office:value-type="string">
            <text:p>Paranatinga</text:p>
          </table:table-cell>
          <table:table-cell office:value-type="string">
            <text:p>MT</text:p>
          </table:table-cell>
          <table:table-cell office:value-type="float" office:value="98500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t</text:p>
          </table:table-cell>
          <table:table-cell office:value-type="string">
            <text:p>29/05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a</text:p>
          </table:table-cell>
          <table:table-cell office:value-type="float" office:value="214"/>
          <table:table-cell office:value-type="float" office:value="27501"/>
          <table:table-cell office:value-type="string">
            <text:p>Marrecas</text:p>
          </table:table-cell>
          <table:table-cell office:value-type="string">
            <text:p>Kaingang</text:p>
          </table:table-cell>
          <table:table-cell office:value-type="string">
            <text:p>Turvo,Guarapuava</text:p>
          </table:table-cell>
          <table:table-cell office:value-type="string">
            <text:p>PR</text:p>
          </table:table-cell>
          <table:table-cell office:value-type="float" office:value="16838.56940000000000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10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9</text:p>
          </table:table-cell>
          <table:table-cell office:value-type="float" office:value="309"/>
          <table:table-cell office:value-type="float" office:value="55101"/>
          <table:table-cell office:value-type="string">
            <text:p>Maró</text:p>
          </table:table-cell>
          <table:table-cell office:value-type="string">
            <text:p>Arapiun</text:p>
          </table:table-cell>
          <table:table-cell office:value-type="string">
            <text:p>Santarém</text:p>
          </table:table-cell>
          <table:table-cell office:value-type="string">
            <text:p>PA</text:p>
          </table:table-cell>
          <table:table-cell office:value-type="float" office:value="42373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f</text:p>
          </table:table-cell>
          <table:table-cell office:value-type="string">
            <text:p>05/07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8</text:p>
          </table:table-cell>
          <table:table-cell office:value-type="float" office:value="483"/>
          <table:table-cell office:value-type="float" office:value="27601"/>
          <table:table-cell office:value-type="string">
            <text:p>Massacara</text:p>
          </table:table-cell>
          <table:table-cell office:value-type="string">
            <text:p>Kaimbé</text:p>
          </table:table-cell>
          <table:table-cell office:value-type="string">
            <text:p>Euclides da Cunha</text:p>
          </table:table-cell>
          <table:table-cell office:value-type="string">
            <text:p>BA</text:p>
          </table:table-cell>
          <table:table-cell office:value-type="float" office:value="8020.0802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05/06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7</text:p>
          </table:table-cell>
          <table:table-cell office:value-type="float" office:value="1432"/>
          <table:table-cell office:value-type="float" office:value="27701"/>
          <table:table-cell office:value-type="string">
            <text:p>Massaco</text:p>
          </table:table-cell>
          <table:table-cell office:value-type="string">
            <text:p>Isolados</text:p>
          </table:table-cell>
          <table:table-cell office:value-type="string">
            <text:p>Alta Floresta D´Oeste,São Francisco do Guaporé</text:p>
          </table:table-cell>
          <table:table-cell office:value-type="string">
            <text:p>RO</text:p>
          </table:table-cell>
          <table:table-cell office:value-type="float" office:value="421895.0768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f6</text:p>
          </table:table-cell>
          <table:table-cell office:value-type="float" office:value="1434"/>
          <table:table-cell office:value-type="float" office:value="28001"/>
          <table:table-cell office:value-type="string">
            <text:p>Mata Medonha</text:p>
          </table:table-cell>
          <table:table-cell office:value-type="string">
            <text:p>Pataxó</text:p>
          </table:table-cell>
          <table:table-cell office:value-type="string">
            <text:p>Santa Cruz Cabrália</text:p>
          </table:table-cell>
          <table:table-cell office:value-type="string">
            <text:p>BA</text:p>
          </table:table-cell>
          <table:table-cell office:value-type="float" office:value="549.62260000000003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f5</text:p>
          </table:table-cell>
          <table:table-cell office:value-type="float" office:value="1433"/>
          <table:table-cell office:value-type="float" office:value="27901"/>
          <table:table-cell office:value-type="string">
            <text:p>Mata da Cafurna</text:p>
          </table:table-cell>
          <table:table-cell office:value-type="string">
            <text:p>Xucuru - Kariri</text:p>
          </table:table-cell>
          <table:table-cell office:value-type="string">
            <text:p>Palmeira dos Índios</text:p>
          </table:table-cell>
          <table:table-cell office:value-type="string">
            <text:p>AL</text:p>
          </table:table-cell>
          <table:table-cell office:value-type="float" office:value="117.60070000000000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f4</text:p>
          </table:table-cell>
          <table:table-cell office:value-type="float" office:value="349"/>
          <table:table-cell office:value-type="float" office:value="28101"/>
          <table:table-cell office:value-type="string">
            <text:p>Matintin</text:p>
          </table:table-cell>
          <table:table-cell office:value-type="string">
            <text:p>Tikúna</text:p>
          </table:table-cell>
          <table:table-cell office:value-type="string">
            <text:p>Tonantins,Santo Antônio do Içá</text:p>
          </table:table-cell>
          <table:table-cell office:value-type="string">
            <text:p>AM</text:p>
          </table:table-cell>
          <table:table-cell office:value-type="float" office:value="21760.701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3</text:p>
          </table:table-cell>
          <table:table-cell office:value-type="float" office:value="149"/>
          <table:table-cell office:value-type="float" office:value="68601"/>
          <table:table-cell office:value-type="string">
            <text:p>Mato Castelhano</text:p>
          </table:table-cell>
          <table:table-cell office:value-type="string">
            <text:p>Kaingang</text:p>
          </table:table-cell>
          <table:table-cell office:value-type="string">
            <text:p>Mato Castelhano</text:p>
          </table:table-cell>
          <table:table-cell office:value-type="string">
            <text:p>RS</text:p>
          </table:table-cell>
          <table:table-cell office:value-type="float" office:value="3567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f</text:p>
          </table:table-cell>
          <table:table-cell office:value-type="string">
            <text:p>21/09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2</text:p>
          </table:table-cell>
          <table:table-cell office:value-type="float" office:value="294"/>
          <table:table-cell office:value-type="float" office:value="53801"/>
          <table:table-cell office:value-type="string">
            <text:p>Mato Preto</text:p>
          </table:table-cell>
          <table:table-cell office:value-type="string">
            <text:p>Guaraní</text:p>
          </table:table-cell>
          <table:table-cell office:value-type="string">
            <text:p>Getúlio Vargas,Erechim,Erebango</text:p>
          </table:table-cell>
          <table:table-cell office:value-type="string">
            <text:p>RS</text:p>
          </table:table-cell>
          <table:table-cell office:value-type="float" office:value="423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27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f1</text:p>
          </table:table-cell>
          <table:table-cell office:value-type="float" office:value="1436"/>
          <table:table-cell office:value-type="float" office:value="28201"/>
          <table:table-cell office:value-type="string">
            <text:p>Mawetek</text:p>
          </table:table-cell>
          <table:table-cell office:value-type="string">
            <text:p>Kanamarí</text:p>
          </table:table-cell>
          <table:table-cell office:value-type="string">
            <text:p>Jutaí,Eirunepé</text:p>
          </table:table-cell>
          <table:table-cell office:value-type="string">
            <text:p>AM</text:p>
          </table:table-cell>
          <table:table-cell office:value-type="float" office:value="115492.878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VALE DO JAVARI</text:p>
          </table:table-cell>
          <table:table-cell office:value-type="string">
            <text:p>Não</text:p>
          </table:table-cell>
          <table:table-cell office:value-type="float" office:value="30202001892"/>
          <table:table-cell office:value-type="string">
            <text:p>COORDENACAO REGIONAL DO VALE DO JAVARI</text:p>
          </table:table-cell>
          <table:table-cell office:value-type="string">
            <text:p>CR-VJ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f0</text:p>
          </table:table-cell>
          <table:table-cell office:value-type="float" office:value="426"/>
          <table:table-cell office:value-type="float" office:value="28301"/>
          <table:table-cell office:value-type="string">
            <text:p>Maxacali</text:p>
          </table:table-cell>
          <table:table-cell office:value-type="string">
            <text:p>Maxakali</text:p>
          </table:table-cell>
          <table:table-cell office:value-type="string">
            <text:p>Santa Helena de Minas,Bertópolis</text:p>
          </table:table-cell>
          <table:table-cell office:value-type="string">
            <text:p>MG</text:p>
          </table:table-cell>
          <table:table-cell office:value-type="float" office:value="5305.6719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17/05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f</text:p>
          </table:table-cell>
          <table:table-cell office:value-type="float" office:value="287"/>
          <table:table-cell office:value-type="float" office:value="28401"/>
          <table:table-cell office:value-type="string">
            <text:p>Mbiguaçu</text:p>
          </table:table-cell>
          <table:table-cell office:value-type="string">
            <text:p>Guarani Nhandeva,Guarani Mbya</text:p>
          </table:table-cell>
          <table:table-cell office:value-type="string">
            <text:p>Biguaçu</text:p>
          </table:table-cell>
          <table:table-cell office:value-type="string">
            <text:p>SC</text:p>
          </table:table-cell>
          <table:table-cell office:value-type="float" office:value="59.198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26/05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e</text:p>
          </table:table-cell>
          <table:table-cell office:value-type="float" office:value="351"/>
          <table:table-cell office:value-type="float" office:value="28701"/>
          <table:table-cell office:value-type="string">
            <text:p>Menkragnoti</text:p>
          </table:table-cell>
          <table:table-cell office:value-type="string">
            <text:p>Kayapó</text:p>
          </table:table-cell>
          <table:table-cell office:value-type="string">
            <text:p>Matupá,Peixoto de Azevedo,Altamira,São Félix do Xingu</text:p>
          </table:table-cell>
          <table:table-cell office:value-type="string">
            <text:p>PA,MT</text:p>
          </table:table-cell>
          <table:table-cell office:value-type="float" office:value="4914254.8206000002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6/01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d</text:p>
          </table:table-cell>
          <table:table-cell office:value-type="float" office:value="379"/>
          <table:table-cell office:value-type="float" office:value="28801"/>
          <table:table-cell office:value-type="string">
            <text:p>Menkü</text:p>
          </table:table-cell>
          <table:table-cell office:value-type="string">
            <text:p>Mynky</text:p>
          </table:table-cell>
          <table:table-cell office:value-type="string">
            <text:p>Brasnorte</text:p>
          </table:table-cell>
          <table:table-cell office:value-type="string">
            <text:p>MT</text:p>
          </table:table-cell>
          <table:table-cell office:value-type="float" office:value="47094.8646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10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c</text:p>
          </table:table-cell>
          <table:table-cell office:value-type="float" office:value="1444"/>
          <table:table-cell office:value-type="float" office:value="28901"/>
          <table:table-cell office:value-type="string">
            <text:p>Meria</text:p>
          </table:table-cell>
          <table:table-cell office:value-type="string">
            <text:p>Miránha</text:p>
          </table:table-cell>
          <table:table-cell office:value-type="string">
            <text:p>Alvarães</text:p>
          </table:table-cell>
          <table:table-cell office:value-type="string">
            <text:p>AM</text:p>
          </table:table-cell>
          <table:table-cell office:value-type="float" office:value="585.493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eb</text:p>
          </table:table-cell>
          <table:table-cell office:value-type="float" office:value="80"/>
          <table:table-cell office:value-type="float" office:value="29001"/>
          <table:table-cell office:value-type="string">
            <text:p>Merure</text:p>
          </table:table-cell>
          <table:table-cell office:value-type="string">
            <text:p>Boróro </text:p>
          </table:table-cell>
          <table:table-cell office:value-type="string">
            <text:p>Barra do Garças,General Carneiro</text:p>
          </table:table-cell>
          <table:table-cell office:value-type="string">
            <text:p>MT</text:p>
          </table:table-cell>
          <table:table-cell office:value-type="float" office:value="82301.136299999998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2/05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a</text:p>
          </table:table-cell>
          <table:table-cell office:value-type="float" office:value="1446"/>
          <table:table-cell office:value-type="float" office:value="29101"/>
          <table:table-cell office:value-type="string">
            <text:p>Miguel/Josefa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1628.8090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e9</text:p>
          </table:table-cell>
          <table:table-cell office:value-type="float" office:value="1447"/>
          <table:table-cell office:value-type="float" office:value="29201"/>
          <table:table-cell office:value-type="string">
            <text:p>Miratu</text:p>
          </table:table-cell>
          <table:table-cell office:value-type="string">
            <text:p>Miránha</text:p>
          </table:table-cell>
          <table:table-cell office:value-type="string">
            <text:p>Uarini</text:p>
          </table:table-cell>
          <table:table-cell office:value-type="string">
            <text:p>AM</text:p>
          </table:table-cell>
          <table:table-cell office:value-type="float" office:value="13198.788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e8</text:p>
          </table:table-cell>
          <table:table-cell office:value-type="float" office:value="417"/>
          <table:table-cell office:value-type="float" office:value="29301"/>
          <table:table-cell office:value-type="string">
            <text:p>Monte Caseros</text:p>
          </table:table-cell>
          <table:table-cell office:value-type="string">
            <text:p>Kaingang</text:p>
          </table:table-cell>
          <table:table-cell office:value-type="string">
            <text:p>Muliterno,Ibiraiaras</text:p>
          </table:table-cell>
          <table:table-cell office:value-type="string">
            <text:p>RS</text:p>
          </table:table-cell>
          <table:table-cell office:value-type="float" office:value="1112.410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19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7</text:p>
          </table:table-cell>
          <table:table-cell office:value-type="float" office:value="291"/>
          <table:table-cell office:value-type="float" office:value="29401"/>
          <table:table-cell office:value-type="string">
            <text:p>Morro Alto</text:p>
          </table:table-cell>
          <table:table-cell office:value-type="string">
            <text:p>Guarani Mbya</text:p>
          </table:table-cell>
          <table:table-cell office:value-type="string">
            <text:p>São Francisco do Sul</text:p>
          </table:table-cell>
          <table:table-cell office:value-type="string">
            <text:p>SC</text:p>
          </table:table-cell>
          <table:table-cell office:value-type="float" office:value="893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11/1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6</text:p>
          </table:table-cell>
          <table:table-cell office:value-type="float" office:value="193"/>
          <table:table-cell office:value-type="float" office:value="29501"/>
          <table:table-cell office:value-type="string">
            <text:p>Morro Branco</text:p>
          </table:table-cell>
          <table:table-cell office:value-type="string">
            <text:p>Tenetehara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 office:value-type="float" office:value="48.980400000000003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7/07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5</text:p>
          </table:table-cell>
          <table:table-cell office:value-type="float" office:value="73"/>
          <table:table-cell office:value-type="float" office:value="73001"/>
          <table:table-cell office:value-type="string">
            <text:p>Morro da Palha</text:p>
          </table:table-cell>
          <table:table-cell office:value-type="string">
            <text:p>Guarani Mbya</text:p>
          </table:table-cell>
          <table:table-cell office:value-type="string">
            <text:p>Biguaçu</text:p>
          </table:table-cell>
          <table:table-cell office:value-type="string">
            <text:p>SC</text:p>
          </table:table-cell>
          <table:table-cell office:value-type="float" office:value="240.3312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e4</text:p>
          </table:table-cell>
          <table:table-cell office:value-type="float" office:value="229"/>
          <table:table-cell office:value-type="float" office:value="29601"/>
          <table:table-cell office:value-type="string">
            <text:p>Morro dos Cavalos</text:p>
          </table:table-cell>
          <table:table-cell office:value-type="string">
            <text:p>Guaraní</text:p>
          </table:table-cell>
          <table:table-cell office:value-type="string">
            <text:p>Palhoça</text:p>
          </table:table-cell>
          <table:table-cell office:value-type="string">
            <text:p>SC</text:p>
          </table:table-cell>
          <table:table-cell office:value-type="float" office:value="1983.4901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01/06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3</text:p>
          </table:table-cell>
          <table:table-cell office:value-type="float" office:value="256"/>
          <table:table-cell office:value-type="float" office:value="29701"/>
          <table:table-cell office:value-type="string">
            <text:p>Moskow</text:p>
          </table:table-cell>
          <table:table-cell office:value-type="string">
            <text:p>Wapixana</text:p>
          </table:table-cell>
          <table:table-cell office:value-type="string">
            <text:p>Bonfim</text:p>
          </table:table-cell>
          <table:table-cell office:value-type="string">
            <text:p>RR</text:p>
          </table:table-cell>
          <table:table-cell office:value-type="float" office:value="14212.9982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2</text:p>
          </table:table-cell>
          <table:table-cell office:value-type="float" office:value="407"/>
          <table:table-cell office:value-type="float" office:value="66001"/>
          <table:table-cell office:value-type="string">
            <text:p>Mundo Verde/Cachoeirinha</text:p>
          </table:table-cell>
          <table:table-cell office:value-type="string">
            <text:p>Maxakali</text:p>
          </table:table-cell>
          <table:table-cell office:value-type="string">
            <text:p>Teófilo Otoni</text:p>
          </table:table-cell>
          <table:table-cell office:value-type="string">
            <text:p>MG</text:p>
          </table:table-cell>
          <table:table-cell office:value-type="float" office:value="606.19159999999999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06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e1</text:p>
          </table:table-cell>
          <table:table-cell office:value-type="float" office:value="1453"/>
          <table:table-cell office:value-type="float" office:value="29801"/>
          <table:table-cell office:value-type="string">
            <text:p>Munduruku</text:p>
          </table:table-cell>
          <table:table-cell office:value-type="string">
            <text:p>Mundurukú</text:p>
          </table:table-cell>
          <table:table-cell office:value-type="string">
            <text:p>Jacareacanga</text:p>
          </table:table-cell>
          <table:table-cell office:value-type="string">
            <text:p>PA</text:p>
          </table:table-cell>
          <table:table-cell office:value-type="float" office:value="2381795.7765000002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e0</text:p>
          </table:table-cell>
          <table:table-cell office:value-type="float" office:value="1693"/>
          <table:table-cell office:value-type="float" office:value="58001"/>
          <table:table-cell office:value-type="string">
            <text:p>Munduruku-Taquara</text:p>
          </table:table-cell>
          <table:table-cell office:value-type="string">
            <text:p>Mundurukú</text:p>
          </table:table-cell>
          <table:table-cell office:value-type="string">
            <text:p>Belterra</text:p>
          </table:table-cell>
          <table:table-cell office:value-type="string">
            <text:p>PA</text:p>
          </table:table-cell>
          <table:table-cell office:value-type="float" office:value="25323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f</text:p>
          </table:table-cell>
          <table:table-cell office:value-type="float" office:value="1454"/>
          <table:table-cell office:value-type="float" office:value="30001"/>
          <table:table-cell office:value-type="string">
            <text:p>Muriru</text:p>
          </table:table-cell>
          <table:table-cell office:value-type="string">
            <text:p>Wapixana</text:p>
          </table:table-cell>
          <table:table-cell office:value-type="string">
            <text:p>Bonfim,Cantá</text:p>
          </table:table-cell>
          <table:table-cell office:value-type="string">
            <text:p>RR</text:p>
          </table:table-cell>
          <table:table-cell office:value-type="float" office:value="5555.9435999999996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e</text:p>
          </table:table-cell>
          <table:table-cell office:value-type="float" office:value="1455"/>
          <table:table-cell office:value-type="float" office:value="30101"/>
          <table:table-cell office:value-type="string">
            <text:p>Murutinga/Tracaja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13286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d</text:p>
          </table:table-cell>
          <table:table-cell office:value-type="float" office:value="317"/>
          <table:table-cell office:value-type="float" office:value="73709"/>
          <table:table-cell office:value-type="string">
            <text:p>Muã Mimatxi (Fazenda Modelo Diniz)</text:p>
          </table:table-cell>
          <table:table-cell office:value-type="string">
            <text:p>Pataxó</text:p>
          </table:table-cell>
          <table:table-cell office:value-type="string">
            <text:p>Itapecerica</text:p>
          </table:table-cell>
          <table:table-cell office:value-type="string">
            <text:p>MG</text:p>
          </table:table-cell>
          <table:table-cell office:value-type="float" office:value="0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11/0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c</text:p>
          </table:table-cell>
          <table:table-cell office:value-type="float" office:value="230"/>
          <table:table-cell office:value-type="float" office:value="26001"/>
          <table:table-cell office:value-type="string">
            <text:p>Mãe Maria</text:p>
          </table:table-cell>
          <table:table-cell office:value-type="string">
            <text:p>Gavião Parkatejê</text:p>
          </table:table-cell>
          <table:table-cell office:value-type="string">
            <text:p>Bom Jesus do Tocantins</text:p>
          </table:table-cell>
          <table:table-cell office:value-type="string">
            <text:p>PA</text:p>
          </table:table-cell>
          <table:table-cell office:value-type="float" office:value="62488.451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06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b</text:p>
          </table:table-cell>
          <table:table-cell office:value-type="float" office:value="350"/>
          <table:table-cell office:value-type="float" office:value="28501"/>
          <table:table-cell office:value-type="string">
            <text:p>Médio Rio Negro I</text:p>
          </table:table-cell>
          <table:table-cell office:value-type="string">
            <text:p>Tukano,Makú,Tariana,Baré,Baniwa</text:p>
          </table:table-cell>
          <table:table-cell office:value-type="string">
            <text:p>Japurá,Santa Isabel do Rio Negro,São Gabriel da Cachoeira</text:p>
          </table:table-cell>
          <table:table-cell office:value-type="string">
            <text:p>AM</text:p>
          </table:table-cell>
          <table:table-cell office:value-type="float" office:value="1776138.9968000001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 office:value-type="string">
            <text:p>24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a</text:p>
          </table:table-cell>
          <table:table-cell office:value-type="float" office:value="284"/>
          <table:table-cell office:value-type="float" office:value="28601"/>
          <table:table-cell office:value-type="string">
            <text:p>Médio Rio Negro II</text:p>
          </table:table-cell>
          <table:table-cell office:value-type="string">
            <text:p>Tukano,Makú,Tariana,Desána,Baré,Baniwa</text:p>
          </table:table-cell>
          <table:table-cell office:value-type="string">
            <text:p>Santa Isabel do Rio Negro,São Gabriel da Cachoeira</text:p>
          </table:table-cell>
          <table:table-cell office:value-type="string">
            <text:p>AM</text:p>
          </table:table-cell>
          <table:table-cell office:value-type="float" office:value="316194.989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 office:value-type="string">
            <text:p>16/07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9</text:p>
          </table:table-cell>
          <table:table-cell office:value-type="float" office:value="90"/>
          <table:table-cell office:value-type="float" office:value="30201"/>
          <table:table-cell office:value-type="string">
            <text:p>Nambikwara</text:p>
          </table:table-cell>
          <table:table-cell office:value-type="string">
            <text:p>Nambikwára</text:p>
          </table:table-cell>
          <table:table-cell office:value-type="string">
            <text:p>Comodoro</text:p>
          </table:table-cell>
          <table:table-cell office:value-type="string">
            <text:p>MT</text:p>
          </table:table-cell>
          <table:table-cell office:value-type="float" office:value="1011961.485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8</text:p>
          </table:table-cell>
          <table:table-cell office:value-type="float" office:value="1458"/>
          <table:table-cell office:value-type="float" office:value="30401"/>
          <table:table-cell office:value-type="string">
            <text:p>Natal/Felicidade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313.3410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7</text:p>
          </table:table-cell>
          <table:table-cell office:value-type="float" office:value="1459"/>
          <table:table-cell office:value-type="float" office:value="30501"/>
          <table:table-cell office:value-type="string">
            <text:p>Nhamundá/Mapuera</text:p>
          </table:table-cell>
          <table:table-cell office:value-type="string">
            <text:p>Hixkaryána,Wai Wai</text:p>
          </table:table-cell>
          <table:table-cell office:value-type="string">
            <text:p>Nhamundá,Urucará,Oriximiná,Faro</text:p>
          </table:table-cell>
          <table:table-cell office:value-type="string">
            <text:p>AM,PA</text:p>
          </table:table-cell>
          <table:table-cell office:value-type="float" office:value="1049520.0001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Sim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6</text:p>
          </table:table-cell>
          <table:table-cell office:value-type="float" office:value="159"/>
          <table:table-cell office:value-type="float" office:value="30601"/>
          <table:table-cell office:value-type="string">
            <text:p>Nioaque</text:p>
          </table:table-cell>
          <table:table-cell office:value-type="string">
            <text:p>Terena</text:p>
          </table:table-cell>
          <table:table-cell office:value-type="string">
            <text:p>Nioaque</text:p>
          </table:table-cell>
          <table:table-cell office:value-type="string">
            <text:p>MS</text:p>
          </table:table-cell>
          <table:table-cell office:value-type="float" office:value="3029.3528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Sim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14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5</text:p>
          </table:table-cell>
          <table:table-cell office:value-type="float" office:value="411"/>
          <table:table-cell office:value-type="float" office:value="30701"/>
          <table:table-cell office:value-type="string">
            <text:p>Nonoai</text:p>
          </table:table-cell>
          <table:table-cell office:value-type="string">
            <text:p>Guaraní,Kaingang</text:p>
          </table:table-cell>
          <table:table-cell office:value-type="string">
            <text:p>Rio dos Índios,Planalto,Nonoai,Gramado dos Loureiros</text:p>
          </table:table-cell>
          <table:table-cell office:value-type="string">
            <text:p>RS</text:p>
          </table:table-cell>
          <table:table-cell office:value-type="float" office:value="1983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f</text:p>
          </table:table-cell>
          <table:table-cell office:value-type="string">
            <text:p>08/07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4</text:p>
          </table:table-cell>
          <table:table-cell office:value-type="float" office:value="404"/>
          <table:table-cell office:value-type="float" office:value="30801"/>
          <table:table-cell office:value-type="string">
            <text:p>Nonoai/Rio da Várzea</text:p>
          </table:table-cell>
          <table:table-cell office:value-type="string">
            <text:p>Kaingang</text:p>
          </table:table-cell>
          <table:table-cell office:value-type="string">
            <text:p>Trindade do Sul,Planalto,Nonoai,Liberato Salzano,Gramado dos Loureiros</text:p>
          </table:table-cell>
          <table:table-cell office:value-type="string">
            <text:p>RS</text:p>
          </table:table-cell>
          <table:table-cell office:value-type="float" office:value="16415.4442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07/07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3</text:p>
          </table:table-cell>
          <table:table-cell office:value-type="float" office:value="1463"/>
          <table:table-cell office:value-type="float" office:value="30901"/>
          <table:table-cell office:value-type="string">
            <text:p>Nossa Senhora de Fátima</text:p>
          </table:table-cell>
          <table:table-cell office:value-type="string">
            <text:p>Terena</text:p>
          </table:table-cell>
          <table:table-cell office:value-type="string">
            <text:p>Miranda</text:p>
          </table:table-cell>
          <table:table-cell office:value-type="string">
            <text:p>MS</text:p>
          </table:table-cell>
          <table:table-cell office:value-type="float" office:value="88.888000000000005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2</text:p>
          </table:table-cell>
          <table:table-cell office:value-type="float" office:value="1464"/>
          <table:table-cell office:value-type="float" office:value="31001"/>
          <table:table-cell office:value-type="string">
            <text:p>Nova Esperança do Rio Jandiatuba</text:p>
          </table:table-cell>
          <table:table-cell office:value-type="string">
            <text:p>Tikúna</text:p>
          </table:table-cell>
          <table:table-cell office:value-type="string">
            <text:p>São Paulo de Olivença,Amaturá</text:p>
          </table:table-cell>
          <table:table-cell office:value-type="string">
            <text:p>AM</text:p>
          </table:table-cell>
          <table:table-cell office:value-type="float" office:value="20003.928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d1</text:p>
          </table:table-cell>
          <table:table-cell office:value-type="float" office:value="433"/>
          <table:table-cell office:value-type="float" office:value="31101"/>
          <table:table-cell office:value-type="string">
            <text:p>Nova Jacundá</text:p>
          </table:table-cell>
          <table:table-cell office:value-type="string">
            <text:p>Guarani Mbya</text:p>
          </table:table-cell>
          <table:table-cell office:value-type="string">
            <text:p>Rondon do Pará</text:p>
          </table:table-cell>
          <table:table-cell office:value-type="string">
            <text:p>PA</text:p>
          </table:table-cell>
          <table:table-cell office:value-type="float" office:value="424.61399999999998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31/03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d0</text:p>
          </table:table-cell>
          <table:table-cell office:value-type="float" office:value="1466"/>
          <table:table-cell office:value-type="float" office:value="31201"/>
          <table:table-cell office:value-type="string">
            <text:p>Nove de Janeiro</text:p>
          </table:table-cell>
          <table:table-cell office:value-type="string">
            <text:p>Diahói</text:p>
          </table:table-cell>
          <table:table-cell office:value-type="string">
            <text:p>Humaitá</text:p>
          </table:table-cell>
          <table:table-cell office:value-type="string">
            <text:p>AM</text:p>
          </table:table-cell>
          <table:table-cell office:value-type="float" office:value="228777.099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cf</text:p>
          </table:table-cell>
          <table:table-cell office:value-type="float" office:value="1467"/>
          <table:table-cell office:value-type="float" office:value="31301"/>
          <table:table-cell office:value-type="string">
            <text:p>Nukini</text:p>
          </table:table-cell>
          <table:table-cell office:value-type="string">
            <text:p>Nukiní</text:p>
          </table:table-cell>
          <table:table-cell office:value-type="string">
            <text:p>Mâncio Lima</text:p>
          </table:table-cell>
          <table:table-cell office:value-type="string">
            <text:p>AC</text:p>
          </table:table-cell>
          <table:table-cell office:value-type="float" office:value="27263.5211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ce</text:p>
          </table:table-cell>
          <table:table-cell office:value-type="float" office:value="459"/>
          <table:table-cell office:value-type="float" office:value="31402"/>
          <table:table-cell office:value-type="string">
            <text:p>Ofayé-Xavante</text:p>
          </table:table-cell>
          <table:table-cell office:value-type="string">
            <text:p>Ofayé</text:p>
          </table:table-cell>
          <table:table-cell office:value-type="string">
            <text:p>Brasilândia</text:p>
          </table:table-cell>
          <table:table-cell office:value-type="string">
            <text:p>MS</text:p>
          </table:table-cell>
          <table:table-cell office:value-type="float" office:value="484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 office:value-type="string">
            <text:p>Reestudo</text:p>
          </table:table-cell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02/01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d</text:p>
          </table:table-cell>
          <table:table-cell office:value-type="float" office:value="458"/>
          <table:table-cell office:value-type="float" office:value="31401"/>
          <table:table-cell office:value-type="string">
            <text:p>Ofayé-Xavante</text:p>
          </table:table-cell>
          <table:table-cell office:value-type="string">
            <text:p>Ofayé</text:p>
          </table:table-cell>
          <table:table-cell office:value-type="string">
            <text:p>Brasilândia</text:p>
          </table:table-cell>
          <table:table-cell office:value-type="string">
            <text:p>MS</text:p>
          </table:table-cell>
          <table:table-cell office:value-type="float" office:value="1937.625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f</text:p>
          </table:table-cell>
          <table:table-cell office:value-type="string">
            <text:p>03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c</text:p>
          </table:table-cell>
          <table:table-cell office:value-type="float" office:value="265"/>
          <table:table-cell office:value-type="float" office:value="31501"/>
          <table:table-cell office:value-type="string">
            <text:p>Ouro</text:p>
          </table:table-cell>
          <table:table-cell office:value-type="string">
            <text:p>Makuxí</text:p>
          </table:table-cell>
          <table:table-cell office:value-type="string">
            <text:p>Boa Vista</text:p>
          </table:table-cell>
          <table:table-cell office:value-type="string">
            <text:p>RR</text:p>
          </table:table-cell>
          <table:table-cell office:value-type="float" office:value="13572.969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b</text:p>
          </table:table-cell>
          <table:table-cell office:value-type="float" office:value="1471"/>
          <table:table-cell office:value-type="float" office:value="31601"/>
          <table:table-cell office:value-type="string">
            <text:p>Pacaas Novas</text:p>
          </table:table-cell>
          <table:table-cell office:value-type="string">
            <text:p>Pakaa Nova </text:p>
          </table:table-cell>
          <table:table-cell office:value-type="string">
            <text:p>Guajará-Mirim</text:p>
          </table:table-cell>
          <table:table-cell office:value-type="string">
            <text:p>RO</text:p>
          </table:table-cell>
          <table:table-cell office:value-type="float" office:value="279906.3832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ca</text:p>
          </table:table-cell>
          <table:table-cell office:value-type="float" office:value="248"/>
          <table:table-cell office:value-type="float" office:value="31701"/>
          <table:table-cell office:value-type="string">
            <text:p>Pacheca</text:p>
          </table:table-cell>
          <table:table-cell office:value-type="string">
            <text:p>Guaraní</text:p>
          </table:table-cell>
          <table:table-cell office:value-type="string">
            <text:p>Camaquã</text:p>
          </table:table-cell>
          <table:table-cell office:value-type="string">
            <text:p>RS</text:p>
          </table:table-cell>
          <table:table-cell office:value-type="float" office:value="1852.2049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13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9</text:p>
          </table:table-cell>
          <table:table-cell office:value-type="float" office:value="1473"/>
          <table:table-cell office:value-type="float" office:value="31901"/>
          <table:table-cell office:value-type="string">
            <text:p>Padre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797.51099999999997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c8</text:p>
          </table:table-cell>
          <table:table-cell office:value-type="float" office:value="113"/>
          <table:table-cell office:value-type="float" office:value="71901"/>
          <table:table-cell office:value-type="string">
            <text:p>Pakurity</text:p>
          </table:table-cell>
          <table:table-cell office:value-type="string">
            <text:p>Guarani Mbya</text:p>
          </table:table-cell>
          <table:table-cell office:value-type="string">
            <text:p>Cananéia</text:p>
          </table:table-cell>
          <table:table-cell office:value-type="string">
            <text:p>SP</text:p>
          </table:table-cell>
          <table:table-cell office:value-type="float" office:value="573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7</text:p>
          </table:table-cell>
          <table:table-cell office:value-type="float" office:value="216"/>
          <table:table-cell office:value-type="float" office:value="32002"/>
          <table:table-cell office:value-type="string">
            <text:p>Palmas</text:p>
          </table:table-cell>
          <table:table-cell office:value-type="string">
            <text:p>Kaingang</text:p>
          </table:table-cell>
          <table:table-cell office:value-type="string">
            <text:p>Abelardo Luz,Palmas</text:p>
          </table:table-cell>
          <table:table-cell office:value-type="string">
            <text:p>PR,SC</text:p>
          </table:table-cell>
          <table:table-cell office:value-type="float" office:value="3800.8793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Não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19/07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6</text:p>
          </table:table-cell>
          <table:table-cell office:value-type="float" office:value="328"/>
          <table:table-cell office:value-type="float" office:value="64801"/>
          <table:table-cell office:value-type="string">
            <text:p>Panambi - Lagoa Rica</text:p>
          </table:table-cell>
          <table:table-cell office:value-type="string">
            <text:p>Guarani Kaiowá</text:p>
          </table:table-cell>
          <table:table-cell office:value-type="string">
            <text:p>Itaporã,Douradina</text:p>
          </table:table-cell>
          <table:table-cell office:value-type="string">
            <text:p>MS</text:p>
          </table:table-cell>
          <table:table-cell office:value-type="float" office:value="1219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f</text:p>
          </table:table-cell>
          <table:table-cell office:value-type="string">
            <text:p>22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5</text:p>
          </table:table-cell>
          <table:table-cell office:value-type="float" office:value="295"/>
          <table:table-cell office:value-type="float" office:value="32101"/>
          <table:table-cell office:value-type="string">
            <text:p>Panambizinho</text:p>
          </table:table-cell>
          <table:table-cell office:value-type="string">
            <text:p>Guarani Kaiowá</text:p>
          </table:table-cell>
          <table:table-cell office:value-type="string">
            <text:p>Dourados</text:p>
          </table:table-cell>
          <table:table-cell office:value-type="string">
            <text:p>MS</text:p>
          </table:table-cell>
          <table:table-cell office:value-type="float" office:value="1272.803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t</text:p>
          </table:table-cell>
          <table:table-cell office:value-type="string">
            <text:p>27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4</text:p>
          </table:table-cell>
          <table:table-cell office:value-type="float" office:value="465"/>
          <table:table-cell office:value-type="float" office:value="32201"/>
          <table:table-cell office:value-type="string">
            <text:p>Panará</text:p>
          </table:table-cell>
          <table:table-cell office:value-type="string">
            <text:p>Panará</text:p>
          </table:table-cell>
          <table:table-cell office:value-type="string">
            <text:p>Guarantã do Norte,Matupá,Altamira</text:p>
          </table:table-cell>
          <table:table-cell office:value-type="string">
            <text:p>PA,MT</text:p>
          </table:table-cell>
          <table:table-cell office:value-type="float" office:value="499740.005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TE DO MATO GROSSO</text:p>
          </table:table-cell>
          <table:table-cell office:value-type="string">
            <text:p>Não</text:p>
          </table:table-cell>
          <table:table-cell office:value-type="float" office:value="30202002039"/>
          <table:table-cell office:value-type="string">
            <text:p>COORDENACAO REGIONAL NORTE DO MATO GROSSO</text:p>
          </table:table-cell>
          <table:table-cell office:value-type="string">
            <text:p>CR-NMT</text:p>
          </table:table-cell>
          <table:table-cell office:value-type="string">
            <text:p>t</text:p>
          </table:table-cell>
          <table:table-cell office:value-type="string">
            <text:p>16/12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3</text:p>
          </table:table-cell>
          <table:table-cell office:value-type="float" office:value="1478"/>
          <table:table-cell office:value-type="float" office:value="32401"/>
          <table:table-cell office:value-type="string">
            <text:p>Pankararu</text:p>
          </table:table-cell>
          <table:table-cell office:value-type="string">
            <text:p>Pankararú</text:p>
          </table:table-cell>
          <table:table-cell office:value-type="string">
            <text:p>Petrolândia,Tacaratu</text:p>
          </table:table-cell>
          <table:table-cell office:value-type="string">
            <text:p>PE</text:p>
          </table:table-cell>
          <table:table-cell office:value-type="float" office:value="8377.281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c2</text:p>
          </table:table-cell>
          <table:table-cell office:value-type="float" office:value="1477"/>
          <table:table-cell office:value-type="float" office:value="32301"/>
          <table:table-cell office:value-type="string">
            <text:p>Pankararé</text:p>
          </table:table-cell>
          <table:table-cell office:value-type="string">
            <text:p>Pankararé</text:p>
          </table:table-cell>
          <table:table-cell office:value-type="string">
            <text:p>Glória,Paulo Afonso,Rodelas</text:p>
          </table:table-cell>
          <table:table-cell office:value-type="string">
            <text:p>BA</text:p>
          </table:table-cell>
          <table:table-cell office:value-type="float" office:value="29597.3322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c1</text:p>
          </table:table-cell>
          <table:table-cell office:value-type="float" office:value="218"/>
          <table:table-cell office:value-type="float" office:value="71001"/>
          <table:table-cell office:value-type="string">
            <text:p>Pankará da Serra do Arapuá</text:p>
          </table:table-cell>
          <table:table-cell office:value-type="string">
            <text:p>Pankará</text:p>
          </table:table-cell>
          <table:table-cell office:value-type="string">
            <text:p>Carnaubeira da Penha</text:p>
          </table:table-cell>
          <table:table-cell office:value-type="string">
            <text:p>PE</text:p>
          </table:table-cell>
          <table:table-cell office:value-type="float" office:value="15114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f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c0</text:p>
          </table:table-cell>
          <table:table-cell office:value-type="float" office:value="1480"/>
          <table:table-cell office:value-type="float" office:value="32602"/>
          <table:table-cell office:value-type="string">
            <text:p>Paquiçamba</text:p>
          </table:table-cell>
          <table:table-cell office:value-type="string">
            <text:p>Yudjá</text:p>
          </table:table-cell>
          <table:table-cell office:value-type="string">
            <text:p>Vitória do Xingu,Anapu,Senador José Porfírio</text:p>
          </table:table-cell>
          <table:table-cell office:value-type="string">
            <text:p>PA</text:p>
          </table:table-cell>
          <table:table-cell office:value-type="float" office:value="15733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f</text:p>
          </table:table-cell>
          <table:table-cell office:value-type="float" office:value="1479"/>
          <table:table-cell office:value-type="float" office:value="32601"/>
          <table:table-cell office:value-type="string">
            <text:p>Paquiçamba</text:p>
          </table:table-cell>
          <table:table-cell office:value-type="string">
            <text:p>Yudjá</text:p>
          </table:table-cell>
          <table:table-cell office:value-type="string">
            <text:p>Vitória do Xingu</text:p>
          </table:table-cell>
          <table:table-cell office:value-type="string">
            <text:p>PA</text:p>
          </table:table-cell>
          <table:table-cell office:value-type="float" office:value="4384.2668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e</text:p>
          </table:table-cell>
          <table:table-cell office:value-type="float" office:value="1481"/>
          <table:table-cell office:value-type="float" office:value="32701"/>
          <table:table-cell office:value-type="string">
            <text:p>Parabubure</text:p>
          </table:table-cell>
          <table:table-cell office:value-type="string">
            <text:p>Xavante</text:p>
          </table:table-cell>
          <table:table-cell office:value-type="string">
            <text:p>Nova Xavantina,Campinápolis,Água Boa</text:p>
          </table:table-cell>
          <table:table-cell office:value-type="string">
            <text:p>MT</text:p>
          </table:table-cell>
          <table:table-cell office:value-type="float" office:value="224447.3367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d</text:p>
          </table:table-cell>
          <table:table-cell office:value-type="float" office:value="1482"/>
          <table:table-cell office:value-type="float" office:value="32801"/>
          <table:table-cell office:value-type="string">
            <text:p>Paracuhuba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927.537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c</text:p>
          </table:table-cell>
          <table:table-cell office:value-type="float" office:value="196"/>
          <table:table-cell office:value-type="float" office:value="32901"/>
          <table:table-cell office:value-type="string">
            <text:p>Parakanã</text:p>
          </table:table-cell>
          <table:table-cell office:value-type="string">
            <text:p>Parakanã</text:p>
          </table:table-cell>
          <table:table-cell office:value-type="string">
            <text:p>Novo Repartimento,Itupiranga</text:p>
          </table:table-cell>
          <table:table-cell office:value-type="string">
            <text:p>PA</text:p>
          </table:table-cell>
          <table:table-cell office:value-type="float" office:value="351697.40999999997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15/01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b</text:p>
          </table:table-cell>
          <table:table-cell office:value-type="float" office:value="109"/>
          <table:table-cell office:value-type="float" office:value="33101"/>
          <table:table-cell office:value-type="string">
            <text:p>Parana do Boa Boa</text:p>
          </table:table-cell>
          <table:table-cell office:value-type="string">
            <text:p>Makú</text:p>
          </table:table-cell>
          <table:table-cell office:value-type="string">
            <text:p>Japurá,Santa Isabel do Rio Negro</text:p>
          </table:table-cell>
          <table:table-cell office:value-type="string">
            <text:p>AM</text:p>
          </table:table-cell>
          <table:table-cell office:value-type="float" office:value="240545.8477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Não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a</text:p>
          </table:table-cell>
          <table:table-cell office:value-type="float" office:value="1486"/>
          <table:table-cell office:value-type="float" office:value="33201"/>
          <table:table-cell office:value-type="string">
            <text:p>Parana do Paricá</text:p>
          </table:table-cell>
          <table:table-cell office:value-type="string">
            <text:p>Kanamarí</text:p>
          </table:table-cell>
          <table:table-cell office:value-type="string">
            <text:p>Maraã</text:p>
          </table:table-cell>
          <table:table-cell office:value-type="string">
            <text:p>AM</text:p>
          </table:table-cell>
          <table:table-cell office:value-type="float" office:value="7866.3199999999997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9</text:p>
          </table:table-cell>
          <table:table-cell office:value-type="float" office:value="438"/>
          <table:table-cell office:value-type="float" office:value="33001"/>
          <table:table-cell office:value-type="string">
            <text:p>Paraná do Arauató</text:p>
          </table:table-cell>
          <table:table-cell office:value-type="string">
            <text:p>Múra</text:p>
          </table:table-cell>
          <table:table-cell office:value-type="string">
            <text:p>Itacoatiara</text:p>
          </table:table-cell>
          <table:table-cell office:value-type="string">
            <text:p>AM</text:p>
          </table:table-cell>
          <table:table-cell office:value-type="float" office:value="5915.4449999999997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15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8</text:p>
          </table:table-cell>
          <table:table-cell office:value-type="float" office:value="489"/>
          <table:table-cell office:value-type="float" office:value="33301"/>
          <table:table-cell office:value-type="string">
            <text:p>Parati-Mirim</text:p>
          </table:table-cell>
          <table:table-cell office:value-type="string">
            <text:p>Guaraní</text:p>
          </table:table-cell>
          <table:table-cell office:value-type="string">
            <text:p>Paraty</text:p>
          </table:table-cell>
          <table:table-cell office:value-type="string">
            <text:p>RJ</text:p>
          </table:table-cell>
          <table:table-cell office:value-type="float" office:value="79.199700000000007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15/12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7</text:p>
          </table:table-cell>
          <table:table-cell office:value-type="float" office:value="307"/>
          <table:table-cell office:value-type="float" office:value="33401"/>
          <table:table-cell office:value-type="string">
            <text:p>Paresi</text:p>
          </table:table-cell>
          <table:table-cell office:value-type="string">
            <text:p>Paresí</text:p>
          </table:table-cell>
          <table:table-cell office:value-type="string">
            <text:p>Tangará da Serra</text:p>
          </table:table-cell>
          <table:table-cell office:value-type="string">
            <text:p>MT</text:p>
          </table:table-cell>
          <table:table-cell office:value-type="float" office:value="563586.53449999995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7/02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6</text:p>
          </table:table-cell>
          <table:table-cell office:value-type="float" office:value="376"/>
          <table:table-cell office:value-type="float" office:value="33501"/>
          <table:table-cell office:value-type="string">
            <text:p>Parque do Araguaia</text:p>
          </table:table-cell>
          <table:table-cell office:value-type="string">
            <text:p>Tapirapé,Javaé,Karajá,Ava-Canoeiro</text:p>
          </table:table-cell>
          <table:table-cell office:value-type="string">
            <text:p>Formoso do Araguaia,Lagoa da Confusão,Pium</text:p>
          </table:table-cell>
          <table:table-cell office:value-type="string">
            <text:p>TO</text:p>
          </table:table-cell>
          <table:table-cell office:value-type="float" office:value="1358499.4783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06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5</text:p>
          </table:table-cell>
          <table:table-cell office:value-type="float" office:value="189"/>
          <table:table-cell office:value-type="float" office:value="33601"/>
          <table:table-cell office:value-type="string">
            <text:p>Parque do Aripuanã</text:p>
          </table:table-cell>
          <table:table-cell office:value-type="string">
            <text:p>Cinta Larga</text:p>
          </table:table-cell>
          <table:table-cell office:value-type="string">
            <text:p>Juína,Vilhena</text:p>
          </table:table-cell>
          <table:table-cell office:value-type="string">
            <text:p>MT,RO</text:p>
          </table:table-cell>
          <table:table-cell office:value-type="float" office:value="1603245.9805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ACOAL</text:p>
          </table:table-cell>
          <table:table-cell office:value-type="string">
            <text:p>Sim</text:p>
          </table:table-cell>
          <table:table-cell office:value-type="float" office:value="30202001934"/>
          <table:table-cell office:value-type="string">
            <text:p>COORDENACAO REGIONAL DE CACOAL</text:p>
          </table:table-cell>
          <table:table-cell office:value-type="string">
            <text:p>CR-CAC</text:p>
          </table:table-cell>
          <table:table-cell office:value-type="string">
            <text:p>t</text:p>
          </table:table-cell>
          <table:table-cell office:value-type="string">
            <text:p>03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4</text:p>
          </table:table-cell>
          <table:table-cell office:value-type="float" office:value="352"/>
          <table:table-cell office:value-type="float" office:value="33701"/>
          <table:table-cell office:value-type="string">
            <text:p>Parque do Tumucumaque</text:p>
          </table:table-cell>
          <table:table-cell office:value-type="string">
            <text:p>Wayana,Apalaí</text:p>
          </table:table-cell>
          <table:table-cell office:value-type="string">
            <text:p>Laranjal do Jari,Almeirim,Alenquer,Oriximiná,Óbidos</text:p>
          </table:table-cell>
          <table:table-cell office:value-type="string">
            <text:p>AP,PA</text:p>
          </table:table-cell>
          <table:table-cell office:value-type="float" office:value="3071067.876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MAPÁ E NORTE DO PARÁ</text:p>
          </table:table-cell>
          <table:table-cell office:value-type="string">
            <text:p>Sim</text:p>
          </table:table-cell>
          <table:table-cell office:value-type="float" office:value="30202001899"/>
          <table:table-cell office:value-type="string">
            <text:p>COORDENACAO REGIONAL AMAPÁ E NORTE DO PARÁ</text:p>
          </table:table-cell>
          <table:table-cell office:value-type="string">
            <text:p>CR-ANP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3</text:p>
          </table:table-cell>
          <table:table-cell office:value-type="float" office:value="211"/>
          <table:table-cell office:value-type="float" office:value="33801"/>
          <table:table-cell office:value-type="string">
            <text:p>Parque do Xingu</text:p>
          </table:table-cell>
          <table:table-cell office:value-type="string">
            <text:p>Wauja, Trumái, Yawalapití, Mehináku, Aweti, Yudjá, Kisêdjê, Ikpeng, Matipú, Kuikuro, Nahukuá, Tapayuna, Kaiabi, Kamayrurá, Kalapalo</text:p>
          </table:table-cell>
          <table:table-cell office:value-type="string">
            <text:p>Feliz Natal,Gaúcha do Norte,Querência,Canarana,São Félix do Araguaia,Nova Ubiratã,Marcelândia,Paranatinga,São Félix do Xingu</text:p>
          </table:table-cell>
          <table:table-cell office:value-type="string">
            <text:p>MT,PA</text:p>
          </table:table-cell>
          <table:table-cell office:value-type="float" office:value="2642003.9374000002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INGU</text:p>
          </table:table-cell>
          <table:table-cell office:value-type="string">
            <text:p>Não</text:p>
          </table:table-cell>
          <table:table-cell office:value-type="float" office:value="30202002060"/>
          <table:table-cell office:value-type="string">
            <text:p>COORDENACAO REGIONAL XINGU</text:p>
          </table:table-cell>
          <table:table-cell office:value-type="string">
            <text:p>CR-XIN</text:p>
          </table:table-cell>
          <table:table-cell office:value-type="string">
            <text:p>t</text:p>
          </table:table-cell>
          <table:table-cell office:value-type="string">
            <text:p>20/06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b2</text:p>
          </table:table-cell>
          <table:table-cell office:value-type="float" office:value="1719"/>
          <table:table-cell office:value-type="float" office:value="65301"/>
          <table:table-cell office:value-type="string">
            <text:p>Passo Grande do Rio Forquilha</text:p>
          </table:table-cell>
          <table:table-cell office:value-type="string">
            <text:p>Kaingang</text:p>
          </table:table-cell>
          <table:table-cell office:value-type="string">
            <text:p>Cacique Doble,Sananduva</text:p>
          </table:table-cell>
          <table:table-cell office:value-type="string">
            <text:p>RS</text:p>
          </table:table-cell>
          <table:table-cell office:value-type="float" office:value="1916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1</text:p>
          </table:table-cell>
          <table:table-cell office:value-type="float" office:value="1493"/>
          <table:table-cell office:value-type="float" office:value="33901"/>
          <table:table-cell office:value-type="string">
            <text:p>Patauá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615.88499999999999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b0</text:p>
          </table:table-cell>
          <table:table-cell office:value-type="float" office:value="474"/>
          <table:table-cell office:value-type="float" office:value="34101"/>
          <table:table-cell office:value-type="string">
            <text:p>Paukalirajausu</text:p>
          </table:table-cell>
          <table:table-cell office:value-type="string">
            <text:p>Nambikwára</text:p>
          </table:table-cell>
          <table:table-cell office:value-type="string">
            <text:p>Conquista D´Oeste,Vila Bela da Santíssima Trindade,Nova Lacerda</text:p>
          </table:table-cell>
          <table:table-cell office:value-type="string">
            <text:p>MT</text:p>
          </table:table-cell>
          <table:table-cell office:value-type="float" office:value="840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f</text:p>
          </table:table-cell>
          <table:table-cell office:value-type="string">
            <text:p>08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f</text:p>
          </table:table-cell>
          <table:table-cell office:value-type="float" office:value="1496"/>
          <table:table-cell office:value-type="float" office:value="34201"/>
          <table:table-cell office:value-type="string">
            <text:p>Paumari do Cuniua</text:p>
          </table:table-cell>
          <table:table-cell office:value-type="string">
            <text:p>Paumarí</text:p>
          </table:table-cell>
          <table:table-cell office:value-type="string">
            <text:p>Tapauá</text:p>
          </table:table-cell>
          <table:table-cell office:value-type="string">
            <text:p>AM</text:p>
          </table:table-cell>
          <table:table-cell office:value-type="float" office:value="42828.048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e</text:p>
          </table:table-cell>
          <table:table-cell office:value-type="float" office:value="1497"/>
          <table:table-cell office:value-type="float" office:value="34302"/>
          <table:table-cell office:value-type="string">
            <text:p>Paumari do Lago Manissuã</text:p>
          </table:table-cell>
          <table:table-cell office:value-type="string">
            <text:p>Paumarí</text:p>
          </table:table-cell>
          <table:table-cell office:value-type="string">
            <text:p>Tapauá</text:p>
          </table:table-cell>
          <table:table-cell office:value-type="string">
            <text:p>AM</text:p>
          </table:table-cell>
          <table:table-cell office:value-type="float" office:value="22970.065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d</text:p>
          </table:table-cell>
          <table:table-cell office:value-type="float" office:value="1498"/>
          <table:table-cell office:value-type="float" office:value="34402"/>
          <table:table-cell office:value-type="string">
            <text:p>Paumari do Lago Marahã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118766.8861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c</text:p>
          </table:table-cell>
          <table:table-cell office:value-type="float" office:value="1499"/>
          <table:table-cell office:value-type="float" office:value="34501"/>
          <table:table-cell office:value-type="string">
            <text:p>Paumari do Lago Paricá</text:p>
          </table:table-cell>
          <table:table-cell office:value-type="string">
            <text:p>Paumarí</text:p>
          </table:table-cell>
          <table:table-cell office:value-type="string">
            <text:p>Tapauá</text:p>
          </table:table-cell>
          <table:table-cell office:value-type="string">
            <text:p>AM</text:p>
          </table:table-cell>
          <table:table-cell office:value-type="float" office:value="15792.1119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b</text:p>
          </table:table-cell>
          <table:table-cell office:value-type="float" office:value="353"/>
          <table:table-cell office:value-type="float" office:value="34601"/>
          <table:table-cell office:value-type="string">
            <text:p>Paumari do Rio Ituxi</text:p>
          </table:table-cell>
          <table:table-cell office:value-type="string">
            <text:p>Paumarí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7572.4120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a</text:p>
          </table:table-cell>
          <table:table-cell office:value-type="float" office:value="112"/>
          <table:table-cell office:value-type="float" office:value="71801"/>
          <table:table-cell office:value-type="string">
            <text:p>Peguaoty</text:p>
          </table:table-cell>
          <table:table-cell office:value-type="string">
            <text:p>Guarani Mbya</text:p>
          </table:table-cell>
          <table:table-cell office:value-type="string">
            <text:p>Sete Barras,Miracatu</text:p>
          </table:table-cell>
          <table:table-cell office:value-type="string">
            <text:p>SP</text:p>
          </table:table-cell>
          <table:table-cell office:value-type="float" office:value="623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07/06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9</text:p>
          </table:table-cell>
          <table:table-cell office:value-type="float" office:value="1501"/>
          <table:table-cell office:value-type="float" office:value="34701"/>
          <table:table-cell office:value-type="string">
            <text:p>Peneri/Tacaquiri</text:p>
          </table:table-cell>
          <table:table-cell office:value-type="string">
            <text:p>Apurinã</text:p>
          </table:table-cell>
          <table:table-cell office:value-type="string">
            <text:p>Pauini</text:p>
          </table:table-cell>
          <table:table-cell office:value-type="string">
            <text:p>AM</text:p>
          </table:table-cell>
          <table:table-cell office:value-type="float" office:value="189870.9641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8</text:p>
          </table:table-cell>
          <table:table-cell office:value-type="float" office:value="274"/>
          <table:table-cell office:value-type="float" office:value="34801"/>
          <table:table-cell office:value-type="string">
            <text:p>Pequizal</text:p>
          </table:table-cell>
          <table:table-cell office:value-type="string">
            <text:p>Nambikwára</text:p>
          </table:table-cell>
          <table:table-cell office:value-type="string">
            <text:p>Nova Lacerda</text:p>
          </table:table-cell>
          <table:table-cell office:value-type="string">
            <text:p>MT</text:p>
          </table:table-cell>
          <table:table-cell office:value-type="float" office:value="9886.821099999999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6/07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7</text:p>
          </table:table-cell>
          <table:table-cell office:value-type="float" office:value="201"/>
          <table:table-cell office:value-type="float" office:value="55201"/>
          <table:table-cell office:value-type="string">
            <text:p>Pequizal do Naruvôtu</text:p>
          </table:table-cell>
          <table:table-cell office:value-type="string">
            <text:p>Naravute</text:p>
          </table:table-cell>
          <table:table-cell office:value-type="string">
            <text:p>Gaúcha do Norte,Canarana</text:p>
          </table:table-cell>
          <table:table-cell office:value-type="string">
            <text:p>MT</text:p>
          </table:table-cell>
          <table:table-cell office:value-type="float" office:value="27878.5028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INGU</text:p>
          </table:table-cell>
          <table:table-cell office:value-type="string">
            <text:p>Não</text:p>
          </table:table-cell>
          <table:table-cell office:value-type="float" office:value="30202002060"/>
          <table:table-cell office:value-type="string">
            <text:p>COORDENACAO REGIONAL XINGU</text:p>
          </table:table-cell>
          <table:table-cell office:value-type="string">
            <text:p>CR-XIN</text:p>
          </table:table-cell>
          <table:table-cell office:value-type="string">
            <text:p>t</text:p>
          </table:table-cell>
          <table:table-cell office:value-type="string">
            <text:p>11/09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6</text:p>
          </table:table-cell>
          <table:table-cell office:value-type="float" office:value="1503"/>
          <table:table-cell office:value-type="float" office:value="34901"/>
          <table:table-cell office:value-type="string">
            <text:p>Perigara</text:p>
          </table:table-cell>
          <table:table-cell office:value-type="string">
            <text:p>Boróro </text:p>
          </table:table-cell>
          <table:table-cell office:value-type="string">
            <text:p>Barão de Melgaço</text:p>
          </table:table-cell>
          <table:table-cell office:value-type="string">
            <text:p>MT</text:p>
          </table:table-cell>
          <table:table-cell office:value-type="float" office:value="10740.411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5</text:p>
          </table:table-cell>
          <table:table-cell office:value-type="float" office:value="1504"/>
          <table:table-cell office:value-type="float" office:value="35001"/>
          <table:table-cell office:value-type="string">
            <text:p>Peruíbe</text:p>
          </table:table-cell>
          <table:table-cell office:value-type="string">
            <text:p>Guaraní</text:p>
          </table:table-cell>
          <table:table-cell office:value-type="string">
            <text:p>Peruíbe</text:p>
          </table:table-cell>
          <table:table-cell office:value-type="string">
            <text:p>SP</text:p>
          </table:table-cell>
          <table:table-cell office:value-type="float" office:value="480.47370000000001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4</text:p>
          </table:table-cell>
          <table:table-cell office:value-type="float" office:value="93"/>
          <table:table-cell office:value-type="float" office:value="35101"/>
          <table:table-cell office:value-type="string">
            <text:p>Piaçaguera</text:p>
          </table:table-cell>
          <table:table-cell office:value-type="string">
            <text:p>Guarani Nhandeva</text:p>
          </table:table-cell>
          <table:table-cell office:value-type="string">
            <text:p>Peruíbe</text:p>
          </table:table-cell>
          <table:table-cell office:value-type="string">
            <text:p>SP</text:p>
          </table:table-cell>
          <table:table-cell office:value-type="float" office:value="2773.7968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3</text:p>
          </table:table-cell>
          <table:table-cell office:value-type="float" office:value="1506"/>
          <table:table-cell office:value-type="float" office:value="35201"/>
          <table:table-cell office:value-type="string">
            <text:p>Pilad Rebuá</text:p>
          </table:table-cell>
          <table:table-cell office:value-type="string">
            <text:p>Terena</text:p>
          </table:table-cell>
          <table:table-cell office:value-type="string">
            <text:p>Miranda</text:p>
          </table:table-cell>
          <table:table-cell office:value-type="string">
            <text:p>MS</text:p>
          </table:table-cell>
          <table:table-cell office:value-type="float" office:value="208.37020000000001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2</text:p>
          </table:table-cell>
          <table:table-cell office:value-type="float" office:value="331"/>
          <table:table-cell office:value-type="float" office:value="35301"/>
          <table:table-cell office:value-type="string">
            <text:p>Pimentel Barbosa</text:p>
          </table:table-cell>
          <table:table-cell office:value-type="string">
            <text:p>Xavante</text:p>
          </table:table-cell>
          <table:table-cell office:value-type="string">
            <text:p>Canarana,Ribeirão Cascalheira</text:p>
          </table:table-cell>
          <table:table-cell office:value-type="string">
            <text:p>MT</text:p>
          </table:table-cell>
          <table:table-cell office:value-type="float" office:value="328966.44400000002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IBEIRAO CASCALHEIRA</text:p>
          </table:table-cell>
          <table:table-cell office:value-type="string">
            <text:p>Não</text:p>
          </table:table-cell>
          <table:table-cell office:value-type="float" office:value="30202002046"/>
          <table:table-cell office:value-type="string">
            <text:p>COORDENACAO REGIONAL RIBEIRAO CASCALHEIRA</text:p>
          </table:table-cell>
          <table:table-cell office:value-type="string">
            <text:p>CR-RC</text:p>
          </table:table-cell>
          <table:table-cell office:value-type="string">
            <text:p>t</text:p>
          </table:table-cell>
          <table:table-cell office:value-type="string">
            <text:p>20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a1</text:p>
          </table:table-cell>
          <table:table-cell office:value-type="float" office:value="1508"/>
          <table:table-cell office:value-type="float" office:value="35401"/>
          <table:table-cell office:value-type="string">
            <text:p>Pinatuba</text:p>
          </table:table-cell>
          <table:table-cell office:value-type="string">
            <text:p>Múra</text:p>
          </table:table-cell>
          <table:table-cell office:value-type="string">
            <text:p>Manicoré</text:p>
          </table:table-cell>
          <table:table-cell office:value-type="string">
            <text:p>AM</text:p>
          </table:table-cell>
          <table:table-cell office:value-type="float" office:value="29564.9382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a0</text:p>
          </table:table-cell>
          <table:table-cell office:value-type="float" office:value="135"/>
          <table:table-cell office:value-type="float" office:value="44301"/>
          <table:table-cell office:value-type="string">
            <text:p>Pindoty</text:p>
          </table:table-cell>
          <table:table-cell office:value-type="string">
            <text:p>Guarani Mbya</text:p>
          </table:table-cell>
          <table:table-cell office:value-type="string">
            <text:p>Araquari,Balneário Barra do Sul</text:p>
          </table:table-cell>
          <table:table-cell office:value-type="string">
            <text:p>SC</text:p>
          </table:table-cell>
          <table:table-cell office:value-type="float" office:value="3294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22/03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f</text:p>
          </table:table-cell>
          <table:table-cell office:value-type="float" office:value="160"/>
          <table:table-cell office:value-type="float" office:value="71201"/>
          <table:table-cell office:value-type="string">
            <text:p>Pindoty/Araçá-Mirim</text:p>
          </table:table-cell>
          <table:table-cell office:value-type="string">
            <text:p>Guarani Mbya</text:p>
          </table:table-cell>
          <table:table-cell office:value-type="string">
            <text:p>Pariquera-Açu,Cananéia,Iguape</text:p>
          </table:table-cell>
          <table:table-cell office:value-type="string">
            <text:p>SP</text:p>
          </table:table-cell>
          <table:table-cell office:value-type="float" office:value="103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21/06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e</text:p>
          </table:table-cell>
          <table:table-cell office:value-type="float" office:value="418"/>
          <table:table-cell office:value-type="float" office:value="35501"/>
          <table:table-cell office:value-type="string">
            <text:p>Pinhal</text:p>
          </table:table-cell>
          <table:table-cell office:value-type="string">
            <text:p>Kaingang</text:p>
          </table:table-cell>
          <table:table-cell office:value-type="string">
            <text:p>Seara</text:p>
          </table:table-cell>
          <table:table-cell office:value-type="string">
            <text:p>SC</text:p>
          </table:table-cell>
          <table:table-cell office:value-type="float" office:value="880.076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20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d</text:p>
          </table:table-cell>
          <table:table-cell office:value-type="float" office:value="382"/>
          <table:table-cell office:value-type="float" office:value="35601"/>
          <table:table-cell office:value-type="string">
            <text:p>Pinhalzinho</text:p>
          </table:table-cell>
          <table:table-cell office:value-type="string">
            <text:p>Guaraní</text:p>
          </table:table-cell>
          <table:table-cell office:value-type="string">
            <text:p>Tomazina</text:p>
          </table:table-cell>
          <table:table-cell office:value-type="string">
            <text:p>PR</text:p>
          </table:table-cell>
          <table:table-cell office:value-type="float" office:value="593.37199999999996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10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c</text:p>
          </table:table-cell>
          <table:table-cell office:value-type="float" office:value="186"/>
          <table:table-cell office:value-type="float" office:value="62801"/>
          <table:table-cell office:value-type="string">
            <text:p>Pipipã</text:p>
          </table:table-cell>
          <table:table-cell office:value-type="string">
            <text:p>Aimore</text:p>
          </table:table-cell>
          <table:table-cell office:value-type="string">
            <text:p>Floresta</text:p>
          </table:table-cell>
          <table:table-cell office:value-type="string">
            <text:p>PE</text:p>
          </table:table-cell>
          <table:table-cell office:value-type="float" office:value="63322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9b</text:p>
          </table:table-cell>
          <table:table-cell office:value-type="float" office:value="1512"/>
          <table:table-cell office:value-type="float" office:value="35701"/>
          <table:table-cell office:value-type="string">
            <text:p>Pirahã</text:p>
          </table:table-cell>
          <table:table-cell office:value-type="string">
            <text:p>Múra,Pirahã</text:p>
          </table:table-cell>
          <table:table-cell office:value-type="string">
            <text:p>Humaitá</text:p>
          </table:table-cell>
          <table:table-cell office:value-type="string">
            <text:p>AM</text:p>
          </table:table-cell>
          <table:table-cell office:value-type="float" office:value="346910.567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9a</text:p>
          </table:table-cell>
          <table:table-cell office:value-type="float" office:value="117"/>
          <table:table-cell office:value-type="float" office:value="35801"/>
          <table:table-cell office:value-type="string">
            <text:p>Pirai</text:p>
          </table:table-cell>
          <table:table-cell office:value-type="string">
            <text:p>Guarani Mbya</text:p>
          </table:table-cell>
          <table:table-cell office:value-type="string">
            <text:p>Araquari</text:p>
          </table:table-cell>
          <table:table-cell office:value-type="string">
            <text:p>SC</text:p>
          </table:table-cell>
          <table:table-cell office:value-type="float" office:value="3017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19/07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9</text:p>
          </table:table-cell>
          <table:table-cell office:value-type="float" office:value="122"/>
          <table:table-cell office:value-type="float" office:value="35901"/>
          <table:table-cell office:value-type="string">
            <text:p>Pirajuí</text:p>
          </table:table-cell>
          <table:table-cell office:value-type="string">
            <text:p>Guarani Nhandeva</text:p>
          </table:table-cell>
          <table:table-cell office:value-type="string">
            <text:p>Paranhos</text:p>
          </table:table-cell>
          <table:table-cell office:value-type="string">
            <text:p>MS</text:p>
          </table:table-cell>
          <table:table-cell office:value-type="float" office:value="2118.2325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27/07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8</text:p>
          </table:table-cell>
          <table:table-cell office:value-type="float" office:value="283"/>
          <table:table-cell office:value-type="float" office:value="36001"/>
          <table:table-cell office:value-type="string">
            <text:p>Pirakua</text:p>
          </table:table-cell>
          <table:table-cell office:value-type="string">
            <text:p>Guarani Kaiowá</text:p>
          </table:table-cell>
          <table:table-cell office:value-type="string">
            <text:p>Bela Vista,Ponta Porã</text:p>
          </table:table-cell>
          <table:table-cell office:value-type="string">
            <text:p>MS</text:p>
          </table:table-cell>
          <table:table-cell office:value-type="float" office:value="2384.0554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2/07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7</text:p>
          </table:table-cell>
          <table:table-cell office:value-type="float" office:value="326"/>
          <table:table-cell office:value-type="float" office:value="36101"/>
          <table:table-cell office:value-type="string">
            <text:p>Pirineus de Souza</text:p>
          </table:table-cell>
          <table:table-cell office:value-type="string">
            <text:p>Nambikwára</text:p>
          </table:table-cell>
          <table:table-cell office:value-type="string">
            <text:p>Comodoro</text:p>
          </table:table-cell>
          <table:table-cell office:value-type="string">
            <text:p>MT</text:p>
          </table:table-cell>
          <table:table-cell office:value-type="float" office:value="28212.271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9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6</text:p>
          </table:table-cell>
          <table:table-cell office:value-type="float" office:value="1726"/>
          <table:table-cell office:value-type="float" office:value="66901"/>
          <table:table-cell office:value-type="string">
            <text:p>Piripkura ( restrição de uso )</text:p>
          </table:table-cell>
          <table:table-cell office:value-type="string">
            <text:p>Isolados</text:p>
          </table:table-cell>
          <table:table-cell office:value-type="string">
            <text:p>Colniza,Rondolândia</text:p>
          </table:table-cell>
          <table:table-cell office:value-type="string">
            <text:p>MT</text:p>
          </table:table-cell>
          <table:table-cell office:value-type="float" office:value="242500.0000000000000000"/>
          <table:table-cell office:value-type="string">
            <text:p>Em Estudo</text:p>
          </table:table-cell>
          <table:table-cell office:value-type="string">
            <text:p>Interdit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Não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95</text:p>
          </table:table-cell>
          <table:table-cell office:value-type="float" office:value="105"/>
          <table:table-cell office:value-type="float" office:value="73708"/>
          <table:table-cell office:value-type="string">
            <text:p>Pirititi</text:p>
          </table:table-cell>
          <table:table-cell office:value-type="string">
            <text:p>Isolados</text:p>
          </table:table-cell>
          <table:table-cell office:value-type="string">
            <text:p>Rorainópolis</text:p>
          </table:table-cell>
          <table:table-cell office:value-type="string">
            <text:p>RR</text:p>
          </table:table-cell>
          <table:table-cell office:value-type="float" office:value="40095.0000000000000000"/>
          <table:table-cell office:value-type="string">
            <text:p>Em Estudo</text:p>
          </table:table-cell>
          <table:table-cell office:value-type="string">
            <text:p>Interdit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Não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f</text:p>
          </table:table-cell>
          <table:table-cell office:value-type="string">
            <text:p>04/05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4</text:p>
          </table:table-cell>
          <table:table-cell office:value-type="float" office:value="187"/>
          <table:table-cell office:value-type="float" office:value="36201"/>
          <table:table-cell office:value-type="string">
            <text:p>Pitaguary</text:p>
          </table:table-cell>
          <table:table-cell office:value-type="string">
            <text:p>Pitaguari</text:p>
          </table:table-cell>
          <table:table-cell office:value-type="string">
            <text:p>Pacatuba,Maracanaú</text:p>
          </table:table-cell>
          <table:table-cell office:value-type="string">
            <text:p>CE</text:p>
          </table:table-cell>
          <table:table-cell office:value-type="float" office:value="1727.8686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f</text:p>
          </table:table-cell>
          <table:table-cell office:value-type="string">
            <text:p>31/10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3</text:p>
          </table:table-cell>
          <table:table-cell office:value-type="float" office:value="263"/>
          <table:table-cell office:value-type="float" office:value="36301"/>
          <table:table-cell office:value-type="string">
            <text:p>Pium</text:p>
          </table:table-cell>
          <table:table-cell office:value-type="string">
            <text:p>Wapixana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4607.6136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2</text:p>
          </table:table-cell>
          <table:table-cell office:value-type="float" office:value="1677"/>
          <table:table-cell office:value-type="float" office:value="53201"/>
          <table:table-cell office:value-type="string">
            <text:p>Ponciano</text:p>
          </table:table-cell>
          <table:table-cell office:value-type="string">
            <text:p>Múra</text:p>
          </table:table-cell>
          <table:table-cell office:value-type="string">
            <text:p>Careiro da Várzea</text:p>
          </table:table-cell>
          <table:table-cell office:value-type="string">
            <text:p>AM</text:p>
          </table:table-cell>
          <table:table-cell office:value-type="float" office:value="4329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91</text:p>
          </table:table-cell>
          <table:table-cell office:value-type="float" office:value="246"/>
          <table:table-cell office:value-type="float" office:value="36401"/>
          <table:table-cell office:value-type="string">
            <text:p>Ponta da Serra</text:p>
          </table:table-cell>
          <table:table-cell office:value-type="string">
            <text:p>Makuxí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15597.062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2/12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90</text:p>
          </table:table-cell>
          <table:table-cell office:value-type="float" office:value="1520"/>
          <table:table-cell office:value-type="float" office:value="36501"/>
          <table:table-cell office:value-type="string">
            <text:p>Ponte de Pedra</text:p>
          </table:table-cell>
          <table:table-cell office:value-type="string">
            <text:p>Paresí</text:p>
          </table:table-cell>
          <table:table-cell office:value-type="string">
            <text:p>Nova Maringá,Diamantino,Campo Novo do Parecis</text:p>
          </table:table-cell>
          <table:table-cell office:value-type="string">
            <text:p>MT</text:p>
          </table:table-cell>
          <table:table-cell office:value-type="float" office:value="1700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8f</text:p>
          </table:table-cell>
          <table:table-cell office:value-type="float" office:value="1521"/>
          <table:table-cell office:value-type="float" office:value="36601"/>
          <table:table-cell office:value-type="string">
            <text:p>Porquinhos</text:p>
          </table:table-cell>
          <table:table-cell office:value-type="string">
            <text:p>Kanela</text:p>
          </table:table-cell>
          <table:table-cell office:value-type="string">
            <text:p>Fernando Falcão,Barra do Corda</text:p>
          </table:table-cell>
          <table:table-cell office:value-type="string">
            <text:p>MA</text:p>
          </table:table-cell>
          <table:table-cell office:value-type="float" office:value="79520.254400000005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8e</text:p>
          </table:table-cell>
          <table:table-cell office:value-type="float" office:value="241"/>
          <table:table-cell office:value-type="float" office:value="36602"/>
          <table:table-cell office:value-type="string">
            <text:p>Porquinhos dos Canela-Apãnjekra</text:p>
          </table:table-cell>
          <table:table-cell office:value-type="string">
            <text:p>Kanela</text:p>
          </table:table-cell>
          <table:table-cell office:value-type="string">
            <text:p>Formosa da Serra Negra,Mirador,Fernando Falcão,Barra do Corda</text:p>
          </table:table-cell>
          <table:table-cell office:value-type="string">
            <text:p>MA</text:p>
          </table:table-cell>
          <table:table-cell office:value-type="float" office:value="30100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f</text:p>
          </table:table-cell>
          <table:table-cell office:value-type="string">
            <text:p>28/08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d</text:p>
          </table:table-cell>
          <table:table-cell office:value-type="float" office:value="203"/>
          <table:table-cell office:value-type="float" office:value="59001"/>
          <table:table-cell office:value-type="string">
            <text:p>Portal do Encantado</text:p>
          </table:table-cell>
          <table:table-cell office:value-type="string">
            <text:p>Chiquitáno</text:p>
          </table:table-cell>
          <table:table-cell office:value-type="string">
            <text:p>Porto Esperidião,Pontes e Lacerda,Vila Bela da Santíssima Trindade</text:p>
          </table:table-cell>
          <table:table-cell office:value-type="string">
            <text:p>MT</text:p>
          </table:table-cell>
          <table:table-cell office:value-type="float" office:value="43057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f</text:p>
          </table:table-cell>
          <table:table-cell office:value-type="string">
            <text:p>22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c</text:p>
          </table:table-cell>
          <table:table-cell office:value-type="float" office:value="464"/>
          <table:table-cell office:value-type="float" office:value="57101"/>
          <table:table-cell office:value-type="string">
            <text:p>Porto Limoeiro</text:p>
          </table:table-cell>
          <table:table-cell office:value-type="string">
            <text:p>Tikúna</text:p>
          </table:table-cell>
          <table:table-cell office:value-type="string">
            <text:p>Santo Antônio do Içá</text:p>
          </table:table-cell>
          <table:table-cell office:value-type="string">
            <text:p>AM</text:p>
          </table:table-cell>
          <table:table-cell office:value-type="float" office:value="4587.7205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4/1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b</text:p>
          </table:table-cell>
          <table:table-cell office:value-type="float" office:value="1523"/>
          <table:table-cell office:value-type="float" office:value="36701"/>
          <table:table-cell office:value-type="string">
            <text:p>Porto Lindo</text:p>
          </table:table-cell>
          <table:table-cell office:value-type="string">
            <text:p>Guarani Nhandeva</text:p>
          </table:table-cell>
          <table:table-cell office:value-type="string">
            <text:p>Japorã</text:p>
          </table:table-cell>
          <table:table-cell office:value-type="string">
            <text:p>MS</text:p>
          </table:table-cell>
          <table:table-cell office:value-type="float" office:value="1648.8898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8a</text:p>
          </table:table-cell>
          <table:table-cell office:value-type="float" office:value="1525"/>
          <table:table-cell office:value-type="float" office:value="36801"/>
          <table:table-cell office:value-type="string">
            <text:p>Porto Praia</text:p>
          </table:table-cell>
          <table:table-cell office:value-type="string">
            <text:p>Tikúna</text:p>
          </table:table-cell>
          <table:table-cell office:value-type="string">
            <text:p>Uarini</text:p>
          </table:table-cell>
          <table:table-cell office:value-type="string">
            <text:p>AM</text:p>
          </table:table-cell>
          <table:table-cell office:value-type="float" office:value="4769.8617000000004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89</text:p>
          </table:table-cell>
          <table:table-cell office:value-type="float" office:value="481"/>
          <table:table-cell office:value-type="float" office:value="36901"/>
          <table:table-cell office:value-type="string">
            <text:p>Potiguara</text:p>
          </table:table-cell>
          <table:table-cell office:value-type="string">
            <text:p>Potiguara</text:p>
          </table:table-cell>
          <table:table-cell office:value-type="string">
            <text:p>Rio Tinto,Marcação,Baía da Traição</text:p>
          </table:table-cell>
          <table:table-cell office:value-type="string">
            <text:p>PB</text:p>
          </table:table-cell>
          <table:table-cell office:value-type="float" office:value="21238.4897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OAO PESSOA</text:p>
          </table:table-cell>
          <table:table-cell office:value-type="string">
            <text:p>Não</text:p>
          </table:table-cell>
          <table:table-cell office:value-type="float" office:value="30202002287"/>
          <table:table-cell office:value-type="string">
            <text:p>COORDENACAO REGIONAL DE JOAO PESSOA</text:p>
          </table:table-cell>
          <table:table-cell office:value-type="string">
            <text:p>CR-JPA</text:p>
          </table:table-cell>
          <table:table-cell office:value-type="string">
            <text:p>t</text:p>
          </table:table-cell>
          <table:table-cell office:value-type="string">
            <text:p>19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8</text:p>
          </table:table-cell>
          <table:table-cell office:value-type="float" office:value="480"/>
          <table:table-cell office:value-type="float" office:value="37001"/>
          <table:table-cell office:value-type="string">
            <text:p>Potiguara de Monte-Mor</text:p>
          </table:table-cell>
          <table:table-cell office:value-type="string">
            <text:p>Potiguara</text:p>
          </table:table-cell>
          <table:table-cell office:value-type="string">
            <text:p>Rio Tinto,Marcação</text:p>
          </table:table-cell>
          <table:table-cell office:value-type="string">
            <text:p>PB</text:p>
          </table:table-cell>
          <table:table-cell office:value-type="float" office:value="7530.5968999999996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OAO PESSOA</text:p>
          </table:table-cell>
          <table:table-cell office:value-type="string">
            <text:p>Não</text:p>
          </table:table-cell>
          <table:table-cell office:value-type="float" office:value="30202002287"/>
          <table:table-cell office:value-type="string">
            <text:p>COORDENACAO REGIONAL DE JOAO PESSOA</text:p>
          </table:table-cell>
          <table:table-cell office:value-type="string">
            <text:p>CR-JPA</text:p>
          </table:table-cell>
          <table:table-cell office:value-type="string">
            <text:p>f</text:p>
          </table:table-cell>
          <table:table-cell office:value-type="string">
            <text:p>19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7</text:p>
          </table:table-cell>
          <table:table-cell office:value-type="float" office:value="421"/>
          <table:table-cell office:value-type="float" office:value="37101"/>
          <table:table-cell office:value-type="string">
            <text:p>Potrero Guaçu</text:p>
          </table:table-cell>
          <table:table-cell office:value-type="string">
            <text:p>Guarani Nhandeva</text:p>
          </table:table-cell>
          <table:table-cell office:value-type="string">
            <text:p>Paranhos</text:p>
          </table:table-cell>
          <table:table-cell office:value-type="string">
            <text:p>MS</text:p>
          </table:table-cell>
          <table:table-cell office:value-type="float" office:value="4025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f</text:p>
          </table:table-cell>
          <table:table-cell office:value-type="string">
            <text:p>08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6</text:p>
          </table:table-cell>
          <table:table-cell office:value-type="float" office:value="1529"/>
          <table:table-cell office:value-type="float" office:value="37201"/>
          <table:table-cell office:value-type="string">
            <text:p>Poyanawa</text:p>
          </table:table-cell>
          <table:table-cell office:value-type="string">
            <text:p>Poyanáwa</text:p>
          </table:table-cell>
          <table:table-cell office:value-type="string">
            <text:p>Mâncio Lima</text:p>
          </table:table-cell>
          <table:table-cell office:value-type="string">
            <text:p>AC</text:p>
          </table:table-cell>
          <table:table-cell office:value-type="float" office:value="24499.0885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85</text:p>
          </table:table-cell>
          <table:table-cell office:value-type="float" office:value="76"/>
          <table:table-cell office:value-type="float" office:value="37401"/>
          <table:table-cell office:value-type="string">
            <text:p>Praia do Mangue</text:p>
          </table:table-cell>
          <table:table-cell office:value-type="string">
            <text:p>Mundurukú</text:p>
          </table:table-cell>
          <table:table-cell office:value-type="string">
            <text:p>Itaituba</text:p>
          </table:table-cell>
          <table:table-cell office:value-type="string">
            <text:p>PA</text:p>
          </table:table-cell>
          <table:table-cell office:value-type="float" office:value="31.844899999999999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t</text:p>
          </table:table-cell>
          <table:table-cell office:value-type="string">
            <text:p>05/08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4</text:p>
          </table:table-cell>
          <table:table-cell office:value-type="float" office:value="75"/>
          <table:table-cell office:value-type="float" office:value="37301"/>
          <table:table-cell office:value-type="string">
            <text:p>Praia do Índio</text:p>
          </table:table-cell>
          <table:table-cell office:value-type="string">
            <text:p>Mundurukú</text:p>
          </table:table-cell>
          <table:table-cell office:value-type="string">
            <text:p>Itaituba</text:p>
          </table:table-cell>
          <table:table-cell office:value-type="string">
            <text:p>PA</text:p>
          </table:table-cell>
          <table:table-cell office:value-type="float" office:value="31.501899999999999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3</text:p>
          </table:table-cell>
          <table:table-cell office:value-type="float" office:value="363"/>
          <table:table-cell office:value-type="float" office:value="53401"/>
          <table:table-cell office:value-type="string">
            <text:p>Prosperidade</text:p>
          </table:table-cell>
          <table:table-cell office:value-type="string">
            <text:p>Kokama</text:p>
          </table:table-cell>
          <table:table-cell office:value-type="string">
            <text:p>Tonantins</text:p>
          </table:table-cell>
          <table:table-cell office:value-type="string">
            <text:p>AM</text:p>
          </table:table-cell>
          <table:table-cell office:value-type="float" office:value="5572.855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2</text:p>
          </table:table-cell>
          <table:table-cell office:value-type="float" office:value="47"/>
          <table:table-cell office:value-type="float" office:value="37501"/>
          <table:table-cell office:value-type="string">
            <text:p>Queimadas</text:p>
          </table:table-cell>
          <table:table-cell office:value-type="string">
            <text:p>Kaingang</text:p>
          </table:table-cell>
          <table:table-cell office:value-type="string">
            <text:p>Ortigueira</text:p>
          </table:table-cell>
          <table:table-cell office:value-type="string">
            <text:p>PR</text:p>
          </table:table-cell>
          <table:table-cell office:value-type="float" office:value="3077.7602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06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1</text:p>
          </table:table-cell>
          <table:table-cell office:value-type="float" office:value="320"/>
          <table:table-cell office:value-type="float" office:value="37601"/>
          <table:table-cell office:value-type="string">
            <text:p>Quixaba</text:p>
          </table:table-cell>
          <table:table-cell office:value-type="string">
            <text:p>Xucuru - Kariri</text:p>
          </table:table-cell>
          <table:table-cell office:value-type="string">
            <text:p>Glória</text:p>
          </table:table-cell>
          <table:table-cell office:value-type="string">
            <text:p>BA</text:p>
          </table:table-cell>
          <table:table-cell office:value-type="float" office:value="28.165800000000001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11/0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80</text:p>
          </table:table-cell>
          <table:table-cell office:value-type="float" office:value="262"/>
          <table:table-cell office:value-type="float" office:value="37701"/>
          <table:table-cell office:value-type="string">
            <text:p>Raimundão</text:p>
          </table:table-cell>
          <table:table-cell office:value-type="string">
            <text:p>Makuxí,Wapixana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4276.8087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f</text:p>
          </table:table-cell>
          <table:table-cell office:value-type="float" office:value="391"/>
          <table:table-cell office:value-type="float" office:value="37801"/>
          <table:table-cell office:value-type="string">
            <text:p>Rancho Jacaré</text:p>
          </table:table-cell>
          <table:table-cell office:value-type="string">
            <text:p>Guarani Kaiowá</text:p>
          </table:table-cell>
          <table:table-cell office:value-type="string">
            <text:p>Laguna Carapã</text:p>
          </table:table-cell>
          <table:table-cell office:value-type="string">
            <text:p>MS</text:p>
          </table:table-cell>
          <table:table-cell office:value-type="float" office:value="777.53489999999999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5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e</text:p>
          </table:table-cell>
          <table:table-cell office:value-type="float" office:value="1536"/>
          <table:table-cell office:value-type="float" office:value="37901"/>
          <table:table-cell office:value-type="string">
            <text:p>Raposa Serra do Sol</text:p>
          </table:table-cell>
          <table:table-cell office:value-type="string">
            <text:p>Taulipáng,Makuxí,Ingarikó,Wapixana</text:p>
          </table:table-cell>
          <table:table-cell office:value-type="string">
            <text:p>Normandia,Pacaraima,Uiramutã</text:p>
          </table:table-cell>
          <table:table-cell office:value-type="string">
            <text:p>RR</text:p>
          </table:table-cell>
          <table:table-cell office:value-type="float" office:value="1747464.7831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d</text:p>
          </table:table-cell>
          <table:table-cell office:value-type="float" office:value="1537"/>
          <table:table-cell office:value-type="float" office:value="38001"/>
          <table:table-cell office:value-type="string">
            <text:p>Recreio/São Félix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251.05099999999999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c</text:p>
          </table:table-cell>
          <table:table-cell office:value-type="float" office:value="466"/>
          <table:table-cell office:value-type="float" office:value="73789"/>
          <table:table-cell office:value-type="string">
            <text:p>Reserva Indígena Avá Canoeiro</text:p>
          </table:table-cell>
          <table:table-cell office:value-type="string">
            <text:p>Ava-Canoeiro</text:p>
          </table:table-cell>
          <table:table-cell office:value-type="string">
            <text:p>Colinas do Sul, Minaçu</text:p>
          </table:table-cell>
          <table:table-cell office:value-type="string">
            <text:p>GO</text:p>
          </table:table-cell>
          <table:table-cell office:value-type="float" office:value="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0/02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b</text:p>
          </table:table-cell>
          <table:table-cell office:value-type="float" office:value="1538"/>
          <table:table-cell office:value-type="float" office:value="38102"/>
          <table:table-cell office:value-type="string">
            <text:p>Ribeirão Silveira</text:p>
          </table:table-cell>
          <table:table-cell office:value-type="string">
            <text:p>Guaraní</text:p>
          </table:table-cell>
          <table:table-cell office:value-type="string">
            <text:p>São Sebastião,Bertioga</text:p>
          </table:table-cell>
          <table:table-cell office:value-type="string">
            <text:p>SP</text:p>
          </table:table-cell>
          <table:table-cell office:value-type="float" office:value="8468.9333000000006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a</text:p>
          </table:table-cell>
          <table:table-cell office:value-type="float" office:value="1539"/>
          <table:table-cell office:value-type="float" office:value="38201"/>
          <table:table-cell office:value-type="string">
            <text:p>Rio Apaporis</text:p>
          </table:table-cell>
          <table:table-cell office:value-type="string">
            <text:p>Tukano,Makú,Desána,Tuyúca</text:p>
          </table:table-cell>
          <table:table-cell office:value-type="string">
            <text:p>Japurá</text:p>
          </table:table-cell>
          <table:table-cell office:value-type="string">
            <text:p>AM</text:p>
          </table:table-cell>
          <table:table-cell office:value-type="float" office:value="106960.3377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9</text:p>
          </table:table-cell>
          <table:table-cell office:value-type="float" office:value="169"/>
          <table:table-cell office:value-type="float" office:value="38301"/>
          <table:table-cell office:value-type="string">
            <text:p>Rio Areia</text:p>
          </table:table-cell>
          <table:table-cell office:value-type="string">
            <text:p>Guaraní</text:p>
          </table:table-cell>
          <table:table-cell office:value-type="string">
            <text:p>Inácio Martins</text:p>
          </table:table-cell>
          <table:table-cell office:value-type="string">
            <text:p>PR</text:p>
          </table:table-cell>
          <table:table-cell office:value-type="float" office:value="1352.3784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8</text:p>
          </table:table-cell>
          <table:table-cell office:value-type="float" office:value="1541"/>
          <table:table-cell office:value-type="float" office:value="38501"/>
          <table:table-cell office:value-type="string">
            <text:p>Rio Biá</text:p>
          </table:table-cell>
          <table:table-cell office:value-type="string">
            <text:p>Katukina</text:p>
          </table:table-cell>
          <table:table-cell office:value-type="string">
            <text:p>Jutaí,Carauari</text:p>
          </table:table-cell>
          <table:table-cell office:value-type="string">
            <text:p>AM</text:p>
          </table:table-cell>
          <table:table-cell office:value-type="float" office:value="1185791.71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7</text:p>
          </table:table-cell>
          <table:table-cell office:value-type="float" office:value="1542"/>
          <table:table-cell office:value-type="float" office:value="38601"/>
          <table:table-cell office:value-type="string">
            <text:p>Rio Branco</text:p>
          </table:table-cell>
          <table:table-cell office:value-type="string">
            <text:p>Tupaiu,Makuráp</text:p>
          </table:table-cell>
          <table:table-cell office:value-type="string">
            <text:p>Alta Floresta D´Oeste,São Francisco do Guaporé</text:p>
          </table:table-cell>
          <table:table-cell office:value-type="string">
            <text:p>RO</text:p>
          </table:table-cell>
          <table:table-cell office:value-type="float" office:value="236137.1099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6</text:p>
          </table:table-cell>
          <table:table-cell office:value-type="float" office:value="1543"/>
          <table:table-cell office:value-type="float" office:value="38701"/>
          <table:table-cell office:value-type="string">
            <text:p>Rio Branco Itanhaém</text:p>
          </table:table-cell>
          <table:table-cell office:value-type="string">
            <text:p>Guaraní</text:p>
          </table:table-cell>
          <table:table-cell office:value-type="string">
            <text:p>São Paulo,São Vicente,Itanhaém</text:p>
          </table:table-cell>
          <table:table-cell office:value-type="string">
            <text:p>SP</text:p>
          </table:table-cell>
          <table:table-cell office:value-type="float" office:value="2856.0999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5</text:p>
          </table:table-cell>
          <table:table-cell office:value-type="float" office:value="324"/>
          <table:table-cell office:value-type="float" office:value="39301"/>
          <table:table-cell office:value-type="string">
            <text:p>Rio Formoso</text:p>
          </table:table-cell>
          <table:table-cell office:value-type="string">
            <text:p>Paresí</text:p>
          </table:table-cell>
          <table:table-cell office:value-type="string">
            <text:p>Tangará da Serra</text:p>
          </table:table-cell>
          <table:table-cell office:value-type="string">
            <text:p>MT</text:p>
          </table:table-cell>
          <table:table-cell office:value-type="float" office:value="19749.4740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2/0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4</text:p>
          </table:table-cell>
          <table:table-cell office:value-type="float" office:value="174"/>
          <table:table-cell office:value-type="float" office:value="39402"/>
          <table:table-cell office:value-type="string">
            <text:p>Rio Gregório</text:p>
          </table:table-cell>
          <table:table-cell office:value-type="string">
            <text:p>Katukina,Yawanawá</text:p>
          </table:table-cell>
          <table:table-cell office:value-type="string">
            <text:p>Tarauacá</text:p>
          </table:table-cell>
          <table:table-cell office:value-type="string">
            <text:p>AC</text:p>
          </table:table-cell>
          <table:table-cell office:value-type="float" office:value="187125.2158000000100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18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3</text:p>
          </table:table-cell>
          <table:table-cell office:value-type="float" office:value="322"/>
          <table:table-cell office:value-type="float" office:value="39401"/>
          <table:table-cell office:value-type="string">
            <text:p>Rio Gregório</text:p>
          </table:table-cell>
          <table:table-cell office:value-type="string">
            <text:p>Katukina,Yawanawá</text:p>
          </table:table-cell>
          <table:table-cell office:value-type="string">
            <text:p>Tarauacá</text:p>
          </table:table-cell>
          <table:table-cell office:value-type="string">
            <text:p>AC</text:p>
          </table:table-cell>
          <table:table-cell office:value-type="float" office:value="92859.748999999996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 office:value-type="string">
            <text:p>27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2</text:p>
          </table:table-cell>
          <table:table-cell office:value-type="float" office:value="1551"/>
          <table:table-cell office:value-type="float" office:value="39501"/>
          <table:table-cell office:value-type="string">
            <text:p>Rio Guaporé</text:p>
          </table:table-cell>
          <table:table-cell office:value-type="string">
            <text:p>Makuráp</text:p>
          </table:table-cell>
          <table:table-cell office:value-type="string">
            <text:p>Guajará-Mirim</text:p>
          </table:table-cell>
          <table:table-cell office:value-type="string">
            <text:p>RO</text:p>
          </table:table-cell>
          <table:table-cell office:value-type="float" office:value="115788.084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71</text:p>
          </table:table-cell>
          <table:table-cell office:value-type="float" office:value="442"/>
          <table:table-cell office:value-type="float" office:value="39601"/>
          <table:table-cell office:value-type="string">
            <text:p>Rio Jumas</text:p>
          </table:table-cell>
          <table:table-cell office:value-type="string">
            <text:p>Múra</text:p>
          </table:table-cell>
          <table:table-cell office:value-type="string">
            <text:p>Careiro</text:p>
          </table:table-cell>
          <table:table-cell office:value-type="string">
            <text:p>AM</text:p>
          </table:table-cell>
          <table:table-cell office:value-type="float" office:value="9462.698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10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70</text:p>
          </table:table-cell>
          <table:table-cell office:value-type="float" office:value="1553"/>
          <table:table-cell office:value-type="float" office:value="39701"/>
          <table:table-cell office:value-type="string">
            <text:p>Rio Manicoré</text:p>
          </table:table-cell>
          <table:table-cell office:value-type="string">
            <text:p>Múra</text:p>
          </table:table-cell>
          <table:table-cell office:value-type="string">
            <text:p>Manicoré</text:p>
          </table:table-cell>
          <table:table-cell office:value-type="string">
            <text:p>AM</text:p>
          </table:table-cell>
          <table:table-cell office:value-type="float" office:value="19481.8699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6f</text:p>
          </table:table-cell>
          <table:table-cell office:value-type="float" office:value="150"/>
          <table:table-cell office:value-type="float" office:value="39801"/>
          <table:table-cell office:value-type="string">
            <text:p>Rio Mequens</text:p>
          </table:table-cell>
          <table:table-cell office:value-type="string">
            <text:p>Sakurabiat</text:p>
          </table:table-cell>
          <table:table-cell office:value-type="string">
            <text:p>Alto Alegre dos Parecis</text:p>
          </table:table-cell>
          <table:table-cell office:value-type="string">
            <text:p>RO</text:p>
          </table:table-cell>
          <table:table-cell office:value-type="float" office:value="107553.010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ACOAL</text:p>
          </table:table-cell>
          <table:table-cell office:value-type="string">
            <text:p>Sim</text:p>
          </table:table-cell>
          <table:table-cell office:value-type="float" office:value="30202001934"/>
          <table:table-cell office:value-type="string">
            <text:p>COORDENACAO REGIONAL DE CACOAL</text:p>
          </table:table-cell>
          <table:table-cell office:value-type="string">
            <text:p>CR-CAC</text:p>
          </table:table-cell>
          <table:table-cell office:value-type="string">
            <text:p>t</text:p>
          </table:table-cell>
          <table:table-cell office:value-type="string">
            <text:p>22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e</text:p>
          </table:table-cell>
          <table:table-cell office:value-type="float" office:value="1556"/>
          <table:table-cell office:value-type="float" office:value="40002"/>
          <table:table-cell office:value-type="string">
            <text:p>Rio Negro Ocaia</text:p>
          </table:table-cell>
          <table:table-cell office:value-type="string">
            <text:p>Pakaa Nova </text:p>
          </table:table-cell>
          <table:table-cell office:value-type="string">
            <text:p>Guajará-Mirim</text:p>
          </table:table-cell>
          <table:table-cell office:value-type="string">
            <text:p>RO</text:p>
          </table:table-cell>
          <table:table-cell office:value-type="float" office:value="23507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6d</text:p>
          </table:table-cell>
          <table:table-cell office:value-type="float" office:value="1555"/>
          <table:table-cell office:value-type="float" office:value="40001"/>
          <table:table-cell office:value-type="string">
            <text:p>Rio Negro Ocaia</text:p>
          </table:table-cell>
          <table:table-cell office:value-type="string">
            <text:p>Pakaa Nova </text:p>
          </table:table-cell>
          <table:table-cell office:value-type="string">
            <text:p>Guajará-Mirim</text:p>
          </table:table-cell>
          <table:table-cell office:value-type="string">
            <text:p>RO</text:p>
          </table:table-cell>
          <table:table-cell office:value-type="float" office:value="104063.8114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6c</text:p>
          </table:table-cell>
          <table:table-cell office:value-type="float" office:value="387"/>
          <table:table-cell office:value-type="float" office:value="40101"/>
          <table:table-cell office:value-type="string">
            <text:p>Rio Omerê</text:p>
          </table:table-cell>
          <table:table-cell office:value-type="string">
            <text:p>Akuntsú,Kanoé</text:p>
          </table:table-cell>
          <table:table-cell office:value-type="string">
            <text:p>Chupinguaia,Corumbiara</text:p>
          </table:table-cell>
          <table:table-cell office:value-type="string">
            <text:p>RO</text:p>
          </table:table-cell>
          <table:table-cell office:value-type="float" office:value="26177.1863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 office:value-type="string">
            <text:p>25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b</text:p>
          </table:table-cell>
          <table:table-cell office:value-type="float" office:value="354"/>
          <table:table-cell office:value-type="float" office:value="40201"/>
          <table:table-cell office:value-type="string">
            <text:p>Rio Paru DEste</text:p>
          </table:table-cell>
          <table:table-cell office:value-type="string">
            <text:p>Wayana,Apalaí</text:p>
          </table:table-cell>
          <table:table-cell office:value-type="string">
            <text:p>Monte Alegre,Almeirim,Alenquer</text:p>
          </table:table-cell>
          <table:table-cell office:value-type="string">
            <text:p>PA</text:p>
          </table:table-cell>
          <table:table-cell office:value-type="float" office:value="1195785.7916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MAPÁ E NORTE DO PARÁ</text:p>
          </table:table-cell>
          <table:table-cell office:value-type="string">
            <text:p>Sim</text:p>
          </table:table-cell>
          <table:table-cell office:value-type="float" office:value="30202001899"/>
          <table:table-cell office:value-type="string">
            <text:p>COORDENACAO REGIONAL AMAPÁ E NORTE DO PARÁ</text:p>
          </table:table-cell>
          <table:table-cell office:value-type="string">
            <text:p>CR-ANP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a</text:p>
          </table:table-cell>
          <table:table-cell office:value-type="float" office:value="92"/>
          <table:table-cell office:value-type="float" office:value="40301"/>
          <table:table-cell office:value-type="string">
            <text:p>Rio Pindaré</text:p>
          </table:table-cell>
          <table:table-cell office:value-type="string">
            <text:p>Tenetehara</text:p>
          </table:table-cell>
          <table:table-cell office:value-type="string">
            <text:p>Bom Jardim,Monção</text:p>
          </table:table-cell>
          <table:table-cell office:value-type="string">
            <text:p>MA</text:p>
          </table:table-cell>
          <table:table-cell office:value-type="float" office:value="15002.9141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15/01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9</text:p>
          </table:table-cell>
          <table:table-cell office:value-type="float" office:value="106"/>
          <table:table-cell office:value-type="float" office:value="40401"/>
          <table:table-cell office:value-type="string">
            <text:p>Rio Téa</text:p>
          </table:table-cell>
          <table:table-cell office:value-type="string">
            <text:p>Tukano,Makú,Piratapuya,Desána,Baré</text:p>
          </table:table-cell>
          <table:table-cell office:value-type="string">
            <text:p>Santa Isabel do Rio Negro,São Gabriel da Cachoeira</text:p>
          </table:table-cell>
          <table:table-cell office:value-type="string">
            <text:p>AM</text:p>
          </table:table-cell>
          <table:table-cell office:value-type="float" office:value="411865.3206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Sim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 office:value-type="string">
            <text:p>28/06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8</text:p>
          </table:table-cell>
          <table:table-cell office:value-type="float" office:value="456"/>
          <table:table-cell office:value-type="float" office:value="40501"/>
          <table:table-cell office:value-type="string">
            <text:p>Rio Urubu</text:p>
          </table:table-cell>
          <table:table-cell office:value-type="string">
            <text:p>Múra</text:p>
          </table:table-cell>
          <table:table-cell office:value-type="string">
            <text:p>Itacoatiara</text:p>
          </table:table-cell>
          <table:table-cell office:value-type="string">
            <text:p>AM</text:p>
          </table:table-cell>
          <table:table-cell office:value-type="float" office:value="27354.9118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27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7</text:p>
          </table:table-cell>
          <table:table-cell office:value-type="float" office:value="86"/>
          <table:table-cell office:value-type="float" office:value="39001"/>
          <table:table-cell office:value-type="string">
            <text:p>Rio das Cobras</text:p>
          </table:table-cell>
          <table:table-cell office:value-type="string">
            <text:p>Guaraní,Kaingang</text:p>
          </table:table-cell>
          <table:table-cell office:value-type="string">
            <text:p>Nova Laranjeiras,Espigão Alto do Iguaçu</text:p>
          </table:table-cell>
          <table:table-cell office:value-type="string">
            <text:p>PR</text:p>
          </table:table-cell>
          <table:table-cell office:value-type="float" office:value="18681.9805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08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6</text:p>
          </table:table-cell>
          <table:table-cell office:value-type="float" office:value="235"/>
          <table:table-cell office:value-type="float" office:value="39201"/>
          <table:table-cell office:value-type="string">
            <text:p>Rio dos Pardos</text:p>
          </table:table-cell>
          <table:table-cell office:value-type="string">
            <text:p>Xokléng</text:p>
          </table:table-cell>
          <table:table-cell office:value-type="string">
            <text:p>Porto União</text:p>
          </table:table-cell>
          <table:table-cell office:value-type="string">
            <text:p>SC</text:p>
          </table:table-cell>
          <table:table-cell office:value-type="float" office:value="758.2613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Não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02/10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5</text:p>
          </table:table-cell>
          <table:table-cell office:value-type="float" office:value="487"/>
          <table:table-cell office:value-type="float" office:value="39101"/>
          <table:table-cell office:value-type="string">
            <text:p>Rio dos Índios</text:p>
          </table:table-cell>
          <table:table-cell office:value-type="string">
            <text:p>Kaingang</text:p>
          </table:table-cell>
          <table:table-cell office:value-type="string">
            <text:p>Vicente Dutra</text:p>
          </table:table-cell>
          <table:table-cell office:value-type="string">
            <text:p>RS</text:p>
          </table:table-cell>
          <table:table-cell office:value-type="float" office:value="711.70180000000005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09/10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4</text:p>
          </table:table-cell>
          <table:table-cell office:value-type="float" office:value="84"/>
          <table:table-cell office:value-type="float" office:value="53501"/>
          <table:table-cell office:value-type="string">
            <text:p>Riozinho</text:p>
          </table:table-cell>
          <table:table-cell office:value-type="string">
            <text:p>Kokama,Tikúna</text:p>
          </table:table-cell>
          <table:table-cell office:value-type="string">
            <text:p>Jutaí,Juruá</text:p>
          </table:table-cell>
          <table:table-cell office:value-type="string">
            <text:p>AM</text:p>
          </table:table-cell>
          <table:table-cell office:value-type="float" office:value="362495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f</text:p>
          </table:table-cell>
          <table:table-cell office:value-type="string">
            <text:p>11/09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3</text:p>
          </table:table-cell>
          <table:table-cell office:value-type="float" office:value="321"/>
          <table:table-cell office:value-type="float" office:value="72501"/>
          <table:table-cell office:value-type="string">
            <text:p>Riozinho - RS</text:p>
          </table:table-cell>
          <table:table-cell office:value-type="string">
            <text:p>Guarani Mbya</text:p>
          </table:table-cell>
          <table:table-cell office:value-type="string">
            <text:p>Riozinho</text:p>
          </table:table-cell>
          <table:table-cell office:value-type="string">
            <text:p>RS</text:p>
          </table:table-cell>
          <table:table-cell office:value-type="float" office:value="24.442399999999999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 office:value-type="string">
            <text:p>11/0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62</text:p>
          </table:table-cell>
          <table:table-cell office:value-type="float" office:value="1668"/>
          <table:table-cell office:value-type="float" office:value="51301"/>
          <table:table-cell office:value-type="string">
            <text:p>Riozinho do Alto Envira</text:p>
          </table:table-cell>
          <table:table-cell office:value-type="string">
            <text:p>Isolados</text:p>
          </table:table-cell>
          <table:table-cell office:value-type="string">
            <text:p>Santa Rosa do Purus,Feijó</text:p>
          </table:table-cell>
          <table:table-cell office:value-type="string">
            <text:p>AC</text:p>
          </table:table-cell>
          <table:table-cell office:value-type="float" office:value="260972.0300000000000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JURUÁ</text:p>
          </table:table-cell>
          <table:table-cell office:value-type="string">
            <text:p>Sim</text:p>
          </table:table-cell>
          <table:table-cell office:value-type="float" office:value="30202001852"/>
          <table:table-cell office:value-type="string">
            <text:p>COORDENACAO REGIONAL DO JURUÁ</text:p>
          </table:table-cell>
          <table:table-cell office:value-type="string">
            <text:p>CR-J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61</text:p>
          </table:table-cell>
          <table:table-cell office:value-type="float" office:value="1562"/>
          <table:table-cell office:value-type="float" office:value="40601"/>
          <table:table-cell office:value-type="string">
            <text:p>Rodeador</text:p>
          </table:table-cell>
          <table:table-cell office:value-type="string">
            <text:p>Tenetehara</text:p>
          </table:table-cell>
          <table:table-cell office:value-type="string">
            <text:p>Barra do Corda</text:p>
          </table:table-cell>
          <table:table-cell office:value-type="string">
            <text:p>MA</text:p>
          </table:table-cell>
          <table:table-cell office:value-type="float" office:value="2319.45310000000020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60</text:p>
          </table:table-cell>
          <table:table-cell office:value-type="float" office:value="56"/>
          <table:table-cell office:value-type="float" office:value="40701"/>
          <table:table-cell office:value-type="string">
            <text:p>Roosevelt</text:p>
          </table:table-cell>
          <table:table-cell office:value-type="string">
            <text:p>Cinta Larga</text:p>
          </table:table-cell>
          <table:table-cell office:value-type="string">
            <text:p>Rondolândia,Pimenta Bueno,Espigão D´Oeste</text:p>
          </table:table-cell>
          <table:table-cell office:value-type="string">
            <text:p>RO,MT</text:p>
          </table:table-cell>
          <table:table-cell office:value-type="float" office:value="230826.300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ACOAL</text:p>
          </table:table-cell>
          <table:table-cell office:value-type="string">
            <text:p>Não</text:p>
          </table:table-cell>
          <table:table-cell office:value-type="float" office:value="30202001934"/>
          <table:table-cell office:value-type="string">
            <text:p>COORDENACAO REGIONAL DE CACOAL</text:p>
          </table:table-cell>
          <table:table-cell office:value-type="string">
            <text:p>CR-CAC</text:p>
          </table:table-cell>
          <table:table-cell office:value-type="string">
            <text:p>t</text:p>
          </table:table-cell>
          <table:table-cell office:value-type="string">
            <text:p>03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f</text:p>
          </table:table-cell>
          <table:table-cell office:value-type="float" office:value="434"/>
          <table:table-cell office:value-type="float" office:value="40801"/>
          <table:table-cell office:value-type="string">
            <text:p>Sagarana</text:p>
          </table:table-cell>
          <table:table-cell office:value-type="string">
            <text:p>Pakaa Nova </text:p>
          </table:table-cell>
          <table:table-cell office:value-type="string">
            <text:p>Guajará-Mirim</text:p>
          </table:table-cell>
          <table:table-cell office:value-type="string">
            <text:p>RO</text:p>
          </table:table-cell>
          <table:table-cell office:value-type="float" office:value="18120.0636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JARA MIRIM</text:p>
          </table:table-cell>
          <table:table-cell office:value-type="string">
            <text:p>Sim</text:p>
          </table:table-cell>
          <table:table-cell office:value-type="float" office:value="30202001941"/>
          <table:table-cell office:value-type="string">
            <text:p>COORDENACAO REGIONAL DE GUAJARA MIRIM</text:p>
          </table:table-cell>
          <table:table-cell office:value-type="string">
            <text:p>CR-GJM</text:p>
          </table:table-cell>
          <table:table-cell office:value-type="string">
            <text:p>t</text:p>
          </table:table-cell>
          <table:table-cell office:value-type="string">
            <text:p>07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e</text:p>
          </table:table-cell>
          <table:table-cell office:value-type="float" office:value="1565"/>
          <table:table-cell office:value-type="float" office:value="40901"/>
          <table:table-cell office:value-type="string">
            <text:p>Sai-Cinza</text:p>
          </table:table-cell>
          <table:table-cell office:value-type="string">
            <text:p>Mundurukú</text:p>
          </table:table-cell>
          <table:table-cell office:value-type="string">
            <text:p>Jacareacanga</text:p>
          </table:table-cell>
          <table:table-cell office:value-type="string">
            <text:p>PA</text:p>
          </table:table-cell>
          <table:table-cell office:value-type="float" office:value="125552.08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5d</text:p>
          </table:table-cell>
          <table:table-cell office:value-type="float" office:value="1566"/>
          <table:table-cell office:value-type="float" office:value="41001"/>
          <table:table-cell office:value-type="string">
            <text:p>Salto Grande do Jacuí</text:p>
          </table:table-cell>
          <table:table-cell office:value-type="string">
            <text:p>Guaraní</text:p>
          </table:table-cell>
          <table:table-cell office:value-type="string">
            <text:p>Salto do Jacuí</text:p>
          </table:table-cell>
          <table:table-cell office:value-type="string">
            <text:p>RS</text:p>
          </table:table-cell>
          <table:table-cell office:value-type="float" office:value="234.964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5c</text:p>
          </table:table-cell>
          <table:table-cell office:value-type="float" office:value="101"/>
          <table:table-cell office:value-type="float" office:value="67801"/>
          <table:table-cell office:value-type="string">
            <text:p>Sambaqui</text:p>
          </table:table-cell>
          <table:table-cell office:value-type="string">
            <text:p>Guaraní</text:p>
          </table:table-cell>
          <table:table-cell office:value-type="string">
            <text:p>Pontal do Paraná</text:p>
          </table:table-cell>
          <table:table-cell office:value-type="string">
            <text:p>PR</text:p>
          </table:table-cell>
          <table:table-cell office:value-type="float" office:value="2795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02/05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b</text:p>
          </table:table-cell>
          <table:table-cell office:value-type="float" office:value="227"/>
          <table:table-cell office:value-type="float" office:value="41101"/>
          <table:table-cell office:value-type="string">
            <text:p>Sangradouro/Volta Grande</text:p>
          </table:table-cell>
          <table:table-cell office:value-type="string">
            <text:p>Xavante,Boróro </text:p>
          </table:table-cell>
          <table:table-cell office:value-type="string">
            <text:p>Poxoréo,Novo São Joaquim,General Carneiro</text:p>
          </table:table-cell>
          <table:table-cell office:value-type="string">
            <text:p>MT</text:p>
          </table:table-cell>
          <table:table-cell office:value-type="float" office:value="100280.3969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t</text:p>
          </table:table-cell>
          <table:table-cell office:value-type="string">
            <text:p>10/12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a</text:p>
          </table:table-cell>
          <table:table-cell office:value-type="float" office:value="364"/>
          <table:table-cell office:value-type="float" office:value="53601"/>
          <table:table-cell office:value-type="string">
            <text:p>Santa Cruz da Nova Aliança</text:p>
          </table:table-cell>
          <table:table-cell office:value-type="string">
            <text:p>Kokama</text:p>
          </table:table-cell>
          <table:table-cell office:value-type="string">
            <text:p>Tonantins</text:p>
          </table:table-cell>
          <table:table-cell office:value-type="string">
            <text:p>AM</text:p>
          </table:table-cell>
          <table:table-cell office:value-type="float" office:value="5969.2200999999995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9</text:p>
          </table:table-cell>
          <table:table-cell office:value-type="float" office:value="254"/>
          <table:table-cell office:value-type="float" office:value="41201"/>
          <table:table-cell office:value-type="string">
            <text:p>Santa Inez</text:p>
          </table:table-cell>
          <table:table-cell office:value-type="string">
            <text:p>Makuxí</text:p>
          </table:table-cell>
          <table:table-cell office:value-type="string">
            <text:p>Amajari</text:p>
          </table:table-cell>
          <table:table-cell office:value-type="string">
            <text:p>RR</text:p>
          </table:table-cell>
          <table:table-cell office:value-type="float" office:value="29698.0449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8</text:p>
          </table:table-cell>
          <table:table-cell office:value-type="float" office:value="1569"/>
          <table:table-cell office:value-type="float" office:value="41301"/>
          <table:table-cell office:value-type="string">
            <text:p>Santana</text:p>
          </table:table-cell>
          <table:table-cell office:value-type="string">
            <text:p>Bakairí</text:p>
          </table:table-cell>
          <table:table-cell office:value-type="string">
            <text:p>Nobres</text:p>
          </table:table-cell>
          <table:table-cell office:value-type="string">
            <text:p>MT</text:p>
          </table:table-cell>
          <table:table-cell office:value-type="float" office:value="35470.7543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57</text:p>
          </table:table-cell>
          <table:table-cell office:value-type="float" office:value="1669"/>
          <table:table-cell office:value-type="float" office:value="51501"/>
          <table:table-cell office:value-type="string">
            <text:p>Sapotal</text:p>
          </table:table-cell>
          <table:table-cell office:value-type="string">
            <text:p>Kokama</text:p>
          </table:table-cell>
          <table:table-cell office:value-type="string">
            <text:p>Tabatinga</text:p>
          </table:table-cell>
          <table:table-cell office:value-type="string">
            <text:p>AM</text:p>
          </table:table-cell>
          <table:table-cell office:value-type="float" office:value="1264.4661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56</text:p>
          </table:table-cell>
          <table:table-cell office:value-type="float" office:value="303"/>
          <table:table-cell office:value-type="float" office:value="42101"/>
          <table:table-cell office:value-type="string">
            <text:p>Sararé</text:p>
          </table:table-cell>
          <table:table-cell office:value-type="string">
            <text:p>Nambikwára</text:p>
          </table:table-cell>
          <table:table-cell office:value-type="string">
            <text:p>Vila Bela da Santíssima Trindade,Nova Lacerda</text:p>
          </table:table-cell>
          <table:table-cell office:value-type="string">
            <text:p>MT</text:p>
          </table:table-cell>
          <table:table-cell office:value-type="float" office:value="67419.515799999994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08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5</text:p>
          </table:table-cell>
          <table:table-cell office:value-type="float" office:value="1702"/>
          <table:table-cell office:value-type="float" office:value="58901"/>
          <table:table-cell office:value-type="string">
            <text:p>Sarauá</text:p>
          </table:table-cell>
          <table:table-cell office:value-type="string">
            <text:p>Amanayé</text:p>
          </table:table-cell>
          <table:table-cell office:value-type="string">
            <text:p>Ipixuna do Pará</text:p>
          </table:table-cell>
          <table:table-cell office:value-type="string">
            <text:p>PA</text:p>
          </table:table-cell>
          <table:table-cell office:value-type="float" office:value="18610.323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54</text:p>
          </table:table-cell>
          <table:table-cell office:value-type="float" office:value="384"/>
          <table:table-cell office:value-type="float" office:value="42201"/>
          <table:table-cell office:value-type="string">
            <text:p>Sassoró</text:p>
          </table:table-cell>
          <table:table-cell office:value-type="string">
            <text:p>Guarani Kaiowá</text:p>
          </table:table-cell>
          <table:table-cell office:value-type="string">
            <text:p>Tacuru</text:p>
          </table:table-cell>
          <table:table-cell office:value-type="string">
            <text:p>MS</text:p>
          </table:table-cell>
          <table:table-cell office:value-type="float" office:value="1922.6434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04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3</text:p>
          </table:table-cell>
          <table:table-cell office:value-type="float" office:value="473"/>
          <table:table-cell office:value-type="float" office:value="73727"/>
          <table:table-cell office:value-type="string">
            <text:p>Sawré Bap in (Apompu)</text:p>
          </table:table-cell>
          <table:table-cell office:value-type="string">
            <text:p>Mundurukú</text:p>
          </table:table-cell>
          <table:table-cell office:value-type="string">
            <text:p>Itaituba,Trairão</text:p>
          </table:table-cell>
          <table:table-cell office:value-type="string">
            <text:p>PA</text:p>
          </table:table-cell>
          <table:table-cell office:value-type="float" office:value="15033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f</text:p>
          </table:table-cell>
          <table:table-cell office:value-type="string">
            <text:p>04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2</text:p>
          </table:table-cell>
          <table:table-cell office:value-type="float" office:value="100"/>
          <table:table-cell office:value-type="float" office:value="56701"/>
          <table:table-cell office:value-type="string">
            <text:p>Sawré Muybu (Pimental)</text:p>
          </table:table-cell>
          <table:table-cell office:value-type="string">
            <text:p>Mundurukú</text:p>
          </table:table-cell>
          <table:table-cell office:value-type="string">
            <text:p>Itaituba,Trairão</text:p>
          </table:table-cell>
          <table:table-cell office:value-type="string">
            <text:p>PA</text:p>
          </table:table-cell>
          <table:table-cell office:value-type="float" office:value="178173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TAPAJOS</text:p>
          </table:table-cell>
          <table:table-cell office:value-type="string">
            <text:p>Não</text:p>
          </table:table-cell>
          <table:table-cell office:value-type="float" office:value="30202001927"/>
          <table:table-cell office:value-type="string">
            <text:p>COORDENACAO REGIONAL DE TAPAJOS</text:p>
          </table:table-cell>
          <table:table-cell office:value-type="string">
            <text:p>CR-TPJ</text:p>
          </table:table-cell>
          <table:table-cell office:value-type="string">
            <text:p>f</text:p>
          </table:table-cell>
          <table:table-cell office:value-type="string">
            <text:p>09/05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1</text:p>
          </table:table-cell>
          <table:table-cell office:value-type="float" office:value="371"/>
          <table:table-cell office:value-type="float" office:value="42301"/>
          <table:table-cell office:value-type="string">
            <text:p>Sepoti</text:p>
          </table:table-cell>
          <table:table-cell office:value-type="string">
            <text:p>Tenharim</text:p>
          </table:table-cell>
          <table:table-cell office:value-type="string">
            <text:p>Humaitá,Manicoré</text:p>
          </table:table-cell>
          <table:table-cell office:value-type="string">
            <text:p>AM</text:p>
          </table:table-cell>
          <table:table-cell office:value-type="float" office:value="251348.983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50</text:p>
          </table:table-cell>
          <table:table-cell office:value-type="float" office:value="58"/>
          <table:table-cell office:value-type="float" office:value="42601"/>
          <table:table-cell office:value-type="string">
            <text:p>Serra Morena</text:p>
          </table:table-cell>
          <table:table-cell office:value-type="string">
            <text:p>Cinta Larga</text:p>
          </table:table-cell>
          <table:table-cell office:value-type="string">
            <text:p>Juína</text:p>
          </table:table-cell>
          <table:table-cell office:value-type="string">
            <text:p>MT</text:p>
          </table:table-cell>
          <table:table-cell office:value-type="float" office:value="147836.1461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OESTE DO MATO GROSSO</text:p>
          </table:table-cell>
          <table:table-cell office:value-type="string">
            <text:p>Não</text:p>
          </table:table-cell>
          <table:table-cell office:value-type="float" office:value="30202002032"/>
          <table:table-cell office:value-type="string">
            <text:p>COORDENACAO REGIONAL NOROESTE DO MATO GROSSO</text:p>
          </table:table-cell>
          <table:table-cell office:value-type="string">
            <text:p>CR-NOMT</text:p>
          </table:table-cell>
          <table:table-cell office:value-type="string">
            <text:p>t</text:p>
          </table:table-cell>
          <table:table-cell office:value-type="string">
            <text:p>19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f</text:p>
          </table:table-cell>
          <table:table-cell office:value-type="float" office:value="245"/>
          <table:table-cell office:value-type="float" office:value="42401"/>
          <table:table-cell office:value-type="string">
            <text:p>Serra da Moça</text:p>
          </table:table-cell>
          <table:table-cell office:value-type="string">
            <text:p>Wapixana</text:p>
          </table:table-cell>
          <table:table-cell office:value-type="string">
            <text:p>Boa Vista</text:p>
          </table:table-cell>
          <table:table-cell office:value-type="string">
            <text:p>RR</text:p>
          </table:table-cell>
          <table:table-cell office:value-type="float" office:value="11626.791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e</text:p>
          </table:table-cell>
          <table:table-cell office:value-type="float" office:value="484"/>
          <table:table-cell office:value-type="float" office:value="42501"/>
          <table:table-cell office:value-type="string">
            <text:p>Serra do Itatins</text:p>
          </table:table-cell>
          <table:table-cell office:value-type="string">
            <text:p>Guaraní</text:p>
          </table:table-cell>
          <table:table-cell office:value-type="string">
            <text:p>Itariri</text:p>
          </table:table-cell>
          <table:table-cell office:value-type="string">
            <text:p>SP</text:p>
          </table:table-cell>
          <table:table-cell office:value-type="float" office:value="1212.47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28/07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d</text:p>
          </table:table-cell>
          <table:table-cell office:value-type="float" office:value="278"/>
          <table:table-cell office:value-type="float" office:value="42701"/>
          <table:table-cell office:value-type="string">
            <text:p>Serrinha</text:p>
          </table:table-cell>
          <table:table-cell office:value-type="string">
            <text:p>Kaingang</text:p>
          </table:table-cell>
          <table:table-cell office:value-type="string">
            <text:p>Três Palmeiras,Ronda Alta,Engenho Velho,Constantina</text:p>
          </table:table-cell>
          <table:table-cell office:value-type="string">
            <text:p>RS</text:p>
          </table:table-cell>
          <table:table-cell office:value-type="float" office:value="11752.757799999999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f</text:p>
          </table:table-cell>
          <table:table-cell office:value-type="string">
            <text:p>11/10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c</text:p>
          </table:table-cell>
          <table:table-cell office:value-type="float" office:value="356"/>
          <table:table-cell office:value-type="float" office:value="42801"/>
          <table:table-cell office:value-type="string">
            <text:p>Seruini/Mariene</text:p>
          </table:table-cell>
          <table:table-cell office:value-type="string">
            <text:p>Apurinã</text:p>
          </table:table-cell>
          <table:table-cell office:value-type="string">
            <text:p>Lábrea,Pauini</text:p>
          </table:table-cell>
          <table:table-cell office:value-type="string">
            <text:p>AM</text:p>
          </table:table-cell>
          <table:table-cell office:value-type="float" office:value="144971.367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b</text:p>
          </table:table-cell>
          <table:table-cell office:value-type="float" office:value="461"/>
          <table:table-cell office:value-type="float" office:value="42901"/>
          <table:table-cell office:value-type="string">
            <text:p>Sete Cerros</text:p>
          </table:table-cell>
          <table:table-cell office:value-type="string">
            <text:p>Guarani Nhandeva,Guarani Kaiowá</text:p>
          </table:table-cell>
          <table:table-cell office:value-type="string">
            <text:p>Paranhos</text:p>
          </table:table-cell>
          <table:table-cell office:value-type="string">
            <text:p>MS</text:p>
          </table:table-cell>
          <table:table-cell office:value-type="float" office:value="8584.7212999999992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05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a</text:p>
          </table:table-cell>
          <table:table-cell office:value-type="float" office:value="140"/>
          <table:table-cell office:value-type="float" office:value="43001"/>
          <table:table-cell office:value-type="string">
            <text:p>Sete de Setembro</text:p>
          </table:table-cell>
          <table:table-cell office:value-type="string">
            <text:p>Suruí de Rondônia</text:p>
          </table:table-cell>
          <table:table-cell office:value-type="string">
            <text:p>Rondolândia,Espigão D´Oeste,Cacoal</text:p>
          </table:table-cell>
          <table:table-cell office:value-type="string">
            <text:p>RO,MT</text:p>
          </table:table-cell>
          <table:table-cell office:value-type="float" office:value="248146.9286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ACOAL</text:p>
          </table:table-cell>
          <table:table-cell office:value-type="string">
            <text:p>Não</text:p>
          </table:table-cell>
          <table:table-cell office:value-type="float" office:value="30202001934"/>
          <table:table-cell office:value-type="string">
            <text:p>COORDENACAO REGIONAL DE CACOAL</text:p>
          </table:table-cell>
          <table:table-cell office:value-type="string">
            <text:p>CR-CAC</text:p>
          </table:table-cell>
          <table:table-cell office:value-type="string">
            <text:p>t</text:p>
          </table:table-cell>
          <table:table-cell office:value-type="string">
            <text:p>19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9</text:p>
          </table:table-cell>
          <table:table-cell office:value-type="float" office:value="357"/>
          <table:table-cell office:value-type="float" office:value="43101"/>
          <table:table-cell office:value-type="string">
            <text:p>Setemã</text:p>
          </table:table-cell>
          <table:table-cell office:value-type="string">
            <text:p>Múra</text:p>
          </table:table-cell>
          <table:table-cell office:value-type="string">
            <text:p>Novo Aripuanã,Borba</text:p>
          </table:table-cell>
          <table:table-cell office:value-type="string">
            <text:p>AM</text:p>
          </table:table-cell>
          <table:table-cell office:value-type="float" office:value="49772.95580000000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8</text:p>
          </table:table-cell>
          <table:table-cell office:value-type="float" office:value="394"/>
          <table:table-cell office:value-type="float" office:value="69001"/>
          <table:table-cell office:value-type="string">
            <text:p>Sissaíma</text:p>
          </table:table-cell>
          <table:table-cell office:value-type="string">
            <text:p>Múra</text:p>
          </table:table-cell>
          <table:table-cell office:value-type="string">
            <text:p>Careiro da Várzea</text:p>
          </table:table-cell>
          <table:table-cell office:value-type="string">
            <text:p>AM</text:p>
          </table:table-cell>
          <table:table-cell office:value-type="float" office:value="878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 office:value-type="string">
            <text:p>12/08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7</text:p>
          </table:table-cell>
          <table:table-cell office:value-type="float" office:value="1686"/>
          <table:table-cell office:value-type="float" office:value="55001"/>
          <table:table-cell office:value-type="string">
            <text:p>Sombrerito</text:p>
          </table:table-cell>
          <table:table-cell office:value-type="string">
            <text:p>Guarani Nhandeva</text:p>
          </table:table-cell>
          <table:table-cell office:value-type="string">
            <text:p>Sete Quedas</text:p>
          </table:table-cell>
          <table:table-cell office:value-type="string">
            <text:p>MS</text:p>
          </table:table-cell>
          <table:table-cell office:value-type="float" office:value="12608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46</text:p>
          </table:table-cell>
          <table:table-cell office:value-type="float" office:value="377"/>
          <table:table-cell office:value-type="float" office:value="43201"/>
          <table:table-cell office:value-type="string">
            <text:p>Sororó</text:p>
          </table:table-cell>
          <table:table-cell office:value-type="string">
            <text:p>Suruí do Pará</text:p>
          </table:table-cell>
          <table:table-cell office:value-type="string">
            <text:p>São Geraldo do Araguaia,São Domingos do Araguaia,Marabá</text:p>
          </table:table-cell>
          <table:table-cell office:value-type="string">
            <text:p>PA</text:p>
          </table:table-cell>
          <table:table-cell office:value-type="float" office:value="26257.8956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02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5</text:p>
          </table:table-cell>
          <table:table-cell office:value-type="float" office:value="228"/>
          <table:table-cell office:value-type="float" office:value="43301"/>
          <table:table-cell office:value-type="string">
            <text:p>Sucuba</text:p>
          </table:table-cell>
          <table:table-cell office:value-type="string">
            <text:p>Makuxí</text:p>
          </table:table-cell>
          <table:table-cell office:value-type="string">
            <text:p>Alto Alegre</text:p>
          </table:table-cell>
          <table:table-cell office:value-type="string">
            <text:p>RR</text:p>
          </table:table-cell>
          <table:table-cell office:value-type="float" office:value="5983.0271000000002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4</text:p>
          </table:table-cell>
          <table:table-cell office:value-type="float" office:value="164"/>
          <table:table-cell office:value-type="float" office:value="43401"/>
          <table:table-cell office:value-type="string">
            <text:p>Sucuriy</text:p>
          </table:table-cell>
          <table:table-cell office:value-type="string">
            <text:p>Guarani Kaiowá</text:p>
          </table:table-cell>
          <table:table-cell office:value-type="string">
            <text:p>Maracaju</text:p>
          </table:table-cell>
          <table:table-cell office:value-type="string">
            <text:p>MS</text:p>
          </table:table-cell>
          <table:table-cell office:value-type="float" office:value="535.10469999999998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t</text:p>
          </table:table-cell>
          <table:table-cell office:value-type="string">
            <text:p>07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3</text:p>
          </table:table-cell>
          <table:table-cell office:value-type="float" office:value="1681"/>
          <table:table-cell office:value-type="float" office:value="53901"/>
          <table:table-cell office:value-type="string">
            <text:p>Sururuá</text:p>
          </table:table-cell>
          <table:table-cell office:value-type="string">
            <text:p>Kokama</text:p>
          </table:table-cell>
          <table:table-cell office:value-type="string">
            <text:p>São Paulo de Olivença,Benjamin Constant</text:p>
          </table:table-cell>
          <table:table-cell office:value-type="string">
            <text:p>AM</text:p>
          </table:table-cell>
          <table:table-cell office:value-type="float" office:value="36125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42</text:p>
          </table:table-cell>
          <table:table-cell office:value-type="float" office:value="366"/>
          <table:table-cell office:value-type="float" office:value="58301"/>
          <table:table-cell office:value-type="string">
            <text:p>São Domingos - MT</text:p>
          </table:table-cell>
          <table:table-cell office:value-type="string">
            <text:p>Karajá</text:p>
          </table:table-cell>
          <table:table-cell office:value-type="string">
            <text:p>Luciara,São Félix do Araguaia</text:p>
          </table:table-cell>
          <table:table-cell office:value-type="string">
            <text:p>MT</text:p>
          </table:table-cell>
          <table:table-cell office:value-type="float" office:value="5704.8095999999996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20/06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41</text:p>
          </table:table-cell>
          <table:table-cell office:value-type="float" office:value="1695"/>
          <table:table-cell office:value-type="float" office:value="58201"/>
          <table:table-cell office:value-type="string">
            <text:p>São Domingos do Jacapari e Estação</text:p>
          </table:table-cell>
          <table:table-cell office:value-type="string">
            <text:p>Kokama</text:p>
          </table:table-cell>
          <table:table-cell office:value-type="string">
            <text:p>Tonantins,Jutaí</text:p>
          </table:table-cell>
          <table:table-cell office:value-type="string">
            <text:p>AM</text:p>
          </table:table-cell>
          <table:table-cell office:value-type="float" office:value="134781.751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40</text:p>
          </table:table-cell>
          <table:table-cell office:value-type="float" office:value="462"/>
          <table:table-cell office:value-type="float" office:value="41501"/>
          <table:table-cell office:value-type="string">
            <text:p>São Francisco do Canimari</text:p>
          </table:table-cell>
          <table:table-cell office:value-type="string">
            <text:p>Tikúna</text:p>
          </table:table-cell>
          <table:table-cell office:value-type="string">
            <text:p>Amaturá</text:p>
          </table:table-cell>
          <table:table-cell office:value-type="string">
            <text:p>AM</text:p>
          </table:table-cell>
          <table:table-cell office:value-type="float" office:value="3331.2208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4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f</text:p>
          </table:table-cell>
          <table:table-cell office:value-type="float" office:value="416"/>
          <table:table-cell office:value-type="float" office:value="41601"/>
          <table:table-cell office:value-type="string">
            <text:p>São Jeronimo</text:p>
          </table:table-cell>
          <table:table-cell office:value-type="string">
            <text:p>Xetá,Guaraní,Kaingang</text:p>
          </table:table-cell>
          <table:table-cell office:value-type="string">
            <text:p>São Jerônimo da Serra</text:p>
          </table:table-cell>
          <table:table-cell office:value-type="string">
            <text:p>PR</text:p>
          </table:table-cell>
          <table:table-cell office:value-type="float" office:value="1339.3363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04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e</text:p>
          </table:table-cell>
          <table:table-cell office:value-type="float" office:value="1572"/>
          <table:table-cell office:value-type="float" office:value="41701"/>
          <table:table-cell office:value-type="string">
            <text:p>São Leopoldo</text:p>
          </table:table-cell>
          <table:table-cell office:value-type="string">
            <text:p>Tikúna</text:p>
          </table:table-cell>
          <table:table-cell office:value-type="string">
            <text:p>Benjamin Constant</text:p>
          </table:table-cell>
          <table:table-cell office:value-type="string">
            <text:p>AM</text:p>
          </table:table-cell>
          <table:table-cell office:value-type="float" office:value="69270.540900000007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3d</text:p>
          </table:table-cell>
          <table:table-cell office:value-type="float" office:value="81"/>
          <table:table-cell office:value-type="float" office:value="58101"/>
          <table:table-cell office:value-type="string">
            <text:p>São Marcos - MT</text:p>
          </table:table-cell>
          <table:table-cell office:value-type="string">
            <text:p>Xavante</text:p>
          </table:table-cell>
          <table:table-cell office:value-type="string">
            <text:p>Barra do Garças</text:p>
          </table:table-cell>
          <table:table-cell office:value-type="string">
            <text:p>MT</text:p>
          </table:table-cell>
          <table:table-cell office:value-type="float" office:value="188478.2600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t</text:p>
          </table:table-cell>
          <table:table-cell office:value-type="string">
            <text:p>28/08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c</text:p>
          </table:table-cell>
          <table:table-cell office:value-type="float" office:value="188"/>
          <table:table-cell office:value-type="float" office:value="58401"/>
          <table:table-cell office:value-type="string">
            <text:p>São Marcos - RR</text:p>
          </table:table-cell>
          <table:table-cell office:value-type="string">
            <text:p>Makuxí,Wapixana</text:p>
          </table:table-cell>
          <table:table-cell office:value-type="string">
            <text:p>Boa Vista,Pacaraima</text:p>
          </table:table-cell>
          <table:table-cell office:value-type="string">
            <text:p>RR</text:p>
          </table:table-cell>
          <table:table-cell office:value-type="float" office:value="654110.09979999997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21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b</text:p>
          </table:table-cell>
          <table:table-cell office:value-type="float" office:value="1573"/>
          <table:table-cell office:value-type="float" office:value="41801"/>
          <table:table-cell office:value-type="string">
            <text:p>São Pedro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726.18050000000005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3a</text:p>
          </table:table-cell>
          <table:table-cell office:value-type="float" office:value="1574"/>
          <table:table-cell office:value-type="float" office:value="41901"/>
          <table:table-cell office:value-type="string">
            <text:p>São Pedro do Sepatini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27644.2488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39</text:p>
          </table:table-cell>
          <table:table-cell office:value-type="float" office:value="355"/>
          <table:table-cell office:value-type="float" office:value="42001"/>
          <table:table-cell office:value-type="string">
            <text:p>São Sebastião</text:p>
          </table:table-cell>
          <table:table-cell office:value-type="string">
            <text:p>Kokama,Kaixana</text:p>
          </table:table-cell>
          <table:table-cell office:value-type="string">
            <text:p>Tonantins</text:p>
          </table:table-cell>
          <table:table-cell office:value-type="string">
            <text:p>AM</text:p>
          </table:table-cell>
          <table:table-cell office:value-type="float" office:value="61058.5408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8</text:p>
          </table:table-cell>
          <table:table-cell office:value-type="float" office:value="34"/>
          <table:table-cell office:value-type="float" office:value="73714"/>
          <table:table-cell office:value-type="string">
            <text:p>Taba dos Anacé</text:p>
          </table:table-cell>
          <table:table-cell office:value-type="string">
            <text:p>Anacé</text:p>
          </table:table-cell>
          <table:table-cell office:value-type="string">
            <text:p>São Gonçalo do Amarante,Caucaia</text:p>
          </table:table-cell>
          <table:table-cell office:value-type="string">
            <text:p>CE</text:p>
          </table:table-cell>
          <table:table-cell office:value-type="float" office:value="543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37</text:p>
          </table:table-cell>
          <table:table-cell office:value-type="float" office:value="398"/>
          <table:table-cell office:value-type="float" office:value="43501"/>
          <table:table-cell office:value-type="string">
            <text:p>Tabalascada</text:p>
          </table:table-cell>
          <table:table-cell office:value-type="string">
            <text:p>Wapixana</text:p>
          </table:table-cell>
          <table:table-cell office:value-type="string">
            <text:p>Cantá</text:p>
          </table:table-cell>
          <table:table-cell office:value-type="string">
            <text:p>RR</text:p>
          </table:table-cell>
          <table:table-cell office:value-type="float" office:value="13014.737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9/10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6</text:p>
          </table:table-cell>
          <table:table-cell office:value-type="float" office:value="1591"/>
          <table:table-cell office:value-type="float" office:value="43601"/>
          <table:table-cell office:value-type="string">
            <text:p>Tabocal</text:p>
          </table:table-cell>
          <table:table-cell office:value-type="string">
            <text:p>Múra</text:p>
          </table:table-cell>
          <table:table-cell office:value-type="string">
            <text:p>Careiro</text:p>
          </table:table-cell>
          <table:table-cell office:value-type="string">
            <text:p>AM</text:p>
          </table:table-cell>
          <table:table-cell office:value-type="float" office:value="906.15160000000003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35</text:p>
          </table:table-cell>
          <table:table-cell office:value-type="float" office:value="386"/>
          <table:table-cell office:value-type="float" office:value="43701"/>
          <table:table-cell office:value-type="string">
            <text:p>Tadarimana</text:p>
          </table:table-cell>
          <table:table-cell office:value-type="string">
            <text:p>Boróro 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 office:value-type="float" office:value="9785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8/02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4</text:p>
          </table:table-cell>
          <table:table-cell office:value-type="float" office:value="198"/>
          <table:table-cell office:value-type="float" office:value="73301"/>
          <table:table-cell office:value-type="string">
            <text:p>Taego Ãwa</text:p>
          </table:table-cell>
          <table:table-cell office:value-type="string">
            <text:p>Ava-Canoeiro</text:p>
          </table:table-cell>
          <table:table-cell office:value-type="string">
            <text:p>Formoso do Araguaia</text:p>
          </table:table-cell>
          <table:table-cell office:value-type="string">
            <text:p>TO</text:p>
          </table:table-cell>
          <table:table-cell office:value-type="float" office:value="2851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f</text:p>
          </table:table-cell>
          <table:table-cell office:value-type="string">
            <text:p>08/04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3</text:p>
          </table:table-cell>
          <table:table-cell office:value-type="float" office:value="399"/>
          <table:table-cell office:value-type="float" office:value="43801"/>
          <table:table-cell office:value-type="string">
            <text:p>Taihantesu</text:p>
          </table:table-cell>
          <table:table-cell office:value-type="string">
            <text:p>Wasusu</text:p>
          </table:table-cell>
          <table:table-cell office:value-type="string">
            <text:p>Nova Lacerda</text:p>
          </table:table-cell>
          <table:table-cell office:value-type="string">
            <text:p>MT</text:p>
          </table:table-cell>
          <table:table-cell office:value-type="float" office:value="5362.3343999999997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2/11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2</text:p>
          </table:table-cell>
          <table:table-cell office:value-type="float" office:value="312"/>
          <table:table-cell office:value-type="float" office:value="43901"/>
          <table:table-cell office:value-type="string">
            <text:p>Takuaraty/Yvykuarusu</text:p>
          </table:table-cell>
          <table:table-cell office:value-type="string">
            <text:p>Guarani Kaiowá</text:p>
          </table:table-cell>
          <table:table-cell office:value-type="string">
            <text:p>Paranhos</text:p>
          </table:table-cell>
          <table:table-cell office:value-type="string">
            <text:p>MS</text:p>
          </table:table-cell>
          <table:table-cell office:value-type="float" office:value="2609.0940000000001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03/0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1</text:p>
          </table:table-cell>
          <table:table-cell office:value-type="float" office:value="170"/>
          <table:table-cell office:value-type="float" office:value="73720"/>
          <table:table-cell office:value-type="string">
            <text:p>Takuari</text:p>
          </table:table-cell>
          <table:table-cell office:value-type="string">
            <text:p>Guaraní</text:p>
          </table:table-cell>
          <table:table-cell office:value-type="string">
            <text:p>Eldorado</text:p>
          </table:table-cell>
          <table:table-cell office:value-type="string">
            <text:p>SP</text:p>
          </table:table-cell>
          <table:table-cell office:value-type="float" office:value="219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10/03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30</text:p>
          </table:table-cell>
          <table:table-cell office:value-type="float" office:value="463"/>
          <table:table-cell office:value-type="float" office:value="66301"/>
          <table:table-cell office:value-type="string">
            <text:p>Tanaru ( restrição de uso )</text:p>
          </table:table-cell>
          <table:table-cell office:value-type="string">
            <text:p>Isolados</text:p>
          </table:table-cell>
          <table:table-cell office:value-type="string">
            <text:p>Chupinguaia,Parecis,Pimenteiras do Oeste,Corumbiara</text:p>
          </table:table-cell>
          <table:table-cell office:value-type="string">
            <text:p>RO</text:p>
          </table:table-cell>
          <table:table-cell office:value-type="float" office:value="8070.0000000000000000"/>
          <table:table-cell office:value-type="string">
            <text:p>Em Estudo</text:p>
          </table:table-cell>
          <table:table-cell office:value-type="string">
            <text:p>Interdit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f</text:p>
          </table:table-cell>
          <table:table-cell office:value-type="string">
            <text:p>20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f</text:p>
          </table:table-cell>
          <table:table-cell office:value-type="float" office:value="121"/>
          <table:table-cell office:value-type="float" office:value="54601"/>
          <table:table-cell office:value-type="string">
            <text:p>Tapeba</text:p>
          </table:table-cell>
          <table:table-cell office:value-type="string">
            <text:p>Tapeba</text:p>
          </table:table-cell>
          <table:table-cell office:value-type="string">
            <text:p>Caucaia</text:p>
          </table:table-cell>
          <table:table-cell office:value-type="string">
            <text:p>CE</text:p>
          </table:table-cell>
          <table:table-cell office:value-type="float" office:value="5294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f</text:p>
          </table:table-cell>
          <table:table-cell office:value-type="string">
            <text:p>20/07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e</text:p>
          </table:table-cell>
          <table:table-cell office:value-type="float" office:value="1595"/>
          <table:table-cell office:value-type="float" office:value="44001"/>
          <table:table-cell office:value-type="string">
            <text:p>Tapirapé/Karajá</text:p>
          </table:table-cell>
          <table:table-cell office:value-type="string">
            <text:p>Tapirapé,Karajá</text:p>
          </table:table-cell>
          <table:table-cell office:value-type="string">
            <text:p>Luciara,Santa Terezinha</text:p>
          </table:table-cell>
          <table:table-cell office:value-type="string">
            <text:p>MT</text:p>
          </table:table-cell>
          <table:table-cell office:value-type="float" office:value="66166.30499999999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2d</text:p>
          </table:table-cell>
          <table:table-cell office:value-type="float" office:value="185"/>
          <table:table-cell office:value-type="float" office:value="71301"/>
          <table:table-cell office:value-type="string">
            <text:p>Tapyi/Rio Branquinho</text:p>
          </table:table-cell>
          <table:table-cell office:value-type="string">
            <text:p>Guarani Mbya</text:p>
          </table:table-cell>
          <table:table-cell office:value-type="string">
            <text:p>Cananéia</text:p>
          </table:table-cell>
          <table:table-cell office:value-type="string">
            <text:p>SP</text:p>
          </table:table-cell>
          <table:table-cell office:value-type="float" office:value="1154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2c</text:p>
          </table:table-cell>
          <table:table-cell office:value-type="float" office:value="296"/>
          <table:table-cell office:value-type="float" office:value="44101"/>
          <table:table-cell office:value-type="string">
            <text:p>Taquaperi</text:p>
          </table:table-cell>
          <table:table-cell office:value-type="string">
            <text:p>Guarani Kaiowá</text:p>
          </table:table-cell>
          <table:table-cell office:value-type="string">
            <text:p>Coronel Sapucaia</text:p>
          </table:table-cell>
          <table:table-cell office:value-type="string">
            <text:p>MS</text:p>
          </table:table-cell>
          <table:table-cell office:value-type="float" office:value="1776.959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27/08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b</text:p>
          </table:table-cell>
          <table:table-cell office:value-type="float" office:value="115"/>
          <table:table-cell office:value-type="float" office:value="44201"/>
          <table:table-cell office:value-type="string">
            <text:p>Taquara</text:p>
          </table:table-cell>
          <table:table-cell office:value-type="string">
            <text:p>Guarani Kaiowá</text:p>
          </table:table-cell>
          <table:table-cell office:value-type="string">
            <text:p>Juti</text:p>
          </table:table-cell>
          <table:table-cell office:value-type="string">
            <text:p>MS</text:p>
          </table:table-cell>
          <table:table-cell office:value-type="float" office:value="970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URADOS</text:p>
          </table:table-cell>
          <table:table-cell office:value-type="string">
            <text:p>Sim</text:p>
          </table:table-cell>
          <table:table-cell office:value-type="float" office:value="30202002011"/>
          <table:table-cell office:value-type="string">
            <text:p>COORDENACAO REGIONAL DOURADOS</text:p>
          </table:table-cell>
          <table:table-cell office:value-type="string">
            <text:p>CR-DOU</text:p>
          </table:table-cell>
          <table:table-cell office:value-type="string">
            <text:p>f</text:p>
          </table:table-cell>
          <table:table-cell office:value-type="string">
            <text:p>24/06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a</text:p>
          </table:table-cell>
          <table:table-cell office:value-type="float" office:value="141"/>
          <table:table-cell office:value-type="float" office:value="59101"/>
          <table:table-cell office:value-type="string">
            <text:p>Tarumã</text:p>
          </table:table-cell>
          <table:table-cell office:value-type="string">
            <text:p>Guarani Mbya</text:p>
          </table:table-cell>
          <table:table-cell office:value-type="string">
            <text:p>Araquari,Balneário Barra do Sul</text:p>
          </table:table-cell>
          <table:table-cell office:value-type="string">
            <text:p>SC</text:p>
          </table:table-cell>
          <table:table-cell office:value-type="float" office:value="2172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f</text:p>
          </table:table-cell>
          <table:table-cell office:value-type="string">
            <text:p>22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9</text:p>
          </table:table-cell>
          <table:table-cell office:value-type="float" office:value="311"/>
          <table:table-cell office:value-type="float" office:value="44402"/>
          <table:table-cell office:value-type="string">
            <text:p>Taunay/Ipegue</text:p>
          </table:table-cell>
          <table:table-cell office:value-type="string">
            <text:p>Terena</text:p>
          </table:table-cell>
          <table:table-cell office:value-type="string">
            <text:p>Aquidauana</text:p>
          </table:table-cell>
          <table:table-cell office:value-type="string">
            <text:p>MS</text:p>
          </table:table-cell>
          <table:table-cell office:value-type="float" office:value="3390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f</text:p>
          </table:table-cell>
          <table:table-cell office:value-type="string">
            <text:p>14/06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8</text:p>
          </table:table-cell>
          <table:table-cell office:value-type="float" office:value="420"/>
          <table:table-cell office:value-type="float" office:value="44401"/>
          <table:table-cell office:value-type="string">
            <text:p>Taunay/Ipegue</text:p>
          </table:table-cell>
          <table:table-cell office:value-type="string">
            <text:p>Terena</text:p>
          </table:table-cell>
          <table:table-cell office:value-type="string">
            <text:p>Aquidauana</text:p>
          </table:table-cell>
          <table:table-cell office:value-type="string">
            <text:p>MS</text:p>
          </table:table-cell>
          <table:table-cell office:value-type="float" office:value="6461.3459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AMPO GRANDE</text:p>
          </table:table-cell>
          <table:table-cell office:value-type="string">
            <text:p>Não</text:p>
          </table:table-cell>
          <table:table-cell office:value-type="float" office:value="30202002004"/>
          <table:table-cell office:value-type="string">
            <text:p>COORDENACAO REGIONAL CAMPO GRANDE</text:p>
          </table:table-cell>
          <table:table-cell office:value-type="string">
            <text:p>CR-CGR</text:p>
          </table:table-cell>
          <table:table-cell office:value-type="string">
            <text:p>t</text:p>
          </table:table-cell>
          <table:table-cell office:value-type="string">
            <text:p>14/12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7</text:p>
          </table:table-cell>
          <table:table-cell office:value-type="float" office:value="275"/>
          <table:table-cell office:value-type="float" office:value="73755"/>
          <table:table-cell office:value-type="string">
            <text:p>Tekoa Gwyra Pepo</text:p>
          </table:table-cell>
          <table:table-cell office:value-type="string">
            <text:p>Guarani Mbya</text:p>
          </table:table-cell>
          <table:table-cell office:value-type="string">
            <text:p>Tapiraí</text:p>
          </table:table-cell>
          <table:table-cell office:value-type="string">
            <text:p>SP</text:p>
          </table:table-cell>
          <table:table-cell office:value-type="float" office:value="330.0609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 office:value-type="string">
            <text:p>Principal</text:p>
          </table:table-cell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6</text:p>
          </table:table-cell>
          <table:table-cell office:value-type="float" office:value="244"/>
          <table:table-cell office:value-type="float" office:value="70101"/>
          <table:table-cell office:value-type="string">
            <text:p>Tekoha Guasú Guavirá </text:p>
          </table:table-cell>
          <table:table-cell office:value-type="string">
            <text:p>Guarani Nhandeva</text:p>
          </table:table-cell>
          <table:table-cell office:value-type="string">
            <text:p>Guaíra,  Altônia, Terra Roxa</text:p>
          </table:table-cell>
          <table:table-cell office:value-type="string">
            <text:p>PR</text:p>
          </table:table-cell>
          <table:table-cell office:value-type="float" office:value="24028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f</text:p>
          </table:table-cell>
          <table:table-cell office:value-type="string">
            <text:p>31/05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5</text:p>
          </table:table-cell>
          <table:table-cell office:value-type="float" office:value="1750"/>
          <table:table-cell office:value-type="float" office:value="65601"/>
          <table:table-cell office:value-type="string">
            <text:p>Tekoha Itamarã</text:p>
          </table:table-cell>
          <table:table-cell office:value-type="string">
            <text:p>Guarani Nhandeva,Guarani Mbya</text:p>
          </table:table-cell>
          <table:table-cell office:value-type="string">
            <text:p>Diamante D´Oeste</text:p>
          </table:table-cell>
          <table:table-cell office:value-type="string">
            <text:p>PR</text:p>
          </table:table-cell>
          <table:table-cell office:value-type="float" office:value="242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24</text:p>
          </table:table-cell>
          <table:table-cell office:value-type="float" office:value="175"/>
          <table:table-cell office:value-type="float" office:value="66101"/>
          <table:table-cell office:value-type="string">
            <text:p>Tekoha Jevy (Rio Pequeno)</text:p>
          </table:table-cell>
          <table:table-cell office:value-type="string">
            <text:p>Guaraní</text:p>
          </table:table-cell>
          <table:table-cell office:value-type="string">
            <text:p>Paraty</text:p>
          </table:table-cell>
          <table:table-cell office:value-type="string">
            <text:p>RJ</text:p>
          </table:table-cell>
          <table:table-cell office:value-type="float" office:value="237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23</text:p>
          </table:table-cell>
          <table:table-cell office:value-type="float" office:value="151"/>
          <table:table-cell office:value-type="float" office:value="44501"/>
          <table:table-cell office:value-type="string">
            <text:p>Tekohá Añetete</text:p>
          </table:table-cell>
          <table:table-cell office:value-type="string">
            <text:p>Guaraní</text:p>
          </table:table-cell>
          <table:table-cell office:value-type="string">
            <text:p>Diamante D´Oeste</text:p>
          </table:table-cell>
          <table:table-cell office:value-type="string">
            <text:p>PR</text:p>
          </table:table-cell>
          <table:table-cell office:value-type="float" office:value="1774.7063000000001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Sim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07/0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2</text:p>
          </table:table-cell>
          <table:table-cell office:value-type="float" office:value="1602"/>
          <table:table-cell office:value-type="float" office:value="44601"/>
          <table:table-cell office:value-type="string">
            <text:p>Tembé</text:p>
          </table:table-cell>
          <table:table-cell office:value-type="string">
            <text:p>Tembé</text:p>
          </table:table-cell>
          <table:table-cell office:value-type="string">
            <text:p>Tomé-Açu</text:p>
          </table:table-cell>
          <table:table-cell office:value-type="string">
            <text:p>PA</text:p>
          </table:table-cell>
          <table:table-cell office:value-type="float" office:value="1075.1881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21</text:p>
          </table:table-cell>
          <table:table-cell office:value-type="float" office:value="253"/>
          <table:table-cell office:value-type="float" office:value="44801"/>
          <table:table-cell office:value-type="string">
            <text:p>Tenharim Marmelos</text:p>
          </table:table-cell>
          <table:table-cell office:value-type="string">
            <text:p>Tenharim</text:p>
          </table:table-cell>
          <table:table-cell office:value-type="string">
            <text:p>Humaitá,Manicoré</text:p>
          </table:table-cell>
          <table:table-cell office:value-type="string">
            <text:p>AM</text:p>
          </table:table-cell>
          <table:table-cell office:value-type="float" office:value="497521.7496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 office:value-type="string">
            <text:p>03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20</text:p>
          </table:table-cell>
          <table:table-cell office:value-type="float" office:value="369"/>
          <table:table-cell office:value-type="float" office:value="62901"/>
          <table:table-cell office:value-type="string">
            <text:p>Tenharim Marmelos (Gleba B)</text:p>
          </table:table-cell>
          <table:table-cell office:value-type="string">
            <text:p>Tenharim</text:p>
          </table:table-cell>
          <table:table-cell office:value-type="string">
            <text:p>Humaitá,Manicoré</text:p>
          </table:table-cell>
          <table:table-cell office:value-type="string">
            <text:p>AM</text:p>
          </table:table-cell>
          <table:table-cell office:value-type="float" office:value="474741.60230000003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f</text:p>
          </table:table-cell>
          <table:table-cell office:value-type="float" office:value="179"/>
          <table:table-cell office:value-type="float" office:value="44701"/>
          <table:table-cell office:value-type="string">
            <text:p>Tenharim do Igarapé Preto</text:p>
          </table:table-cell>
          <table:table-cell office:value-type="string">
            <text:p>Tenharim</text:p>
          </table:table-cell>
          <table:table-cell office:value-type="string">
            <text:p>Novo Aripuanã</text:p>
          </table:table-cell>
          <table:table-cell office:value-type="string">
            <text:p>AM</text:p>
          </table:table-cell>
          <table:table-cell office:value-type="float" office:value="87413.147800000006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 office:value-type="string">
            <text:p>15/05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e</text:p>
          </table:table-cell>
          <table:table-cell office:value-type="float" office:value="454"/>
          <table:table-cell office:value-type="float" office:value="23602"/>
          <table:table-cell office:value-type="string">
            <text:p>Tenondé Porã</text:p>
          </table:table-cell>
          <table:table-cell office:value-type="string">
            <text:p>Guaraní</text:p>
          </table:table-cell>
          <table:table-cell office:value-type="string">
            <text:p>São Paulo,São Vicente,São Bernardo do Campo,Mongaguá</text:p>
          </table:table-cell>
          <table:table-cell office:value-type="string">
            <text:p>SP</text:p>
          </table:table-cell>
          <table:table-cell office:value-type="float" office:value="15969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f</text:p>
          </table:table-cell>
          <table:table-cell office:value-type="string">
            <text:p>20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d</text:p>
          </table:table-cell>
          <table:table-cell office:value-type="float" office:value="1605"/>
          <table:table-cell office:value-type="float" office:value="44901"/>
          <table:table-cell office:value-type="string">
            <text:p>Terena Gleba Iriri</text:p>
          </table:table-cell>
          <table:table-cell office:value-type="string">
            <text:p>Terena</text:p>
          </table:table-cell>
          <table:table-cell office:value-type="string">
            <text:p>Matupá</text:p>
          </table:table-cell>
          <table:table-cell office:value-type="string">
            <text:p>MT</text:p>
          </table:table-cell>
          <table:table-cell office:value-type="float" office:value="30588.808799999999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TE DO MATO GROSSO</text:p>
          </table:table-cell>
          <table:table-cell office:value-type="string">
            <text:p>Não</text:p>
          </table:table-cell>
          <table:table-cell office:value-type="float" office:value="30202002039"/>
          <table:table-cell office:value-type="string">
            <text:p>COORDENACAO REGIONAL NORTE DO MATO GROSSO</text:p>
          </table:table-cell>
          <table:table-cell office:value-type="string">
            <text:p>CR-NMT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1c</text:p>
          </table:table-cell>
          <table:table-cell office:value-type="float" office:value="381"/>
          <table:table-cell office:value-type="float" office:value="45001"/>
          <table:table-cell office:value-type="string">
            <text:p>Tereza Cristina</text:p>
          </table:table-cell>
          <table:table-cell office:value-type="string">
            <text:p>Boróro </text:p>
          </table:table-cell>
          <table:table-cell office:value-type="string">
            <text:p>Santo Antônio do Leverger</text:p>
          </table:table-cell>
          <table:table-cell office:value-type="string">
            <text:p>MT</text:p>
          </table:table-cell>
          <table:table-cell office:value-type="float" office:value="30060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09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b</text:p>
          </table:table-cell>
          <table:table-cell office:value-type="float" office:value="392"/>
          <table:table-cell office:value-type="float" office:value="45201"/>
          <table:table-cell office:value-type="string">
            <text:p>Tibagy/Mococa</text:p>
          </table:table-cell>
          <table:table-cell office:value-type="string">
            <text:p>Kaingang</text:p>
          </table:table-cell>
          <table:table-cell office:value-type="string">
            <text:p>Ortigueira</text:p>
          </table:table-cell>
          <table:table-cell office:value-type="string">
            <text:p>PR</text:p>
          </table:table-cell>
          <table:table-cell office:value-type="float" office:value="859.90980000000002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t</text:p>
          </table:table-cell>
          <table:table-cell office:value-type="string">
            <text:p>14/1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a</text:p>
          </table:table-cell>
          <table:table-cell office:value-type="float" office:value="1624"/>
          <table:table-cell office:value-type="float" office:value="46801"/>
          <table:table-cell office:value-type="string">
            <text:p>Tikuna de Santo Antonio</text:p>
          </table:table-cell>
          <table:table-cell office:value-type="string">
            <text:p>Tikúna</text:p>
          </table:table-cell>
          <table:table-cell office:value-type="string">
            <text:p>Benjamin Constant</text:p>
          </table:table-cell>
          <table:table-cell office:value-type="string">
            <text:p>AM</text:p>
          </table:table-cell>
          <table:table-cell office:value-type="float" office:value="1065.2723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19</text:p>
          </table:table-cell>
          <table:table-cell office:value-type="float" office:value="373"/>
          <table:table-cell office:value-type="float" office:value="45301"/>
          <table:table-cell office:value-type="string">
            <text:p>Tikúna de Feijoal</text:p>
          </table:table-cell>
          <table:table-cell office:value-type="string">
            <text:p>Kokama,Tikúna</text:p>
          </table:table-cell>
          <table:table-cell office:value-type="string">
            <text:p>São Paulo de Olivença,Benjamin Constant</text:p>
          </table:table-cell>
          <table:table-cell office:value-type="string">
            <text:p>AM</text:p>
          </table:table-cell>
          <table:table-cell office:value-type="float" office:value="40948.800000000003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8</text:p>
          </table:table-cell>
          <table:table-cell office:value-type="float" office:value="402"/>
          <table:table-cell office:value-type="float" office:value="45402"/>
          <table:table-cell office:value-type="string">
            <text:p>Tingui Botó</text:p>
          </table:table-cell>
          <table:table-cell office:value-type="string">
            <text:p>Tingui-Botó</text:p>
          </table:table-cell>
          <table:table-cell office:value-type="string">
            <text:p>Feira Grande,Campo Grande</text:p>
          </table:table-cell>
          <table:table-cell office:value-type="string">
            <text:p>AL</text:p>
          </table:table-cell>
          <table:table-cell office:value-type="float" office:value="535.0000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08/12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7</text:p>
          </table:table-cell>
          <table:table-cell office:value-type="float" office:value="168"/>
          <table:table-cell office:value-type="float" office:value="45501"/>
          <table:table-cell office:value-type="string">
            <text:p>Tirecatinga</text:p>
          </table:table-cell>
          <table:table-cell office:value-type="string">
            <text:p>Halotesu</text:p>
          </table:table-cell>
          <table:table-cell office:value-type="string">
            <text:p>Sapezal</text:p>
          </table:table-cell>
          <table:table-cell office:value-type="string">
            <text:p>MT</text:p>
          </table:table-cell>
          <table:table-cell office:value-type="float" office:value="130575.1964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16</text:p>
          </table:table-cell>
          <table:table-cell office:value-type="float" office:value="155"/>
          <table:table-cell office:value-type="float" office:value="45601"/>
          <table:table-cell office:value-type="string">
            <text:p>Toldo Chimbangue</text:p>
          </table:table-cell>
          <table:table-cell office:value-type="string">
            <text:p>Kaingang</text:p>
          </table:table-cell>
          <table:table-cell office:value-type="string">
            <text:p>Chapecó</text:p>
          </table:table-cell>
          <table:table-cell office:value-type="string">
            <text:p>SC</text:p>
          </table:table-cell>
          <table:table-cell office:value-type="float" office:value="988.66250000000002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16/12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5</text:p>
          </table:table-cell>
          <table:table-cell office:value-type="float" office:value="156"/>
          <table:table-cell office:value-type="float" office:value="45701"/>
          <table:table-cell office:value-type="string">
            <text:p>Toldo Chimbangue II</text:p>
          </table:table-cell>
          <table:table-cell office:value-type="string">
            <text:p>Kaingang</text:p>
          </table:table-cell>
          <table:table-cell office:value-type="string">
            <text:p>Chapecó</text:p>
          </table:table-cell>
          <table:table-cell office:value-type="string">
            <text:p>SC</text:p>
          </table:table-cell>
          <table:table-cell office:value-type="float" office:value="954.07079999999996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10/09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4</text:p>
          </table:table-cell>
          <table:table-cell office:value-type="float" office:value="54"/>
          <table:table-cell office:value-type="float" office:value="45801"/>
          <table:table-cell office:value-type="string">
            <text:p>Toldo Imbu</text:p>
          </table:table-cell>
          <table:table-cell office:value-type="string">
            <text:p>Kaingang</text:p>
          </table:table-cell>
          <table:table-cell office:value-type="string">
            <text:p>Abelardo Luz</text:p>
          </table:table-cell>
          <table:table-cell office:value-type="string">
            <text:p>SC</text:p>
          </table:table-cell>
          <table:table-cell office:value-type="float" office:value="1960.6934000000001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f</text:p>
          </table:table-cell>
          <table:table-cell office:value-type="string">
            <text:p>17/04/2015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3</text:p>
          </table:table-cell>
          <table:table-cell office:value-type="float" office:value="1510"/>
          <table:table-cell office:value-type="float" office:value="35502"/>
          <table:table-cell office:value-type="string">
            <text:p>Toldo Pinhal</text:p>
          </table:table-cell>
          <table:table-cell office:value-type="string">
            <text:p>Kaingang</text:p>
          </table:table-cell>
          <table:table-cell office:value-type="string">
            <text:p>Seara,Paial</text:p>
          </table:table-cell>
          <table:table-cell office:value-type="string">
            <text:p>SC</text:p>
          </table:table-cell>
          <table:table-cell office:value-type="float" office:value="4846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12</text:p>
          </table:table-cell>
          <table:table-cell office:value-type="float" office:value="192"/>
          <table:table-cell office:value-type="float" office:value="45901"/>
          <table:table-cell office:value-type="string">
            <text:p>Torá</text:p>
          </table:table-cell>
          <table:table-cell office:value-type="string">
            <text:p>Torá,Apurinã</text:p>
          </table:table-cell>
          <table:table-cell office:value-type="string">
            <text:p>Humaitá,Manicoré</text:p>
          </table:table-cell>
          <table:table-cell office:value-type="string">
            <text:p>AM</text:p>
          </table:table-cell>
          <table:table-cell office:value-type="float" office:value="54960.9850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DEIRA</text:p>
          </table:table-cell>
          <table:table-cell office:value-type="string">
            <text:p>Não</text:p>
          </table:table-cell>
          <table:table-cell office:value-type="float" office:value="30202001864"/>
          <table:table-cell office:value-type="string">
            <text:p>COORDENACAO REGIONAL MADEIRA</text:p>
          </table:table-cell>
          <table:table-cell office:value-type="string">
            <text:p>CR-MAD</text:p>
          </table:table-cell>
          <table:table-cell office:value-type="string">
            <text:p>t</text:p>
          </table:table-cell>
          <table:table-cell office:value-type="string">
            <text:p>22/06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1</text:p>
          </table:table-cell>
          <table:table-cell office:value-type="float" office:value="270"/>
          <table:table-cell office:value-type="float" office:value="70601"/>
          <table:table-cell office:value-type="string">
            <text:p>Tremembé da Barra do Mundaú</text:p>
          </table:table-cell>
          <table:table-cell office:value-type="string">
            <text:p>Tremembé</text:p>
          </table:table-cell>
          <table:table-cell office:value-type="string">
            <text:p>Itapipoca</text:p>
          </table:table-cell>
          <table:table-cell office:value-type="string">
            <text:p>CE</text:p>
          </table:table-cell>
          <table:table-cell office:value-type="float" office:value="3580.0000000000000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t</text:p>
          </table:table-cell>
          <table:table-cell office:value-type="string">
            <text:p>21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10</text:p>
          </table:table-cell>
          <table:table-cell office:value-type="float" office:value="232"/>
          <table:table-cell office:value-type="float" office:value="46001"/>
          <table:table-cell office:value-type="string">
            <text:p>Tremembé de Almofala</text:p>
          </table:table-cell>
          <table:table-cell office:value-type="string">
            <text:p>Tremembé</text:p>
          </table:table-cell>
          <table:table-cell office:value-type="string">
            <text:p>Itarema</text:p>
          </table:table-cell>
          <table:table-cell office:value-type="string">
            <text:p>CE</text:p>
          </table:table-cell>
          <table:table-cell office:value-type="float" office:value="4900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f</text:p>
          </table:table-cell>
          <table:table-cell office:value-type="string">
            <text:p>06/07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f</text:p>
          </table:table-cell>
          <table:table-cell office:value-type="float" office:value="395"/>
          <table:table-cell office:value-type="float" office:value="64601"/>
          <table:table-cell office:value-type="string">
            <text:p>Tremembé de Queimadas</text:p>
          </table:table-cell>
          <table:table-cell office:value-type="string">
            <text:p>Tremembé</text:p>
          </table:table-cell>
          <table:table-cell office:value-type="string">
            <text:p>Acaraú</text:p>
          </table:table-cell>
          <table:table-cell office:value-type="string">
            <text:p>CE</text:p>
          </table:table-cell>
          <table:table-cell office:value-type="float" office:value="767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I</text:p>
          </table:table-cell>
          <table:table-cell office:value-type="string">
            <text:p>Não</text:p>
          </table:table-cell>
          <table:table-cell office:value-type="float" office:value="30202001976"/>
          <table:table-cell office:value-type="string">
            <text:p>COORDENACAO REGIONAL NORDESTE II</text:p>
          </table:table-cell>
          <table:table-cell office:value-type="string">
            <text:p>CR-NE-II</text:p>
          </table:table-cell>
          <table:table-cell office:value-type="string">
            <text:p>f</text:p>
          </table:table-cell>
          <table:table-cell office:value-type="string">
            <text:p>08/09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e</text:p>
          </table:table-cell>
          <table:table-cell office:value-type="float" office:value="297"/>
          <table:table-cell office:value-type="float" office:value="46101"/>
          <table:table-cell office:value-type="string">
            <text:p>Trincheira</text:p>
          </table:table-cell>
          <table:table-cell office:value-type="string">
            <text:p>Múra</text:p>
          </table:table-cell>
          <table:table-cell office:value-type="string">
            <text:p>Autazes</text:p>
          </table:table-cell>
          <table:table-cell office:value-type="string">
            <text:p>AM</text:p>
          </table:table-cell>
          <table:table-cell office:value-type="float" office:value="1624.602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 office:value-type="string">
            <text:p>11/09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d</text:p>
          </table:table-cell>
          <table:table-cell office:value-type="float" office:value="298"/>
          <table:table-cell office:value-type="float" office:value="46201"/>
          <table:table-cell office:value-type="string">
            <text:p>Trincheira Bacaja</text:p>
          </table:table-cell>
          <table:table-cell office:value-type="string">
            <text:p>Araweté,Asurini do Xingu</text:p>
          </table:table-cell>
          <table:table-cell office:value-type="string">
            <text:p>Altamira,São Félix do Xingu,Anapu,Senador José Porfírio</text:p>
          </table:table-cell>
          <table:table-cell office:value-type="string">
            <text:p>PA</text:p>
          </table:table-cell>
          <table:table-cell office:value-type="float" office:value="1650939.2568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11/09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c</text:p>
          </table:table-cell>
          <table:table-cell office:value-type="float" office:value="408"/>
          <table:table-cell office:value-type="float" office:value="46301"/>
          <table:table-cell office:value-type="string">
            <text:p>Trocará</text:p>
          </table:table-cell>
          <table:table-cell office:value-type="string">
            <text:p>Asurini do Tocantins</text:p>
          </table:table-cell>
          <table:table-cell office:value-type="string">
            <text:p>Baião,Tucuruí</text:p>
          </table:table-cell>
          <table:table-cell office:value-type="string">
            <text:p>PA</text:p>
          </table:table-cell>
          <table:table-cell office:value-type="float" office:value="21722.513900000002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12/05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b</text:p>
          </table:table-cell>
          <table:table-cell office:value-type="float" office:value="1618"/>
          <table:table-cell office:value-type="float" office:value="46302"/>
          <table:table-cell office:value-type="string">
            <text:p>Trocará - Doação</text:p>
          </table:table-cell>
          <table:table-cell office:value-type="string">
            <text:p>Asurini do Tocantins</text:p>
          </table:table-cell>
          <table:table-cell office:value-type="string">
            <text:p>Tucuruí</text:p>
          </table:table-cell>
          <table:table-cell office:value-type="string">
            <text:p>PA</text:p>
          </table:table-cell>
          <table:table-cell office:value-type="float" office:value="14.0480000000000000"/>
          <table:table-cell office:value-type="string">
            <text:p>Regularizada</text:p>
          </table:table-cell>
          <table:table-cell office:value-type="string">
            <text:p>Dominial Indígen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0a</text:p>
          </table:table-cell>
          <table:table-cell office:value-type="float" office:value="1619"/>
          <table:table-cell office:value-type="float" office:value="46401"/>
          <table:table-cell office:value-type="string">
            <text:p>Trombetas/Mapuera</text:p>
          </table:table-cell>
          <table:table-cell office:value-type="string">
            <text:p>Katuena,Xereu,Wai Wai,Tunayana,Sikiyana,Hixkaryána,Isolados,Karafawyana,Katuena,Waimiri Atroari</text:p>
          </table:table-cell>
          <table:table-cell office:value-type="string">
            <text:p>Nhamundá,Urucará,Caroebe,São João da Baliza,Oriximiná,Faro</text:p>
          </table:table-cell>
          <table:table-cell office:value-type="string">
            <text:p>RR,AM,PA</text:p>
          </table:table-cell>
          <table:table-cell office:value-type="float" office:value="3970898.0419999999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Sim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09</text:p>
          </table:table-cell>
          <table:table-cell office:value-type="float" office:value="260"/>
          <table:table-cell office:value-type="float" office:value="46501"/>
          <table:table-cell office:value-type="string">
            <text:p>Truaru</text:p>
          </table:table-cell>
          <table:table-cell office:value-type="string">
            <text:p>Makuxí,Wapixana</text:p>
          </table:table-cell>
          <table:table-cell office:value-type="string">
            <text:p>Boa Vista,Alto Alegre</text:p>
          </table:table-cell>
          <table:table-cell office:value-type="string">
            <text:p>RR</text:p>
          </table:table-cell>
          <table:table-cell office:value-type="float" office:value="5652.8410000000003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04/12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8</text:p>
          </table:table-cell>
          <table:table-cell office:value-type="float" office:value="299"/>
          <table:table-cell office:value-type="float" office:value="46601"/>
          <table:table-cell office:value-type="string">
            <text:p>Truká</text:p>
          </table:table-cell>
          <table:table-cell office:value-type="string">
            <text:p>Truká</text:p>
          </table:table-cell>
          <table:table-cell office:value-type="string">
            <text:p>Cabrobó</text:p>
          </table:table-cell>
          <table:table-cell office:value-type="string">
            <text:p>PE</text:p>
          </table:table-cell>
          <table:table-cell office:value-type="float" office:value="1592.8972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7</text:p>
          </table:table-cell>
          <table:table-cell office:value-type="float" office:value="301"/>
          <table:table-cell office:value-type="float" office:value="46602"/>
          <table:table-cell office:value-type="string">
            <text:p>Truká - Ilha da Assunção</text:p>
          </table:table-cell>
          <table:table-cell office:value-type="string">
            <text:p>Truká</text:p>
          </table:table-cell>
          <table:table-cell office:value-type="string">
            <text:p>Cabrobó</text:p>
          </table:table-cell>
          <table:table-cell office:value-type="string">
            <text:p>PE</text:p>
          </table:table-cell>
          <table:table-cell office:value-type="float" office:value="5769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f</text:p>
          </table:table-cell>
          <table:table-cell office:value-type="string">
            <text:p>03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6</text:p>
          </table:table-cell>
          <table:table-cell office:value-type="float" office:value="209"/>
          <table:table-cell office:value-type="float" office:value="46701"/>
          <table:table-cell office:value-type="string">
            <text:p>Tubarão Latunde</text:p>
          </table:table-cell>
          <table:table-cell office:value-type="string">
            <text:p>Laiana,Aikanã</text:p>
          </table:table-cell>
          <table:table-cell office:value-type="string">
            <text:p>Chupinguaia</text:p>
          </table:table-cell>
          <table:table-cell office:value-type="string">
            <text:p>RO</text:p>
          </table:table-cell>
          <table:table-cell office:value-type="float" office:value="116613.367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7/11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5</text:p>
          </table:table-cell>
          <table:table-cell office:value-type="float" office:value="1625"/>
          <table:table-cell office:value-type="float" office:value="46901"/>
          <table:table-cell office:value-type="string">
            <text:p>Tukuna Porto Espiritual</text:p>
          </table:table-cell>
          <table:table-cell office:value-type="string">
            <text:p>Tikúna</text:p>
          </table:table-cell>
          <table:table-cell office:value-type="string">
            <text:p>Benjamin Constant</text:p>
          </table:table-cell>
          <table:table-cell office:value-type="string">
            <text:p>AM</text:p>
          </table:table-cell>
          <table:table-cell office:value-type="float" office:value="2839.3483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04</text:p>
          </table:table-cell>
          <table:table-cell office:value-type="float" office:value="425"/>
          <table:table-cell office:value-type="float" office:value="47001"/>
          <table:table-cell office:value-type="string">
            <text:p>Tukuna Umariaçu</text:p>
          </table:table-cell>
          <table:table-cell office:value-type="string">
            <text:p>Tikúna</text:p>
          </table:table-cell>
          <table:table-cell office:value-type="string">
            <text:p>Tabatinga</text:p>
          </table:table-cell>
          <table:table-cell office:value-type="string">
            <text:p>AM</text:p>
          </table:table-cell>
          <table:table-cell office:value-type="float" office:value="4854.9988999999996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 office:value-type="string">
            <text:p>27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3</text:p>
          </table:table-cell>
          <table:table-cell office:value-type="float" office:value="1704"/>
          <table:table-cell office:value-type="float" office:value="59201"/>
          <table:table-cell office:value-type="string">
            <text:p>Tumbalalá</text:p>
          </table:table-cell>
          <table:table-cell office:value-type="string">
            <text:p>Tumbalalá</text:p>
          </table:table-cell>
          <table:table-cell office:value-type="string">
            <text:p>Abaré,Curaçá</text:p>
          </table:table-cell>
          <table:table-cell office:value-type="string">
            <text:p>BA</text:p>
          </table:table-cell>
          <table:table-cell office:value-type="float" office:value="44978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02</text:p>
          </table:table-cell>
          <table:table-cell office:value-type="float" office:value="358"/>
          <table:table-cell office:value-type="float" office:value="47101"/>
          <table:table-cell office:value-type="string">
            <text:p>Tumiã</text:p>
          </table:table-cell>
          <table:table-cell office:value-type="string">
            <text:p>Apurinã</text:p>
          </table:table-cell>
          <table:table-cell office:value-type="string">
            <text:p>Lábrea</text:p>
          </table:table-cell>
          <table:table-cell office:value-type="string">
            <text:p>AM</text:p>
          </table:table-cell>
          <table:table-cell office:value-type="float" office:value="124357.417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f01</text:p>
          </table:table-cell>
          <table:table-cell office:value-type="float" office:value="1729"/>
          <table:table-cell office:value-type="float" office:value="68901"/>
          <table:table-cell office:value-type="string">
            <text:p>Tupinambá de Belmonte</text:p>
          </table:table-cell>
          <table:table-cell office:value-type="string">
            <text:p>Tupinambá</text:p>
          </table:table-cell>
          <table:table-cell office:value-type="string">
            <text:p>Belmonte</text:p>
          </table:table-cell>
          <table:table-cell office:value-type="string">
            <text:p>BA</text:p>
          </table:table-cell>
          <table:table-cell office:value-type="float" office:value="9521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f00</text:p>
          </table:table-cell>
          <table:table-cell office:value-type="float" office:value="429"/>
          <table:table-cell office:value-type="float" office:value="55501"/>
          <table:table-cell office:value-type="string">
            <text:p>Tupinambá de Olivença</text:p>
          </table:table-cell>
          <table:table-cell office:value-type="string">
            <text:p>Tupinambá</text:p>
          </table:table-cell>
          <table:table-cell office:value-type="string">
            <text:p>Una,Ilhéus,Buerarema</text:p>
          </table:table-cell>
          <table:table-cell office:value-type="string">
            <text:p>BA</text:p>
          </table:table-cell>
          <table:table-cell office:value-type="float" office:value="4737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f</text:p>
          </table:table-cell>
          <table:table-cell office:value-type="string">
            <text:p>15/10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f</text:p>
          </table:table-cell>
          <table:table-cell office:value-type="float" office:value="173"/>
          <table:table-cell office:value-type="float" office:value="8003"/>
          <table:table-cell office:value-type="string">
            <text:p>Tupiniquim</text:p>
          </table:table-cell>
          <table:table-cell office:value-type="string">
            <text:p>Tupiniquim</text:p>
          </table:table-cell>
          <table:table-cell office:value-type="string">
            <text:p>Aracruz</text:p>
          </table:table-cell>
          <table:table-cell office:value-type="string">
            <text:p>ES</text:p>
          </table:table-cell>
          <table:table-cell office:value-type="float" office:value="14282.796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28/06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e</text:p>
          </table:table-cell>
          <table:table-cell office:value-type="float" office:value="1628"/>
          <table:table-cell office:value-type="float" office:value="47201"/>
          <table:table-cell office:value-type="string">
            <text:p>Tupã-Supé</text:p>
          </table:table-cell>
          <table:table-cell office:value-type="string">
            <text:p>Tikúna</text:p>
          </table:table-cell>
          <table:table-cell office:value-type="string">
            <text:p>Uarini,Alvarães</text:p>
          </table:table-cell>
          <table:table-cell office:value-type="string">
            <text:p>AM</text:p>
          </table:table-cell>
          <table:table-cell office:value-type="float" office:value="8589.5100999999995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d</text:p>
          </table:table-cell>
          <table:table-cell office:value-type="float" office:value="273"/>
          <table:table-cell office:value-type="float" office:value="47301"/>
          <table:table-cell office:value-type="string">
            <text:p>Turé/Mariquita</text:p>
          </table:table-cell>
          <table:table-cell office:value-type="string">
            <text:p>Tembé</text:p>
          </table:table-cell>
          <table:table-cell office:value-type="string">
            <text:p>Tomé-Açu</text:p>
          </table:table-cell>
          <table:table-cell office:value-type="string">
            <text:p>PA</text:p>
          </table:table-cell>
          <table:table-cell office:value-type="float" office:value="146.97980000000001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24/06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c</text:p>
          </table:table-cell>
          <table:table-cell office:value-type="float" office:value="272"/>
          <table:table-cell office:value-type="float" office:value="47401"/>
          <table:table-cell office:value-type="string">
            <text:p>Turé/Mariquita II</text:p>
          </table:table-cell>
          <table:table-cell office:value-type="string">
            <text:p>Tembé</text:p>
          </table:table-cell>
          <table:table-cell office:value-type="string">
            <text:p>Tomé-Açu</text:p>
          </table:table-cell>
          <table:table-cell office:value-type="string">
            <text:p>PA</text:p>
          </table:table-cell>
          <table:table-cell office:value-type="float" office:value="593.55629999999996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24/06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b</text:p>
          </table:table-cell>
          <table:table-cell office:value-type="float" office:value="1714"/>
          <table:table-cell office:value-type="float" office:value="63901"/>
          <table:table-cell office:value-type="string">
            <text:p>Tuwa Apekuokawera</text:p>
          </table:table-cell>
          <table:table-cell office:value-type="string">
            <text:p>Suruí de Rondônia</text:p>
          </table:table-cell>
          <table:table-cell office:value-type="string">
            <text:p>São Geraldo do Araguaia,Marabá</text:p>
          </table:table-cell>
          <table:table-cell office:value-type="string">
            <text:p>PA</text:p>
          </table:table-cell>
          <table:table-cell office:value-type="float" office:value="11764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a</text:p>
          </table:table-cell>
          <table:table-cell office:value-type="float" office:value="444"/>
          <table:table-cell office:value-type="float" office:value="15401"/>
          <table:table-cell office:value-type="string">
            <text:p>Tuxá de Ibotirama</text:p>
          </table:table-cell>
          <table:table-cell office:value-type="string">
            <text:p>Tuxá</text:p>
          </table:table-cell>
          <table:table-cell office:value-type="string">
            <text:p>Ibotirama</text:p>
          </table:table-cell>
          <table:table-cell office:value-type="string">
            <text:p>BA</text:p>
          </table:table-cell>
          <table:table-cell office:value-type="float" office:value="2019.7079000000001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03/03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9</text:p>
          </table:table-cell>
          <table:table-cell office:value-type="float" office:value="1285"/>
          <table:table-cell office:value-type="float" office:value="12601"/>
          <table:table-cell office:value-type="string">
            <text:p>Tuxá de Inajá</text:p>
          </table:table-cell>
          <table:table-cell office:value-type="string">
            <text:p>Tuxá</text:p>
          </table:table-cell>
          <table:table-cell office:value-type="string">
            <text:p>Inajá</text:p>
          </table:table-cell>
          <table:table-cell office:value-type="string">
            <text:p>PE</text:p>
          </table:table-cell>
          <table:table-cell office:value-type="float" office:value="140.00000000000000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8</text:p>
          </table:table-cell>
          <table:table-cell office:value-type="float" office:value="1632"/>
          <table:table-cell office:value-type="float" office:value="47701"/>
          <table:table-cell office:value-type="string">
            <text:p>Uati-Paraná</text:p>
          </table:table-cell>
          <table:table-cell office:value-type="string">
            <text:p>Tikúna</text:p>
          </table:table-cell>
          <table:table-cell office:value-type="string">
            <text:p>Fonte Boa,Japurá,Tonantins</text:p>
          </table:table-cell>
          <table:table-cell office:value-type="string">
            <text:p>AM</text:p>
          </table:table-cell>
          <table:table-cell office:value-type="float" office:value="127199.0612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Não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7</text:p>
          </table:table-cell>
          <table:table-cell office:value-type="float" office:value="1631"/>
          <table:table-cell office:value-type="float" office:value="47601"/>
          <table:table-cell office:value-type="string">
            <text:p>Uaçá</text:p>
          </table:table-cell>
          <table:table-cell office:value-type="string">
            <text:p>Karipuna</text:p>
          </table:table-cell>
          <table:table-cell office:value-type="string">
            <text:p>Oiapoque</text:p>
          </table:table-cell>
          <table:table-cell office:value-type="string">
            <text:p>AP</text:p>
          </table:table-cell>
          <table:table-cell office:value-type="float" office:value="470164.0635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MAPÁ E NORTE DO PARÁ</text:p>
          </table:table-cell>
          <table:table-cell office:value-type="string">
            <text:p>Sim</text:p>
          </table:table-cell>
          <table:table-cell office:value-type="float" office:value="30202001899"/>
          <table:table-cell office:value-type="string">
            <text:p>COORDENACAO REGIONAL AMAPÁ E NORTE DO PARÁ</text:p>
          </table:table-cell>
          <table:table-cell office:value-type="string">
            <text:p>CR-ANP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6</text:p>
          </table:table-cell>
          <table:table-cell office:value-type="float" office:value="1633"/>
          <table:table-cell office:value-type="float" office:value="47801"/>
          <table:table-cell office:value-type="string">
            <text:p>Ubawawe</text:p>
          </table:table-cell>
          <table:table-cell office:value-type="string">
            <text:p>Xavante</text:p>
          </table:table-cell>
          <table:table-cell office:value-type="string">
            <text:p>Santo Antônio do Leste</text:p>
          </table:table-cell>
          <table:table-cell office:value-type="string">
            <text:p>MT</text:p>
          </table:table-cell>
          <table:table-cell office:value-type="float" office:value="52234.4772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5</text:p>
          </table:table-cell>
          <table:table-cell office:value-type="float" office:value="165"/>
          <table:table-cell office:value-type="float" office:value="47901"/>
          <table:table-cell office:value-type="string">
            <text:p>Uirapuru</text:p>
          </table:table-cell>
          <table:table-cell office:value-type="string">
            <text:p>Paresí</text:p>
          </table:table-cell>
          <table:table-cell office:value-type="string">
            <text:p>Nova Lacerda,Campos de Júlio</text:p>
          </table:table-cell>
          <table:table-cell office:value-type="string">
            <text:p>MT</text:p>
          </table:table-cell>
          <table:table-cell office:value-type="float" office:value="2168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f</text:p>
          </table:table-cell>
          <table:table-cell office:value-type="string">
            <text:p>18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4</text:p>
          </table:table-cell>
          <table:table-cell office:value-type="float" office:value="224"/>
          <table:table-cell office:value-type="float" office:value="48001"/>
          <table:table-cell office:value-type="string">
            <text:p>Umutina</text:p>
          </table:table-cell>
          <table:table-cell office:value-type="string">
            <text:p>Umutina</text:p>
          </table:table-cell>
          <table:table-cell office:value-type="string">
            <text:p>Barra do Bugres</text:p>
          </table:table-cell>
          <table:table-cell office:value-type="string">
            <text:p>MT</text:p>
          </table:table-cell>
          <table:table-cell office:value-type="float" office:value="28120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16/05/2018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3</text:p>
          </table:table-cell>
          <table:table-cell office:value-type="float" office:value="111"/>
          <table:table-cell office:value-type="float" office:value="48101"/>
          <table:table-cell office:value-type="string">
            <text:p>Uneiuxi</text:p>
          </table:table-cell>
          <table:table-cell office:value-type="string">
            <text:p>Tukano,Makú</text:p>
          </table:table-cell>
          <table:table-cell office:value-type="string">
            <text:p>Japurá,Santa Isabel do Rio Negro</text:p>
          </table:table-cell>
          <table:table-cell office:value-type="string">
            <text:p>AM</text:p>
          </table:table-cell>
          <table:table-cell office:value-type="float" office:value="403182.80810000002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RIO NEGRO</text:p>
          </table:table-cell>
          <table:table-cell office:value-type="string">
            <text:p>Não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2</text:p>
          </table:table-cell>
          <table:table-cell office:value-type="float" office:value="110"/>
          <table:table-cell office:value-type="float" office:value="48102"/>
          <table:table-cell office:value-type="string">
            <text:p>Uneiuxi</text:p>
          </table:table-cell>
          <table:table-cell office:value-type="string">
            <text:p>Tukano,Makú</text:p>
          </table:table-cell>
          <table:table-cell office:value-type="string">
            <text:p>Japurá,Santa Isabel do Rio Negro</text:p>
          </table:table-cell>
          <table:table-cell office:value-type="string">
            <text:p>AM</text:p>
          </table:table-cell>
          <table:table-cell office:value-type="float" office:value="554730.4117000000600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O RIO NEGRO</text:p>
          </table:table-cell>
          <table:table-cell office:value-type="string">
            <text:p>Não</text:p>
          </table:table-cell>
          <table:table-cell office:value-type="float" office:value="30202001885"/>
          <table:table-cell office:value-type="string">
            <text:p>COORDENACAO REGIONAL DO RIO NEGRO</text:p>
          </table:table-cell>
          <table:table-cell office:value-type="string">
            <text:p>CR-RNG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f1</text:p>
          </table:table-cell>
          <table:table-cell office:value-type="float" office:value="98"/>
          <table:table-cell office:value-type="float" office:value="48201"/>
          <table:table-cell office:value-type="string">
            <text:p>Uru-Eu-Wau-Wau</text:p>
          </table:table-cell>
          <table:table-cell office:value-type="string">
            <text:p>Uru-Eu-Wau-Wau</text:p>
          </table:table-cell>
          <table:table-cell office:value-type="string">
            <text:p>Alvorada D´Oeste,Governador Jorge Teixeira,Campo Novo de Rondônia,Mirante da Serra,São Miguel do Guaporé,Cacaulândia,Costa Marques,Jaru,Guajará-Mirim,Seringueiras,Nova Mamoré,Monte Negro</text:p>
          </table:table-cell>
          <table:table-cell office:value-type="string">
            <text:p>RO</text:p>
          </table:table-cell>
          <table:table-cell office:value-type="float" office:value="1867117.8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Sim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 office:value-type="string">
            <text:p>07/03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f0</text:p>
          </table:table-cell>
          <table:table-cell office:value-type="float" office:value="304"/>
          <table:table-cell office:value-type="float" office:value="48301"/>
          <table:table-cell office:value-type="string">
            <text:p>Urubu Branco</text:p>
          </table:table-cell>
          <table:table-cell office:value-type="string">
            <text:p>Tapirapé</text:p>
          </table:table-cell>
          <table:table-cell office:value-type="string">
            <text:p>Luciara,Confresa,Porto Alegre do Norte</text:p>
          </table:table-cell>
          <table:table-cell office:value-type="string">
            <text:p>MT</text:p>
          </table:table-cell>
          <table:table-cell office:value-type="float" office:value="167533.3270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1/10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f</text:p>
          </table:table-cell>
          <table:table-cell office:value-type="float" office:value="414"/>
          <table:table-cell office:value-type="float" office:value="48401"/>
          <table:table-cell office:value-type="string">
            <text:p>Urucu/Juruá</text:p>
          </table:table-cell>
          <table:table-cell office:value-type="string">
            <text:p>Tenetehara</text:p>
          </table:table-cell>
          <table:table-cell office:value-type="string">
            <text:p>Itaipava do Grajaú</text:p>
          </table:table-cell>
          <table:table-cell office:value-type="string">
            <text:p>MA</text:p>
          </table:table-cell>
          <table:table-cell office:value-type="float" office:value="12697.044099999999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ARANHÃO</text:p>
          </table:table-cell>
          <table:table-cell office:value-type="string">
            <text:p>Não</text:p>
          </table:table-cell>
          <table:table-cell office:value-type="float" office:value="30202001997"/>
          <table:table-cell office:value-type="string">
            <text:p>COORDENACAO REGIONAL MARANHÃO</text:p>
          </table:table-cell>
          <table:table-cell office:value-type="string">
            <text:p>CR-MA</text:p>
          </table:table-cell>
          <table:table-cell office:value-type="string">
            <text:p>t</text:p>
          </table:table-cell>
          <table:table-cell office:value-type="string">
            <text:p>09/08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e</text:p>
          </table:table-cell>
          <table:table-cell office:value-type="float" office:value="1711"/>
          <table:table-cell office:value-type="float" office:value="62401"/>
          <table:table-cell office:value-type="string">
            <text:p>Utaria Wyhyna/Iròdu Iràna</text:p>
          </table:table-cell>
          <table:table-cell office:value-type="string">
            <text:p>Javaé,Karajá</text:p>
          </table:table-cell>
          <table:table-cell office:value-type="string">
            <text:p>Pium</text:p>
          </table:table-cell>
          <table:table-cell office:value-type="string">
            <text:p>TO</text:p>
          </table:table-cell>
          <table:table-cell office:value-type="float" office:value="177466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ed</text:p>
          </table:table-cell>
          <table:table-cell office:value-type="float" office:value="167"/>
          <table:table-cell office:value-type="float" office:value="48501"/>
          <table:table-cell office:value-type="string">
            <text:p>Utiariti</text:p>
          </table:table-cell>
          <table:table-cell office:value-type="string">
            <text:p>Paresí</text:p>
          </table:table-cell>
          <table:table-cell office:value-type="string">
            <text:p>Sapezal,Campo Novo do Parecis</text:p>
          </table:table-cell>
          <table:table-cell office:value-type="string">
            <text:p>MT</text:p>
          </table:table-cell>
          <table:table-cell office:value-type="float" office:value="412304.1957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c</text:p>
          </table:table-cell>
          <table:table-cell office:value-type="float" office:value="162"/>
          <table:table-cell office:value-type="float" office:value="73745"/>
          <table:table-cell office:value-type="string">
            <text:p>Uty-Xunati</text:p>
          </table:table-cell>
          <table:table-cell office:value-type="string">
            <text:p>Terena</text:p>
          </table:table-cell>
          <table:table-cell office:value-type="string">
            <text:p>Vilhena</text:p>
          </table:table-cell>
          <table:table-cell office:value-type="string">
            <text:p>RO</text:p>
          </table:table-cell>
          <table:table-cell office:value-type="float" office:value="897.1607000000000200"/>
          <table:table-cell office:value-type="string">
            <text:p>Encaminhada RI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Não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21/06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b</text:p>
          </table:table-cell>
          <table:table-cell office:value-type="float" office:value="61"/>
          <table:table-cell office:value-type="float" office:value="48601"/>
          <table:table-cell office:value-type="string">
            <text:p>Vale do Guaporé</text:p>
          </table:table-cell>
          <table:table-cell office:value-type="string">
            <text:p>Nambikwára</text:p>
          </table:table-cell>
          <table:table-cell office:value-type="string">
            <text:p>Comodoro,Nova Lacerda</text:p>
          </table:table-cell>
          <table:table-cell office:value-type="string">
            <text:p>MT</text:p>
          </table:table-cell>
          <table:table-cell office:value-type="float" office:value="242593.0000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CUIABA</text:p>
          </table:table-cell>
          <table:table-cell office:value-type="string">
            <text:p>Sim</text:p>
          </table:table-cell>
          <table:table-cell office:value-type="float" office:value="30202002025"/>
          <table:table-cell office:value-type="string">
            <text:p>COORDENACAO REGIONAL DE CUIABA</text:p>
          </table:table-cell>
          <table:table-cell office:value-type="string">
            <text:p>CR-CGB</text:p>
          </table:table-cell>
          <table:table-cell office:value-type="string">
            <text:p>t</text:p>
          </table:table-cell>
          <table:table-cell office:value-type="string">
            <text:p>03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a</text:p>
          </table:table-cell>
          <table:table-cell office:value-type="float" office:value="1643"/>
          <table:table-cell office:value-type="float" office:value="48701"/>
          <table:table-cell office:value-type="string">
            <text:p>Vale do Javari</text:p>
          </table:table-cell>
          <table:table-cell office:value-type="string">
            <text:p>Matsés,Matís,Kulina Páno</text:p>
          </table:table-cell>
          <table:table-cell office:value-type="string">
            <text:p>Jutaí,São Paulo de Olivença,Atalaia do Norte,Benjamin Constant</text:p>
          </table:table-cell>
          <table:table-cell office:value-type="string">
            <text:p>AM</text:p>
          </table:table-cell>
          <table:table-cell office:value-type="float" office:value="8544482.2728000004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VALE DO JAVARI</text:p>
          </table:table-cell>
          <table:table-cell office:value-type="string">
            <text:p>Sim</text:p>
          </table:table-cell>
          <table:table-cell office:value-type="float" office:value="30202001892"/>
          <table:table-cell office:value-type="string">
            <text:p>COORDENACAO REGIONAL DO VALE DO JAVARI</text:p>
          </table:table-cell>
          <table:table-cell office:value-type="string">
            <text:p>CR-VJ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e9</text:p>
          </table:table-cell>
          <table:table-cell office:value-type="float" office:value="221"/>
          <table:table-cell office:value-type="float" office:value="48801"/>
          <table:table-cell office:value-type="string">
            <text:p>Vanuire</text:p>
          </table:table-cell>
          <table:table-cell office:value-type="string">
            <text:p>Kaingang</text:p>
          </table:table-cell>
          <table:table-cell office:value-type="string">
            <text:p>Tupã,Arco-Íris</text:p>
          </table:table-cell>
          <table:table-cell office:value-type="string">
            <text:p>SP</text:p>
          </table:table-cell>
          <table:table-cell office:value-type="float" office:value="708.93039999999996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DESTE</text:p>
          </table:table-cell>
          <table:table-cell office:value-type="string">
            <text:p>Não</text:p>
          </table:table-cell>
          <table:table-cell office:value-type="float" office:value="30202002074"/>
          <table:table-cell office:value-type="string">
            <text:p>COORDENACAO REGIONAL LITORAL SUDESTE</text:p>
          </table:table-cell>
          <table:table-cell office:value-type="string">
            <text:p>CR-LISE</text:p>
          </table:table-cell>
          <table:table-cell office:value-type="string">
            <text:p>t</text:p>
          </table:table-cell>
          <table:table-cell office:value-type="string">
            <text:p>01/11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8</text:p>
          </table:table-cell>
          <table:table-cell office:value-type="float" office:value="137"/>
          <table:table-cell office:value-type="float" office:value="48901"/>
          <table:table-cell office:value-type="string">
            <text:p>Vargem Alegre</text:p>
          </table:table-cell>
          <table:table-cell office:value-type="string">
            <text:p>Pankararú</text:p>
          </table:table-cell>
          <table:table-cell office:value-type="string">
            <text:p>Serra do Ramalho</text:p>
          </table:table-cell>
          <table:table-cell office:value-type="string">
            <text:p>BA</text:p>
          </table:table-cell>
          <table:table-cell office:value-type="float" office:value="981.08150000000001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BAIXO SÃO FRANCISCO</text:p>
          </table:table-cell>
          <table:table-cell office:value-type="string">
            <text:p>Não</text:p>
          </table:table-cell>
          <table:table-cell office:value-type="float" office:value="30202001983"/>
          <table:table-cell office:value-type="string">
            <text:p>COORDENACAO REGIONAL BAIXO SÃO FRANCISCO</text:p>
          </table:table-cell>
          <table:table-cell office:value-type="string">
            <text:p>CR-BSF</text:p>
          </table:table-cell>
          <table:table-cell office:value-type="string">
            <text:p>t</text:p>
          </table:table-cell>
          <table:table-cell office:value-type="string">
            <text:p>18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7</text:p>
          </table:table-cell>
          <table:table-cell office:value-type="float" office:value="1646"/>
          <table:table-cell office:value-type="float" office:value="49001"/>
          <table:table-cell office:value-type="string">
            <text:p>Varzinha</text:p>
          </table:table-cell>
          <table:table-cell office:value-type="string">
            <text:p>Guarani Mbya</text:p>
          </table:table-cell>
          <table:table-cell office:value-type="string">
            <text:p>Caraá,Maquiné</text:p>
          </table:table-cell>
          <table:table-cell office:value-type="string">
            <text:p>RS</text:p>
          </table:table-cell>
          <table:table-cell office:value-type="float" office:value="776.27610000000004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e6</text:p>
          </table:table-cell>
          <table:table-cell office:value-type="float" office:value="441"/>
          <table:table-cell office:value-type="float" office:value="49101"/>
          <table:table-cell office:value-type="string">
            <text:p>Ventarra</text:p>
          </table:table-cell>
          <table:table-cell office:value-type="string">
            <text:p>Kaingang</text:p>
          </table:table-cell>
          <table:table-cell office:value-type="string">
            <text:p>Erebango</text:p>
          </table:table-cell>
          <table:table-cell office:value-type="string">
            <text:p>RS</text:p>
          </table:table-cell>
          <table:table-cell office:value-type="float" office:value="772.95320000000004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Não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 office:value-type="string">
            <text:p>06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5</text:p>
          </table:table-cell>
          <table:table-cell office:value-type="float" office:value="1683"/>
          <table:table-cell office:value-type="float" office:value="54101"/>
          <table:table-cell office:value-type="string">
            <text:p>Vista Alegre</text:p>
          </table:table-cell>
          <table:table-cell office:value-type="string">
            <text:p>Múra</text:p>
          </table:table-cell>
          <table:table-cell office:value-type="string">
            <text:p>Manaquiri</text:p>
          </table:table-cell>
          <table:table-cell office:value-type="string">
            <text:p>AM</text:p>
          </table:table-cell>
          <table:table-cell office:value-type="float" office:value="1320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Não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e4</text:p>
          </table:table-cell>
          <table:table-cell office:value-type="float" office:value="1682"/>
          <table:table-cell office:value-type="float" office:value="49201"/>
          <table:table-cell office:value-type="string">
            <text:p>Votouro</text:p>
          </table:table-cell>
          <table:table-cell office:value-type="string">
            <text:p>Kaingang</text:p>
          </table:table-cell>
          <table:table-cell office:value-type="string">
            <text:p>Benjamin Constant do Sul,Faxinalzinho</text:p>
          </table:table-cell>
          <table:table-cell office:value-type="string">
            <text:p>RS</text:p>
          </table:table-cell>
          <table:table-cell office:value-type="float" office:value="3341.0976999999998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e3</text:p>
          </table:table-cell>
          <table:table-cell office:value-type="float" office:value="365"/>
          <table:table-cell office:value-type="float" office:value="54001"/>
          <table:table-cell office:value-type="string">
            <text:p>Votouro/Kandóia</text:p>
          </table:table-cell>
          <table:table-cell office:value-type="string">
            <text:p>Kaingang</text:p>
          </table:table-cell>
          <table:table-cell office:value-type="string">
            <text:p>Benjamin Constant do Sul,Faxinalzinho</text:p>
          </table:table-cell>
          <table:table-cell office:value-type="string">
            <text:p>RS</text:p>
          </table:table-cell>
          <table:table-cell office:value-type="float" office:value="5977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ASSO FUNDO</text:p>
          </table:table-cell>
          <table:table-cell office:value-type="string">
            <text:p>Sim</text:p>
          </table:table-cell>
          <table:table-cell office:value-type="float" office:value="30202002081"/>
          <table:table-cell office:value-type="string">
            <text:p>COORDENACAO REGIONAL DE PASSO FUNDO</text:p>
          </table:table-cell>
          <table:table-cell office:value-type="string">
            <text:p>CR-PFD</text:p>
          </table:table-cell>
          <table:table-cell office:value-type="string">
            <text:p>f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2</text:p>
          </table:table-cell>
          <table:table-cell office:value-type="float" office:value="1649"/>
          <table:table-cell office:value-type="float" office:value="49301"/>
          <table:table-cell office:value-type="string">
            <text:p>Vui-Uata-In</text:p>
          </table:table-cell>
          <table:table-cell office:value-type="string">
            <text:p>Tikúna</text:p>
          </table:table-cell>
          <table:table-cell office:value-type="string">
            <text:p>Amaturá</text:p>
          </table:table-cell>
          <table:table-cell office:value-type="string">
            <text:p>AM</text:p>
          </table:table-cell>
          <table:table-cell office:value-type="float" office:value="121198.5999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e1</text:p>
          </table:table-cell>
          <table:table-cell office:value-type="float" office:value="359"/>
          <table:table-cell office:value-type="float" office:value="49601"/>
          <table:table-cell office:value-type="string">
            <text:p>WaiWái</text:p>
          </table:table-cell>
          <table:table-cell office:value-type="string">
            <text:p>Mawayána</text:p>
          </table:table-cell>
          <table:table-cell office:value-type="string">
            <text:p>Caroebe,São João da Baliza,Caracaraí</text:p>
          </table:table-cell>
          <table:table-cell office:value-type="string">
            <text:p>RR</text:p>
          </table:table-cell>
          <table:table-cell office:value-type="float" office:value="405698.0085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31/03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e0</text:p>
          </table:table-cell>
          <table:table-cell office:value-type="float" office:value="1651"/>
          <table:table-cell office:value-type="float" office:value="49501"/>
          <table:table-cell office:value-type="string">
            <text:p>Waimiri-Atroari</text:p>
          </table:table-cell>
          <table:table-cell office:value-type="string">
            <text:p>Waimiri Atroari</text:p>
          </table:table-cell>
          <table:table-cell office:value-type="string">
            <text:p>Presidente Figueiredo,Urucará,Novo Airão,São João da Baliza,Rorainópolis</text:p>
          </table:table-cell>
          <table:table-cell office:value-type="string">
            <text:p>RR,AM</text:p>
          </table:table-cell>
          <table:table-cell office:value-type="float" office:value="2585911.5688999998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ANAUS</text:p>
          </table:table-cell>
          <table:table-cell office:value-type="string">
            <text:p>Sim</text:p>
          </table:table-cell>
          <table:table-cell office:value-type="float" office:value="30202001871"/>
          <table:table-cell office:value-type="string">
            <text:p>COORDENACAO REGIONAL DE MANAUS</text:p>
          </table:table-cell>
          <table:table-cell office:value-type="string">
            <text:p>CR-MAO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df</text:p>
          </table:table-cell>
          <table:table-cell office:value-type="float" office:value="427"/>
          <table:table-cell office:value-type="float" office:value="49401"/>
          <table:table-cell office:value-type="string">
            <text:p>Waiãpi</text:p>
          </table:table-cell>
          <table:table-cell office:value-type="string">
            <text:p>Waiãpy</text:p>
          </table:table-cell>
          <table:table-cell office:value-type="string">
            <text:p>Laranjal do Jari,Mazagão,Pedra Branca do Amapari</text:p>
          </table:table-cell>
          <table:table-cell office:value-type="string">
            <text:p>AP</text:p>
          </table:table-cell>
          <table:table-cell office:value-type="float" office:value="607017.2404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MAPÁ E NORTE DO PARÁ</text:p>
          </table:table-cell>
          <table:table-cell office:value-type="string">
            <text:p>Sim</text:p>
          </table:table-cell>
          <table:table-cell office:value-type="float" office:value="30202001899"/>
          <table:table-cell office:value-type="string">
            <text:p>COORDENACAO REGIONAL AMAPÁ E NORTE DO PARÁ</text:p>
          </table:table-cell>
          <table:table-cell office:value-type="string">
            <text:p>CR-ANP</text:p>
          </table:table-cell>
          <table:table-cell office:value-type="string">
            <text:p>t</text:p>
          </table:table-cell>
          <table:table-cell office:value-type="string">
            <text:p>30/09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e</text:p>
          </table:table-cell>
          <table:table-cell office:value-type="float" office:value="385"/>
          <table:table-cell office:value-type="float" office:value="73770"/>
          <table:table-cell office:value-type="string">
            <text:p>Wassu Cocal</text:p>
          </table:table-cell>
          <table:table-cell office:value-type="string">
            <text:p>Wassú</text:p>
          </table:table-cell>
          <table:table-cell office:value-type="string">
            <text:p>Colônia Leopoldina,Novo Lino,Joaquim Gomes,Matriz de Camaragibe</text:p>
          </table:table-cell>
          <table:table-cell office:value-type="string">
            <text:p>AL</text:p>
          </table:table-cell>
          <table:table-cell office:value-type="float" office:value="2744.660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 office:value-type="string">
            <text:p>Principal</text:p>
          </table:table-cell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23/06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d</text:p>
          </table:table-cell>
          <table:table-cell office:value-type="float" office:value="276"/>
          <table:table-cell office:value-type="float" office:value="49701"/>
          <table:table-cell office:value-type="string">
            <text:p>Wassu-Cocal</text:p>
          </table:table-cell>
          <table:table-cell office:value-type="string">
            <text:p>Wassú</text:p>
          </table:table-cell>
          <table:table-cell office:value-type="string">
            <text:p>Colônia Leopoldina,Novo Lino,Joaquim Gomes,Matriz de Camaragibe</text:p>
          </table:table-cell>
          <table:table-cell office:value-type="string">
            <text:p>AL</text:p>
          </table:table-cell>
          <table:table-cell office:value-type="float" office:value="9098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f</text:p>
          </table:table-cell>
          <table:table-cell office:value-type="string">
            <text:p>08/05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c</text:p>
          </table:table-cell>
          <table:table-cell office:value-type="float" office:value="1654"/>
          <table:table-cell office:value-type="float" office:value="49801"/>
          <table:table-cell office:value-type="string">
            <text:p>Wawi</text:p>
          </table:table-cell>
          <table:table-cell office:value-type="string">
            <text:p>Kisêdjê</text:p>
          </table:table-cell>
          <table:table-cell office:value-type="string">
            <text:p>Querência</text:p>
          </table:table-cell>
          <table:table-cell office:value-type="string">
            <text:p>MT</text:p>
          </table:table-cell>
          <table:table-cell office:value-type="float" office:value="150329.1865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INGU</text:p>
          </table:table-cell>
          <table:table-cell office:value-type="string">
            <text:p>Não</text:p>
          </table:table-cell>
          <table:table-cell office:value-type="float" office:value="30202002060"/>
          <table:table-cell office:value-type="string">
            <text:p>COORDENACAO REGIONAL XINGU</text:p>
          </table:table-cell>
          <table:table-cell office:value-type="string">
            <text:p>CR-XIN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db</text:p>
          </table:table-cell>
          <table:table-cell office:value-type="float" office:value="133"/>
          <table:table-cell office:value-type="float" office:value="73601"/>
          <table:table-cell office:value-type="string">
            <text:p>Wedezé</text:p>
          </table:table-cell>
          <table:table-cell office:value-type="string">
            <text:p>Xavante</text:p>
          </table:table-cell>
          <table:table-cell office:value-type="string">
            <text:p>Cocalinho</text:p>
          </table:table-cell>
          <table:table-cell office:value-type="string">
            <text:p>MT</text:p>
          </table:table-cell>
          <table:table-cell office:value-type="float" office:value="145881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XAVANTE</text:p>
          </table:table-cell>
          <table:table-cell office:value-type="string">
            <text:p>Não</text:p>
          </table:table-cell>
          <table:table-cell office:value-type="float" office:value="30202002053"/>
          <table:table-cell office:value-type="string">
            <text:p>COORDENACAO REGIONAL XAVANTE</text:p>
          </table:table-cell>
          <table:table-cell office:value-type="string">
            <text:p>CR-XAV</text:p>
          </table:table-cell>
          <table:table-cell office:value-type="string">
            <text:p>f</text:p>
          </table:table-cell>
          <table:table-cell office:value-type="string">
            <text:p>09/08/2016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a</text:p>
          </table:table-cell>
          <table:table-cell office:value-type="float" office:value="372"/>
          <table:table-cell office:value-type="float" office:value="49901"/>
          <table:table-cell office:value-type="string">
            <text:p>Xacriabá</text:p>
          </table:table-cell>
          <table:table-cell office:value-type="string">
            <text:p>Xacriabá</text:p>
          </table:table-cell>
          <table:table-cell office:value-type="string">
            <text:p>São João das Missões,Itacarambi</text:p>
          </table:table-cell>
          <table:table-cell office:value-type="string">
            <text:p>MG</text:p>
          </table:table-cell>
          <table:table-cell office:value-type="float" office:value="46415.9242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10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9</text:p>
          </table:table-cell>
          <table:table-cell office:value-type="float" office:value="71"/>
          <table:table-cell office:value-type="float" office:value="49902"/>
          <table:table-cell office:value-type="string">
            <text:p>Xacriabá</text:p>
          </table:table-cell>
          <table:table-cell office:value-type="string">
            <text:p>Xacriabá</text:p>
          </table:table-cell>
          <table:table-cell office:value-type="string">
            <text:p>São João das Missões,Cônego Marinho,Itacarambi</text:p>
          </table:table-cell>
          <table:table-cell office:value-type="string">
            <text:p>MG</text:p>
          </table:table-cell>
          <table:table-cell office:value-type="float" office:value="43357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f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8</text:p>
          </table:table-cell>
          <table:table-cell office:value-type="float" office:value="390"/>
          <table:table-cell office:value-type="float" office:value="50001"/>
          <table:table-cell office:value-type="string">
            <text:p>Xakriabá Rancharia</text:p>
          </table:table-cell>
          <table:table-cell office:value-type="string">
            <text:p>Xacriabá</text:p>
          </table:table-cell>
          <table:table-cell office:value-type="string">
            <text:p>São João das Missões,Itacarambi</text:p>
          </table:table-cell>
          <table:table-cell office:value-type="string">
            <text:p>MG</text:p>
          </table:table-cell>
          <table:table-cell office:value-type="float" office:value="6798.3816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MINAS GERAIS E ESPIRITO SANTO</text:p>
          </table:table-cell>
          <table:table-cell office:value-type="string">
            <text:p>Não</text:p>
          </table:table-cell>
          <table:table-cell office:value-type="float" office:value="30202002067"/>
          <table:table-cell office:value-type="string">
            <text:p>COORDENACAO REGIONAL DE MINAS GERAIS E ESPIRITO SANTO</text:p>
          </table:table-cell>
          <table:table-cell office:value-type="string">
            <text:p>CR-MGES</text:p>
          </table:table-cell>
          <table:table-cell office:value-type="string">
            <text:p>t</text:p>
          </table:table-cell>
          <table:table-cell office:value-type="string">
            <text:p>10/07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7</text:p>
          </table:table-cell>
          <table:table-cell office:value-type="float" office:value="397"/>
          <table:table-cell office:value-type="float" office:value="50101"/>
          <table:table-cell office:value-type="string">
            <text:p>Xambioá</text:p>
          </table:table-cell>
          <table:table-cell office:value-type="string">
            <text:p>Guaraní,Karajá</text:p>
          </table:table-cell>
          <table:table-cell office:value-type="string">
            <text:p>Santa Fé do Araguaia</text:p>
          </table:table-cell>
          <table:table-cell office:value-type="string">
            <text:p>TO</text:p>
          </table:table-cell>
          <table:table-cell office:value-type="float" office:value="3326.3501999999999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17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6</text:p>
          </table:table-cell>
          <table:table-cell office:value-type="float" office:value="148"/>
          <table:table-cell office:value-type="float" office:value="50201"/>
          <table:table-cell office:value-type="string">
            <text:p>Xapecó</text:p>
          </table:table-cell>
          <table:table-cell office:value-type="string">
            <text:p>Guaraní,Kaingang</text:p>
          </table:table-cell>
          <table:table-cell office:value-type="string">
            <text:p>Abelardo Luz,Entre Rios</text:p>
          </table:table-cell>
          <table:table-cell office:value-type="string">
            <text:p>SC</text:p>
          </table:table-cell>
          <table:table-cell office:value-type="float" office:value="15623.9581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t</text:p>
          </table:table-cell>
          <table:table-cell office:value-type="string">
            <text:p>20/01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5</text:p>
          </table:table-cell>
          <table:table-cell office:value-type="float" office:value="95"/>
          <table:table-cell office:value-type="float" office:value="64901"/>
          <table:table-cell office:value-type="string">
            <text:p>Xapecó (Pinhalzinho-Canhadão)</text:p>
          </table:table-cell>
          <table:table-cell office:value-type="string">
            <text:p>Guaraní,Kaingang</text:p>
          </table:table-cell>
          <table:table-cell office:value-type="string">
            <text:p>Abelardo Luz</text:p>
          </table:table-cell>
          <table:table-cell office:value-type="string">
            <text:p>SC</text:p>
          </table:table-cell>
          <table:table-cell office:value-type="float" office:value="660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INTERIOR SUL</text:p>
          </table:table-cell>
          <table:table-cell office:value-type="string">
            <text:p>Sim</text:p>
          </table:table-cell>
          <table:table-cell office:value-type="float" office:value="30202002088"/>
          <table:table-cell office:value-type="string">
            <text:p>COORDENACAO REGIONAL INTERIOR SUL</text:p>
          </table:table-cell>
          <table:table-cell office:value-type="string">
            <text:p>CR-INTS</text:p>
          </table:table-cell>
          <table:table-cell office:value-type="string">
            <text:p>f</text:p>
          </table:table-cell>
          <table:table-cell office:value-type="string">
            <text:p>11/01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4</text:p>
          </table:table-cell>
          <table:table-cell office:value-type="float" office:value="82"/>
          <table:table-cell office:value-type="float" office:value="50301"/>
          <table:table-cell office:value-type="string">
            <text:p>Xerente</text:p>
          </table:table-cell>
          <table:table-cell office:value-type="string">
            <text:p>Xerente </text:p>
          </table:table-cell>
          <table:table-cell office:value-type="string">
            <text:p>Tocantínia</text:p>
          </table:table-cell>
          <table:table-cell office:value-type="string">
            <text:p>TO</text:p>
          </table:table-cell>
          <table:table-cell office:value-type="float" office:value="167542.1057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ARAGUAIA TOCANTINS</text:p>
          </table:table-cell>
          <table:table-cell office:value-type="string">
            <text:p>Não</text:p>
          </table:table-cell>
          <table:table-cell office:value-type="float" office:value="30202001962"/>
          <table:table-cell office:value-type="string">
            <text:p>COORDENACAO REGIONAL ARAGUAIA TOCANTINS</text:p>
          </table:table-cell>
          <table:table-cell office:value-type="string">
            <text:p>CR-ATO</text:p>
          </table:table-cell>
          <table:table-cell office:value-type="string">
            <text:p>t</text:p>
          </table:table-cell>
          <table:table-cell office:value-type="string">
            <text:p>29/09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3</text:p>
          </table:table-cell>
          <table:table-cell office:value-type="float" office:value="378"/>
          <table:table-cell office:value-type="float" office:value="50501"/>
          <table:table-cell office:value-type="string">
            <text:p>Xikrin do Rio Catete</text:p>
          </table:table-cell>
          <table:table-cell office:value-type="string">
            <text:p>Kayapó</text:p>
          </table:table-cell>
          <table:table-cell office:value-type="string">
            <text:p>Água Azul do Norte,Parauapebas,Marabá</text:p>
          </table:table-cell>
          <table:table-cell office:value-type="string">
            <text:p>PA</text:p>
          </table:table-cell>
          <table:table-cell office:value-type="float" office:value="439150.54519999999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BAIXO TOCANTINS</text:p>
          </table:table-cell>
          <table:table-cell office:value-type="string">
            <text:p>Não</text:p>
          </table:table-cell>
          <table:table-cell office:value-type="float" office:value="30202001906"/>
          <table:table-cell office:value-type="string">
            <text:p>COORDENACAO REGIONAL DO BAIXO TOCANTINS</text:p>
          </table:table-cell>
          <table:table-cell office:value-type="string">
            <text:p>CR-BTO</text:p>
          </table:table-cell>
          <table:table-cell office:value-type="string">
            <text:p>t</text:p>
          </table:table-cell>
          <table:table-cell office:value-type="string">
            <text:p>11/05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2</text:p>
          </table:table-cell>
          <table:table-cell office:value-type="float" office:value="360"/>
          <table:table-cell office:value-type="float" office:value="50601"/>
          <table:table-cell office:value-type="string">
            <text:p>Xipaya</text:p>
          </table:table-cell>
          <table:table-cell office:value-type="string">
            <text:p>Xipáya,Kuruáya</text:p>
          </table:table-cell>
          <table:table-cell office:value-type="string">
            <text:p>Altamira</text:p>
          </table:table-cell>
          <table:table-cell office:value-type="string">
            <text:p>PA</text:p>
          </table:table-cell>
          <table:table-cell office:value-type="float" office:value="178723.0238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 office:value-type="string">
            <text:p>02/04/2020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1</text:p>
          </table:table-cell>
          <table:table-cell office:value-type="float" office:value="403"/>
          <table:table-cell office:value-type="float" office:value="50801"/>
          <table:table-cell office:value-type="string">
            <text:p>Xukuru</text:p>
          </table:table-cell>
          <table:table-cell office:value-type="string">
            <text:p>Xucuru</text:p>
          </table:table-cell>
          <table:table-cell office:value-type="string">
            <text:p>Poção,Pesqueira</text:p>
          </table:table-cell>
          <table:table-cell office:value-type="string">
            <text:p>PE</text:p>
          </table:table-cell>
          <table:table-cell office:value-type="float" office:value="27555.058300000001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23/06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d0</text:p>
          </table:table-cell>
          <table:table-cell office:value-type="float" office:value="400"/>
          <table:table-cell office:value-type="float" office:value="70201"/>
          <table:table-cell office:value-type="string">
            <text:p>Xukuru de Cimbres</text:p>
          </table:table-cell>
          <table:table-cell office:value-type="string">
            <text:p>Xucuru</text:p>
          </table:table-cell>
          <table:table-cell office:value-type="string">
            <text:p>Pesqueira,Pedra,Alagoinha,Venturosa</text:p>
          </table:table-cell>
          <table:table-cell office:value-type="string">
            <text:p>PE</text:p>
          </table:table-cell>
          <table:table-cell office:value-type="float" office:value="1166.1793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t</text:p>
          </table:table-cell>
          <table:table-cell office:value-type="string">
            <text:p>12/04/2021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cf</text:p>
          </table:table-cell>
          <table:table-cell office:value-type="float" office:value="210"/>
          <table:table-cell office:value-type="float" office:value="50701"/>
          <table:table-cell office:value-type="string">
            <text:p>Xukuru-Kariri</text:p>
          </table:table-cell>
          <table:table-cell office:value-type="string">
            <text:p>Xucuru - Kariri</text:p>
          </table:table-cell>
          <table:table-cell office:value-type="string">
            <text:p>Palmeira dos Índios</text:p>
          </table:table-cell>
          <table:table-cell office:value-type="string">
            <text:p>AL</text:p>
          </table:table-cell>
          <table:table-cell office:value-type="float" office:value="7020.4386999999997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NORDESTE I</text:p>
          </table:table-cell>
          <table:table-cell office:value-type="string">
            <text:p>Não</text:p>
          </table:table-cell>
          <table:table-cell office:value-type="float" office:value="30202001969"/>
          <table:table-cell office:value-type="string">
            <text:p>COORDENACAO REGIONAL NORDESTE I</text:p>
          </table:table-cell>
          <table:table-cell office:value-type="string">
            <text:p>CR-NE-I</text:p>
          </table:table-cell>
          <table:table-cell office:value-type="string">
            <text:p>f</text:p>
          </table:table-cell>
          <table:table-cell office:value-type="string">
            <text:p>21/11/2017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ce</text:p>
          </table:table-cell>
          <table:table-cell office:value-type="float" office:value="308"/>
          <table:table-cell office:value-type="float" office:value="50901"/>
          <table:table-cell office:value-type="string">
            <text:p>Yanomami</text:p>
          </table:table-cell>
          <table:table-cell office:value-type="string">
            <text:p>Yanomámi</text:p>
          </table:table-cell>
          <table:table-cell office:value-type="string">
            <text:p>Barcelos,Santa Isabel do Rio Negro,São Gabriel da Cachoeira,Alto Alegre,Mucajaí,Caracaraí,Iracema</text:p>
          </table:table-cell>
          <table:table-cell office:value-type="string">
            <text:p>RR,AM</text:p>
          </table:table-cell>
          <table:table-cell office:value-type="float" office:value="9664975.4800000004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RORAIMA</text:p>
          </table:table-cell>
          <table:table-cell office:value-type="string">
            <text:p>Sim</text:p>
          </table:table-cell>
          <table:table-cell office:value-type="float" office:value="30202001955"/>
          <table:table-cell office:value-type="string">
            <text:p>COORDENACAO REGIONAL RORAIMA</text:p>
          </table:table-cell>
          <table:table-cell office:value-type="string">
            <text:p>CR-RR</text:p>
          </table:table-cell>
          <table:table-cell office:value-type="string">
            <text:p>t</text:p>
          </table:table-cell>
          <table:table-cell office:value-type="string">
            <text:p>14/11/2019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cd</text:p>
          </table:table-cell>
          <table:table-cell office:value-type="float" office:value="99"/>
          <table:table-cell office:value-type="float" office:value="73722"/>
          <table:table-cell office:value-type="string">
            <text:p>Ypoi/Triunfo</text:p>
          </table:table-cell>
          <table:table-cell office:value-type="string">
            <text:p>Guarani Nhandeva</text:p>
          </table:table-cell>
          <table:table-cell office:value-type="string">
            <text:p>Paranhos</text:p>
          </table:table-cell>
          <table:table-cell office:value-type="string">
            <text:p>MS</text:p>
          </table:table-cell>
          <table:table-cell office:value-type="float" office:value="19756.0000000000000000"/>
          <table:table-cell office:value-type="string">
            <text:p>Delimit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f</text:p>
          </table:table-cell>
          <table:table-cell office:value-type="string">
            <text:p>05/10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cc</text:p>
          </table:table-cell>
          <table:table-cell office:value-type="float" office:value="313"/>
          <table:table-cell office:value-type="float" office:value="36702"/>
          <table:table-cell office:value-type="string">
            <text:p>Yvy-katu</text:p>
          </table:table-cell>
          <table:table-cell office:value-type="string">
            <text:p>Guarani Nhandeva</text:p>
          </table:table-cell>
          <table:table-cell office:value-type="string">
            <text:p>Japorã</text:p>
          </table:table-cell>
          <table:table-cell office:value-type="string">
            <text:p>MS</text:p>
          </table:table-cell>
          <table:table-cell office:value-type="float" office:value="9494.1635999999999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 office:value-type="string">
            <text:p>Reestudo</text:p>
          </table:table-cell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f</text:p>
          </table:table-cell>
          <table:table-cell office:value-type="string">
            <text:p>06/04/2022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cb</text:p>
          </table:table-cell>
          <table:table-cell office:value-type="float" office:value="1715"/>
          <table:table-cell office:value-type="float" office:value="64001"/>
          <table:table-cell office:value-type="string">
            <text:p>Yvyporã Laranjinha</text:p>
          </table:table-cell>
          <table:table-cell office:value-type="string">
            <text:p>Guarani Nhandeva</text:p>
          </table:table-cell>
          <table:table-cell office:value-type="string">
            <text:p>Cornélio Procópio,Ribeirão do Pinhal,Abatiá</text:p>
          </table:table-cell>
          <table:table-cell office:value-type="string">
            <text:p>PR</text:p>
          </table:table-cell>
          <table:table-cell office:value-type="float" office:value="1238.0000000000000000"/>
          <table:table-cell office:value-type="string">
            <text:p>Declar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GUARAPUAVA</text:p>
          </table:table-cell>
          <table:table-cell office:value-type="string">
            <text:p>Não</text:p>
          </table:table-cell>
          <table:table-cell office:value-type="float" office:value="30202002408"/>
          <table:table-cell office:value-type="string">
            <text:p>COORDENACAO REGIONAL DE GUARAPUAVA</text:p>
          </table:table-cell>
          <table:table-cell office:value-type="string">
            <text:p>CR-GPV</text:p>
          </table:table-cell>
          <table:table-cell office:value-type="string">
            <text:p>f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a</text:p>
          </table:table-cell>
          <table:table-cell office:value-type="float" office:value="1665"/>
          <table:table-cell office:value-type="float" office:value="51001"/>
          <table:table-cell office:value-type="string">
            <text:p>Zoe</text:p>
          </table:table-cell>
          <table:table-cell office:value-type="string">
            <text:p>Zo´é</text:p>
          </table:table-cell>
          <table:table-cell office:value-type="string">
            <text:p>Óbidos</text:p>
          </table:table-cell>
          <table:table-cell office:value-type="string">
            <text:p>PA</text:p>
          </table:table-cell>
          <table:table-cell office:value-type="float" office:value="668565.6282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CENTRO-LESTE DO PARÁ</text:p>
          </table:table-cell>
          <table:table-cell office:value-type="string">
            <text:p>Não</text:p>
          </table:table-cell>
          <table:table-cell office:value-type="float" office:value="30202001913"/>
          <table:table-cell office:value-type="string">
            <text:p>COORDENACAO REGIONAL CENTRO-LESTE DO PARÁ</text:p>
          </table:table-cell>
          <table:table-cell office:value-type="string">
            <text:p>CR-CLP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9</text:p>
          </table:table-cell>
          <table:table-cell office:value-type="float" office:value="139"/>
          <table:table-cell office:value-type="float" office:value="51101"/>
          <table:table-cell office:value-type="string">
            <text:p>Zoró</text:p>
          </table:table-cell>
          <table:table-cell office:value-type="string">
            <text:p>Zoró</text:p>
          </table:table-cell>
          <table:table-cell office:value-type="string">
            <text:p>Aripuanã</text:p>
          </table:table-cell>
          <table:table-cell office:value-type="string">
            <text:p>MT</text:p>
          </table:table-cell>
          <table:table-cell office:value-type="float" office:value="355789.5492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JI PARANA</text:p>
          </table:table-cell>
          <table:table-cell office:value-type="string">
            <text:p>Não</text:p>
          </table:table-cell>
          <table:table-cell office:value-type="float" office:value="30202001948"/>
          <table:table-cell office:value-type="string">
            <text:p>COORDENACAO REGIONAL DE JI PARANA</text:p>
          </table:table-cell>
          <table:table-cell office:value-type="string">
            <text:p>CR-JPR</text:p>
          </table:table-cell>
          <table:table-cell office:value-type="string">
            <text:p>t</text:p>
          </table:table-cell>
          <table:table-cell office:value-type="string">
            <text:p>18/04/2023</text:p>
          </table:table-cell>
          <table:table-cell office:value-type="float" office:value="0"/>
        </table:table-row>
        <table:table-row>
          <table:table-cell office:value-type="string">
            <text:p>tis_poligonais.fid-16636de7_18d22d39951_-5ec8</text:p>
          </table:table-cell>
          <table:table-cell office:value-type="float" office:value="1667"/>
          <table:table-cell office:value-type="float" office:value="51201"/>
          <table:table-cell office:value-type="string">
            <text:p>Zuruahã</text:p>
          </table:table-cell>
          <table:table-cell office:value-type="string">
            <text:p>Zuruahã</text:p>
          </table:table-cell>
          <table:table-cell office:value-type="string">
            <text:p>Tapauá</text:p>
          </table:table-cell>
          <table:table-cell office:value-type="string">
            <text:p>AM</text:p>
          </table:table-cell>
          <table:table-cell office:value-type="float" office:value="239069.74030000000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7</text:p>
          </table:table-cell>
          <table:table-cell office:value-type="float" office:value="62"/>
          <table:table-cell office:value-type="float" office:value="401"/>
          <table:table-cell office:value-type="string">
            <text:p>Água Preta/Inari</text:p>
          </table:table-cell>
          <table:table-cell office:value-type="string">
            <text:p>Apurinã</text:p>
          </table:table-cell>
          <table:table-cell office:value-type="string">
            <text:p>Pauini</text:p>
          </table:table-cell>
          <table:table-cell office:value-type="string">
            <text:p>AM</text:p>
          </table:table-cell>
          <table:table-cell office:value-type="float" office:value="139763.6705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MÉDIO PURUS</text:p>
          </table:table-cell>
          <table:table-cell office:value-type="string">
            <text:p>Não</text:p>
          </table:table-cell>
          <table:table-cell office:value-type="float" office:value="30202001878"/>
          <table:table-cell office:value-type="string">
            <text:p>COORDENACAO REGIONAL MÉDIO PURUS</text:p>
          </table:table-cell>
          <table:table-cell office:value-type="string">
            <text:p>CR-Mpur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6</text:p>
          </table:table-cell>
          <table:table-cell office:value-type="float" office:value="3"/>
          <table:table-cell office:value-type="float" office:value="501"/>
          <table:table-cell office:value-type="string">
            <text:p>Águas Belas</text:p>
          </table:table-cell>
          <table:table-cell office:value-type="string">
            <text:p>Pataxó</text:p>
          </table:table-cell>
          <table:table-cell office:value-type="string">
            <text:p>Prado</text:p>
          </table:table-cell>
          <table:table-cell office:value-type="string">
            <text:p>BA</text:p>
          </table:table-cell>
          <table:table-cell office:value-type="float" office:value="1189.0649000000001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SUL DA BAHIA</text:p>
          </table:table-cell>
          <table:table-cell office:value-type="string">
            <text:p>Não</text:p>
          </table:table-cell>
          <table:table-cell office:value-type="float" office:value="30202001990"/>
          <table:table-cell office:value-type="string">
            <text:p>COORDENACAO REGIONAL SUL DA BAHIA</text:p>
          </table:table-cell>
          <table:table-cell office:value-type="string">
            <text:p>CR-SBA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5</text:p>
          </table:table-cell>
          <table:table-cell office:value-type="float" office:value="4"/>
          <table:table-cell office:value-type="float" office:value="72801"/>
          <table:table-cell office:value-type="string">
            <text:p>Águas Claras</text:p>
          </table:table-cell>
          <table:table-cell office:value-type="string">
            <text:p>Guarani Mbya</text:p>
          </table:table-cell>
          <table:table-cell office:value-type="string">
            <text:p>Major Gercino</text:p>
          </table:table-cell>
          <table:table-cell office:value-type="string">
            <text:p>SC</text:p>
          </table:table-cell>
          <table:table-cell office:value-type="float" office:value="165.4162000000000000"/>
          <table:table-cell office:value-type="string">
            <text:p>Regularizada</text:p>
          </table:table-cell>
          <table:table-cell office:value-type="string">
            <text:p>Reserva Indígena</text:p>
          </table:table-cell>
          <table:table-cell/>
          <table:table-cell office:value-type="string">
            <text:p>COORDENACAO REGIONAL LITORAL SUL</text:p>
          </table:table-cell>
          <table:table-cell office:value-type="string">
            <text:p>Não</text:p>
          </table:table-cell>
          <table:table-cell office:value-type="float" office:value="30202002095"/>
          <table:table-cell office:value-type="string">
            <text:p>COORDENACAO REGIONAL LITORAL SUL</text:p>
          </table:table-cell>
          <table:table-cell office:value-type="string">
            <text:p>CR-LI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4</text:p>
          </table:table-cell>
          <table:table-cell office:value-type="float" office:value="1280"/>
          <table:table-cell office:value-type="float" office:value="12101"/>
          <table:table-cell office:value-type="string">
            <text:p>Évare I</text:p>
          </table:table-cell>
          <table:table-cell office:value-type="string">
            <text:p>Tikúna</text:p>
          </table:table-cell>
          <table:table-cell office:value-type="string">
            <text:p>Santo Antônio do Içá,São Paulo de Olivença,Tabatinga</text:p>
          </table:table-cell>
          <table:table-cell office:value-type="string">
            <text:p>AM</text:p>
          </table:table-cell>
          <table:table-cell office:value-type="float" office:value="548177.59629999998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3</text:p>
          </table:table-cell>
          <table:table-cell office:value-type="float" office:value="1281"/>
          <table:table-cell office:value-type="float" office:value="12201"/>
          <table:table-cell office:value-type="string">
            <text:p>Évare II</text:p>
          </table:table-cell>
          <table:table-cell office:value-type="string">
            <text:p>Tikúna</text:p>
          </table:table-cell>
          <table:table-cell office:value-type="string">
            <text:p>São Paulo de Olivença</text:p>
          </table:table-cell>
          <table:table-cell office:value-type="string">
            <text:p>AM</text:p>
          </table:table-cell>
          <table:table-cell office:value-type="float" office:value="176205.7183000000100000"/>
          <table:table-cell office:value-type="string">
            <text:p>Regulariz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O ALTO SOLIMOES</text:p>
          </table:table-cell>
          <table:table-cell office:value-type="string">
            <text:p>Sim</text:p>
          </table:table-cell>
          <table:table-cell office:value-type="float" office:value="30202001857"/>
          <table:table-cell office:value-type="string">
            <text:p>COORDENACAO REGIONAL DO ALTO SOLIMOES</text:p>
          </table:table-cell>
          <table:table-cell office:value-type="string">
            <text:p>CR-AS</text:p>
          </table:table-cell>
          <table:table-cell office:value-type="string">
            <text:p>t</text:p>
          </table:table-cell>
          <table:table-cell/>
          <table:table-cell office:value-type="float" office:value="0"/>
        </table:table-row>
        <table:table-row>
          <table:table-cell office:value-type="string">
            <text:p>tis_poligonais.fid-16636de7_18d22d39951_-5ec2</text:p>
          </table:table-cell>
          <table:table-cell office:value-type="float" office:value="271"/>
          <table:table-cell office:value-type="float" office:value="30301"/>
          <table:table-cell office:value-type="string">
            <text:p>Ñande Ru Marangatu</text:p>
          </table:table-cell>
          <table:table-cell office:value-type="string">
            <text:p>Guarani Kaiowá</text:p>
          </table:table-cell>
          <table:table-cell office:value-type="string">
            <text:p>Antônio João</text:p>
          </table:table-cell>
          <table:table-cell office:value-type="string">
            <text:p>MS</text:p>
          </table:table-cell>
          <table:table-cell office:value-type="float" office:value="9317.2160000000003000"/>
          <table:table-cell office:value-type="string">
            <text:p>Homologada</text:p>
          </table:table-cell>
          <table:table-cell office:value-type="string">
            <text:p>Tradicionalmente ocupada</text:p>
          </table:table-cell>
          <table:table-cell/>
          <table:table-cell office:value-type="string">
            <text:p>COORDENACAO REGIONAL DE PONTA PORA</text:p>
          </table:table-cell>
          <table:table-cell office:value-type="string">
            <text:p>Sim</text:p>
          </table:table-cell>
          <table:table-cell office:value-type="float" office:value="30202002018"/>
          <table:table-cell office:value-type="string">
            <text:p>COORDENACAO REGIONAL DE PONTA PORA</text:p>
          </table:table-cell>
          <table:table-cell office:value-type="string">
            <text:p>CR-PP</text:p>
          </table:table-cell>
          <table:table-cell office:value-type="string">
            <text:p>t</text:p>
          </table:table-cell>
          <table:table-cell office:value-type="string">
            <text:p>14/02/2020</text:p>
          </table:table-cell>
          <table:table-cell office:value-type="float" office:value="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